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2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2811in"/>
    </style:style>
    <style:style style:name="co4" style:family="table-column">
      <style:table-column-properties fo:break-before="auto" style:column-width="1.7661in"/>
    </style:style>
    <style:style style:name="co5" style:family="table-column">
      <style:table-column-properties fo:break-before="auto" style:column-width="1.3571in"/>
    </style:style>
    <style:style style:name="co6" style:family="table-column">
      <style:table-column-properties fo:break-before="auto" style:column-width="1.6244in"/>
    </style:style>
    <style:style style:name="co7" style:family="table-column">
      <style:table-column-properties fo:break-before="auto" style:column-width="1.4319in"/>
    </style:style>
    <style:style style:name="co8" style:family="table-column">
      <style:table-column-properties fo:break-before="auto" style:column-width="2.0252in"/>
    </style:style>
    <style:style style:name="co9" style:family="table-column">
      <style:table-column-properties fo:break-before="auto" style:column-width="1.24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Happiness.Rank</text:p>
          </table:table-cell>
          <table:table-cell office:value-type="string" calcext:value-type="string">
            <text:p>Happiness.Score</text:p>
          </table:table-cell>
          <table:table-cell office:value-type="string" calcext:value-type="string">
            <text:p>Economy..GDP.per.Capita.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Health..Life.Expectancy.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Generosity</text:p>
          </table:table-cell>
          <table:table-cell office:value-type="string" calcext:value-type="string">
            <text:p>Trust..Government.Corruption.</text:p>
          </table:table-cell>
          <table:table-cell office:value-type="string" calcext:value-type="string">
            <text:p>Dystopia.Residual</text:p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" calcext:value-type="float">
            <text:p>1</text:p>
          </table:table-cell>
          <table:table-cell office:value-type="float" office:value="7.53700017929077" calcext:value-type="float">
            <text:p>7.53700017929077</text:p>
          </table:table-cell>
          <table:table-cell office:value-type="float" office:value="1.61646318435669" calcext:value-type="float">
            <text:p>1.61646318435669</text:p>
          </table:table-cell>
          <table:table-cell office:value-type="float" office:value="1.53352355957031" calcext:value-type="float">
            <text:p>1.53352355957031</text:p>
          </table:table-cell>
          <table:table-cell office:value-type="float" office:value="0.796666502952576" calcext:value-type="float">
            <text:p>0.796666502952576</text:p>
          </table:table-cell>
          <table:table-cell office:value-type="float" office:value="0.635422587394714" calcext:value-type="float">
            <text:p>0.635422587394714</text:p>
          </table:table-cell>
          <table:table-cell office:value-type="float" office:value="0.36201223731041" calcext:value-type="float">
            <text:p>0.36201223731041</text:p>
          </table:table-cell>
          <table:table-cell office:value-type="float" office:value="0.315963834524155" calcext:value-type="float">
            <text:p>0.315963834524155</text:p>
          </table:table-cell>
          <table:table-cell office:value-type="float" office:value="2.27702665328979" calcext:value-type="float">
            <text:p>2.27702665328979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" calcext:value-type="float">
            <text:p>2</text:p>
          </table:table-cell>
          <table:table-cell office:value-type="float" office:value="7.52199983596802" calcext:value-type="float">
            <text:p>7.52199983596802</text:p>
          </table:table-cell>
          <table:table-cell office:value-type="float" office:value="1.48238301277161" calcext:value-type="float">
            <text:p>1.48238301277161</text:p>
          </table:table-cell>
          <table:table-cell office:value-type="float" office:value="1.55112159252167" calcext:value-type="float">
            <text:p>1.55112159252167</text:p>
          </table:table-cell>
          <table:table-cell office:value-type="float" office:value="0.792565524578094" calcext:value-type="float">
            <text:p>0.792565524578094</text:p>
          </table:table-cell>
          <table:table-cell office:value-type="float" office:value="0.626006722450256" calcext:value-type="float">
            <text:p>0.626006722450256</text:p>
          </table:table-cell>
          <table:table-cell office:value-type="float" office:value="0.355280488729477" calcext:value-type="float">
            <text:p>0.355280488729477</text:p>
          </table:table-cell>
          <table:table-cell office:value-type="float" office:value="0.40077006816864" calcext:value-type="float">
            <text:p>0.40077006816864</text:p>
          </table:table-cell>
          <table:table-cell office:value-type="float" office:value="2.31370735168457" calcext:value-type="float">
            <text:p>2.31370735168457</text:p>
          </table:table-cell>
          <table:table-cell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" calcext:value-type="float">
            <text:p>3</text:p>
          </table:table-cell>
          <table:table-cell office:value-type="float" office:value="7.50400018692017" calcext:value-type="float">
            <text:p>7.50400018692017</text:p>
          </table:table-cell>
          <table:table-cell office:value-type="float" office:value="1.480633020401" calcext:value-type="float">
            <text:p>1.480633020401</text:p>
          </table:table-cell>
          <table:table-cell office:value-type="float" office:value="1.6105740070343" calcext:value-type="float">
            <text:p>1.6105740070343</text:p>
          </table:table-cell>
          <table:table-cell office:value-type="float" office:value="0.833552122116089" calcext:value-type="float">
            <text:p>0.833552122116089</text:p>
          </table:table-cell>
          <table:table-cell office:value-type="float" office:value="0.627162635326385" calcext:value-type="float">
            <text:p>0.627162635326385</text:p>
          </table:table-cell>
          <table:table-cell office:value-type="float" office:value="0.475540220737457" calcext:value-type="float">
            <text:p>0.475540220737457</text:p>
          </table:table-cell>
          <table:table-cell office:value-type="float" office:value="0.153526559472084" calcext:value-type="float">
            <text:p>0.153526559472084</text:p>
          </table:table-cell>
          <table:table-cell office:value-type="float" office:value="2.32271528244019" calcext:value-type="float">
            <text:p>2.32271528244019</text:p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4" calcext:value-type="float">
            <text:p>4</text:p>
          </table:table-cell>
          <table:table-cell office:value-type="float" office:value="7.49399995803833" calcext:value-type="float">
            <text:p>7.49399995803833</text:p>
          </table:table-cell>
          <table:table-cell office:value-type="float" office:value="1.56497955322266" calcext:value-type="float">
            <text:p>1.56497955322266</text:p>
          </table:table-cell>
          <table:table-cell office:value-type="float" office:value="1.51691174507141" calcext:value-type="float">
            <text:p>1.51691174507141</text:p>
          </table:table-cell>
          <table:table-cell office:value-type="float" office:value="0.858131289482117" calcext:value-type="float">
            <text:p>0.858131289482117</text:p>
          </table:table-cell>
          <table:table-cell office:value-type="float" office:value="0.620070576667786" calcext:value-type="float">
            <text:p>0.620070576667786</text:p>
          </table:table-cell>
          <table:table-cell office:value-type="float" office:value="0.290549278259277" calcext:value-type="float">
            <text:p>0.290549278259277</text:p>
          </table:table-cell>
          <table:table-cell office:value-type="float" office:value="0.367007285356522" calcext:value-type="float">
            <text:p>0.367007285356522</text:p>
          </table:table-cell>
          <table:table-cell office:value-type="float" office:value="2.2767162322998" calcext:value-type="float">
            <text:p>2.2767162322998</text:p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" calcext:value-type="float">
            <text:p>5</text:p>
          </table:table-cell>
          <table:table-cell office:value-type="float" office:value="7.4689998626709" calcext:value-type="float">
            <text:p>7.4689998626709</text:p>
          </table:table-cell>
          <table:table-cell office:value-type="float" office:value="1.44357192516327" calcext:value-type="float">
            <text:p>1.44357192516327</text:p>
          </table:table-cell>
          <table:table-cell office:value-type="float" office:value="1.5402467250824" calcext:value-type="float">
            <text:p>1.5402467250824</text:p>
          </table:table-cell>
          <table:table-cell office:value-type="float" office:value="0.80915766954422" calcext:value-type="float">
            <text:p>0.80915766954422</text:p>
          </table:table-cell>
          <table:table-cell office:value-type="float" office:value="0.617950856685638" calcext:value-type="float">
            <text:p>0.617950856685638</text:p>
          </table:table-cell>
          <table:table-cell office:value-type="float" office:value="0.24548277258873" calcext:value-type="float">
            <text:p>0.24548277258873</text:p>
          </table:table-cell>
          <table:table-cell office:value-type="float" office:value="0.38261154294014" calcext:value-type="float">
            <text:p>0.38261154294014</text:p>
          </table:table-cell>
          <table:table-cell office:value-type="float" office:value="2.4301815032959" calcext:value-type="float">
            <text:p>2.4301815032959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6" calcext:value-type="float">
            <text:p>6</text:p>
          </table:table-cell>
          <table:table-cell office:value-type="float" office:value="7.3769998550415" calcext:value-type="float">
            <text:p>7.3769998550415</text:p>
          </table:table-cell>
          <table:table-cell office:value-type="float" office:value="1.50394463539124" calcext:value-type="float">
            <text:p>1.50394463539124</text:p>
          </table:table-cell>
          <table:table-cell office:value-type="float" office:value="1.42893922328949" calcext:value-type="float">
            <text:p>1.42893922328949</text:p>
          </table:table-cell>
          <table:table-cell office:value-type="float" office:value="0.810696125030518" calcext:value-type="float">
            <text:p>0.810696125030518</text:p>
          </table:table-cell>
          <table:table-cell office:value-type="float" office:value="0.585384488105774" calcext:value-type="float">
            <text:p>0.585384488105774</text:p>
          </table:table-cell>
          <table:table-cell office:value-type="float" office:value="0.470489829778671" calcext:value-type="float">
            <text:p>0.470489829778671</text:p>
          </table:table-cell>
          <table:table-cell office:value-type="float" office:value="0.282661825418472" calcext:value-type="float">
            <text:p>0.282661825418472</text:p>
          </table:table-cell>
          <table:table-cell office:value-type="float" office:value="2.29480409622192" calcext:value-type="float">
            <text:p>2.29480409622192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7" calcext:value-type="float">
            <text:p>7</text:p>
          </table:table-cell>
          <table:table-cell office:value-type="float" office:value="7.31599998474121" calcext:value-type="float">
            <text:p>7.31599998474121</text:p>
          </table:table-cell>
          <table:table-cell office:value-type="float" office:value="1.47920441627502" calcext:value-type="float">
            <text:p>1.47920441627502</text:p>
          </table:table-cell>
          <table:table-cell office:value-type="float" office:value="1.48134899139404" calcext:value-type="float">
            <text:p>1.48134899139404</text:p>
          </table:table-cell>
          <table:table-cell office:value-type="float" office:value="0.83455765247345" calcext:value-type="float">
            <text:p>0.83455765247345</text:p>
          </table:table-cell>
          <table:table-cell office:value-type="float" office:value="0.611100912094116" calcext:value-type="float">
            <text:p>0.611100912094116</text:p>
          </table:table-cell>
          <table:table-cell office:value-type="float" office:value="0.435539722442627" calcext:value-type="float">
            <text:p>0.435539722442627</text:p>
          </table:table-cell>
          <table:table-cell office:value-type="float" office:value="0.287371516227722" calcext:value-type="float">
            <text:p>0.287371516227722</text:p>
          </table:table-cell>
          <table:table-cell office:value-type="float" office:value="2.18726444244385" calcext:value-type="float">
            <text:p>2.18726444244385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8" calcext:value-type="float">
            <text:p>8</text:p>
          </table:table-cell>
          <table:table-cell office:value-type="float" office:value="7.31400012969971" calcext:value-type="float">
            <text:p>7.31400012969971</text:p>
          </table:table-cell>
          <table:table-cell office:value-type="float" office:value="1.40570604801178" calcext:value-type="float">
            <text:p>1.40570604801178</text:p>
          </table:table-cell>
          <table:table-cell office:value-type="float" office:value="1.54819512367249" calcext:value-type="float">
            <text:p>1.54819512367249</text:p>
          </table:table-cell>
          <table:table-cell office:value-type="float" office:value="0.816759705543518" calcext:value-type="float">
            <text:p>0.816759705543518</text:p>
          </table:table-cell>
          <table:table-cell office:value-type="float" office:value="0.614062130451202" calcext:value-type="float">
            <text:p>0.614062130451202</text:p>
          </table:table-cell>
          <table:table-cell office:value-type="float" office:value="0.500005125999451" calcext:value-type="float">
            <text:p>0.500005125999451</text:p>
          </table:table-cell>
          <table:table-cell office:value-type="float" office:value="0.382816702127457" calcext:value-type="float">
            <text:p>0.382816702127457</text:p>
          </table:table-cell>
          <table:table-cell office:value-type="float" office:value="2.0464563369751" calcext:value-type="float">
            <text:p>2.0464563369751</text:p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9" calcext:value-type="float">
            <text:p>9</text:p>
          </table:table-cell>
          <table:table-cell office:value-type="float" office:value="7.28399991989136" calcext:value-type="float">
            <text:p>7.28399991989136</text:p>
          </table:table-cell>
          <table:table-cell office:value-type="float" office:value="1.49438726902008" calcext:value-type="float">
            <text:p>1.49438726902008</text:p>
          </table:table-cell>
          <table:table-cell office:value-type="float" office:value="1.47816216945648" calcext:value-type="float">
            <text:p>1.47816216945648</text:p>
          </table:table-cell>
          <table:table-cell office:value-type="float" office:value="0.830875158309937" calcext:value-type="float">
            <text:p>0.830875158309937</text:p>
          </table:table-cell>
          <table:table-cell office:value-type="float" office:value="0.612924098968506" calcext:value-type="float">
            <text:p>0.612924098968506</text:p>
          </table:table-cell>
          <table:table-cell office:value-type="float" office:value="0.385399252176285" calcext:value-type="float">
            <text:p>0.385399252176285</text:p>
          </table:table-cell>
          <table:table-cell office:value-type="float" office:value="0.384398728609085" calcext:value-type="float">
            <text:p>0.384398728609085</text:p>
          </table:table-cell>
          <table:table-cell office:value-type="float" office:value="2.09753799438477" calcext:value-type="float">
            <text:p>2.09753799438477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0" calcext:value-type="float">
            <text:p>10</text:p>
          </table:table-cell>
          <table:table-cell office:value-type="float" office:value="7.28399991989136" calcext:value-type="float">
            <text:p>7.28399991989136</text:p>
          </table:table-cell>
          <table:table-cell office:value-type="float" office:value="1.484414935112" calcext:value-type="float">
            <text:p>1.484414935112</text:p>
          </table:table-cell>
          <table:table-cell office:value-type="float" office:value="1.51004195213318" calcext:value-type="float">
            <text:p>1.51004195213318</text:p>
          </table:table-cell>
          <table:table-cell office:value-type="float" office:value="0.84388679265976" calcext:value-type="float">
            <text:p>0.84388679265976</text:p>
          </table:table-cell>
          <table:table-cell office:value-type="float" office:value="0.601607382297516" calcext:value-type="float">
            <text:p>0.601607382297516</text:p>
          </table:table-cell>
          <table:table-cell office:value-type="float" office:value="0.477699249982834" calcext:value-type="float">
            <text:p>0.477699249982834</text:p>
          </table:table-cell>
          <table:table-cell office:value-type="float" office:value="0.301183730363846" calcext:value-type="float">
            <text:p>0.301183730363846</text:p>
          </table:table-cell>
          <table:table-cell office:value-type="float" office:value="2.06521081924438" calcext:value-type="float">
            <text:p>2.06521081924438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1" calcext:value-type="float">
            <text:p>11</text:p>
          </table:table-cell>
          <table:table-cell office:value-type="float" office:value="7.21299982070923" calcext:value-type="float">
            <text:p>7.21299982070923</text:p>
          </table:table-cell>
          <table:table-cell office:value-type="float" office:value="1.37538242340088" calcext:value-type="float">
            <text:p>1.37538242340088</text:p>
          </table:table-cell>
          <table:table-cell office:value-type="float" office:value="1.37628996372223" calcext:value-type="float">
            <text:p>1.37628996372223</text:p>
          </table:table-cell>
          <table:table-cell office:value-type="float" office:value="0.83840399980545" calcext:value-type="float">
            <text:p>0.83840399980545</text:p>
          </table:table-cell>
          <table:table-cell office:value-type="float" office:value="0.405988603830338" calcext:value-type="float">
            <text:p>0.405988603830338</text:p>
          </table:table-cell>
          <table:table-cell office:value-type="float" office:value="0.330082654953003" calcext:value-type="float">
            <text:p>0.330082654953003</text:p>
          </table:table-cell>
          <table:table-cell office:value-type="float" office:value="0.0852421000599861" calcext:value-type="float">
            <text:p>0.0852421000599861</text:p>
          </table:table-cell>
          <table:table-cell office:value-type="float" office:value="2.80175733566284" calcext:value-type="float">
            <text:p>2.80175733566284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2" calcext:value-type="float">
            <text:p>12</text:p>
          </table:table-cell>
          <table:table-cell office:value-type="float" office:value="7.0789999961853" calcext:value-type="float">
            <text:p>7.0789999961853</text:p>
          </table:table-cell>
          <table:table-cell office:value-type="float" office:value="1.10970628261566" calcext:value-type="float">
            <text:p>1.10970628261566</text:p>
          </table:table-cell>
          <table:table-cell office:value-type="float" office:value="1.41640365123749" calcext:value-type="float">
            <text:p>1.41640365123749</text:p>
          </table:table-cell>
          <table:table-cell office:value-type="float" office:value="0.759509265422821" calcext:value-type="float">
            <text:p>0.759509265422821</text:p>
          </table:table-cell>
          <table:table-cell office:value-type="float" office:value="0.580131649971008" calcext:value-type="float">
            <text:p>0.580131649971008</text:p>
          </table:table-cell>
          <table:table-cell office:value-type="float" office:value="0.214613229036331" calcext:value-type="float">
            <text:p>0.214613229036331</text:p>
          </table:table-cell>
          <table:table-cell office:value-type="float" office:value="0.100106589496136" calcext:value-type="float">
            <text:p>0.100106589496136</text:p>
          </table:table-cell>
          <table:table-cell office:value-type="float" office:value="2.89863920211792" calcext:value-type="float">
            <text:p>2.89863920211792</text:p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3" calcext:value-type="float">
            <text:p>13</text:p>
          </table:table-cell>
          <table:table-cell office:value-type="float" office:value="7.00600004196167" calcext:value-type="float">
            <text:p>7.00600004196167</text:p>
          </table:table-cell>
          <table:table-cell office:value-type="float" office:value="1.48709726333618" calcext:value-type="float">
            <text:p>1.48709726333618</text:p>
          </table:table-cell>
          <table:table-cell office:value-type="float" office:value="1.4599449634552" calcext:value-type="float">
            <text:p>1.4599449634552</text:p>
          </table:table-cell>
          <table:table-cell office:value-type="float" office:value="0.815328419208527" calcext:value-type="float">
            <text:p>0.815328419208527</text:p>
          </table:table-cell>
          <table:table-cell office:value-type="float" office:value="0.567766189575195" calcext:value-type="float">
            <text:p>0.567766189575195</text:p>
          </table:table-cell>
          <table:table-cell office:value-type="float" office:value="0.316472321748734" calcext:value-type="float">
            <text:p>0.316472321748734</text:p>
          </table:table-cell>
          <table:table-cell office:value-type="float" office:value="0.221060365438461" calcext:value-type="float">
            <text:p>0.221060365438461</text:p>
          </table:table-cell>
          <table:table-cell office:value-type="float" office:value="2.1385064125061" calcext:value-type="float">
            <text:p>2.1385064125061</text:p>
          </table:table-cell>
          <table:table-cell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4" calcext:value-type="float">
            <text:p>14</text:p>
          </table:table-cell>
          <table:table-cell office:value-type="float" office:value="6.99300003051758" calcext:value-type="float">
            <text:p>6.99300003051758</text:p>
          </table:table-cell>
          <table:table-cell office:value-type="float" office:value="1.54625928401947" calcext:value-type="float">
            <text:p>1.54625928401947</text:p>
          </table:table-cell>
          <table:table-cell office:value-type="float" office:value="1.41992056369781" calcext:value-type="float">
            <text:p>1.41992056369781</text:p>
          </table:table-cell>
          <table:table-cell office:value-type="float" office:value="0.77428662776947" calcext:value-type="float">
            <text:p>0.77428662776947</text:p>
          </table:table-cell>
          <table:table-cell office:value-type="float" office:value="0.505740523338318" calcext:value-type="float">
            <text:p>0.505740523338318</text:p>
          </table:table-cell>
          <table:table-cell office:value-type="float" office:value="0.392578780651093" calcext:value-type="float">
            <text:p>0.392578780651093</text:p>
          </table:table-cell>
          <table:table-cell office:value-type="float" office:value="0.135638788342476" calcext:value-type="float">
            <text:p>0.135638788342476</text:p>
          </table:table-cell>
          <table:table-cell office:value-type="float" office:value="2.2181134223938" calcext:value-type="float">
            <text:p>2.2181134223938</text:p>
          </table:table-cell>
          <table:table-cell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" calcext:value-type="float">
            <text:p>15</text:p>
          </table:table-cell>
          <table:table-cell office:value-type="float" office:value="6.97700023651123" calcext:value-type="float">
            <text:p>6.97700023651123</text:p>
          </table:table-cell>
          <table:table-cell office:value-type="float" office:value="1.53570663928986" calcext:value-type="float">
            <text:p>1.53570663928986</text:p>
          </table:table-cell>
          <table:table-cell office:value-type="float" office:value="1.55823111534119" calcext:value-type="float">
            <text:p>1.55823111534119</text:p>
          </table:table-cell>
          <table:table-cell office:value-type="float" office:value="0.80978262424469" calcext:value-type="float">
            <text:p>0.80978262424469</text:p>
          </table:table-cell>
          <table:table-cell office:value-type="float" office:value="0.573110342025757" calcext:value-type="float">
            <text:p>0.573110342025757</text:p>
          </table:table-cell>
          <table:table-cell office:value-type="float" office:value="0.42785832285881" calcext:value-type="float">
            <text:p>0.42785832285881</text:p>
          </table:table-cell>
          <table:table-cell office:value-type="float" office:value="0.29838815331459" calcext:value-type="float">
            <text:p>0.29838815331459</text:p>
          </table:table-cell>
          <table:table-cell office:value-type="float" office:value="1.77386903762817" calcext:value-type="float">
            <text:p>1.77386903762817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6" calcext:value-type="float">
            <text:p>16</text:p>
          </table:table-cell>
          <table:table-cell office:value-type="float" office:value="6.95100021362305" calcext:value-type="float">
            <text:p>6.95100021362305</text:p>
          </table:table-cell>
          <table:table-cell office:value-type="float" office:value="1.48792338371277" calcext:value-type="float">
            <text:p>1.48792338371277</text:p>
          </table:table-cell>
          <table:table-cell office:value-type="float" office:value="1.47252035140991" calcext:value-type="float">
            <text:p>1.47252035140991</text:p>
          </table:table-cell>
          <table:table-cell office:value-type="float" office:value="0.798950731754303" calcext:value-type="float">
            <text:p>0.798950731754303</text:p>
          </table:table-cell>
          <table:table-cell office:value-type="float" office:value="0.562511384487152" calcext:value-type="float">
            <text:p>0.562511384487152</text:p>
          </table:table-cell>
          <table:table-cell office:value-type="float" office:value="0.336269170045853" calcext:value-type="float">
            <text:p>0.336269170045853</text:p>
          </table:table-cell>
          <table:table-cell office:value-type="float" office:value="0.276731938123703" calcext:value-type="float">
            <text:p>0.276731938123703</text:p>
          </table:table-cell>
          <table:table-cell office:value-type="float" office:value="2.01576995849609" calcext:value-type="float">
            <text:p>2.01576995849609</text:p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7" calcext:value-type="float">
            <text:p>17</text:p>
          </table:table-cell>
          <table:table-cell office:value-type="float" office:value="6.89099979400635" calcext:value-type="float">
            <text:p>6.89099979400635</text:p>
          </table:table-cell>
          <table:table-cell office:value-type="float" office:value="1.46378076076508" calcext:value-type="float">
            <text:p>1.46378076076508</text:p>
          </table:table-cell>
          <table:table-cell office:value-type="float" office:value="1.46231269836426" calcext:value-type="float">
            <text:p>1.46231269836426</text:p>
          </table:table-cell>
          <table:table-cell office:value-type="float" office:value="0.818091869354248" calcext:value-type="float">
            <text:p>0.818091869354248</text:p>
          </table:table-cell>
          <table:table-cell office:value-type="float" office:value="0.539770722389221" calcext:value-type="float">
            <text:p>0.539770722389221</text:p>
          </table:table-cell>
          <table:table-cell office:value-type="float" office:value="0.231503337621689" calcext:value-type="float">
            <text:p>0.231503337621689</text:p>
          </table:table-cell>
          <table:table-cell office:value-type="float" office:value="0.251343131065369" calcext:value-type="float">
            <text:p>0.251343131065369</text:p>
          </table:table-cell>
          <table:table-cell office:value-type="float" office:value="2.12421035766602" calcext:value-type="float">
            <text:p>2.12421035766602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18" calcext:value-type="float">
            <text:p>18</text:p>
          </table:table-cell>
          <table:table-cell office:value-type="float" office:value="6.86299991607666" calcext:value-type="float">
            <text:p>6.86299991607666</text:p>
          </table:table-cell>
          <table:table-cell office:value-type="float" office:value="1.74194359779358" calcext:value-type="float">
            <text:p>1.74194359779358</text:p>
          </table:table-cell>
          <table:table-cell office:value-type="float" office:value="1.45758366584778" calcext:value-type="float">
            <text:p>1.45758366584778</text:p>
          </table:table-cell>
          <table:table-cell office:value-type="float" office:value="0.845089495182037" calcext:value-type="float">
            <text:p>0.845089495182037</text:p>
          </table:table-cell>
          <table:table-cell office:value-type="float" office:value="0.59662789106369" calcext:value-type="float">
            <text:p>0.59662789106369</text:p>
          </table:table-cell>
          <table:table-cell office:value-type="float" office:value="0.283180981874466" calcext:value-type="float">
            <text:p>0.283180981874466</text:p>
          </table:table-cell>
          <table:table-cell office:value-type="float" office:value="0.31883442401886" calcext:value-type="float">
            <text:p>0.31883442401886</text:p>
          </table:table-cell>
          <table:table-cell office:value-type="float" office:value="1.61951208114624" calcext:value-type="float">
            <text:p>1.61951208114624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9" calcext:value-type="float">
            <text:p>19</text:p>
          </table:table-cell>
          <table:table-cell office:value-type="float" office:value="6.71400022506714" calcext:value-type="float">
            <text:p>6.71400022506714</text:p>
          </table:table-cell>
          <table:table-cell office:value-type="float" office:value="1.44163393974304" calcext:value-type="float">
            <text:p>1.44163393974304</text:p>
          </table:table-cell>
          <table:table-cell office:value-type="float" office:value="1.49646008014679" calcext:value-type="float">
            <text:p>1.49646008014679</text:p>
          </table:table-cell>
          <table:table-cell office:value-type="float" office:value="0.805335938930511" calcext:value-type="float">
            <text:p>0.805335938930511</text:p>
          </table:table-cell>
          <table:table-cell office:value-type="float" office:value="0.508190035820007" calcext:value-type="float">
            <text:p>0.508190035820007</text:p>
          </table:table-cell>
          <table:table-cell office:value-type="float" office:value="0.492774158716202" calcext:value-type="float">
            <text:p>0.492774158716202</text:p>
          </table:table-cell>
          <table:table-cell office:value-type="float" office:value="0.265428066253662" calcext:value-type="float">
            <text:p>0.265428066253662</text:p>
          </table:table-cell>
          <table:table-cell office:value-type="float" office:value="1.70414352416992" calcext:value-type="float">
            <text:p>1.70414352416992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" calcext:value-type="float">
            <text:p>20</text:p>
          </table:table-cell>
          <table:table-cell office:value-type="float" office:value="6.65199995040894" calcext:value-type="float">
            <text:p>6.65199995040894</text:p>
          </table:table-cell>
          <table:table-cell office:value-type="float" office:value="1.25278460979462" calcext:value-type="float">
            <text:p>1.25278460979462</text:p>
          </table:table-cell>
          <table:table-cell office:value-type="float" office:value="1.28402495384216" calcext:value-type="float">
            <text:p>1.28402495384216</text:p>
          </table:table-cell>
          <table:table-cell office:value-type="float" office:value="0.819479703903198" calcext:value-type="float">
            <text:p>0.819479703903198</text:p>
          </table:table-cell>
          <table:table-cell office:value-type="float" office:value="0.376895278692245" calcext:value-type="float">
            <text:p>0.376895278692245</text:p>
          </table:table-cell>
          <table:table-cell office:value-type="float" office:value="0.326662421226501" calcext:value-type="float">
            <text:p>0.326662421226501</text:p>
          </table:table-cell>
          <table:table-cell office:value-type="float" office:value="0.0822879821062088" calcext:value-type="float">
            <text:p>0.0822879821062088</text:p>
          </table:table-cell>
          <table:table-cell office:value-type="float" office:value="2.50958585739136" calcext:value-type="float">
            <text:p>2.50958585739136</text:p>
          </table:table-cell>
          <table:table-cell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21" calcext:value-type="float">
            <text:p>21</text:p>
          </table:table-cell>
          <table:table-cell office:value-type="float" office:value="6.64799976348877" calcext:value-type="float">
            <text:p>6.64799976348877</text:p>
          </table:table-cell>
          <table:table-cell office:value-type="float" office:value="1.62634336948395" calcext:value-type="float">
            <text:p>1.62634336948395</text:p>
          </table:table-cell>
          <table:table-cell office:value-type="float" office:value="1.26641023159027" calcext:value-type="float">
            <text:p>1.26641023159027</text:p>
          </table:table-cell>
          <table:table-cell office:value-type="float" office:value="0.726798236370087" calcext:value-type="float">
            <text:p>0.726798236370087</text:p>
          </table:table-cell>
          <table:table-cell office:value-type="float" office:value="0.60834527015686" calcext:value-type="float">
            <text:p>0.60834527015686</text:p>
          </table:table-cell>
          <table:table-cell office:value-type="float" office:value="0.3609419465065" calcext:value-type="float">
            <text:p>0.3609419465065</text:p>
          </table:table-cell>
          <table:table-cell office:value-type="float" office:value="0.324489563703537" calcext:value-type="float">
            <text:p>0.324489563703537</text:p>
          </table:table-cell>
          <table:table-cell office:value-type="float" office:value="1.734703540802" calcext:value-type="float">
            <text:p>1.734703540802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2" calcext:value-type="float">
            <text:p>22</text:p>
          </table:table-cell>
          <table:table-cell office:value-type="float" office:value="6.63500022888184" calcext:value-type="float">
            <text:p>6.63500022888184</text:p>
          </table:table-cell>
          <table:table-cell office:value-type="float" office:value="1.10735321044922" calcext:value-type="float">
            <text:p>1.10735321044922</text:p>
          </table:table-cell>
          <table:table-cell office:value-type="float" office:value="1.43130600452423" calcext:value-type="float">
            <text:p>1.43130600452423</text:p>
          </table:table-cell>
          <table:table-cell office:value-type="float" office:value="0.616552352905273" calcext:value-type="float">
            <text:p>0.616552352905273</text:p>
          </table:table-cell>
          <table:table-cell office:value-type="float" office:value="0.437453746795654" calcext:value-type="float">
            <text:p>0.437453746795654</text:p>
          </table:table-cell>
          <table:table-cell office:value-type="float" office:value="0.16234989464283" calcext:value-type="float">
            <text:p>0.16234989464283</text:p>
          </table:table-cell>
          <table:table-cell office:value-type="float" office:value="0.111092761158943" calcext:value-type="float">
            <text:p>0.111092761158943</text:p>
          </table:table-cell>
          <table:table-cell office:value-type="float" office:value="2.76926708221436" calcext:value-type="float">
            <text:p>2.76926708221436</text:p>
          </table:table-cell>
          <table:table-cell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3" calcext:value-type="float">
            <text:p>23</text:p>
          </table:table-cell>
          <table:table-cell office:value-type="float" office:value="6.60900020599365" calcext:value-type="float">
            <text:p>6.60900020599365</text:p>
          </table:table-cell>
          <table:table-cell office:value-type="float" office:value="1.35268235206604" calcext:value-type="float">
            <text:p>1.35268235206604</text:p>
          </table:table-cell>
          <table:table-cell office:value-type="float" office:value="1.43388521671295" calcext:value-type="float">
            <text:p>1.43388521671295</text:p>
          </table:table-cell>
          <table:table-cell office:value-type="float" office:value="0.754444003105164" calcext:value-type="float">
            <text:p>0.754444003105164</text:p>
          </table:table-cell>
          <table:table-cell office:value-type="float" office:value="0.490946173667908" calcext:value-type="float">
            <text:p>0.490946173667908</text:p>
          </table:table-cell>
          <table:table-cell office:value-type="float" office:value="0.0881067588925362" calcext:value-type="float">
            <text:p>0.0881067588925362</text:p>
          </table:table-cell>
          <table:table-cell office:value-type="float" office:value="0.0368729270994663" calcext:value-type="float">
            <text:p>0.0368729270994663</text:p>
          </table:table-cell>
          <table:table-cell office:value-type="float" office:value="2.45186185836792" calcext:value-type="float">
            <text:p>2.45186185836792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4" calcext:value-type="float">
            <text:p>24</text:p>
          </table:table-cell>
          <table:table-cell office:value-type="float" office:value="6.59899997711182" calcext:value-type="float">
            <text:p>6.59899997711182</text:p>
          </table:table-cell>
          <table:table-cell office:value-type="float" office:value="1.18529546260834" calcext:value-type="float">
            <text:p>1.18529546260834</text:p>
          </table:table-cell>
          <table:table-cell office:value-type="float" office:value="1.44045114517212" calcext:value-type="float">
            <text:p>1.44045114517212</text:p>
          </table:table-cell>
          <table:table-cell office:value-type="float" office:value="0.695137083530426" calcext:value-type="float">
            <text:p>0.695137083530426</text:p>
          </table:table-cell>
          <table:table-cell office:value-type="float" office:value="0.494519203901291" calcext:value-type="float">
            <text:p>0.494519203901291</text:p>
          </table:table-cell>
          <table:table-cell office:value-type="float" office:value="0.109457060694695" calcext:value-type="float">
            <text:p>0.109457060694695</text:p>
          </table:table-cell>
          <table:table-cell office:value-type="float" office:value="0.059739887714386" calcext:value-type="float">
            <text:p>0.059739887714386</text:p>
          </table:table-cell>
          <table:table-cell office:value-type="float" office:value="2.61400532722473" calcext:value-type="float">
            <text:p>2.61400532722473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5" calcext:value-type="float">
            <text:p>25</text:p>
          </table:table-cell>
          <table:table-cell office:value-type="float" office:value="6.57800006866455" calcext:value-type="float">
            <text:p>6.57800006866455</text:p>
          </table:table-cell>
          <table:table-cell office:value-type="float" office:value="1.15318381786346" calcext:value-type="float">
            <text:p>1.15318381786346</text:p>
          </table:table-cell>
          <table:table-cell office:value-type="float" office:value="1.210862159729" calcext:value-type="float">
            <text:p>1.210862159729</text:p>
          </table:table-cell>
          <table:table-cell office:value-type="float" office:value="0.709978997707367" calcext:value-type="float">
            <text:p>0.709978997707367</text:p>
          </table:table-cell>
          <table:table-cell office:value-type="float" office:value="0.412730008363724" calcext:value-type="float">
            <text:p>0.412730008363724</text:p>
          </table:table-cell>
          <table:table-cell office:value-type="float" office:value="0.120990432798862" calcext:value-type="float">
            <text:p>0.120990432798862</text:p>
          </table:table-cell>
          <table:table-cell office:value-type="float" office:value="0.132774114608765" calcext:value-type="float">
            <text:p>0.132774114608765</text:p>
          </table:table-cell>
          <table:table-cell office:value-type="float" office:value="2.83715486526489" calcext:value-type="float">
            <text:p>2.83715486526489</text:p>
          </table:table-cell>
          <table:table-cell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6" calcext:value-type="float">
            <text:p>26</text:p>
          </table:table-cell>
          <table:table-cell office:value-type="float" office:value="6.57200002670288" calcext:value-type="float">
            <text:p>6.57200002670288</text:p>
          </table:table-cell>
          <table:table-cell office:value-type="float" office:value="1.69227766990662" calcext:value-type="float">
            <text:p>1.69227766990662</text:p>
          </table:table-cell>
          <table:table-cell office:value-type="float" office:value="1.35381436347961" calcext:value-type="float">
            <text:p>1.35381436347961</text:p>
          </table:table-cell>
          <table:table-cell office:value-type="float" office:value="0.949492394924164" calcext:value-type="float">
            <text:p>0.949492394924164</text:p>
          </table:table-cell>
          <table:table-cell office:value-type="float" office:value="0.549840569496155" calcext:value-type="float">
            <text:p>0.549840569496155</text:p>
          </table:table-cell>
          <table:table-cell office:value-type="float" office:value="0.345965981483459" calcext:value-type="float">
            <text:p>0.345965981483459</text:p>
          </table:table-cell>
          <table:table-cell office:value-type="float" office:value="0.46430778503418" calcext:value-type="float">
            <text:p>0.46430778503418</text:p>
          </table:table-cell>
          <table:table-cell office:value-type="float" office:value="1.21636199951172" calcext:value-type="float">
            <text:p>1.21636199951172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7" calcext:value-type="float">
            <text:p>27</text:p>
          </table:table-cell>
          <table:table-cell office:value-type="float" office:value="6.52699995040894" calcext:value-type="float">
            <text:p>6.52699995040894</text:p>
          </table:table-cell>
          <table:table-cell office:value-type="float" office:value="1.34327983856201" calcext:value-type="float">
            <text:p>1.34327983856201</text:p>
          </table:table-cell>
          <table:table-cell office:value-type="float" office:value="1.48841166496277" calcext:value-type="float">
            <text:p>1.48841166496277</text:p>
          </table:table-cell>
          <table:table-cell office:value-type="float" office:value="0.821944236755371" calcext:value-type="float">
            <text:p>0.821944236755371</text:p>
          </table:table-cell>
          <table:table-cell office:value-type="float" office:value="0.588767051696777" calcext:value-type="float">
            <text:p>0.588767051696777</text:p>
          </table:table-cell>
          <table:table-cell office:value-type="float" office:value="0.574730575084686" calcext:value-type="float">
            <text:p>0.574730575084686</text:p>
          </table:table-cell>
          <table:table-cell office:value-type="float" office:value="0.153066068887711" calcext:value-type="float">
            <text:p>0.153066068887711</text:p>
          </table:table-cell>
          <table:table-cell office:value-type="float" office:value="1.55686283111572" calcext:value-type="float">
            <text:p>1.55686283111572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8" calcext:value-type="float">
            <text:p>28</text:p>
          </table:table-cell>
          <table:table-cell office:value-type="float" office:value="6.4539999961853" calcext:value-type="float">
            <text:p>6.4539999961853</text:p>
          </table:table-cell>
          <table:table-cell office:value-type="float" office:value="1.21755969524384" calcext:value-type="float">
            <text:p>1.21755969524384</text:p>
          </table:table-cell>
          <table:table-cell office:value-type="float" office:value="1.41222786903381" calcext:value-type="float">
            <text:p>1.41222786903381</text:p>
          </table:table-cell>
          <table:table-cell office:value-type="float" office:value="0.719216823577881" calcext:value-type="float">
            <text:p>0.719216823577881</text:p>
          </table:table-cell>
          <table:table-cell office:value-type="float" office:value="0.57939225435257" calcext:value-type="float">
            <text:p>0.57939225435257</text:p>
          </table:table-cell>
          <table:table-cell office:value-type="float" office:value="0.175096929073334" calcext:value-type="float">
            <text:p>0.175096929073334</text:p>
          </table:table-cell>
          <table:table-cell office:value-type="float" office:value="0.178061872720718" calcext:value-type="float">
            <text:p>0.178061872720718</text:p>
          </table:table-cell>
          <table:table-cell office:value-type="float" office:value="2.17240953445435" calcext:value-type="float">
            <text:p>2.17240953445435</text:p>
          </table:table-cell>
          <table:table-cell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9" calcext:value-type="float">
            <text:p>29</text:p>
          </table:table-cell>
          <table:table-cell office:value-type="float" office:value="6.4539999961853" calcext:value-type="float">
            <text:p>6.4539999961853</text:p>
          </table:table-cell>
          <table:table-cell office:value-type="float" office:value="0.872001945972443" calcext:value-type="float">
            <text:p>0.872001945972443</text:p>
          </table:table-cell>
          <table:table-cell office:value-type="float" office:value="1.25558519363403" calcext:value-type="float">
            <text:p>1.25558519363403</text:p>
          </table:table-cell>
          <table:table-cell office:value-type="float" office:value="0.540239989757538" calcext:value-type="float">
            <text:p>0.540239989757538</text:p>
          </table:table-cell>
          <table:table-cell office:value-type="float" office:value="0.531310617923737" calcext:value-type="float">
            <text:p>0.531310617923737</text:p>
          </table:table-cell>
          <table:table-cell office:value-type="float" office:value="0.283488392829895" calcext:value-type="float">
            <text:p>0.283488392829895</text:p>
          </table:table-cell>
          <table:table-cell office:value-type="float" office:value="0.0772232785820961" calcext:value-type="float">
            <text:p>0.0772232785820961</text:p>
          </table:table-cell>
          <table:table-cell office:value-type="float" office:value="2.89389109611511" calcext:value-type="float">
            <text:p>2.89389109611511</text:p>
          </table:table-cell>
          <table:table-cell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0" calcext:value-type="float">
            <text:p>30</text:p>
          </table:table-cell>
          <table:table-cell office:value-type="float" office:value="6.4520001411438" calcext:value-type="float">
            <text:p>6.4520001411438</text:p>
          </table:table-cell>
          <table:table-cell office:value-type="float" office:value="1.23374843597412" calcext:value-type="float">
            <text:p>1.23374843597412</text:p>
          </table:table-cell>
          <table:table-cell office:value-type="float" office:value="1.37319254875183" calcext:value-type="float">
            <text:p>1.37319254875183</text:p>
          </table:table-cell>
          <table:table-cell office:value-type="float" office:value="0.706156134605408" calcext:value-type="float">
            <text:p>0.706156134605408</text:p>
          </table:table-cell>
          <table:table-cell office:value-type="float" office:value="0.550026834011078" calcext:value-type="float">
            <text:p>0.550026834011078</text:p>
          </table:table-cell>
          <table:table-cell office:value-type="float" office:value="0.21055693924427" calcext:value-type="float">
            <text:p>0.21055693924427</text:p>
          </table:table-cell>
          <table:table-cell office:value-type="float" office:value="0.070983923971653" calcext:value-type="float">
            <text:p>0.070983923971653</text:p>
          </table:table-cell>
          <table:table-cell office:value-type="float" office:value="2.30719995498657" calcext:value-type="float">
            <text:p>2.30719995498657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1" calcext:value-type="float">
            <text:p>31</text:p>
          </table:table-cell>
          <table:table-cell office:value-type="float" office:value="6.44199991226196" calcext:value-type="float">
            <text:p>6.44199991226196</text:p>
          </table:table-cell>
          <table:table-cell office:value-type="float" office:value="1.43092346191406" calcext:value-type="float">
            <text:p>1.43092346191406</text:p>
          </table:table-cell>
          <table:table-cell office:value-type="float" office:value="1.38777685165405" calcext:value-type="float">
            <text:p>1.38777685165405</text:p>
          </table:table-cell>
          <table:table-cell office:value-type="float" office:value="0.844465851783752" calcext:value-type="float">
            <text:p>0.844465851783752</text:p>
          </table:table-cell>
          <table:table-cell office:value-type="float" office:value="0.470222115516663" calcext:value-type="float">
            <text:p>0.470222115516663</text:p>
          </table:table-cell>
          <table:table-cell office:value-type="float" office:value="0.129762306809425" calcext:value-type="float">
            <text:p>0.129762306809425</text:p>
          </table:table-cell>
          <table:table-cell office:value-type="float" office:value="0.172502428293228" calcext:value-type="float">
            <text:p>0.172502428293228</text:p>
          </table:table-cell>
          <table:table-cell office:value-type="float" office:value="2.00595474243164" calcext:value-type="float">
            <text:p>2.00595474243164</text:p>
          </table:table-cell>
          <table:table-cell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32" calcext:value-type="float">
            <text:p>32</text:p>
          </table:table-cell>
          <table:table-cell office:value-type="float" office:value="6.42399978637695" calcext:value-type="float">
            <text:p>6.42399978637695</text:p>
          </table:table-cell>
          <table:table-cell office:value-type="float" office:value="1.12786877155304" calcext:value-type="float">
            <text:p>1.12786877155304</text:p>
          </table:table-cell>
          <table:table-cell office:value-type="float" office:value="1.42579245567322" calcext:value-type="float">
            <text:p>1.42579245567322</text:p>
          </table:table-cell>
          <table:table-cell office:value-type="float" office:value="0.647239029407501" calcext:value-type="float">
            <text:p>0.647239029407501</text:p>
          </table:table-cell>
          <table:table-cell office:value-type="float" office:value="0.580200731754303" calcext:value-type="float">
            <text:p>0.580200731754303</text:p>
          </table:table-cell>
          <table:table-cell office:value-type="float" office:value="0.572123110294342" calcext:value-type="float">
            <text:p>0.572123110294342</text:p>
          </table:table-cell>
          <table:table-cell office:value-type="float" office:value="0.0316127352416515" calcext:value-type="float">
            <text:p>0.0316127352416515</text:p>
          </table:table-cell>
          <table:table-cell office:value-type="float" office:value="2.03950834274292" calcext:value-type="float">
            <text:p>2.03950834274292</text:p>
          </table:table-cell>
          <table:table-cell/>
        </table:table-row>
        <table:table-row table:style-name="ro1">
          <table:table-cell office:value-type="string" calcext:value-type="string">
            <text:p>Taiwan Province of China</text:p>
          </table:table-cell>
          <table:table-cell office:value-type="float" office:value="33" calcext:value-type="float">
            <text:p>33</text:p>
          </table:table-cell>
          <table:table-cell office:value-type="float" office:value="6.42199993133545" calcext:value-type="float">
            <text:p>6.42199993133545</text:p>
          </table:table-cell>
          <table:table-cell office:value-type="float" office:value="1.43362653255463" calcext:value-type="float">
            <text:p>1.43362653255463</text:p>
          </table:table-cell>
          <table:table-cell office:value-type="float" office:value="1.38456535339355" calcext:value-type="float">
            <text:p>1.38456535339355</text:p>
          </table:table-cell>
          <table:table-cell office:value-type="float" office:value="0.793984234333038" calcext:value-type="float">
            <text:p>0.793984234333038</text:p>
          </table:table-cell>
          <table:table-cell office:value-type="float" office:value="0.361466586589813" calcext:value-type="float">
            <text:p>0.361466586589813</text:p>
          </table:table-cell>
          <table:table-cell office:value-type="float" office:value="0.258360475301743" calcext:value-type="float">
            <text:p>0.258360475301743</text:p>
          </table:table-cell>
          <table:table-cell office:value-type="float" office:value="0.0638292357325554" calcext:value-type="float">
            <text:p>0.0638292357325554</text:p>
          </table:table-cell>
          <table:table-cell office:value-type="float" office:value="2.1266074180603" calcext:value-type="float">
            <text:p>2.1266074180603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34" calcext:value-type="float">
            <text:p>34</text:p>
          </table:table-cell>
          <table:table-cell office:value-type="float" office:value="6.40299987792969" calcext:value-type="float">
            <text:p>6.40299987792969</text:p>
          </table:table-cell>
          <table:table-cell office:value-type="float" office:value="1.38439786434174" calcext:value-type="float">
            <text:p>1.38439786434174</text:p>
          </table:table-cell>
          <table:table-cell office:value-type="float" office:value="1.53209090232849" calcext:value-type="float">
            <text:p>1.53209090232849</text:p>
          </table:table-cell>
          <table:table-cell office:value-type="float" office:value="0.888960599899292" calcext:value-type="float">
            <text:p>0.888960599899292</text:p>
          </table:table-cell>
          <table:table-cell office:value-type="float" office:value="0.408781230449677" calcext:value-type="float">
            <text:p>0.408781230449677</text:p>
          </table:table-cell>
          <table:table-cell office:value-type="float" office:value="0.190133571624756" calcext:value-type="float">
            <text:p>0.190133571624756</text:p>
          </table:table-cell>
          <table:table-cell office:value-type="float" office:value="0.0709140971302986" calcext:value-type="float">
            <text:p>0.0709140971302986</text:p>
          </table:table-cell>
          <table:table-cell office:value-type="float" office:value="1.92775774002075" calcext:value-type="float">
            <text:p>1.92775774002075</text:p>
          </table:table-cell>
          <table:table-cell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35" calcext:value-type="float">
            <text:p>35</text:p>
          </table:table-cell>
          <table:table-cell office:value-type="float" office:value="6.375" calcext:value-type="float">
            <text:p>6.375</text:p>
          </table:table-cell>
          <table:table-cell office:value-type="float" office:value="1.87076568603516" calcext:value-type="float">
            <text:p>1.87076568603516</text:p>
          </table:table-cell>
          <table:table-cell office:value-type="float" office:value="1.27429687976837" calcext:value-type="float">
            <text:p>1.27429687976837</text:p>
          </table:table-cell>
          <table:table-cell office:value-type="float" office:value="0.710098087787628" calcext:value-type="float">
            <text:p>0.710098087787628</text:p>
          </table:table-cell>
          <table:table-cell office:value-type="float" office:value="0.604130983352661" calcext:value-type="float">
            <text:p>0.604130983352661</text:p>
          </table:table-cell>
          <table:table-cell office:value-type="float" office:value="0.330473870038986" calcext:value-type="float">
            <text:p>0.330473870038986</text:p>
          </table:table-cell>
          <table:table-cell office:value-type="float" office:value="0.439299255609512" calcext:value-type="float">
            <text:p>0.439299255609512</text:p>
          </table:table-cell>
          <table:table-cell office:value-type="float" office:value="1.1454644203186" calcext:value-type="float">
            <text:p>1.1454644203186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6" calcext:value-type="float">
            <text:p>36</text:p>
          </table:table-cell>
          <table:table-cell office:value-type="float" office:value="6.35699987411499" calcext:value-type="float">
            <text:p>6.35699987411499</text:p>
          </table:table-cell>
          <table:table-cell office:value-type="float" office:value="1.07062232494354" calcext:value-type="float">
            <text:p>1.07062232494354</text:p>
          </table:table-cell>
          <table:table-cell office:value-type="float" office:value="1.4021829366684" calcext:value-type="float">
            <text:p>1.4021829366684</text:p>
          </table:table-cell>
          <table:table-cell office:value-type="float" office:value="0.595027923583984" calcext:value-type="float">
            <text:p>0.595027923583984</text:p>
          </table:table-cell>
          <table:table-cell office:value-type="float" office:value="0.477487415075302" calcext:value-type="float">
            <text:p>0.477487415075302</text:p>
          </table:table-cell>
          <table:table-cell office:value-type="float" office:value="0.149014472961426" calcext:value-type="float">
            <text:p>0.149014472961426</text:p>
          </table:table-cell>
          <table:table-cell office:value-type="float" office:value="0.0466687418520451" calcext:value-type="float">
            <text:p>0.0466687418520451</text:p>
          </table:table-cell>
          <table:table-cell office:value-type="float" office:value="2.61606812477112" calcext:value-type="float">
            <text:p>2.61606812477112</text:p>
          </table:table-cell>
          <table:table-cell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7" calcext:value-type="float">
            <text:p>37</text:p>
          </table:table-cell>
          <table:table-cell office:value-type="float" office:value="6.3439998626709" calcext:value-type="float">
            <text:p>6.3439998626709</text:p>
          </table:table-cell>
          <table:table-cell office:value-type="float" office:value="1.53062355518341" calcext:value-type="float">
            <text:p>1.53062355518341</text:p>
          </table:table-cell>
          <table:table-cell office:value-type="float" office:value="1.28667759895325" calcext:value-type="float">
            <text:p>1.28667759895325</text:p>
          </table:table-cell>
          <table:table-cell office:value-type="float" office:value="0.590148329734802" calcext:value-type="float">
            <text:p>0.590148329734802</text:p>
          </table:table-cell>
          <table:table-cell office:value-type="float" office:value="0.449750572443008" calcext:value-type="float">
            <text:p>0.449750572443008</text:p>
          </table:table-cell>
          <table:table-cell office:value-type="float" office:value="0.147616013884544" calcext:value-type="float">
            <text:p>0.147616013884544</text:p>
          </table:table-cell>
          <table:table-cell office:value-type="float" office:value="0.27343225479126" calcext:value-type="float">
            <text:p>0.27343225479126</text:p>
          </table:table-cell>
          <table:table-cell office:value-type="float" office:value="2.0654296875" calcext:value-type="float">
            <text:p>2.0654296875</text:p>
          </table:table-cell>
          <table:table-cell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8" calcext:value-type="float">
            <text:p>38</text:p>
          </table:table-cell>
          <table:table-cell office:value-type="float" office:value="6.16800022125244" calcext:value-type="float">
            <text:p>6.16800022125244</text:p>
          </table:table-cell>
          <table:table-cell office:value-type="float" office:value="1.36135590076447" calcext:value-type="float">
            <text:p>1.36135590076447</text:p>
          </table:table-cell>
          <table:table-cell office:value-type="float" office:value="1.3802285194397" calcext:value-type="float">
            <text:p>1.3802285194397</text:p>
          </table:table-cell>
          <table:table-cell office:value-type="float" office:value="0.519983291625977" calcext:value-type="float">
            <text:p>0.519983291625977</text:p>
          </table:table-cell>
          <table:table-cell office:value-type="float" office:value="0.518630743026733" calcext:value-type="float">
            <text:p>0.518630743026733</text:p>
          </table:table-cell>
          <table:table-cell office:value-type="float" office:value="0.325296461582184" calcext:value-type="float">
            <text:p>0.325296461582184</text:p>
          </table:table-cell>
          <table:table-cell office:value-type="float" office:value="0.00896481610834599" calcext:value-type="float">
            <text:p>0.00896481610834599</text:p>
          </table:table-cell>
          <table:table-cell office:value-type="float" office:value="2.05324745178223" calcext:value-type="float">
            <text:p>2.05324745178223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39" calcext:value-type="float">
            <text:p>39</text:p>
          </table:table-cell>
          <table:table-cell office:value-type="float" office:value="6.10500001907349" calcext:value-type="float">
            <text:p>6.10500001907349</text:p>
          </table:table-cell>
          <table:table-cell office:value-type="float" office:value="1.63295245170593" calcext:value-type="float">
            <text:p>1.63295245170593</text:p>
          </table:table-cell>
          <table:table-cell office:value-type="float" office:value="1.25969874858856" calcext:value-type="float">
            <text:p>1.25969874858856</text:p>
          </table:table-cell>
          <table:table-cell office:value-type="float" office:value="0.632105708122253" calcext:value-type="float">
            <text:p>0.632105708122253</text:p>
          </table:table-cell>
          <table:table-cell office:value-type="float" office:value="0.496337592601776" calcext:value-type="float">
            <text:p>0.496337592601776</text:p>
          </table:table-cell>
          <table:table-cell office:value-type="float" office:value="0.228289797902107" calcext:value-type="float">
            <text:p>0.228289797902107</text:p>
          </table:table-cell>
          <table:table-cell office:value-type="float" office:value="0.215159550309181" calcext:value-type="float">
            <text:p>0.215159550309181</text:p>
          </table:table-cell>
          <table:table-cell office:value-type="float" office:value="1.64042520523071" calcext:value-type="float">
            <text:p>1.64042520523071</text:p>
          </table:table-cell>
          <table:table-cell/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40" calcext:value-type="float">
            <text:p>40</text:p>
          </table:table-cell>
          <table:table-cell office:value-type="float" office:value="6.09800004959106" calcext:value-type="float">
            <text:p>6.09800004959106</text:p>
          </table:table-cell>
          <table:table-cell office:value-type="float" office:value="1.32539355754852" calcext:value-type="float">
            <text:p>1.32539355754852</text:p>
          </table:table-cell>
          <table:table-cell office:value-type="float" office:value="1.50505924224854" calcext:value-type="float">
            <text:p>1.50505924224854</text:p>
          </table:table-cell>
          <table:table-cell office:value-type="float" office:value="0.712732911109924" calcext:value-type="float">
            <text:p>0.712732911109924</text:p>
          </table:table-cell>
          <table:table-cell office:value-type="float" office:value="0.295817464590073" calcext:value-type="float">
            <text:p>0.295817464590073</text:p>
          </table:table-cell>
          <table:table-cell office:value-type="float" office:value="0.136544480919838" calcext:value-type="float">
            <text:p>0.136544480919838</text:p>
          </table:table-cell>
          <table:table-cell office:value-type="float" office:value="0.0242108516395092" calcext:value-type="float">
            <text:p>0.0242108516395092</text:p>
          </table:table-cell>
          <table:table-cell office:value-type="float" office:value="2.09777665138245" calcext:value-type="float">
            <text:p>2.09777665138245</text:p>
          </table:table-cell>
          <table:table-cell/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41" calcext:value-type="float">
            <text:p>41</text:p>
          </table:table-cell>
          <table:table-cell office:value-type="float" office:value="6.08699989318848" calcext:value-type="float">
            <text:p>6.08699989318848</text:p>
          </table:table-cell>
          <table:table-cell office:value-type="float" office:value="1.48841226100922" calcext:value-type="float">
            <text:p>1.48841226100922</text:p>
          </table:table-cell>
          <table:table-cell office:value-type="float" office:value="1.32311046123505" calcext:value-type="float">
            <text:p>1.32311046123505</text:p>
          </table:table-cell>
          <table:table-cell office:value-type="float" office:value="0.653133034706116" calcext:value-type="float">
            <text:p>0.653133034706116</text:p>
          </table:table-cell>
          <table:table-cell office:value-type="float" office:value="0.536746919155121" calcext:value-type="float">
            <text:p>0.536746919155121</text:p>
          </table:table-cell>
          <table:table-cell office:value-type="float" office:value="0.172668486833572" calcext:value-type="float">
            <text:p>0.172668486833572</text:p>
          </table:table-cell>
          <table:table-cell office:value-type="float" office:value="0.257042169570923" calcext:value-type="float">
            <text:p>0.257042169570923</text:p>
          </table:table-cell>
          <table:table-cell office:value-type="float" office:value="1.65614938735962" calcext:value-type="float">
            <text:p>1.65614938735962</text:p>
          </table:table-cell>
          <table:table-cell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42" calcext:value-type="float">
            <text:p>42</text:p>
          </table:table-cell>
          <table:table-cell office:value-type="float" office:value="6.08400011062622" calcext:value-type="float">
            <text:p>6.08400011062622</text:p>
          </table:table-cell>
          <table:table-cell office:value-type="float" office:value="1.29121541976929" calcext:value-type="float">
            <text:p>1.29121541976929</text:p>
          </table:table-cell>
          <table:table-cell office:value-type="float" office:value="1.28464603424072" calcext:value-type="float">
            <text:p>1.28464603424072</text:p>
          </table:table-cell>
          <table:table-cell office:value-type="float" office:value="0.618784427642822" calcext:value-type="float">
            <text:p>0.618784427642822</text:p>
          </table:table-cell>
          <table:table-cell office:value-type="float" office:value="0.402264982461929" calcext:value-type="float">
            <text:p>0.402264982461929</text:p>
          </table:table-cell>
          <table:table-cell office:value-type="float" office:value="0.416608929634094" calcext:value-type="float">
            <text:p>0.416608929634094</text:p>
          </table:table-cell>
          <table:table-cell office:value-type="float" office:value="0.0656007081270218" calcext:value-type="float">
            <text:p>0.0656007081270218</text:p>
          </table:table-cell>
          <table:table-cell office:value-type="float" office:value="2.00444889068604" calcext:value-type="float">
            <text:p>2.00444889068604</text:p>
          </table:table-cell>
          <table:table-cell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43" calcext:value-type="float">
            <text:p>43</text:p>
          </table:table-cell>
          <table:table-cell office:value-type="float" office:value="6.07100009918213" calcext:value-type="float">
            <text:p>6.07100009918213</text:p>
          </table:table-cell>
          <table:table-cell office:value-type="float" office:value="0.737299203872681" calcext:value-type="float">
            <text:p>0.737299203872681</text:p>
          </table:table-cell>
          <table:table-cell office:value-type="float" office:value="1.28721570968628" calcext:value-type="float">
            <text:p>1.28721570968628</text:p>
          </table:table-cell>
          <table:table-cell office:value-type="float" office:value="0.653095960617065" calcext:value-type="float">
            <text:p>0.653095960617065</text:p>
          </table:table-cell>
          <table:table-cell office:value-type="float" office:value="0.447551846504211" calcext:value-type="float">
            <text:p>0.447551846504211</text:p>
          </table:table-cell>
          <table:table-cell office:value-type="float" office:value="0.301674216985703" calcext:value-type="float">
            <text:p>0.301674216985703</text:p>
          </table:table-cell>
          <table:table-cell office:value-type="float" office:value="0.130687981843948" calcext:value-type="float">
            <text:p>0.130687981843948</text:p>
          </table:table-cell>
          <table:table-cell office:value-type="float" office:value="2.51393055915833" calcext:value-type="float">
            <text:p>2.51393055915833</text:p>
          </table:table-cell>
          <table:table-cell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44" calcext:value-type="float">
            <text:p>44</text:p>
          </table:table-cell>
          <table:table-cell office:value-type="float" office:value="6.00799989700317" calcext:value-type="float">
            <text:p>6.00799989700317</text:p>
          </table:table-cell>
          <table:table-cell office:value-type="float" office:value="1.00082039833069" calcext:value-type="float">
            <text:p>1.00082039833069</text:p>
          </table:table-cell>
          <table:table-cell office:value-type="float" office:value="1.28616881370544" calcext:value-type="float">
            <text:p>1.28616881370544</text:p>
          </table:table-cell>
          <table:table-cell office:value-type="float" office:value="0.685636222362518" calcext:value-type="float">
            <text:p>0.685636222362518</text:p>
          </table:table-cell>
          <table:table-cell office:value-type="float" office:value="0.4551981985569" calcext:value-type="float">
            <text:p>0.4551981985569</text:p>
          </table:table-cell>
          <table:table-cell office:value-type="float" office:value="0.150112465023994" calcext:value-type="float">
            <text:p>0.150112465023994</text:p>
          </table:table-cell>
          <table:table-cell office:value-type="float" office:value="0.140134647488594" calcext:value-type="float">
            <text:p>0.140134647488594</text:p>
          </table:table-cell>
          <table:table-cell office:value-type="float" office:value="2.29035258293152" calcext:value-type="float">
            <text:p>2.29035258293152</text:p>
          </table:table-cell>
          <table:table-cell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45" calcext:value-type="float">
            <text:p>45</text:p>
          </table:table-cell>
          <table:table-cell office:value-type="float" office:value="6.00299978256226" calcext:value-type="float">
            <text:p>6.00299978256226</text:p>
          </table:table-cell>
          <table:table-cell office:value-type="float" office:value="0.909784495830536" calcext:value-type="float">
            <text:p>0.909784495830536</text:p>
          </table:table-cell>
          <table:table-cell office:value-type="float" office:value="1.18212509155273" calcext:value-type="float">
            <text:p>1.18212509155273</text:p>
          </table:table-cell>
          <table:table-cell office:value-type="float" office:value="0.596018552780151" calcext:value-type="float">
            <text:p>0.596018552780151</text:p>
          </table:table-cell>
          <table:table-cell office:value-type="float" office:value="0.432452529668808" calcext:value-type="float">
            <text:p>0.432452529668808</text:p>
          </table:table-cell>
          <table:table-cell office:value-type="float" office:value="0.0782579854130745" calcext:value-type="float">
            <text:p>0.0782579854130745</text:p>
          </table:table-cell>
          <table:table-cell office:value-type="float" office:value="0.0899809598922729" calcext:value-type="float">
            <text:p>0.0899809598922729</text:p>
          </table:table-cell>
          <table:table-cell office:value-type="float" office:value="2.7145938873291" calcext:value-type="float">
            <text:p>2.7145938873291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46" calcext:value-type="float">
            <text:p>46</text:p>
          </table:table-cell>
          <table:table-cell office:value-type="float" office:value="5.97300004959106" calcext:value-type="float">
            <text:p>5.97300004959106</text:p>
          </table:table-cell>
          <table:table-cell office:value-type="float" office:value="1.29178786277771" calcext:value-type="float">
            <text:p>1.29178786277771</text:p>
          </table:table-cell>
          <table:table-cell office:value-type="float" office:value="1.44571197032928" calcext:value-type="float">
            <text:p>1.44571197032928</text:p>
          </table:table-cell>
          <table:table-cell office:value-type="float" office:value="0.699475347995758" calcext:value-type="float">
            <text:p>0.699475347995758</text:p>
          </table:table-cell>
          <table:table-cell office:value-type="float" office:value="0.520342111587524" calcext:value-type="float">
            <text:p>0.520342111587524</text:p>
          </table:table-cell>
          <table:table-cell office:value-type="float" office:value="0.158465966582298" calcext:value-type="float">
            <text:p>0.158465966582298</text:p>
          </table:table-cell>
          <table:table-cell office:value-type="float" office:value="0.0593078061938286" calcext:value-type="float">
            <text:p>0.0593078061938286</text:p>
          </table:table-cell>
          <table:table-cell office:value-type="float" office:value="1.79772281646729" calcext:value-type="float">
            <text:p>1.79772281646729</text:p>
          </table:table-cell>
          <table:table-cell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47" calcext:value-type="float">
            <text:p>47</text:p>
          </table:table-cell>
          <table:table-cell office:value-type="float" office:value="5.97100019454956" calcext:value-type="float">
            <text:p>5.97100019454956</text:p>
          </table:table-cell>
          <table:table-cell office:value-type="float" office:value="0.786441087722778" calcext:value-type="float">
            <text:p>0.786441087722778</text:p>
          </table:table-cell>
          <table:table-cell office:value-type="float" office:value="1.54896914958954" calcext:value-type="float">
            <text:p>1.54896914958954</text:p>
          </table:table-cell>
          <table:table-cell office:value-type="float" office:value="0.498272627592087" calcext:value-type="float">
            <text:p>0.498272627592087</text:p>
          </table:table-cell>
          <table:table-cell office:value-type="float" office:value="0.658248662948608" calcext:value-type="float">
            <text:p>0.658248662948608</text:p>
          </table:table-cell>
          <table:table-cell office:value-type="float" office:value="0.415983647108078" calcext:value-type="float">
            <text:p>0.415983647108078</text:p>
          </table:table-cell>
          <table:table-cell office:value-type="float" office:value="0.246528223156929" calcext:value-type="float">
            <text:p>0.246528223156929</text:p>
          </table:table-cell>
          <table:table-cell office:value-type="float" office:value="1.81691360473633" calcext:value-type="float">
            <text:p>1.81691360473633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48" calcext:value-type="float">
            <text:p>48</text:p>
          </table:table-cell>
          <table:table-cell office:value-type="float" office:value="5.96400022506714" calcext:value-type="float">
            <text:p>5.96400022506714</text:p>
          </table:table-cell>
          <table:table-cell office:value-type="float" office:value="1.39506661891937" calcext:value-type="float">
            <text:p>1.39506661891937</text:p>
          </table:table-cell>
          <table:table-cell office:value-type="float" office:value="1.44492328166962" calcext:value-type="float">
            <text:p>1.44492328166962</text:p>
          </table:table-cell>
          <table:table-cell office:value-type="float" office:value="0.853144347667694" calcext:value-type="float">
            <text:p>0.853144347667694</text:p>
          </table:table-cell>
          <table:table-cell office:value-type="float" office:value="0.256450712680817" calcext:value-type="float">
            <text:p>0.256450712680817</text:p>
          </table:table-cell>
          <table:table-cell office:value-type="float" office:value="0.17278964817524" calcext:value-type="float">
            <text:p>0.17278964817524</text:p>
          </table:table-cell>
          <table:table-cell office:value-type="float" office:value="0.0280280914157629" calcext:value-type="float">
            <text:p>0.0280280914157629</text:p>
          </table:table-cell>
          <table:table-cell office:value-type="float" office:value="1.81331205368042" calcext:value-type="float">
            <text:p>1.81331205368042</text:p>
          </table:table-cell>
          <table:table-cell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49" calcext:value-type="float">
            <text:p>49</text:p>
          </table:table-cell>
          <table:table-cell office:value-type="float" office:value="5.96299982070923" calcext:value-type="float">
            <text:p>5.96299982070923</text:p>
          </table:table-cell>
          <table:table-cell office:value-type="float" office:value="1.28177809715271" calcext:value-type="float">
            <text:p>1.28177809715271</text:p>
          </table:table-cell>
          <table:table-cell office:value-type="float" office:value="1.46928238868713" calcext:value-type="float">
            <text:p>1.46928238868713</text:p>
          </table:table-cell>
          <table:table-cell office:value-type="float" office:value="0.547349333763123" calcext:value-type="float">
            <text:p>0.547349333763123</text:p>
          </table:table-cell>
          <table:table-cell office:value-type="float" office:value="0.373783111572266" calcext:value-type="float">
            <text:p>0.373783111572266</text:p>
          </table:table-cell>
          <table:table-cell office:value-type="float" office:value="0.0522638224065304" calcext:value-type="float">
            <text:p>0.0522638224065304</text:p>
          </table:table-cell>
          <table:table-cell office:value-type="float" office:value="0.0329628810286522" calcext:value-type="float">
            <text:p>0.0329628810286522</text:p>
          </table:table-cell>
          <table:table-cell office:value-type="float" office:value="2.20560741424561" calcext:value-type="float">
            <text:p>2.20560741424561</text:p>
          </table:table-cell>
          <table:table-cell/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50" calcext:value-type="float">
            <text:p>50</text:p>
          </table:table-cell>
          <table:table-cell office:value-type="float" office:value="5.95599985122681" calcext:value-type="float">
            <text:p>5.95599985122681</text:p>
          </table:table-cell>
          <table:table-cell office:value-type="float" office:value="0.907975316047668" calcext:value-type="float">
            <text:p>0.907975316047668</text:p>
          </table:table-cell>
          <table:table-cell office:value-type="float" office:value="1.08141779899597" calcext:value-type="float">
            <text:p>1.08141779899597</text:p>
          </table:table-cell>
          <table:table-cell office:value-type="float" office:value="0.450191766023636" calcext:value-type="float">
            <text:p>0.450191766023636</text:p>
          </table:table-cell>
          <table:table-cell office:value-type="float" office:value="0.547509372234344" calcext:value-type="float">
            <text:p>0.547509372234344</text:p>
          </table:table-cell>
          <table:table-cell office:value-type="float" office:value="0.240015640854836" calcext:value-type="float">
            <text:p>0.240015640854836</text:p>
          </table:table-cell>
          <table:table-cell office:value-type="float" office:value="0.0965810716152191" calcext:value-type="float">
            <text:p>0.0965810716152191</text:p>
          </table:table-cell>
          <table:table-cell office:value-type="float" office:value="2.63195562362671" calcext:value-type="float">
            <text:p>2.63195562362671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51" calcext:value-type="float">
            <text:p>51</text:p>
          </table:table-cell>
          <table:table-cell office:value-type="float" office:value="5.92000007629395" calcext:value-type="float">
            <text:p>5.92000007629395</text:p>
          </table:table-cell>
          <table:table-cell office:value-type="float" office:value="1.41691517829895" calcext:value-type="float">
            <text:p>1.41691517829895</text:p>
          </table:table-cell>
          <table:table-cell office:value-type="float" office:value="1.43633782863617" calcext:value-type="float">
            <text:p>1.43633782863617</text:p>
          </table:table-cell>
          <table:table-cell office:value-type="float" office:value="0.913475871086121" calcext:value-type="float">
            <text:p>0.913475871086121</text:p>
          </table:table-cell>
          <table:table-cell office:value-type="float" office:value="0.505625545978546" calcext:value-type="float">
            <text:p>0.505625545978546</text:p>
          </table:table-cell>
          <table:table-cell office:value-type="float" office:value="0.12057276815176" calcext:value-type="float">
            <text:p>0.12057276815176</text:p>
          </table:table-cell>
          <table:table-cell office:value-type="float" office:value="0.163760736584663" calcext:value-type="float">
            <text:p>0.163760736584663</text:p>
          </table:table-cell>
          <table:table-cell office:value-type="float" office:value="1.36322355270386" calcext:value-type="float">
            <text:p>1.36322355270386</text:p>
          </table:table-cell>
          <table:table-cell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52" calcext:value-type="float">
            <text:p>52</text:p>
          </table:table-cell>
          <table:table-cell office:value-type="float" office:value="5.90199995040894" calcext:value-type="float">
            <text:p>5.90199995040894</text:p>
          </table:table-cell>
          <table:table-cell office:value-type="float" office:value="1.31458234786987" calcext:value-type="float">
            <text:p>1.31458234786987</text:p>
          </table:table-cell>
          <table:table-cell office:value-type="float" office:value="1.47351610660553" calcext:value-type="float">
            <text:p>1.47351610660553</text:p>
          </table:table-cell>
          <table:table-cell office:value-type="float" office:value="0.62894994020462" calcext:value-type="float">
            <text:p>0.62894994020462</text:p>
          </table:table-cell>
          <table:table-cell office:value-type="float" office:value="0.234231784939766" calcext:value-type="float">
            <text:p>0.234231784939766</text:p>
          </table:table-cell>
          <table:table-cell office:value-type="float" office:value="0.010164656676352" calcext:value-type="float">
            <text:p>0.010164656676352</text:p>
          </table:table-cell>
          <table:table-cell office:value-type="float" office:value="0.0118656428530812" calcext:value-type="float">
            <text:p>0.0118656428530812</text:p>
          </table:table-cell>
          <table:table-cell office:value-type="float" office:value="2.22844052314758" calcext:value-type="float">
            <text:p>2.22844052314758</text:p>
          </table:table-cell>
          <table:table-cell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53" calcext:value-type="float">
            <text:p>53</text:p>
          </table:table-cell>
          <table:table-cell office:value-type="float" office:value="5.87200021743774" calcext:value-type="float">
            <text:p>5.87200021743774</text:p>
          </table:table-cell>
          <table:table-cell office:value-type="float" office:value="1.09186446666718" calcext:value-type="float">
            <text:p>1.09186446666718</text:p>
          </table:table-cell>
          <table:table-cell office:value-type="float" office:value="1.1462174654007" calcext:value-type="float">
            <text:p>1.1462174654007</text:p>
          </table:table-cell>
          <table:table-cell office:value-type="float" office:value="0.617584645748138" calcext:value-type="float">
            <text:p>0.617584645748138</text:p>
          </table:table-cell>
          <table:table-cell office:value-type="float" office:value="0.233335807919502" calcext:value-type="float">
            <text:p>0.233335807919502</text:p>
          </table:table-cell>
          <table:table-cell office:value-type="float" office:value="0.0694366469979286" calcext:value-type="float">
            <text:p>0.0694366469979286</text:p>
          </table:table-cell>
          <table:table-cell office:value-type="float" office:value="0.146096110343933" calcext:value-type="float">
            <text:p>0.146096110343933</text:p>
          </table:table-cell>
          <table:table-cell office:value-type="float" office:value="2.56760382652283" calcext:value-type="float">
            <text:p>2.56760382652283</text:p>
          </table:table-cell>
          <table:table-cell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54" calcext:value-type="float">
            <text:p>54</text:p>
          </table:table-cell>
          <table:table-cell office:value-type="float" office:value="5.84999990463257" calcext:value-type="float">
            <text:p>5.84999990463257</text:p>
          </table:table-cell>
          <table:table-cell office:value-type="float" office:value="1.26074862480164" calcext:value-type="float">
            <text:p>1.26074862480164</text:p>
          </table:table-cell>
          <table:table-cell office:value-type="float" office:value="1.40471494197845" calcext:value-type="float">
            <text:p>1.40471494197845</text:p>
          </table:table-cell>
          <table:table-cell office:value-type="float" office:value="0.638566970825195" calcext:value-type="float">
            <text:p>0.638566970825195</text:p>
          </table:table-cell>
          <table:table-cell office:value-type="float" office:value="0.325707912445068" calcext:value-type="float">
            <text:p>0.325707912445068</text:p>
          </table:table-cell>
          <table:table-cell office:value-type="float" office:value="0.153074786067009" calcext:value-type="float">
            <text:p>0.153074786067009</text:p>
          </table:table-cell>
          <table:table-cell office:value-type="float" office:value="0.0738427266478539" calcext:value-type="float">
            <text:p>0.0738427266478539</text:p>
          </table:table-cell>
          <table:table-cell office:value-type="float" office:value="1.99365520477295" calcext:value-type="float">
            <text:p>1.99365520477295</text:p>
          </table:table-cell>
          <table:table-cell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55" calcext:value-type="float">
            <text:p>55</text:p>
          </table:table-cell>
          <table:table-cell office:value-type="float" office:value="5.83799982070923" calcext:value-type="float">
            <text:p>5.83799982070923</text:p>
          </table:table-cell>
          <table:table-cell office:value-type="float" office:value="1.40167844295502" calcext:value-type="float">
            <text:p>1.40167844295502</text:p>
          </table:table-cell>
          <table:table-cell office:value-type="float" office:value="1.12827444076538" calcext:value-type="float">
            <text:p>1.12827444076538</text:p>
          </table:table-cell>
          <table:table-cell office:value-type="float" office:value="0.900214076042175" calcext:value-type="float">
            <text:p>0.900214076042175</text:p>
          </table:table-cell>
          <table:table-cell office:value-type="float" office:value="0.257921665906906" calcext:value-type="float">
            <text:p>0.257921665906906</text:p>
          </table:table-cell>
          <table:table-cell office:value-type="float" office:value="0.206674367189407" calcext:value-type="float">
            <text:p>0.206674367189407</text:p>
          </table:table-cell>
          <table:table-cell office:value-type="float" office:value="0.0632826685905457" calcext:value-type="float">
            <text:p>0.0632826685905457</text:p>
          </table:table-cell>
          <table:table-cell office:value-type="float" office:value="1.88037800788879" calcext:value-type="float">
            <text:p>1.88037800788879</text:p>
          </table:table-cell>
          <table:table-cell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56" calcext:value-type="float">
            <text:p>56</text:p>
          </table:table-cell>
          <table:table-cell office:value-type="float" office:value="5.83799982070923" calcext:value-type="float">
            <text:p>5.83799982070923</text:p>
          </table:table-cell>
          <table:table-cell office:value-type="float" office:value="0.728870630264282" calcext:value-type="float">
            <text:p>0.728870630264282</text:p>
          </table:table-cell>
          <table:table-cell office:value-type="float" office:value="1.25182557106018" calcext:value-type="float">
            <text:p>1.25182557106018</text:p>
          </table:table-cell>
          <table:table-cell office:value-type="float" office:value="0.589465200901031" calcext:value-type="float">
            <text:p>0.589465200901031</text:p>
          </table:table-cell>
          <table:table-cell office:value-type="float" office:value="0.240729048848152" calcext:value-type="float">
            <text:p>0.240729048848152</text:p>
          </table:table-cell>
          <table:table-cell office:value-type="float" office:value="0.208779126405716" calcext:value-type="float">
            <text:p>0.208779126405716</text:p>
          </table:table-cell>
          <table:table-cell office:value-type="float" office:value="0.0100912861526012" calcext:value-type="float">
            <text:p>0.0100912861526012</text:p>
          </table:table-cell>
          <table:table-cell office:value-type="float" office:value="2.80780839920044" calcext:value-type="float">
            <text:p>2.80780839920044</text:p>
          </table:table-cell>
          <table:table-cell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57" calcext:value-type="float">
            <text:p>57</text:p>
          </table:table-cell>
          <table:table-cell office:value-type="float" office:value="5.82499980926514" calcext:value-type="float">
            <text:p>5.82499980926514</text:p>
          </table:table-cell>
          <table:table-cell office:value-type="float" office:value="1.21768391132355" calcext:value-type="float">
            <text:p>1.21768391132355</text:p>
          </table:table-cell>
          <table:table-cell office:value-type="float" office:value="1.15009129047394" calcext:value-type="float">
            <text:p>1.15009129047394</text:p>
          </table:table-cell>
          <table:table-cell office:value-type="float" office:value="0.685158312320709" calcext:value-type="float">
            <text:p>0.685158312320709</text:p>
          </table:table-cell>
          <table:table-cell office:value-type="float" office:value="0.457003742456436" calcext:value-type="float">
            <text:p>0.457003742456436</text:p>
          </table:table-cell>
          <table:table-cell office:value-type="float" office:value="0.133519917726517" calcext:value-type="float">
            <text:p>0.133519917726517</text:p>
          </table:table-cell>
          <table:table-cell office:value-type="float" office:value="0.00438790069893003" calcext:value-type="float">
            <text:p>0.00438790069893003</text:p>
          </table:table-cell>
          <table:table-cell office:value-type="float" office:value="2.17683148384094" calcext:value-type="float">
            <text:p>2.17683148384094</text:p>
          </table:table-cell>
          <table:table-cell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58" calcext:value-type="float">
            <text:p>58</text:p>
          </table:table-cell>
          <table:table-cell office:value-type="float" office:value="5.82299995422363" calcext:value-type="float">
            <text:p>5.82299995422363</text:p>
          </table:table-cell>
          <table:table-cell office:value-type="float" office:value="0.833756566047668" calcext:value-type="float">
            <text:p>0.833756566047668</text:p>
          </table:table-cell>
          <table:table-cell office:value-type="float" office:value="1.22761905193329" calcext:value-type="float">
            <text:p>1.22761905193329</text:p>
          </table:table-cell>
          <table:table-cell office:value-type="float" office:value="0.473630249500275" calcext:value-type="float">
            <text:p>0.473630249500275</text:p>
          </table:table-cell>
          <table:table-cell office:value-type="float" office:value="0.558732926845551" calcext:value-type="float">
            <text:p>0.558732926845551</text:p>
          </table:table-cell>
          <table:table-cell office:value-type="float" office:value="0.22556072473526" calcext:value-type="float">
            <text:p>0.22556072473526</text:p>
          </table:table-cell>
          <table:table-cell office:value-type="float" office:value="0.0604777261614799" calcext:value-type="float">
            <text:p>0.0604777261614799</text:p>
          </table:table-cell>
          <table:table-cell office:value-type="float" office:value="2.44327902793884" calcext:value-type="float">
            <text:p>2.44327902793884</text:p>
          </table:table-cell>
          <table:table-cell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59" calcext:value-type="float">
            <text:p>59</text:p>
          </table:table-cell>
          <table:table-cell office:value-type="float" office:value="5.82200002670288" calcext:value-type="float">
            <text:p>5.82200002670288</text:p>
          </table:table-cell>
          <table:table-cell office:value-type="float" office:value="1.13077676296234" calcext:value-type="float">
            <text:p>1.13077676296234</text:p>
          </table:table-cell>
          <table:table-cell office:value-type="float" office:value="1.49314916133881" calcext:value-type="float">
            <text:p>1.49314916133881</text:p>
          </table:table-cell>
          <table:table-cell office:value-type="float" office:value="0.437726080417633" calcext:value-type="float">
            <text:p>0.437726080417633</text:p>
          </table:table-cell>
          <table:table-cell office:value-type="float" office:value="0.41827192902565" calcext:value-type="float">
            <text:p>0.41827192902565</text:p>
          </table:table-cell>
          <table:table-cell office:value-type="float" office:value="0.24992498755455" calcext:value-type="float">
            <text:p>0.24992498755455</text:p>
          </table:table-cell>
          <table:table-cell office:value-type="float" office:value="0.259270340204239" calcext:value-type="float">
            <text:p>0.259270340204239</text:p>
          </table:table-cell>
          <table:table-cell office:value-type="float" office:value="1.83290982246399" calcext:value-type="float">
            <text:p>1.83290982246399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60" calcext:value-type="float">
            <text:p>60</text:p>
          </table:table-cell>
          <table:table-cell office:value-type="float" office:value="5.81899976730347" calcext:value-type="float">
            <text:p>5.81899976730347</text:p>
          </table:table-cell>
          <table:table-cell office:value-type="float" office:value="1.28455626964569" calcext:value-type="float">
            <text:p>1.28455626964569</text:p>
          </table:table-cell>
          <table:table-cell office:value-type="float" office:value="1.38436901569366" calcext:value-type="float">
            <text:p>1.38436901569366</text:p>
          </table:table-cell>
          <table:table-cell office:value-type="float" office:value="0.606041550636292" calcext:value-type="float">
            <text:p>0.606041550636292</text:p>
          </table:table-cell>
          <table:table-cell office:value-type="float" office:value="0.437454283237457" calcext:value-type="float">
            <text:p>0.437454283237457</text:p>
          </table:table-cell>
          <table:table-cell office:value-type="float" office:value="0.201964423060417" calcext:value-type="float">
            <text:p>0.201964423060417</text:p>
          </table:table-cell>
          <table:table-cell office:value-type="float" office:value="0.119282886385918" calcext:value-type="float">
            <text:p>0.119282886385918</text:p>
          </table:table-cell>
          <table:table-cell office:value-type="float" office:value="1.78489255905151" calcext:value-type="float">
            <text:p>1.78489255905151</text:p>
          </table:table-cell>
          <table:table-cell/>
        </table:table-row>
        <table:table-row table:style-name="ro1">
          <table:table-cell office:value-type="string" calcext:value-type="string">
            <text:p>North Cyprus</text:p>
          </table:table-cell>
          <table:table-cell office:value-type="float" office:value="61" calcext:value-type="float">
            <text:p>61</text:p>
          </table:table-cell>
          <table:table-cell office:value-type="float" office:value="5.80999994277954" calcext:value-type="float">
            <text:p>5.80999994277954</text:p>
          </table:table-cell>
          <table:table-cell office:value-type="float" office:value="1.3469113111496" calcext:value-type="float">
            <text:p>1.3469113111496</text:p>
          </table:table-cell>
          <table:table-cell office:value-type="float" office:value="1.18630337715149" calcext:value-type="float">
            <text:p>1.18630337715149</text:p>
          </table:table-cell>
          <table:table-cell office:value-type="float" office:value="0.834647238254547" calcext:value-type="float">
            <text:p>0.834647238254547</text:p>
          </table:table-cell>
          <table:table-cell office:value-type="float" office:value="0.471203625202179" calcext:value-type="float">
            <text:p>0.471203625202179</text:p>
          </table:table-cell>
          <table:table-cell office:value-type="float" office:value="0.266845703125" calcext:value-type="float">
            <text:p>0.266845703125</text:p>
          </table:table-cell>
          <table:table-cell office:value-type="float" office:value="0.155353352427483" calcext:value-type="float">
            <text:p>0.155353352427483</text:p>
          </table:table-cell>
          <table:table-cell office:value-type="float" office:value="1.54915761947632" calcext:value-type="float">
            <text:p>1.54915761947632</text:p>
          </table:table-cell>
          <table:table-cell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62" calcext:value-type="float">
            <text:p>62</text:p>
          </table:table-cell>
          <table:table-cell office:value-type="float" office:value="5.75799989700317" calcext:value-type="float">
            <text:p>5.75799989700317</text:p>
          </table:table-cell>
          <table:table-cell office:value-type="float" office:value="1.3412059545517" calcext:value-type="float">
            <text:p>1.3412059545517</text:p>
          </table:table-cell>
          <table:table-cell office:value-type="float" office:value="1.45251882076263" calcext:value-type="float">
            <text:p>1.45251882076263</text:p>
          </table:table-cell>
          <table:table-cell office:value-type="float" office:value="0.790828227996826" calcext:value-type="float">
            <text:p>0.790828227996826</text:p>
          </table:table-cell>
          <table:table-cell office:value-type="float" office:value="0.572575807571411" calcext:value-type="float">
            <text:p>0.572575807571411</text:p>
          </table:table-cell>
          <table:table-cell office:value-type="float" office:value="0.242649093270302" calcext:value-type="float">
            <text:p>0.242649093270302</text:p>
          </table:table-cell>
          <table:table-cell office:value-type="float" office:value="0.0451289787888527" calcext:value-type="float">
            <text:p>0.0451289787888527</text:p>
          </table:table-cell>
          <table:table-cell office:value-type="float" office:value="1.31331729888916" calcext:value-type="float">
            <text:p>1.31331729888916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63" calcext:value-type="float">
            <text:p>63</text:p>
          </table:table-cell>
          <table:table-cell office:value-type="float" office:value="5.71500015258789" calcext:value-type="float">
            <text:p>5.71500015258789</text:p>
          </table:table-cell>
          <table:table-cell office:value-type="float" office:value="1.03522527217865" calcext:value-type="float">
            <text:p>1.03522527217865</text:p>
          </table:table-cell>
          <table:table-cell office:value-type="float" office:value="1.21877038478851" calcext:value-type="float">
            <text:p>1.21877038478851</text:p>
          </table:table-cell>
          <table:table-cell office:value-type="float" office:value="0.630166113376617" calcext:value-type="float">
            <text:p>0.630166113376617</text:p>
          </table:table-cell>
          <table:table-cell office:value-type="float" office:value="0.450002878904343" calcext:value-type="float">
            <text:p>0.450002878904343</text:p>
          </table:table-cell>
          <table:table-cell office:value-type="float" office:value="0.126819714903831" calcext:value-type="float">
            <text:p>0.126819714903831</text:p>
          </table:table-cell>
          <table:table-cell office:value-type="float" office:value="0.0470490865409374" calcext:value-type="float">
            <text:p>0.0470490865409374</text:p>
          </table:table-cell>
          <table:table-cell office:value-type="float" office:value="2.20726943016052" calcext:value-type="float">
            <text:p>2.20726943016052</text:p>
          </table:table-cell>
          <table:table-cell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64" calcext:value-type="float">
            <text:p>64</text:p>
          </table:table-cell>
          <table:table-cell office:value-type="float" office:value="5.62900018692017" calcext:value-type="float">
            <text:p>5.62900018692017</text:p>
          </table:table-cell>
          <table:table-cell office:value-type="float" office:value="1.18939554691315" calcext:value-type="float">
            <text:p>1.18939554691315</text:p>
          </table:table-cell>
          <table:table-cell office:value-type="float" office:value="1.20956099033356" calcext:value-type="float">
            <text:p>1.20956099033356</text:p>
          </table:table-cell>
          <table:table-cell office:value-type="float" office:value="0.638007462024689" calcext:value-type="float">
            <text:p>0.638007462024689</text:p>
          </table:table-cell>
          <table:table-cell office:value-type="float" office:value="0.491247326135635" calcext:value-type="float">
            <text:p>0.491247326135635</text:p>
          </table:table-cell>
          <table:table-cell office:value-type="float" office:value="0.360933750867844" calcext:value-type="float">
            <text:p>0.360933750867844</text:p>
          </table:table-cell>
          <table:table-cell office:value-type="float" office:value="0.0421815551817417" calcext:value-type="float">
            <text:p>0.0421815551817417</text:p>
          </table:table-cell>
          <table:table-cell office:value-type="float" office:value="1.6975839138031" calcext:value-type="float">
            <text:p>1.6975839138031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65" calcext:value-type="float">
            <text:p>65</text:p>
          </table:table-cell>
          <table:table-cell office:value-type="float" office:value="5.62099981307983" calcext:value-type="float">
            <text:p>5.62099981307983</text:p>
          </table:table-cell>
          <table:table-cell office:value-type="float" office:value="1.35593807697296" calcext:value-type="float">
            <text:p>1.35593807697296</text:p>
          </table:table-cell>
          <table:table-cell office:value-type="float" office:value="1.13136327266693" calcext:value-type="float">
            <text:p>1.13136327266693</text:p>
          </table:table-cell>
          <table:table-cell office:value-type="float" office:value="0.84471470117569" calcext:value-type="float">
            <text:p>0.84471470117569</text:p>
          </table:table-cell>
          <table:table-cell office:value-type="float" office:value="0.355111539363861" calcext:value-type="float">
            <text:p>0.355111539363861</text:p>
          </table:table-cell>
          <table:table-cell office:value-type="float" office:value="0.271254301071167" calcext:value-type="float">
            <text:p>0.271254301071167</text:p>
          </table:table-cell>
          <table:table-cell office:value-type="float" office:value="0.0412379764020443" calcext:value-type="float">
            <text:p>0.0412379764020443</text:p>
          </table:table-cell>
          <table:table-cell office:value-type="float" office:value="1.62124919891357" calcext:value-type="float">
            <text:p>1.62124919891357</text:p>
          </table:table-cell>
          <table:table-cell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66" calcext:value-type="float">
            <text:p>66</text:p>
          </table:table-cell>
          <table:table-cell office:value-type="float" office:value="5.61100006103516" calcext:value-type="float">
            <text:p>5.61100006103516</text:p>
          </table:table-cell>
          <table:table-cell office:value-type="float" office:value="1.32087934017181" calcext:value-type="float">
            <text:p>1.32087934017181</text:p>
          </table:table-cell>
          <table:table-cell office:value-type="float" office:value="1.47667109966278" calcext:value-type="float">
            <text:p>1.47667109966278</text:p>
          </table:table-cell>
          <table:table-cell office:value-type="float" office:value="0.695168316364288" calcext:value-type="float">
            <text:p>0.695168316364288</text:p>
          </table:table-cell>
          <table:table-cell office:value-type="float" office:value="0.479131430387497" calcext:value-type="float">
            <text:p>0.479131430387497</text:p>
          </table:table-cell>
          <table:table-cell office:value-type="float" office:value="0.0988908112049103" calcext:value-type="float">
            <text:p>0.0988908112049103</text:p>
          </table:table-cell>
          <table:table-cell office:value-type="float" office:value="0.183248922228813" calcext:value-type="float">
            <text:p>0.183248922228813</text:p>
          </table:table-cell>
          <table:table-cell office:value-type="float" office:value="1.35750865936279" calcext:value-type="float">
            <text:p>1.35750865936279</text:p>
          </table:table-cell>
          <table:table-cell/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67" calcext:value-type="float">
            <text:p>67</text:p>
          </table:table-cell>
          <table:table-cell office:value-type="float" office:value="5.56899976730347" calcext:value-type="float">
            <text:p>5.56899976730347</text:p>
          </table:table-cell>
          <table:table-cell office:value-type="float" office:value="1.15655755996704" calcext:value-type="float">
            <text:p>1.15655755996704</text:p>
          </table:table-cell>
          <table:table-cell office:value-type="float" office:value="1.44494521617889" calcext:value-type="float">
            <text:p>1.44494521617889</text:p>
          </table:table-cell>
          <table:table-cell office:value-type="float" office:value="0.637714266777039" calcext:value-type="float">
            <text:p>0.637714266777039</text:p>
          </table:table-cell>
          <table:table-cell office:value-type="float" office:value="0.295400261878967" calcext:value-type="float">
            <text:p>0.295400261878967</text:p>
          </table:table-cell>
          <table:table-cell office:value-type="float" office:value="0.15513750910759" calcext:value-type="float">
            <text:p>0.15513750910759</text:p>
          </table:table-cell>
          <table:table-cell office:value-type="float" office:value="0.156313821673393" calcext:value-type="float">
            <text:p>0.156313821673393</text:p>
          </table:table-cell>
          <table:table-cell office:value-type="float" office:value="1.72323298454285" calcext:value-type="float">
            <text:p>1.72323298454285</text:p>
          </table:table-cell>
          <table:table-cell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68" calcext:value-type="float">
            <text:p>68</text:p>
          </table:table-cell>
          <table:table-cell office:value-type="float" office:value="5.52500009536743" calcext:value-type="float">
            <text:p>5.52500009536743</text:p>
          </table:table-cell>
          <table:table-cell office:value-type="float" office:value="1.10180306434631" calcext:value-type="float">
            <text:p>1.10180306434631</text:p>
          </table:table-cell>
          <table:table-cell office:value-type="float" office:value="1.35756433010101" calcext:value-type="float">
            <text:p>1.35756433010101</text:p>
          </table:table-cell>
          <table:table-cell office:value-type="float" office:value="0.520169019699097" calcext:value-type="float">
            <text:p>0.520169019699097</text:p>
          </table:table-cell>
          <table:table-cell office:value-type="float" office:value="0.465733230113983" calcext:value-type="float">
            <text:p>0.465733230113983</text:p>
          </table:table-cell>
          <table:table-cell office:value-type="float" office:value="0.152073666453362" calcext:value-type="float">
            <text:p>0.152073666453362</text:p>
          </table:table-cell>
          <table:table-cell office:value-type="float" office:value="0.0926102101802826" calcext:value-type="float">
            <text:p>0.0926102101802826</text:p>
          </table:table-cell>
          <table:table-cell office:value-type="float" office:value="1.83501124382019" calcext:value-type="float">
            <text:p>1.83501124382019</text:p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69" calcext:value-type="float">
            <text:p>69</text:p>
          </table:table-cell>
          <table:table-cell office:value-type="float" office:value="5.5" calcext:value-type="float">
            <text:p>5.5</text:p>
          </table:table-cell>
          <table:table-cell office:value-type="float" office:value="1.19827437400818" calcext:value-type="float">
            <text:p>1.19827437400818</text:p>
          </table:table-cell>
          <table:table-cell office:value-type="float" office:value="1.33775317668915" calcext:value-type="float">
            <text:p>1.33775317668915</text:p>
          </table:table-cell>
          <table:table-cell office:value-type="float" office:value="0.637605607509613" calcext:value-type="float">
            <text:p>0.637605607509613</text:p>
          </table:table-cell>
          <table:table-cell office:value-type="float" office:value="0.300740599632263" calcext:value-type="float">
            <text:p>0.300740599632263</text:p>
          </table:table-cell>
          <table:table-cell office:value-type="float" office:value="0.0466930419206619" calcext:value-type="float">
            <text:p>0.0466930419206619</text:p>
          </table:table-cell>
          <table:table-cell office:value-type="float" office:value="0.0996715798974037" calcext:value-type="float">
            <text:p>0.0996715798974037</text:p>
          </table:table-cell>
          <table:table-cell office:value-type="float" office:value="1.87927794456482" calcext:value-type="float">
            <text:p>1.87927794456482</text:p>
          </table:table-cell>
          <table:table-cell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70" calcext:value-type="float">
            <text:p>70</text:p>
          </table:table-cell>
          <table:table-cell office:value-type="float" office:value="5.49300003051758" calcext:value-type="float">
            <text:p>5.49300003051758</text:p>
          </table:table-cell>
          <table:table-cell office:value-type="float" office:value="0.932537317276001" calcext:value-type="float">
            <text:p>0.932537317276001</text:p>
          </table:table-cell>
          <table:table-cell office:value-type="float" office:value="1.50728487968445" calcext:value-type="float">
            <text:p>1.50728487968445</text:p>
          </table:table-cell>
          <table:table-cell office:value-type="float" office:value="0.579250693321228" calcext:value-type="float">
            <text:p>0.579250693321228</text:p>
          </table:table-cell>
          <table:table-cell office:value-type="float" office:value="0.473507791757584" calcext:value-type="float">
            <text:p>0.473507791757584</text:p>
          </table:table-cell>
          <table:table-cell office:value-type="float" office:value="0.224150657653809" calcext:value-type="float">
            <text:p>0.224150657653809</text:p>
          </table:table-cell>
          <table:table-cell office:value-type="float" office:value="0.091065913438797" calcext:value-type="float">
            <text:p>0.091065913438797</text:p>
          </table:table-cell>
          <table:table-cell office:value-type="float" office:value="1.6853334903717" calcext:value-type="float">
            <text:p>1.6853334903717</text:p>
          </table:table-cell>
          <table:table-cell/>
        </table:table-row>
        <table:table-row table:style-name="ro1">
          <table:table-cell office:value-type="string" calcext:value-type="string">
            <text:p>Hong Kong S.A.R.</text:p>
          </table:table-cell>
          <table:table-cell office:value-type="string" calcext:value-type="string">
            <text:p><text:s/>China</text:p>
          </table:table-cell>
          <table:table-cell office:value-type="float" office:value="71" calcext:value-type="float">
            <text:p>71</text:p>
          </table:table-cell>
          <table:table-cell office:value-type="float" office:value="5.39440607100725" calcext:value-type="float">
            <text:p>5.39440607100725</text:p>
          </table:table-cell>
          <table:table-cell office:value-type="float" office:value="1.55167484283447" calcext:value-type="float">
            <text:p>1.55167484283447</text:p>
          </table:table-cell>
          <table:table-cell office:value-type="float" office:value="1.26279091835022" calcext:value-type="float">
            <text:p>1.26279091835022</text:p>
          </table:table-cell>
          <table:table-cell office:value-type="float" office:value="0.943062424659729" calcext:value-type="float">
            <text:p>0.943062424659729</text:p>
          </table:table-cell>
          <table:table-cell office:value-type="float" office:value="0.490968644618988" calcext:value-type="float">
            <text:p>0.490968644618988</text:p>
          </table:table-cell>
          <table:table-cell office:value-type="float" office:value="0.374465793371201" calcext:value-type="float">
            <text:p>0.374465793371201</text:p>
          </table:table-cell>
          <table:table-cell office:value-type="float" office:value="0.293933749198914" calcext:value-type="float">
            <text:p>0.293933749198914</text:p>
          </table:table-cell>
          <table:table-cell office:value-type="float" office:value="0.554633140563965" calcext:value-type="float">
            <text:p>0.554633140563965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72" calcext:value-type="float">
            <text:p>72</text:p>
          </table:table-cell>
          <table:table-cell office:value-type="float" office:value="5.42999982833862" calcext:value-type="float">
            <text:p>5.42999982833862</text:p>
          </table:table-cell>
          <table:table-cell office:value-type="float" office:value="0.85769921541214" calcext:value-type="float">
            <text:p>0.85769921541214</text:p>
          </table:table-cell>
          <table:table-cell office:value-type="float" office:value="1.25391757488251" calcext:value-type="float">
            <text:p>1.25391757488251</text:p>
          </table:table-cell>
          <table:table-cell office:value-type="float" office:value="0.468009054660797" calcext:value-type="float">
            <text:p>0.468009054660797</text:p>
          </table:table-cell>
          <table:table-cell office:value-type="float" office:value="0.585214674472809" calcext:value-type="float">
            <text:p>0.585214674472809</text:p>
          </table:table-cell>
          <table:table-cell office:value-type="float" office:value="0.193513423204422" calcext:value-type="float">
            <text:p>0.193513423204422</text:p>
          </table:table-cell>
          <table:table-cell office:value-type="float" office:value="0.0993318930268288" calcext:value-type="float">
            <text:p>0.0993318930268288</text:p>
          </table:table-cell>
          <table:table-cell office:value-type="float" office:value="1.97260475158691" calcext:value-type="float">
            <text:p>1.97260475158691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73" calcext:value-type="float">
            <text:p>73</text:p>
          </table:table-cell>
          <table:table-cell office:value-type="float" office:value="5.39499998092651" calcext:value-type="float">
            <text:p>5.39499998092651</text:p>
          </table:table-cell>
          <table:table-cell office:value-type="float" office:value="1.06931757926941" calcext:value-type="float">
            <text:p>1.06931757926941</text:p>
          </table:table-cell>
          <table:table-cell office:value-type="float" office:value="1.25818979740143" calcext:value-type="float">
            <text:p>1.25818979740143</text:p>
          </table:table-cell>
          <table:table-cell office:value-type="float" office:value="0.65078467130661" calcext:value-type="float">
            <text:p>0.65078467130661</text:p>
          </table:table-cell>
          <table:table-cell office:value-type="float" office:value="0.208715528249741" calcext:value-type="float">
            <text:p>0.208715528249741</text:p>
          </table:table-cell>
          <table:table-cell office:value-type="float" office:value="0.220125883817673" calcext:value-type="float">
            <text:p>0.220125883817673</text:p>
          </table:table-cell>
          <table:table-cell office:value-type="float" office:value="0.0409037806093693" calcext:value-type="float">
            <text:p>0.0409037806093693</text:p>
          </table:table-cell>
          <table:table-cell office:value-type="float" office:value="1.94708442687988" calcext:value-type="float">
            <text:p>1.94708442687988</text:p>
          </table:table-cell>
          <table:table-cell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74" calcext:value-type="float">
            <text:p>74</text:p>
          </table:table-cell>
          <table:table-cell office:value-type="float" office:value="5.33599996566772" calcext:value-type="float">
            <text:p>5.33599996566772</text:p>
          </table:table-cell>
          <table:table-cell office:value-type="float" office:value="0.991012394428253" calcext:value-type="float">
            <text:p>0.991012394428253</text:p>
          </table:table-cell>
          <table:table-cell office:value-type="float" office:value="1.23908889293671" calcext:value-type="float">
            <text:p>1.23908889293671</text:p>
          </table:table-cell>
          <table:table-cell office:value-type="float" office:value="0.604590058326721" calcext:value-type="float">
            <text:p>0.604590058326721</text:p>
          </table:table-cell>
          <table:table-cell office:value-type="float" office:value="0.418421149253845" calcext:value-type="float">
            <text:p>0.418421149253845</text:p>
          </table:table-cell>
          <table:table-cell office:value-type="float" office:value="0.172170460224152" calcext:value-type="float">
            <text:p>0.172170460224152</text:p>
          </table:table-cell>
          <table:table-cell office:value-type="float" office:value="0.11980327218771" calcext:value-type="float">
            <text:p>0.11980327218771</text:p>
          </table:table-cell>
          <table:table-cell office:value-type="float" office:value="1.79117655754089" calcext:value-type="float">
            <text:p>1.79117655754089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75" calcext:value-type="float">
            <text:p>75</text:p>
          </table:table-cell>
          <table:table-cell office:value-type="float" office:value="5.32399988174438" calcext:value-type="float">
            <text:p>5.32399988174438</text:p>
          </table:table-cell>
          <table:table-cell office:value-type="float" office:value="1.2860119342804" calcext:value-type="float">
            <text:p>1.2860119342804</text:p>
          </table:table-cell>
          <table:table-cell office:value-type="float" office:value="1.34313309192657" calcext:value-type="float">
            <text:p>1.34313309192657</text:p>
          </table:table-cell>
          <table:table-cell office:value-type="float" office:value="0.687763452529907" calcext:value-type="float">
            <text:p>0.687763452529907</text:p>
          </table:table-cell>
          <table:table-cell office:value-type="float" office:value="0.175863519310951" calcext:value-type="float">
            <text:p>0.175863519310951</text:p>
          </table:table-cell>
          <table:table-cell office:value-type="float" office:value="0.0784016624093056" calcext:value-type="float">
            <text:p>0.0784016624093056</text:p>
          </table:table-cell>
          <table:table-cell office:value-type="float" office:value="0.0366369374096394" calcext:value-type="float">
            <text:p>0.0366369374096394</text:p>
          </table:table-cell>
          <table:table-cell office:value-type="float" office:value="1.71645927429199" calcext:value-type="float">
            <text:p>1.71645927429199</text:p>
          </table:table-cell>
          <table:table-cell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76" calcext:value-type="float">
            <text:p>76</text:p>
          </table:table-cell>
          <table:table-cell office:value-type="float" office:value="5.31099987030029" calcext:value-type="float">
            <text:p>5.31099987030029</text:p>
          </table:table-cell>
          <table:table-cell office:value-type="float" office:value="0.925579309463501" calcext:value-type="float">
            <text:p>0.925579309463501</text:p>
          </table:table-cell>
          <table:table-cell office:value-type="float" office:value="1.36821806430817" calcext:value-type="float">
            <text:p>1.36821806430817</text:p>
          </table:table-cell>
          <table:table-cell office:value-type="float" office:value="0.641022384166718" calcext:value-type="float">
            <text:p>0.641022384166718</text:p>
          </table:table-cell>
          <table:table-cell office:value-type="float" office:value="0.474307239055634" calcext:value-type="float">
            <text:p>0.474307239055634</text:p>
          </table:table-cell>
          <table:table-cell office:value-type="float" office:value="0.233818337321281" calcext:value-type="float">
            <text:p>0.233818337321281</text:p>
          </table:table-cell>
          <table:table-cell office:value-type="float" office:value="0.0552677810192108" calcext:value-type="float">
            <text:p>0.0552677810192108</text:p>
          </table:table-cell>
          <table:table-cell office:value-type="float" office:value="1.61232566833496" calcext:value-type="float">
            <text:p>1.61232566833496</text:p>
          </table:table-cell>
          <table:table-cell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77" calcext:value-type="float">
            <text:p>77</text:p>
          </table:table-cell>
          <table:table-cell office:value-type="float" office:value="5.29300022125244" calcext:value-type="float">
            <text:p>5.29300022125244</text:p>
          </table:table-cell>
          <table:table-cell office:value-type="float" office:value="1.22255623340607" calcext:value-type="float">
            <text:p>1.22255623340607</text:p>
          </table:table-cell>
          <table:table-cell office:value-type="float" office:value="0.96798300743103" calcext:value-type="float">
            <text:p>0.96798300743103</text:p>
          </table:table-cell>
          <table:table-cell office:value-type="float" office:value="0.701288521289825" calcext:value-type="float">
            <text:p>0.701288521289825</text:p>
          </table:table-cell>
          <table:table-cell office:value-type="float" office:value="0.255772292613983" calcext:value-type="float">
            <text:p>0.255772292613983</text:p>
          </table:table-cell>
          <table:table-cell office:value-type="float" office:value="0.248002976179123" calcext:value-type="float">
            <text:p>0.248002976179123</text:p>
          </table:table-cell>
          <table:table-cell office:value-type="float" office:value="0.0431031100451946" calcext:value-type="float">
            <text:p>0.0431031100451946</text:p>
          </table:table-cell>
          <table:table-cell office:value-type="float" office:value="1.85449242591858" calcext:value-type="float">
            <text:p>1.85449242591858</text:p>
          </table:table-cell>
          <table:table-cell/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78" calcext:value-type="float">
            <text:p>78</text:p>
          </table:table-cell>
          <table:table-cell office:value-type="float" office:value="5.27899980545044" calcext:value-type="float">
            <text:p>5.27899980545044</text:p>
          </table:table-cell>
          <table:table-cell office:value-type="float" office:value="0.951484382152557" calcext:value-type="float">
            <text:p>0.951484382152557</text:p>
          </table:table-cell>
          <table:table-cell office:value-type="float" office:value="1.13785350322723" calcext:value-type="float">
            <text:p>1.13785350322723</text:p>
          </table:table-cell>
          <table:table-cell office:value-type="float" office:value="0.541452050209045" calcext:value-type="float">
            <text:p>0.541452050209045</text:p>
          </table:table-cell>
          <table:table-cell office:value-type="float" office:value="0.260287940502167" calcext:value-type="float">
            <text:p>0.260287940502167</text:p>
          </table:table-cell>
          <table:table-cell office:value-type="float" office:value="0.319931447505951" calcext:value-type="float">
            <text:p>0.319931447505951</text:p>
          </table:table-cell>
          <table:table-cell office:value-type="float" office:value="0.0574716180562973" calcext:value-type="float">
            <text:p>0.0574716180562973</text:p>
          </table:table-cell>
          <table:table-cell office:value-type="float" office:value="2.01054072380066" calcext:value-type="float">
            <text:p>2.01054072380066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79" calcext:value-type="float">
            <text:p>79</text:p>
          </table:table-cell>
          <table:table-cell office:value-type="float" office:value="5.27299976348877" calcext:value-type="float">
            <text:p>5.27299976348877</text:p>
          </table:table-cell>
          <table:table-cell office:value-type="float" office:value="1.08116579055786" calcext:value-type="float">
            <text:p>1.08116579055786</text:p>
          </table:table-cell>
          <table:table-cell office:value-type="float" office:value="1.16083741188049" calcext:value-type="float">
            <text:p>1.16083741188049</text:p>
          </table:table-cell>
          <table:table-cell office:value-type="float" office:value="0.741415500640869" calcext:value-type="float">
            <text:p>0.741415500640869</text:p>
          </table:table-cell>
          <table:table-cell office:value-type="float" office:value="0.472787708044052" calcext:value-type="float">
            <text:p>0.472787708044052</text:p>
          </table:table-cell>
          <table:table-cell office:value-type="float" office:value="0.0288068410009146" calcext:value-type="float">
            <text:p>0.0288068410009146</text:p>
          </table:table-cell>
          <table:table-cell office:value-type="float" office:value="0.0227942746132612" calcext:value-type="float">
            <text:p>0.0227942746132612</text:p>
          </table:table-cell>
          <table:table-cell office:value-type="float" office:value="1.76493859291077" calcext:value-type="float">
            <text:p>1.76493859291077</text:p>
          </table:table-cell>
          <table:table-cell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80" calcext:value-type="float">
            <text:p>80</text:p>
          </table:table-cell>
          <table:table-cell office:value-type="float" office:value="5.26900005340576" calcext:value-type="float">
            <text:p>5.26900005340576</text:p>
          </table:table-cell>
          <table:table-cell office:value-type="float" office:value="0.72688353061676" calcext:value-type="float">
            <text:p>0.72688353061676</text:p>
          </table:table-cell>
          <table:table-cell office:value-type="float" office:value="0.672690689563751" calcext:value-type="float">
            <text:p>0.672690689563751</text:p>
          </table:table-cell>
          <table:table-cell office:value-type="float" office:value="0.402047783136368" calcext:value-type="float">
            <text:p>0.402047783136368</text:p>
          </table:table-cell>
          <table:table-cell office:value-type="float" office:value="0.23521526157856" calcext:value-type="float">
            <text:p>0.23521526157856</text:p>
          </table:table-cell>
          <table:table-cell office:value-type="float" office:value="0.315446019172668" calcext:value-type="float">
            <text:p>0.315446019172668</text:p>
          </table:table-cell>
          <table:table-cell office:value-type="float" office:value="0.124348066747189" calcext:value-type="float">
            <text:p>0.124348066747189</text:p>
          </table:table-cell>
          <table:table-cell office:value-type="float" office:value="2.79248929023743" calcext:value-type="float">
            <text:p>2.79248929023743</text:p>
          </table:table-cell>
          <table:table-cell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81" calcext:value-type="float">
            <text:p>81</text:p>
          </table:table-cell>
          <table:table-cell office:value-type="float" office:value="5.26200008392334" calcext:value-type="float">
            <text:p>5.26200008392334</text:p>
          </table:table-cell>
          <table:table-cell office:value-type="float" office:value="0.995538592338562" calcext:value-type="float">
            <text:p>0.995538592338562</text:p>
          </table:table-cell>
          <table:table-cell office:value-type="float" office:value="1.27444469928741" calcext:value-type="float">
            <text:p>1.27444469928741</text:p>
          </table:table-cell>
          <table:table-cell office:value-type="float" office:value="0.492345720529556" calcext:value-type="float">
            <text:p>0.492345720529556</text:p>
          </table:table-cell>
          <table:table-cell office:value-type="float" office:value="0.443323463201523" calcext:value-type="float">
            <text:p>0.443323463201523</text:p>
          </table:table-cell>
          <table:table-cell office:value-type="float" office:value="0.611704587936401" calcext:value-type="float">
            <text:p>0.611704587936401</text:p>
          </table:table-cell>
          <table:table-cell office:value-type="float" office:value="0.0153171354904771" calcext:value-type="float">
            <text:p>0.0153171354904771</text:p>
          </table:table-cell>
          <table:table-cell office:value-type="float" office:value="1.42947697639465" calcext:value-type="float">
            <text:p>1.42947697639465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82" calcext:value-type="float">
            <text:p>82</text:p>
          </table:table-cell>
          <table:table-cell office:value-type="float" office:value="5.25" calcext:value-type="float">
            <text:p>5.25</text:p>
          </table:table-cell>
          <table:table-cell office:value-type="float" office:value="1.12843120098114" calcext:value-type="float">
            <text:p>1.12843120098114</text:p>
          </table:table-cell>
          <table:table-cell office:value-type="float" office:value="1.43133759498596" calcext:value-type="float">
            <text:p>1.43133759498596</text:p>
          </table:table-cell>
          <table:table-cell office:value-type="float" office:value="0.617144227027893" calcext:value-type="float">
            <text:p>0.617144227027893</text:p>
          </table:table-cell>
          <table:table-cell office:value-type="float" office:value="0.153997123241425" calcext:value-type="float">
            <text:p>0.153997123241425</text:p>
          </table:table-cell>
          <table:table-cell office:value-type="float" office:value="0.0650196298956871" calcext:value-type="float">
            <text:p>0.0650196298956871</text:p>
          </table:table-cell>
          <table:table-cell office:value-type="float" office:value="0.0644911229610443" calcext:value-type="float">
            <text:p>0.0644911229610443</text:p>
          </table:table-cell>
          <table:table-cell office:value-type="float" office:value="1.78946375846863" calcext:value-type="float">
            <text:p>1.78946375846863</text:p>
          </table:table-cell>
          <table:table-cell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83" calcext:value-type="float">
            <text:p>83</text:p>
          </table:table-cell>
          <table:table-cell office:value-type="float" office:value="5.23699998855591" calcext:value-type="float">
            <text:p>5.23699998855591</text:p>
          </table:table-cell>
          <table:table-cell office:value-type="float" office:value="1.12112903594971" calcext:value-type="float">
            <text:p>1.12112903594971</text:p>
          </table:table-cell>
          <table:table-cell office:value-type="float" office:value="1.23837649822235" calcext:value-type="float">
            <text:p>1.23837649822235</text:p>
          </table:table-cell>
          <table:table-cell office:value-type="float" office:value="0.667464673519135" calcext:value-type="float">
            <text:p>0.667464673519135</text:p>
          </table:table-cell>
          <table:table-cell office:value-type="float" office:value="0.194989055395126" calcext:value-type="float">
            <text:p>0.194989055395126</text:p>
          </table:table-cell>
          <table:table-cell office:value-type="float" office:value="0.197911024093628" calcext:value-type="float">
            <text:p>0.197911024093628</text:p>
          </table:table-cell>
          <table:table-cell office:value-type="float" office:value="0.0881741940975189" calcext:value-type="float">
            <text:p>0.0881741940975189</text:p>
          </table:table-cell>
          <table:table-cell office:value-type="float" office:value="1.72919154167175" calcext:value-type="float">
            <text:p>1.72919154167175</text:p>
          </table:table-cell>
          <table:table-cell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84" calcext:value-type="float">
            <text:p>84</text:p>
          </table:table-cell>
          <table:table-cell office:value-type="float" office:value="5.2350001335144" calcext:value-type="float">
            <text:p>5.2350001335144</text:p>
          </table:table-cell>
          <table:table-cell office:value-type="float" office:value="0.878114581108093" calcext:value-type="float">
            <text:p>0.878114581108093</text:p>
          </table:table-cell>
          <table:table-cell office:value-type="float" office:value="0.774864435195923" calcext:value-type="float">
            <text:p>0.774864435195923</text:p>
          </table:table-cell>
          <table:table-cell office:value-type="float" office:value="0.59771066904068" calcext:value-type="float">
            <text:p>0.59771066904068</text:p>
          </table:table-cell>
          <table:table-cell office:value-type="float" office:value="0.408158332109451" calcext:value-type="float">
            <text:p>0.408158332109451</text:p>
          </table:table-cell>
          <table:table-cell office:value-type="float" office:value="0.0322099551558495" calcext:value-type="float">
            <text:p>0.0322099551558495</text:p>
          </table:table-cell>
          <table:table-cell office:value-type="float" office:value="0.0877631828188896" calcext:value-type="float">
            <text:p>0.0877631828188896</text:p>
          </table:table-cell>
          <table:table-cell office:value-type="float" office:value="2.45618939399719" calcext:value-type="float">
            <text:p>2.45618939399719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85" calcext:value-type="float">
            <text:p>85</text:p>
          </table:table-cell>
          <table:table-cell office:value-type="float" office:value="5.23400020599365" calcext:value-type="float">
            <text:p>5.23400020599365</text:p>
          </table:table-cell>
          <table:table-cell office:value-type="float" office:value="1.15360176563263" calcext:value-type="float">
            <text:p>1.15360176563263</text:p>
          </table:table-cell>
          <table:table-cell office:value-type="float" office:value="1.15240025520325" calcext:value-type="float">
            <text:p>1.15240025520325</text:p>
          </table:table-cell>
          <table:table-cell office:value-type="float" office:value="0.540775775909424" calcext:value-type="float">
            <text:p>0.540775775909424</text:p>
          </table:table-cell>
          <table:table-cell office:value-type="float" office:value="0.398155838251114" calcext:value-type="float">
            <text:p>0.398155838251114</text:p>
          </table:table-cell>
          <table:table-cell office:value-type="float" office:value="0.0452693402767181" calcext:value-type="float">
            <text:p>0.0452693402767181</text:p>
          </table:table-cell>
          <table:table-cell office:value-type="float" office:value="0.180987507104874" calcext:value-type="float">
            <text:p>0.180987507104874</text:p>
          </table:table-cell>
          <table:table-cell office:value-type="float" office:value="1.76248168945312" calcext:value-type="float">
            <text:p>1.76248168945312</text:p>
          </table:table-cell>
          <table:table-cell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86" calcext:value-type="float">
            <text:p>86</text:p>
          </table:table-cell>
          <table:table-cell office:value-type="float" office:value="5.23000001907349" calcext:value-type="float">
            <text:p>5.23000001907349</text:p>
          </table:table-cell>
          <table:table-cell office:value-type="float" office:value="1.07937383651733" calcext:value-type="float">
            <text:p>1.07937383651733</text:p>
          </table:table-cell>
          <table:table-cell office:value-type="float" office:value="1.40241670608521" calcext:value-type="float">
            <text:p>1.40241670608521</text:p>
          </table:table-cell>
          <table:table-cell office:value-type="float" office:value="0.574873745441437" calcext:value-type="float">
            <text:p>0.574873745441437</text:p>
          </table:table-cell>
          <table:table-cell office:value-type="float" office:value="0.55258983373642" calcext:value-type="float">
            <text:p>0.55258983373642</text:p>
          </table:table-cell>
          <table:table-cell office:value-type="float" office:value="0.186967849731445" calcext:value-type="float">
            <text:p>0.186967849731445</text:p>
          </table:table-cell>
          <table:table-cell office:value-type="float" office:value="0.113945253193378" calcext:value-type="float">
            <text:p>0.113945253193378</text:p>
          </table:table-cell>
          <table:table-cell office:value-type="float" office:value="1.31946516036987" calcext:value-type="float">
            <text:p>1.31946516036987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87" calcext:value-type="float">
            <text:p>87</text:p>
          </table:table-cell>
          <table:table-cell office:value-type="float" office:value="5.22700023651123" calcext:value-type="float">
            <text:p>5.22700023651123</text:p>
          </table:table-cell>
          <table:table-cell office:value-type="float" office:value="1.28948748111725" calcext:value-type="float">
            <text:p>1.28948748111725</text:p>
          </table:table-cell>
          <table:table-cell office:value-type="float" office:value="1.23941457271576" calcext:value-type="float">
            <text:p>1.23941457271576</text:p>
          </table:table-cell>
          <table:table-cell office:value-type="float" office:value="0.810198903083801" calcext:value-type="float">
            <text:p>0.810198903083801</text:p>
          </table:table-cell>
          <table:table-cell office:value-type="float" office:value="0.0957312509417534" calcext:value-type="float">
            <text:p>0.0957312509417534</text:p>
          </table:table-cell>
          <table:table-cell office:value-type="float" office:value="0" calcext:value-type="float">
            <text:p>0</text:p>
          </table:table-cell>
          <table:table-cell office:value-type="float" office:value="0.04328977689147" calcext:value-type="float">
            <text:p>0.04328977689147</text:p>
          </table:table-cell>
          <table:table-cell office:value-type="float" office:value="1.74922156333923" calcext:value-type="float">
            <text:p>1.74922156333923</text:p>
          </table:table-cell>
          <table:table-cell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88" calcext:value-type="float">
            <text:p>88</text:p>
          </table:table-cell>
          <table:table-cell office:value-type="float" office:value="5.22499990463257" calcext:value-type="float">
            <text:p>5.22499990463257</text:p>
          </table:table-cell>
          <table:table-cell office:value-type="float" office:value="1.07498753070831" calcext:value-type="float">
            <text:p>1.07498753070831</text:p>
          </table:table-cell>
          <table:table-cell office:value-type="float" office:value="1.12962424755096" calcext:value-type="float">
            <text:p>1.12962424755096</text:p>
          </table:table-cell>
          <table:table-cell office:value-type="float" office:value="0.735081076622009" calcext:value-type="float">
            <text:p>0.735081076622009</text:p>
          </table:table-cell>
          <table:table-cell office:value-type="float" office:value="0.288515985012054" calcext:value-type="float">
            <text:p>0.288515985012054</text:p>
          </table:table-cell>
          <table:table-cell office:value-type="float" office:value="0.264450758695602" calcext:value-type="float">
            <text:p>0.264450758695602</text:p>
          </table:table-cell>
          <table:table-cell office:value-type="float" office:value="0.037513829767704" calcext:value-type="float">
            <text:p>0.037513829767704</text:p>
          </table:table-cell>
          <table:table-cell office:value-type="float" office:value="1.69507384300232" calcext:value-type="float">
            <text:p>1.69507384300232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89" calcext:value-type="float">
            <text:p>89</text:p>
          </table:table-cell>
          <table:table-cell office:value-type="float" office:value="5.19500017166138" calcext:value-type="float">
            <text:p>5.19500017166138</text:p>
          </table:table-cell>
          <table:table-cell office:value-type="float" office:value="1.3151752948761" calcext:value-type="float">
            <text:p>1.3151752948761</text:p>
          </table:table-cell>
          <table:table-cell office:value-type="float" office:value="1.36704301834106" calcext:value-type="float">
            <text:p>1.36704301834106</text:p>
          </table:table-cell>
          <table:table-cell office:value-type="float" office:value="0.795843541622162" calcext:value-type="float">
            <text:p>0.795843541622162</text:p>
          </table:table-cell>
          <table:table-cell office:value-type="float" office:value="0.498465299606323" calcext:value-type="float">
            <text:p>0.498465299606323</text:p>
          </table:table-cell>
          <table:table-cell office:value-type="float" office:value="0.0951027125120163" calcext:value-type="float">
            <text:p>0.0951027125120163</text:p>
          </table:table-cell>
          <table:table-cell office:value-type="float" office:value="0.0158694516867399" calcext:value-type="float">
            <text:p>0.0158694516867399</text:p>
          </table:table-cell>
          <table:table-cell office:value-type="float" office:value="1.10768270492554" calcext:value-type="float">
            <text:p>1.10768270492554</text:p>
          </table:table-cell>
          <table:table-cell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90" calcext:value-type="float">
            <text:p>90</text:p>
          </table:table-cell>
          <table:table-cell office:value-type="float" office:value="5.18200016021729" calcext:value-type="float">
            <text:p>5.18200016021729</text:p>
          </table:table-cell>
          <table:table-cell office:value-type="float" office:value="0.982409417629242" calcext:value-type="float">
            <text:p>0.982409417629242</text:p>
          </table:table-cell>
          <table:table-cell office:value-type="float" office:value="1.0693359375" calcext:value-type="float">
            <text:p>1.0693359375</text:p>
          </table:table-cell>
          <table:table-cell office:value-type="float" office:value="0.705186307430267" calcext:value-type="float">
            <text:p>0.705186307430267</text:p>
          </table:table-cell>
          <table:table-cell office:value-type="float" office:value="0.204403176903725" calcext:value-type="float">
            <text:p>0.204403176903725</text:p>
          </table:table-cell>
          <table:table-cell office:value-type="float" office:value="0.328867495059967" calcext:value-type="float">
            <text:p>0.328867495059967</text:p>
          </table:table-cell>
          <table:table-cell office:value-type="float" office:value="0" calcext:value-type="float">
            <text:p>0</text:p>
          </table:table-cell>
          <table:table-cell office:value-type="float" office:value="1.89217257499695" calcext:value-type="float">
            <text:p>1.89217257499695</text:p>
          </table:table-cell>
          <table:table-cell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91" calcext:value-type="float">
            <text:p>91</text:p>
          </table:table-cell>
          <table:table-cell office:value-type="float" office:value="5.18100023269653" calcext:value-type="float">
            <text:p>5.18100023269653</text:p>
          </table:table-cell>
          <table:table-cell office:value-type="float" office:value="0.730573117733002" calcext:value-type="float">
            <text:p>0.730573117733002</text:p>
          </table:table-cell>
          <table:table-cell office:value-type="float" office:value="1.14394497871399" calcext:value-type="float">
            <text:p>1.14394497871399</text:p>
          </table:table-cell>
          <table:table-cell office:value-type="float" office:value="0.582569479942322" calcext:value-type="float">
            <text:p>0.582569479942322</text:p>
          </table:table-cell>
          <table:table-cell office:value-type="float" office:value="0.348079860210419" calcext:value-type="float">
            <text:p>0.348079860210419</text:p>
          </table:table-cell>
          <table:table-cell office:value-type="float" office:value="0.236188873648643" calcext:value-type="float">
            <text:p>0.236188873648643</text:p>
          </table:table-cell>
          <table:table-cell office:value-type="float" office:value="0.0733454525470734" calcext:value-type="float">
            <text:p>0.0733454525470734</text:p>
          </table:table-cell>
          <table:table-cell office:value-type="float" office:value="2.06581115722656" calcext:value-type="float">
            <text:p>2.06581115722656</text:p>
          </table:table-cell>
          <table:table-cell/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92" calcext:value-type="float">
            <text:p>92</text:p>
          </table:table-cell>
          <table:table-cell office:value-type="float" office:value="5.17500019073486" calcext:value-type="float">
            <text:p>5.17500019073486</text:p>
          </table:table-cell>
          <table:table-cell office:value-type="float" office:value="1.06457793712616" calcext:value-type="float">
            <text:p>1.06457793712616</text:p>
          </table:table-cell>
          <table:table-cell office:value-type="float" office:value="1.20789301395416" calcext:value-type="float">
            <text:p>1.20789301395416</text:p>
          </table:table-cell>
          <table:table-cell office:value-type="float" office:value="0.644948184490204" calcext:value-type="float">
            <text:p>0.644948184490204</text:p>
          </table:table-cell>
          <table:table-cell office:value-type="float" office:value="0.325905978679657" calcext:value-type="float">
            <text:p>0.325905978679657</text:p>
          </table:table-cell>
          <table:table-cell office:value-type="float" office:value="0.25376096367836" calcext:value-type="float">
            <text:p>0.25376096367836</text:p>
          </table:table-cell>
          <table:table-cell office:value-type="float" office:value="0.0602777935564518" calcext:value-type="float">
            <text:p>0.0602777935564518</text:p>
          </table:table-cell>
          <table:table-cell office:value-type="float" office:value="1.6174693107605" calcext:value-type="float">
            <text:p>1.6174693107605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93" calcext:value-type="float">
            <text:p>93</text:p>
          </table:table-cell>
          <table:table-cell office:value-type="float" office:value="5.15100002288818" calcext:value-type="float">
            <text:p>5.15100002288818</text:p>
          </table:table-cell>
          <table:table-cell office:value-type="float" office:value="0.0226431842893362" calcext:value-type="float">
            <text:p>0.0226431842893362</text:p>
          </table:table-cell>
          <table:table-cell office:value-type="float" office:value="0.721151351928711" calcext:value-type="float">
            <text:p>0.721151351928711</text:p>
          </table:table-cell>
          <table:table-cell office:value-type="float" office:value="0.113989137113094" calcext:value-type="float">
            <text:p>0.113989137113094</text:p>
          </table:table-cell>
          <table:table-cell office:value-type="float" office:value="0.602126955986023" calcext:value-type="float">
            <text:p>0.602126955986023</text:p>
          </table:table-cell>
          <table:table-cell office:value-type="float" office:value="0.291631311178207" calcext:value-type="float">
            <text:p>0.291631311178207</text:p>
          </table:table-cell>
          <table:table-cell office:value-type="float" office:value="0.282410323619843" calcext:value-type="float">
            <text:p>0.282410323619843</text:p>
          </table:table-cell>
          <table:table-cell office:value-type="float" office:value="3.11748456954956" calcext:value-type="float">
            <text:p>3.11748456954956</text:p>
          </table:table-cell>
          <table:table-cell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94" calcext:value-type="float">
            <text:p>94</text:p>
          </table:table-cell>
          <table:table-cell office:value-type="float" office:value="5.07399988174438" calcext:value-type="float">
            <text:p>5.07399988174438</text:p>
          </table:table-cell>
          <table:table-cell office:value-type="float" office:value="0.788547575473785" calcext:value-type="float">
            <text:p>0.788547575473785</text:p>
          </table:table-cell>
          <table:table-cell office:value-type="float" office:value="1.27749133110046" calcext:value-type="float">
            <text:p>1.27749133110046</text:p>
          </table:table-cell>
          <table:table-cell office:value-type="float" office:value="0.652168989181519" calcext:value-type="float">
            <text:p>0.652168989181519</text:p>
          </table:table-cell>
          <table:table-cell office:value-type="float" office:value="0.571055591106415" calcext:value-type="float">
            <text:p>0.571055591106415</text:p>
          </table:table-cell>
          <table:table-cell office:value-type="float" office:value="0.234968051314354" calcext:value-type="float">
            <text:p>0.234968051314354</text:p>
          </table:table-cell>
          <table:table-cell office:value-type="float" office:value="0.0876332372426987" calcext:value-type="float">
            <text:p>0.0876332372426987</text:p>
          </table:table-cell>
          <table:table-cell office:value-type="float" office:value="1.46231865882874" calcext:value-type="float">
            <text:p>1.46231865882874</text:p>
          </table:table-cell>
          <table:table-cell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95" calcext:value-type="float">
            <text:p>95</text:p>
          </table:table-cell>
          <table:table-cell office:value-type="float" office:value="5.07399988174438" calcext:value-type="float">
            <text:p>5.07399988174438</text:p>
          </table:table-cell>
          <table:table-cell office:value-type="float" office:value="0.783756256103516" calcext:value-type="float">
            <text:p>0.783756256103516</text:p>
          </table:table-cell>
          <table:table-cell office:value-type="float" office:value="1.21577048301697" calcext:value-type="float">
            <text:p>1.21577048301697</text:p>
          </table:table-cell>
          <table:table-cell office:value-type="float" office:value="0.0569157302379608" calcext:value-type="float">
            <text:p>0.0569157302379608</text:p>
          </table:table-cell>
          <table:table-cell office:value-type="float" office:value="0.394952565431595" calcext:value-type="float">
            <text:p>0.394952565431595</text:p>
          </table:table-cell>
          <table:table-cell office:value-type="float" office:value="0.230947196483612" calcext:value-type="float">
            <text:p>0.230947196483612</text:p>
          </table:table-cell>
          <table:table-cell office:value-type="float" office:value="0.0261215660721064" calcext:value-type="float">
            <text:p>0.0261215660721064</text:p>
          </table:table-cell>
          <table:table-cell office:value-type="float" office:value="2.36539053916931" calcext:value-type="float">
            <text:p>2.36539053916931</text:p>
          </table:table-cell>
          <table:table-cell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96" calcext:value-type="float">
            <text:p>96</text:p>
          </table:table-cell>
          <table:table-cell office:value-type="float" office:value="5.04099988937378" calcext:value-type="float">
            <text:p>5.04099988937378</text:p>
          </table:table-cell>
          <table:table-cell office:value-type="float" office:value="0.524713635444641" calcext:value-type="float">
            <text:p>0.524713635444641</text:p>
          </table:table-cell>
          <table:table-cell office:value-type="float" office:value="1.27146327495575" calcext:value-type="float">
            <text:p>1.27146327495575</text:p>
          </table:table-cell>
          <table:table-cell office:value-type="float" office:value="0.529235124588013" calcext:value-type="float">
            <text:p>0.529235124588013</text:p>
          </table:table-cell>
          <table:table-cell office:value-type="float" office:value="0.471566706895828" calcext:value-type="float">
            <text:p>0.471566706895828</text:p>
          </table:table-cell>
          <table:table-cell office:value-type="float" office:value="0.248997643589973" calcext:value-type="float">
            <text:p>0.248997643589973</text:p>
          </table:table-cell>
          <table:table-cell office:value-type="float" office:value="0.146377146244049" calcext:value-type="float">
            <text:p>0.146377146244049</text:p>
          </table:table-cell>
          <table:table-cell office:value-type="float" office:value="1.84904932975769" calcext:value-type="float">
            <text:p>1.84904932975769</text:p>
          </table:table-cell>
          <table:table-cell/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97" calcext:value-type="float">
            <text:p>97</text:p>
          </table:table-cell>
          <table:table-cell office:value-type="float" office:value="5.01100015640259" calcext:value-type="float">
            <text:p>5.01100015640259</text:p>
          </table:table-cell>
          <table:table-cell office:value-type="float" office:value="0.885416388511658" calcext:value-type="float">
            <text:p>0.885416388511658</text:p>
          </table:table-cell>
          <table:table-cell office:value-type="float" office:value="1.34012651443481" calcext:value-type="float">
            <text:p>1.34012651443481</text:p>
          </table:table-cell>
          <table:table-cell office:value-type="float" office:value="0.495879292488098" calcext:value-type="float">
            <text:p>0.495879292488098</text:p>
          </table:table-cell>
          <table:table-cell office:value-type="float" office:value="0.501537680625916" calcext:value-type="float">
            <text:p>0.501537680625916</text:p>
          </table:table-cell>
          <table:table-cell office:value-type="float" office:value="0.474054545164108" calcext:value-type="float">
            <text:p>0.474054545164108</text:p>
          </table:table-cell>
          <table:table-cell office:value-type="float" office:value="0.173380389809608" calcext:value-type="float">
            <text:p>0.173380389809608</text:p>
          </table:table-cell>
          <table:table-cell office:value-type="float" office:value="1.14018440246582" calcext:value-type="float">
            <text:p>1.14018440246582</text:p>
          </table:table-cell>
          <table:table-cell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98" calcext:value-type="float">
            <text:p>98</text:p>
          </table:table-cell>
          <table:table-cell office:value-type="float" office:value="5.00400018692017" calcext:value-type="float">
            <text:p>5.00400018692017</text:p>
          </table:table-cell>
          <table:table-cell office:value-type="float" office:value="0.596220076084137" calcext:value-type="float">
            <text:p>0.596220076084137</text:p>
          </table:table-cell>
          <table:table-cell office:value-type="float" office:value="1.39423859119415" calcext:value-type="float">
            <text:p>1.39423859119415</text:p>
          </table:table-cell>
          <table:table-cell office:value-type="float" office:value="0.553457796573639" calcext:value-type="float">
            <text:p>0.553457796573639</text:p>
          </table:table-cell>
          <table:table-cell office:value-type="float" office:value="0.454943388700485" calcext:value-type="float">
            <text:p>0.454943388700485</text:p>
          </table:table-cell>
          <table:table-cell office:value-type="float" office:value="0.42858037352562" calcext:value-type="float">
            <text:p>0.42858037352562</text:p>
          </table:table-cell>
          <table:table-cell office:value-type="float" office:value="0.0394391790032387" calcext:value-type="float">
            <text:p>0.0394391790032387</text:p>
          </table:table-cell>
          <table:table-cell office:value-type="float" office:value="1.53672313690186" calcext:value-type="float">
            <text:p>1.53672313690186</text:p>
          </table:table-cell>
          <table:table-cell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99" calcext:value-type="float">
            <text:p>99</text:p>
          </table:table-cell>
          <table:table-cell office:value-type="float" office:value="4.96199989318848" calcext:value-type="float">
            <text:p>4.96199989318848</text:p>
          </table:table-cell>
          <table:table-cell office:value-type="float" office:value="0.479820191860199" calcext:value-type="float">
            <text:p>0.479820191860199</text:p>
          </table:table-cell>
          <table:table-cell office:value-type="float" office:value="1.17928326129913" calcext:value-type="float">
            <text:p>1.17928326129913</text:p>
          </table:table-cell>
          <table:table-cell office:value-type="float" office:value="0.504130780696869" calcext:value-type="float">
            <text:p>0.504130780696869</text:p>
          </table:table-cell>
          <table:table-cell office:value-type="float" office:value="0.440305948257446" calcext:value-type="float">
            <text:p>0.440305948257446</text:p>
          </table:table-cell>
          <table:table-cell office:value-type="float" office:value="0.394096165895462" calcext:value-type="float">
            <text:p>0.394096165895462</text:p>
          </table:table-cell>
          <table:table-cell office:value-type="float" office:value="0.0729755461215973" calcext:value-type="float">
            <text:p>0.0729755461215973</text:p>
          </table:table-cell>
          <table:table-cell office:value-type="float" office:value="1.8912410736084" calcext:value-type="float">
            <text:p>1.8912410736084</text:p>
          </table:table-cell>
          <table:table-cell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100" calcext:value-type="float">
            <text:p>100</text:p>
          </table:table-cell>
          <table:table-cell office:value-type="float" office:value="4.95499992370605" calcext:value-type="float">
            <text:p>4.95499992370605</text:p>
          </table:table-cell>
          <table:table-cell office:value-type="float" office:value="1.02723586559296" calcext:value-type="float">
            <text:p>1.02723586559296</text:p>
          </table:table-cell>
          <table:table-cell office:value-type="float" office:value="1.4930112361908" calcext:value-type="float">
            <text:p>1.4930112361908</text:p>
          </table:table-cell>
          <table:table-cell office:value-type="float" office:value="0.557783484458923" calcext:value-type="float">
            <text:p>0.557783484458923</text:p>
          </table:table-cell>
          <table:table-cell office:value-type="float" office:value="0.394143968820572" calcext:value-type="float">
            <text:p>0.394143968820572</text:p>
          </table:table-cell>
          <table:table-cell office:value-type="float" office:value="0.338464230298996" calcext:value-type="float">
            <text:p>0.338464230298996</text:p>
          </table:table-cell>
          <table:table-cell office:value-type="float" office:value="0.0329022891819477" calcext:value-type="float">
            <text:p>0.0329022891819477</text:p>
          </table:table-cell>
          <table:table-cell office:value-type="float" office:value="1.11129236221313" calcext:value-type="float">
            <text:p>1.11129236221313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01" calcext:value-type="float">
            <text:p>101</text:p>
          </table:table-cell>
          <table:table-cell office:value-type="float" office:value="4.8289999961853" calcext:value-type="float">
            <text:p>4.8289999961853</text:p>
          </table:table-cell>
          <table:table-cell office:value-type="float" office:value="1.05469870567322" calcext:value-type="float">
            <text:p>1.05469870567322</text:p>
          </table:table-cell>
          <table:table-cell office:value-type="float" office:value="1.38478863239288" calcext:value-type="float">
            <text:p>1.38478863239288</text:p>
          </table:table-cell>
          <table:table-cell office:value-type="float" office:value="0.187080070376396" calcext:value-type="float">
            <text:p>0.187080070376396</text:p>
          </table:table-cell>
          <table:table-cell office:value-type="float" office:value="0.479246735572815" calcext:value-type="float">
            <text:p>0.479246735572815</text:p>
          </table:table-cell>
          <table:table-cell office:value-type="float" office:value="0.139362379908562" calcext:value-type="float">
            <text:p>0.139362379908562</text:p>
          </table:table-cell>
          <table:table-cell office:value-type="float" office:value="0.0725094974040985" calcext:value-type="float">
            <text:p>0.0725094974040985</text:p>
          </table:table-cell>
          <table:table-cell office:value-type="float" office:value="1.51090860366821" calcext:value-type="float">
            <text:p>1.51090860366821</text:p>
          </table:table-cell>
          <table:table-cell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02" calcext:value-type="float">
            <text:p>102</text:p>
          </table:table-cell>
          <table:table-cell office:value-type="float" office:value="4.80499982833862" calcext:value-type="float">
            <text:p>4.80499982833862</text:p>
          </table:table-cell>
          <table:table-cell office:value-type="float" office:value="1.00726580619812" calcext:value-type="float">
            <text:p>1.00726580619812</text:p>
          </table:table-cell>
          <table:table-cell office:value-type="float" office:value="0.868351459503174" calcext:value-type="float">
            <text:p>0.868351459503174</text:p>
          </table:table-cell>
          <table:table-cell office:value-type="float" office:value="0.613212049007416" calcext:value-type="float">
            <text:p>0.613212049007416</text:p>
          </table:table-cell>
          <table:table-cell office:value-type="float" office:value="0.289680689573288" calcext:value-type="float">
            <text:p>0.289680689573288</text:p>
          </table:table-cell>
          <table:table-cell office:value-type="float" office:value="0.0496933571994305" calcext:value-type="float">
            <text:p>0.0496933571994305</text:p>
          </table:table-cell>
          <table:table-cell office:value-type="float" office:value="0.0867231488227844" calcext:value-type="float">
            <text:p>0.0867231488227844</text:p>
          </table:table-cell>
          <table:table-cell office:value-type="float" office:value="1.89025115966797" calcext:value-type="float">
            <text:p>1.89025115966797</text:p>
          </table:table-cell>
          <table:table-cell/>
        </table:table-row>
        <table:table-row table:style-name="ro1">
          <table:table-cell office:value-type="string" calcext:value-type="string">
            <text:p>Palestinian Territories</text:p>
          </table:table-cell>
          <table:table-cell office:value-type="float" office:value="103" calcext:value-type="float">
            <text:p>103</text:p>
          </table:table-cell>
          <table:table-cell office:value-type="float" office:value="4.77500009536743" calcext:value-type="float">
            <text:p>4.77500009536743</text:p>
          </table:table-cell>
          <table:table-cell office:value-type="float" office:value="0.716249227523804" calcext:value-type="float">
            <text:p>0.716249227523804</text:p>
          </table:table-cell>
          <table:table-cell office:value-type="float" office:value="1.15564715862274" calcext:value-type="float">
            <text:p>1.15564715862274</text:p>
          </table:table-cell>
          <table:table-cell office:value-type="float" office:value="0.565666973590851" calcext:value-type="float">
            <text:p>0.565666973590851</text:p>
          </table:table-cell>
          <table:table-cell office:value-type="float" office:value="0.25471106171608" calcext:value-type="float">
            <text:p>0.25471106171608</text:p>
          </table:table-cell>
          <table:table-cell office:value-type="float" office:value="0.114173173904419" calcext:value-type="float">
            <text:p>0.114173173904419</text:p>
          </table:table-cell>
          <table:table-cell office:value-type="float" office:value="0.0892826020717621" calcext:value-type="float">
            <text:p>0.0892826020717621</text:p>
          </table:table-cell>
          <table:table-cell office:value-type="float" office:value="1.8788902759552" calcext:value-type="float">
            <text:p>1.8788902759552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04" calcext:value-type="float">
            <text:p>104</text:p>
          </table:table-cell>
          <table:table-cell office:value-type="float" office:value="4.7350001335144" calcext:value-type="float">
            <text:p>4.7350001335144</text:p>
          </table:table-cell>
          <table:table-cell office:value-type="float" office:value="0.989701807498932" calcext:value-type="float">
            <text:p>0.989701807498932</text:p>
          </table:table-cell>
          <table:table-cell office:value-type="float" office:value="0.997471392154694" calcext:value-type="float">
            <text:p>0.997471392154694</text:p>
          </table:table-cell>
          <table:table-cell office:value-type="float" office:value="0.520187258720398" calcext:value-type="float">
            <text:p>0.520187258720398</text:p>
          </table:table-cell>
          <table:table-cell office:value-type="float" office:value="0.282110154628754" calcext:value-type="float">
            <text:p>0.282110154628754</text:p>
          </table:table-cell>
          <table:table-cell office:value-type="float" office:value="0.128631442785263" calcext:value-type="float">
            <text:p>0.128631442785263</text:p>
          </table:table-cell>
          <table:table-cell office:value-type="float" office:value="0.114381365478039" calcext:value-type="float">
            <text:p>0.114381365478039</text:p>
          </table:table-cell>
          <table:table-cell office:value-type="float" office:value="1.70216107368469" calcext:value-type="float">
            <text:p>1.70216107368469</text:p>
          </table:table-cell>
          <table:table-cell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05" calcext:value-type="float">
            <text:p>105</text:p>
          </table:table-cell>
          <table:table-cell office:value-type="float" office:value="4.71400022506714" calcext:value-type="float">
            <text:p>4.71400022506714</text:p>
          </table:table-cell>
          <table:table-cell office:value-type="float" office:value="1.1614590883255" calcext:value-type="float">
            <text:p>1.1614590883255</text:p>
          </table:table-cell>
          <table:table-cell office:value-type="float" office:value="1.43437945842743" calcext:value-type="float">
            <text:p>1.43437945842743</text:p>
          </table:table-cell>
          <table:table-cell office:value-type="float" office:value="0.708217680454254" calcext:value-type="float">
            <text:p>0.708217680454254</text:p>
          </table:table-cell>
          <table:table-cell office:value-type="float" office:value="0.289231717586517" calcext:value-type="float">
            <text:p>0.289231717586517</text:p>
          </table:table-cell>
          <table:table-cell office:value-type="float" office:value="0.113177694380283" calcext:value-type="float">
            <text:p>0.113177694380283</text:p>
          </table:table-cell>
          <table:table-cell office:value-type="float" office:value="0.0110515309497714" calcext:value-type="float">
            <text:p>0.0110515309497714</text:p>
          </table:table-cell>
          <table:table-cell office:value-type="float" office:value="0.996139287948608" calcext:value-type="float">
            <text:p>0.996139287948608</text:p>
          </table:table-cell>
          <table:table-cell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06" calcext:value-type="float">
            <text:p>106</text:p>
          </table:table-cell>
          <table:table-cell office:value-type="float" office:value="4.70900011062622" calcext:value-type="float">
            <text:p>4.70900011062622</text:p>
          </table:table-cell>
          <table:table-cell office:value-type="float" office:value="0.36842092871666" calcext:value-type="float">
            <text:p>0.36842092871666</text:p>
          </table:table-cell>
          <table:table-cell office:value-type="float" office:value="0.984136044979095" calcext:value-type="float">
            <text:p>0.984136044979095</text:p>
          </table:table-cell>
          <table:table-cell office:value-type="float" office:value="0.00556475389748812" calcext:value-type="float">
            <text:p>0.00556475389748812</text:p>
          </table:table-cell>
          <table:table-cell office:value-type="float" office:value="0.318697690963745" calcext:value-type="float">
            <text:p>0.318697690963745</text:p>
          </table:table-cell>
          <table:table-cell office:value-type="float" office:value="0.293040901422501" calcext:value-type="float">
            <text:p>0.293040901422501</text:p>
          </table:table-cell>
          <table:table-cell office:value-type="float" office:value="0.0710951760411263" calcext:value-type="float">
            <text:p>0.0710951760411263</text:p>
          </table:table-cell>
          <table:table-cell office:value-type="float" office:value="2.66845989227295" calcext:value-type="float">
            <text:p>2.66845989227295</text:p>
          </table:table-cell>
          <table:table-cell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07" calcext:value-type="float">
            <text:p>107</text:p>
          </table:table-cell>
          <table:table-cell office:value-type="float" office:value="4.69500017166138" calcext:value-type="float">
            <text:p>4.69500017166138</text:p>
          </table:table-cell>
          <table:table-cell office:value-type="float" office:value="0.564305365085602" calcext:value-type="float">
            <text:p>0.564305365085602</text:p>
          </table:table-cell>
          <table:table-cell office:value-type="float" office:value="0.946018218994141" calcext:value-type="float">
            <text:p>0.946018218994141</text:p>
          </table:table-cell>
          <table:table-cell office:value-type="float" office:value="0.132892116904259" calcext:value-type="float">
            <text:p>0.132892116904259</text:p>
          </table:table-cell>
          <table:table-cell office:value-type="float" office:value="0.430388748645782" calcext:value-type="float">
            <text:p>0.430388748645782</text:p>
          </table:table-cell>
          <table:table-cell office:value-type="float" office:value="0.236298456788063" calcext:value-type="float">
            <text:p>0.236298456788063</text:p>
          </table:table-cell>
          <table:table-cell office:value-type="float" office:value="0.0513066314160824" calcext:value-type="float">
            <text:p>0.0513066314160824</text:p>
          </table:table-cell>
          <table:table-cell office:value-type="float" office:value="2.3336455821991" calcext:value-type="float">
            <text:p>2.3336455821991</text:p>
          </table:table-cell>
          <table:table-cell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08" calcext:value-type="float">
            <text:p>108</text:p>
          </table:table-cell>
          <table:table-cell office:value-type="float" office:value="4.69199991226196" calcext:value-type="float">
            <text:p>4.69199991226196</text:p>
          </table:table-cell>
          <table:table-cell office:value-type="float" office:value="1.15687310695648" calcext:value-type="float">
            <text:p>1.15687310695648</text:p>
          </table:table-cell>
          <table:table-cell office:value-type="float" office:value="0.711551249027252" calcext:value-type="float">
            <text:p>0.711551249027252</text:p>
          </table:table-cell>
          <table:table-cell office:value-type="float" office:value="0.639333188533783" calcext:value-type="float">
            <text:p>0.639333188533783</text:p>
          </table:table-cell>
          <table:table-cell office:value-type="float" office:value="0.249322608113289" calcext:value-type="float">
            <text:p>0.249322608113289</text:p>
          </table:table-cell>
          <table:table-cell office:value-type="float" office:value="0.387242913246155" calcext:value-type="float">
            <text:p>0.387242913246155</text:p>
          </table:table-cell>
          <table:table-cell office:value-type="float" office:value="0.048761073499918" calcext:value-type="float">
            <text:p>0.048761073499918</text:p>
          </table:table-cell>
          <table:table-cell office:value-type="float" office:value="1.49873495101929" calcext:value-type="float">
            <text:p>1.49873495101929</text:p>
          </table:table-cell>
          <table:table-cell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109" calcext:value-type="float">
            <text:p>109</text:p>
          </table:table-cell>
          <table:table-cell office:value-type="float" office:value="4.64400005340576" calcext:value-type="float">
            <text:p>4.64400005340576</text:p>
          </table:table-cell>
          <table:table-cell office:value-type="float" office:value="0.996192753314972" calcext:value-type="float">
            <text:p>0.996192753314972</text:p>
          </table:table-cell>
          <table:table-cell office:value-type="float" office:value="0.803685247898102" calcext:value-type="float">
            <text:p>0.803685247898102</text:p>
          </table:table-cell>
          <table:table-cell office:value-type="float" office:value="0.731159746646881" calcext:value-type="float">
            <text:p>0.731159746646881</text:p>
          </table:table-cell>
          <table:table-cell office:value-type="float" office:value="0.381498634815216" calcext:value-type="float">
            <text:p>0.381498634815216</text:p>
          </table:table-cell>
          <table:table-cell office:value-type="float" office:value="0.201312944293022" calcext:value-type="float">
            <text:p>0.201312944293022</text:p>
          </table:table-cell>
          <table:table-cell office:value-type="float" office:value="0.0398642159998417" calcext:value-type="float">
            <text:p>0.0398642159998417</text:p>
          </table:table-cell>
          <table:table-cell office:value-type="float" office:value="1.49044156074524" calcext:value-type="float">
            <text:p>1.49044156074524</text:p>
          </table:table-cell>
          <table:table-cell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10" calcext:value-type="float">
            <text:p>110</text:p>
          </table:table-cell>
          <table:table-cell office:value-type="float" office:value="4.60799980163574" calcext:value-type="float">
            <text:p>4.60799980163574</text:p>
          </table:table-cell>
          <table:table-cell office:value-type="float" office:value="0.586682975292206" calcext:value-type="float">
            <text:p>0.586682975292206</text:p>
          </table:table-cell>
          <table:table-cell office:value-type="float" office:value="0.735131740570068" calcext:value-type="float">
            <text:p>0.735131740570068</text:p>
          </table:table-cell>
          <table:table-cell office:value-type="float" office:value="0.533241033554077" calcext:value-type="float">
            <text:p>0.533241033554077</text:p>
          </table:table-cell>
          <table:table-cell office:value-type="float" office:value="0.478356659412384" calcext:value-type="float">
            <text:p>0.478356659412384</text:p>
          </table:table-cell>
          <table:table-cell office:value-type="float" office:value="0.172255352139473" calcext:value-type="float">
            <text:p>0.172255352139473</text:p>
          </table:table-cell>
          <table:table-cell office:value-type="float" office:value="0.123717859387398" calcext:value-type="float">
            <text:p>0.123717859387398</text:p>
          </table:table-cell>
          <table:table-cell office:value-type="float" office:value="1.97873616218567" calcext:value-type="float">
            <text:p>1.97873616218567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11" calcext:value-type="float">
            <text:p>111</text:p>
          </table:table-cell>
          <table:table-cell office:value-type="float" office:value="4.57399988174438" calcext:value-type="float">
            <text:p>4.57399988174438</text:p>
          </table:table-cell>
          <table:table-cell office:value-type="float" office:value="0.964434325695038" calcext:value-type="float">
            <text:p>0.964434325695038</text:p>
          </table:table-cell>
          <table:table-cell office:value-type="float" office:value="1.0984708070755" calcext:value-type="float">
            <text:p>1.0984708070755</text:p>
          </table:table-cell>
          <table:table-cell office:value-type="float" office:value="0.33861181139946" calcext:value-type="float">
            <text:p>0.33861181139946</text:p>
          </table:table-cell>
          <table:table-cell office:value-type="float" office:value="0.520303547382355" calcext:value-type="float">
            <text:p>0.520303547382355</text:p>
          </table:table-cell>
          <table:table-cell office:value-type="float" office:value="0.0771337449550629" calcext:value-type="float">
            <text:p>0.0771337449550629</text:p>
          </table:table-cell>
          <table:table-cell office:value-type="float" office:value="0.0931469723582268" calcext:value-type="float">
            <text:p>0.0931469723582268</text:p>
          </table:table-cell>
          <table:table-cell office:value-type="float" office:value="1.4818902015686" calcext:value-type="float">
            <text:p>1.4818902015686</text:p>
          </table:table-cell>
          <table:table-cell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12" calcext:value-type="float">
            <text:p>112</text:p>
          </table:table-cell>
          <table:table-cell office:value-type="float" office:value="4.55299997329712" calcext:value-type="float">
            <text:p>4.55299997329712</text:p>
          </table:table-cell>
          <table:table-cell office:value-type="float" office:value="0.560479462146759" calcext:value-type="float">
            <text:p>0.560479462146759</text:p>
          </table:table-cell>
          <table:table-cell office:value-type="float" office:value="1.06795072555542" calcext:value-type="float">
            <text:p>1.06795072555542</text:p>
          </table:table-cell>
          <table:table-cell office:value-type="float" office:value="0.309988349676132" calcext:value-type="float">
            <text:p>0.309988349676132</text:p>
          </table:table-cell>
          <table:table-cell office:value-type="float" office:value="0.452763766050339" calcext:value-type="float">
            <text:p>0.452763766050339</text:p>
          </table:table-cell>
          <table:table-cell office:value-type="float" office:value="0.444860309362411" calcext:value-type="float">
            <text:p>0.444860309362411</text:p>
          </table:table-cell>
          <table:table-cell office:value-type="float" office:value="0.0646413192152977" calcext:value-type="float">
            <text:p>0.0646413192152977</text:p>
          </table:table-cell>
          <table:table-cell office:value-type="float" office:value="1.6519021987915" calcext:value-type="float">
            <text:p>1.6519021987915</text:p>
          </table:table-cell>
          <table:table-cell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13" calcext:value-type="float">
            <text:p>113</text:p>
          </table:table-cell>
          <table:table-cell office:value-type="float" office:value="4.55000019073486" calcext:value-type="float">
            <text:p>4.55000019073486</text:p>
          </table:table-cell>
          <table:table-cell office:value-type="float" office:value="0.234305649995804" calcext:value-type="float">
            <text:p>0.234305649995804</text:p>
          </table:table-cell>
          <table:table-cell office:value-type="float" office:value="0.870701014995575" calcext:value-type="float">
            <text:p>0.870701014995575</text:p>
          </table:table-cell>
          <table:table-cell office:value-type="float" office:value="0.106654435396194" calcext:value-type="float">
            <text:p>0.106654435396194</text:p>
          </table:table-cell>
          <table:table-cell office:value-type="float" office:value="0.480791091918945" calcext:value-type="float">
            <text:p>0.480791091918945</text:p>
          </table:table-cell>
          <table:table-cell office:value-type="float" office:value="0.322228103876114" calcext:value-type="float">
            <text:p>0.322228103876114</text:p>
          </table:table-cell>
          <table:table-cell office:value-type="float" office:value="0.179436385631561" calcext:value-type="float">
            <text:p>0.179436385631561</text:p>
          </table:table-cell>
          <table:table-cell office:value-type="float" office:value="2.35565090179443" calcext:value-type="float">
            <text:p>2.35565090179443</text:p>
          </table:table-cell>
          <table:table-cell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14" calcext:value-type="float">
            <text:p>114</text:p>
          </table:table-cell>
          <table:table-cell office:value-type="float" office:value="4.54500007629395" calcext:value-type="float">
            <text:p>4.54500007629395</text:p>
          </table:table-cell>
          <table:table-cell office:value-type="float" office:value="0.367110550403595" calcext:value-type="float">
            <text:p>0.367110550403595</text:p>
          </table:table-cell>
          <table:table-cell office:value-type="float" office:value="1.12323594093323" calcext:value-type="float">
            <text:p>1.12323594093323</text:p>
          </table:table-cell>
          <table:table-cell office:value-type="float" office:value="0.397522568702698" calcext:value-type="float">
            <text:p>0.397522568702698</text:p>
          </table:table-cell>
          <table:table-cell office:value-type="float" office:value="0.514492034912109" calcext:value-type="float">
            <text:p>0.514492034912109</text:p>
          </table:table-cell>
          <table:table-cell office:value-type="float" office:value="0.838075160980225" calcext:value-type="float">
            <text:p>0.838075160980225</text:p>
          </table:table-cell>
          <table:table-cell office:value-type="float" office:value="0.188816204667091" calcext:value-type="float">
            <text:p>0.188816204667091</text:p>
          </table:table-cell>
          <table:table-cell office:value-type="float" office:value="1.11529040336609" calcext:value-type="float">
            <text:p>1.11529040336609</text:p>
          </table:table-cell>
          <table:table-cell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15" calcext:value-type="float">
            <text:p>115</text:p>
          </table:table-cell>
          <table:table-cell office:value-type="float" office:value="4.53499984741211" calcext:value-type="float">
            <text:p>4.53499984741211</text:p>
          </table:table-cell>
          <table:table-cell office:value-type="float" office:value="0.479309022426605" calcext:value-type="float">
            <text:p>0.479309022426605</text:p>
          </table:table-cell>
          <table:table-cell office:value-type="float" office:value="1.17969191074371" calcext:value-type="float">
            <text:p>1.17969191074371</text:p>
          </table:table-cell>
          <table:table-cell office:value-type="float" office:value="0.409362852573395" calcext:value-type="float">
            <text:p>0.409362852573395</text:p>
          </table:table-cell>
          <table:table-cell office:value-type="float" office:value="0.377922266721725" calcext:value-type="float">
            <text:p>0.377922266721725</text:p>
          </table:table-cell>
          <table:table-cell office:value-type="float" office:value="0.183468893170357" calcext:value-type="float">
            <text:p>0.183468893170357</text:p>
          </table:table-cell>
          <table:table-cell office:value-type="float" office:value="0.115460447967052" calcext:value-type="float">
            <text:p>0.115460447967052</text:p>
          </table:table-cell>
          <table:table-cell office:value-type="float" office:value="1.78964614868164" calcext:value-type="float">
            <text:p>1.78964614868164</text:p>
          </table:table-cell>
          <table:table-cell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16" calcext:value-type="float">
            <text:p>116</text:p>
          </table:table-cell>
          <table:table-cell office:value-type="float" office:value="4.51399993896484" calcext:value-type="float">
            <text:p>4.51399993896484</text:p>
          </table:table-cell>
          <table:table-cell office:value-type="float" office:value="0.636406779289246" calcext:value-type="float">
            <text:p>0.636406779289246</text:p>
          </table:table-cell>
          <table:table-cell office:value-type="float" office:value="1.00318729877472" calcext:value-type="float">
            <text:p>1.00318729877472</text:p>
          </table:table-cell>
          <table:table-cell office:value-type="float" office:value="0.257835894823074" calcext:value-type="float">
            <text:p>0.257835894823074</text:p>
          </table:table-cell>
          <table:table-cell office:value-type="float" office:value="0.461603492498398" calcext:value-type="float">
            <text:p>0.461603492498398</text:p>
          </table:table-cell>
          <table:table-cell office:value-type="float" office:value="0.249580144882202" calcext:value-type="float">
            <text:p>0.249580144882202</text:p>
          </table:table-cell>
          <table:table-cell office:value-type="float" office:value="0.0782135501503944" calcext:value-type="float">
            <text:p>0.0782135501503944</text:p>
          </table:table-cell>
          <table:table-cell office:value-type="float" office:value="1.82670545578003" calcext:value-type="float">
            <text:p>1.82670545578003</text:p>
          </table:table-cell>
          <table:table-cell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117" calcext:value-type="float">
            <text:p>117</text:p>
          </table:table-cell>
          <table:table-cell office:value-type="float" office:value="4.49700021743774" calcext:value-type="float">
            <text:p>4.49700021743774</text:p>
          </table:table-cell>
          <table:table-cell office:value-type="float" office:value="1.10271048545837" calcext:value-type="float">
            <text:p>1.10271048545837</text:p>
          </table:table-cell>
          <table:table-cell office:value-type="float" office:value="0.978613197803497" calcext:value-type="float">
            <text:p>0.978613197803497</text:p>
          </table:table-cell>
          <table:table-cell office:value-type="float" office:value="0.501180469989777" calcext:value-type="float">
            <text:p>0.501180469989777</text:p>
          </table:table-cell>
          <table:table-cell office:value-type="float" office:value="0.288555532693863" calcext:value-type="float">
            <text:p>0.288555532693863</text:p>
          </table:table-cell>
          <table:table-cell office:value-type="float" office:value="0.19963726401329" calcext:value-type="float">
            <text:p>0.19963726401329</text:p>
          </table:table-cell>
          <table:table-cell office:value-type="float" office:value="0.107215754687786" calcext:value-type="float">
            <text:p>0.107215754687786</text:p>
          </table:table-cell>
          <table:table-cell office:value-type="float" office:value="1.31890726089478" calcext:value-type="float">
            <text:p>1.31890726089478</text:p>
          </table:table-cell>
          <table:table-cell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118" calcext:value-type="float">
            <text:p>118</text:p>
          </table:table-cell>
          <table:table-cell office:value-type="float" office:value="4.46500015258789" calcext:value-type="float">
            <text:p>4.46500015258789</text:p>
          </table:table-cell>
          <table:table-cell office:value-type="float" office:value="1.1982102394104" calcext:value-type="float">
            <text:p>1.1982102394104</text:p>
          </table:table-cell>
          <table:table-cell office:value-type="float" office:value="1.1556202173233" calcext:value-type="float">
            <text:p>1.1556202173233</text:p>
          </table:table-cell>
          <table:table-cell office:value-type="float" office:value="0.356578588485718" calcext:value-type="float">
            <text:p>0.356578588485718</text:p>
          </table:table-cell>
          <table:table-cell office:value-type="float" office:value="0.312328577041626" calcext:value-type="float">
            <text:p>0.312328577041626</text:p>
          </table:table-cell>
          <table:table-cell office:value-type="float" office:value="0.0437853783369064" calcext:value-type="float">
            <text:p>0.0437853783369064</text:p>
          </table:table-cell>
          <table:table-cell office:value-type="float" office:value="0.0760467872023582" calcext:value-type="float">
            <text:p>0.0760467872023582</text:p>
          </table:table-cell>
          <table:table-cell office:value-type="float" office:value="1.32291626930237" calcext:value-type="float">
            <text:p>1.32291626930237</text:p>
          </table:table-cell>
          <table:table-cell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19" calcext:value-type="float">
            <text:p>119</text:p>
          </table:table-cell>
          <table:table-cell office:value-type="float" office:value="4.46000003814697" calcext:value-type="float">
            <text:p>4.46000003814697</text:p>
          </table:table-cell>
          <table:table-cell office:value-type="float" office:value="0.339233845472336" calcext:value-type="float">
            <text:p>0.339233845472336</text:p>
          </table:table-cell>
          <table:table-cell office:value-type="float" office:value="0.86466920375824" calcext:value-type="float">
            <text:p>0.86466920375824</text:p>
          </table:table-cell>
          <table:table-cell office:value-type="float" office:value="0.353409707546234" calcext:value-type="float">
            <text:p>0.353409707546234</text:p>
          </table:table-cell>
          <table:table-cell office:value-type="float" office:value="0.408842742443085" calcext:value-type="float">
            <text:p>0.408842742443085</text:p>
          </table:table-cell>
          <table:table-cell office:value-type="float" office:value="0.312650740146637" calcext:value-type="float">
            <text:p>0.312650740146637</text:p>
          </table:table-cell>
          <table:table-cell office:value-type="float" office:value="0.165455713868141" calcext:value-type="float">
            <text:p>0.165455713868141</text:p>
          </table:table-cell>
          <table:table-cell office:value-type="float" office:value="2.01574373245239" calcext:value-type="float">
            <text:p>2.01574373245239</text:p>
          </table:table-cell>
          <table:table-cell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20" calcext:value-type="float">
            <text:p>120</text:p>
          </table:table-cell>
          <table:table-cell office:value-type="float" office:value="4.44000005722046" calcext:value-type="float">
            <text:p>4.44000005722046</text:p>
          </table:table-cell>
          <table:table-cell office:value-type="float" office:value="1.00985014438629" calcext:value-type="float">
            <text:p>1.00985014438629</text:p>
          </table:table-cell>
          <table:table-cell office:value-type="float" office:value="1.25997638702393" calcext:value-type="float">
            <text:p>1.25997638702393</text:p>
          </table:table-cell>
          <table:table-cell office:value-type="float" office:value="0.625130832195282" calcext:value-type="float">
            <text:p>0.625130832195282</text:p>
          </table:table-cell>
          <table:table-cell office:value-type="float" office:value="0.561213254928589" calcext:value-type="float">
            <text:p>0.561213254928589</text:p>
          </table:table-cell>
          <table:table-cell office:value-type="float" office:value="0.490863561630249" calcext:value-type="float">
            <text:p>0.490863561630249</text:p>
          </table:table-cell>
          <table:table-cell office:value-type="float" office:value="0.0736539661884308" calcext:value-type="float">
            <text:p>0.0736539661884308</text:p>
          </table:table-cell>
          <table:table-cell office:value-type="float" office:value="0.419389247894287" calcext:value-type="float">
            <text:p>0.419389247894287</text:p>
          </table:table-cell>
          <table:table-cell/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121" calcext:value-type="float">
            <text:p>121</text:p>
          </table:table-cell>
          <table:table-cell office:value-type="float" office:value="4.37599992752075" calcext:value-type="float">
            <text:p>4.37599992752075</text:p>
          </table:table-cell>
          <table:table-cell office:value-type="float" office:value="0.900596737861633" calcext:value-type="float">
            <text:p>0.900596737861633</text:p>
          </table:table-cell>
          <table:table-cell office:value-type="float" office:value="1.00748372077942" calcext:value-type="float">
            <text:p>1.00748372077942</text:p>
          </table:table-cell>
          <table:table-cell office:value-type="float" office:value="0.637524425983429" calcext:value-type="float">
            <text:p>0.637524425983429</text:p>
          </table:table-cell>
          <table:table-cell office:value-type="float" office:value="0.198303267359734" calcext:value-type="float">
            <text:p>0.198303267359734</text:p>
          </table:table-cell>
          <table:table-cell office:value-type="float" office:value="0.0834880918264389" calcext:value-type="float">
            <text:p>0.0834880918264389</text:p>
          </table:table-cell>
          <table:table-cell office:value-type="float" office:value="0.0266744215041399" calcext:value-type="float">
            <text:p>0.0266744215041399</text:p>
          </table:table-cell>
          <table:table-cell office:value-type="float" office:value="1.5214991569519" calcext:value-type="float">
            <text:p>1.5214991569519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22" calcext:value-type="float">
            <text:p>122</text:p>
          </table:table-cell>
          <table:table-cell office:value-type="float" office:value="4.31500005722046" calcext:value-type="float">
            <text:p>4.31500005722046</text:p>
          </table:table-cell>
          <table:table-cell office:value-type="float" office:value="0.792221248149872" calcext:value-type="float">
            <text:p>0.792221248149872</text:p>
          </table:table-cell>
          <table:table-cell office:value-type="float" office:value="0.754372596740723" calcext:value-type="float">
            <text:p>0.754372596740723</text:p>
          </table:table-cell>
          <table:table-cell office:value-type="float" office:value="0.455427616834641" calcext:value-type="float">
            <text:p>0.455427616834641</text:p>
          </table:table-cell>
          <table:table-cell office:value-type="float" office:value="0.469987004995346" calcext:value-type="float">
            <text:p>0.469987004995346</text:p>
          </table:table-cell>
          <table:table-cell office:value-type="float" office:value="0.231538489460945" calcext:value-type="float">
            <text:p>0.231538489460945</text:p>
          </table:table-cell>
          <table:table-cell office:value-type="float" office:value="0.0922268852591515" calcext:value-type="float">
            <text:p>0.0922268852591515</text:p>
          </table:table-cell>
          <table:table-cell office:value-type="float" office:value="1.5191171169281" calcext:value-type="float">
            <text:p>1.5191171169281</text:p>
          </table:table-cell>
          <table:table-cell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123" calcext:value-type="float">
            <text:p>123</text:p>
          </table:table-cell>
          <table:table-cell office:value-type="float" office:value="4.29199981689453" calcext:value-type="float">
            <text:p>4.29199981689453</text:p>
          </table:table-cell>
          <table:table-cell office:value-type="float" office:value="0.648457288742065" calcext:value-type="float">
            <text:p>0.648457288742065</text:p>
          </table:table-cell>
          <table:table-cell office:value-type="float" office:value="1.2720308303833" calcext:value-type="float">
            <text:p>1.2720308303833</text:p>
          </table:table-cell>
          <table:table-cell office:value-type="float" office:value="0.285349279642105" calcext:value-type="float">
            <text:p>0.285349279642105</text:p>
          </table:table-cell>
          <table:table-cell office:value-type="float" office:value="0.0960980430245399" calcext:value-type="float">
            <text:p>0.0960980430245399</text:p>
          </table:table-cell>
          <table:table-cell office:value-type="float" office:value="0.201870024204254" calcext:value-type="float">
            <text:p>0.201870024204254</text:p>
          </table:table-cell>
          <table:table-cell office:value-type="float" office:value="0.136957004666328" calcext:value-type="float">
            <text:p>0.136957004666328</text:p>
          </table:table-cell>
          <table:table-cell office:value-type="float" office:value="1.65163731575012" calcext:value-type="float">
            <text:p>1.65163731575012</text:p>
          </table:table-cell>
          <table:table-cell/>
        </table:table-row>
        <table:table-row table:style-name="ro1">
          <table:table-cell office:value-type="string" calcext:value-type="string">
            <text:p>Congo (Brazzaville)</text:p>
          </table:table-cell>
          <table:table-cell office:value-type="float" office:value="124" calcext:value-type="float">
            <text:p>124</text:p>
          </table:table-cell>
          <table:table-cell office:value-type="float" office:value="4.29099988937378" calcext:value-type="float">
            <text:p>4.29099988937378</text:p>
          </table:table-cell>
          <table:table-cell office:value-type="float" office:value="0.808964252471924" calcext:value-type="float">
            <text:p>0.808964252471924</text:p>
          </table:table-cell>
          <table:table-cell office:value-type="float" office:value="0.832044363021851" calcext:value-type="float">
            <text:p>0.832044363021851</text:p>
          </table:table-cell>
          <table:table-cell office:value-type="float" office:value="0.28995743393898" calcext:value-type="float">
            <text:p>0.28995743393898</text:p>
          </table:table-cell>
          <table:table-cell office:value-type="float" office:value="0.435025870800018" calcext:value-type="float">
            <text:p>0.435025870800018</text:p>
          </table:table-cell>
          <table:table-cell office:value-type="float" office:value="0.120852127671242" calcext:value-type="float">
            <text:p>0.120852127671242</text:p>
          </table:table-cell>
          <table:table-cell office:value-type="float" office:value="0.0796181336045265" calcext:value-type="float">
            <text:p>0.0796181336045265</text:p>
          </table:table-cell>
          <table:table-cell office:value-type="float" office:value="1.72413563728333" calcext:value-type="float">
            <text:p>1.72413563728333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25" calcext:value-type="float">
            <text:p>125</text:p>
          </table:table-cell>
          <table:table-cell office:value-type="float" office:value="4.28599977493286" calcext:value-type="float">
            <text:p>4.28599977493286</text:p>
          </table:table-cell>
          <table:table-cell office:value-type="float" office:value="0.950612664222717" calcext:value-type="float">
            <text:p>0.950612664222717</text:p>
          </table:table-cell>
          <table:table-cell office:value-type="float" office:value="0.57061493396759" calcext:value-type="float">
            <text:p>0.57061493396759</text:p>
          </table:table-cell>
          <table:table-cell office:value-type="float" office:value="0.649546980857849" calcext:value-type="float">
            <text:p>0.649546980857849</text:p>
          </table:table-cell>
          <table:table-cell office:value-type="float" office:value="0.309410035610199" calcext:value-type="float">
            <text:p>0.309410035610199</text:p>
          </table:table-cell>
          <table:table-cell office:value-type="float" office:value="0.0540088154375553" calcext:value-type="float">
            <text:p>0.0540088154375553</text:p>
          </table:table-cell>
          <table:table-cell office:value-type="float" office:value="0.251666635274887" calcext:value-type="float">
            <text:p>0.251666635274887</text:p>
          </table:table-cell>
          <table:table-cell office:value-type="float" office:value="1.50013780593872" calcext:value-type="float">
            <text:p>1.50013780593872</text:p>
          </table:table-cell>
          <table:table-cell/>
        </table:table-row>
        <table:table-row table:style-name="ro1">
          <table:table-cell office:value-type="string" calcext:value-type="string">
            <text:p>Congo (Kinshasa)</text:p>
          </table:table-cell>
          <table:table-cell office:value-type="float" office:value="126" calcext:value-type="float">
            <text:p>126</text:p>
          </table:table-cell>
          <table:table-cell office:value-type="float" office:value="4.28000020980835" calcext:value-type="float">
            <text:p>4.28000020980835</text:p>
          </table:table-cell>
          <table:table-cell office:value-type="float" office:value="0.0921023488044739" calcext:value-type="float">
            <text:p>0.0921023488044739</text:p>
          </table:table-cell>
          <table:table-cell office:value-type="float" office:value="1.22902345657349" calcext:value-type="float">
            <text:p>1.22902345657349</text:p>
          </table:table-cell>
          <table:table-cell office:value-type="float" office:value="0.191407024860382" calcext:value-type="float">
            <text:p>0.191407024860382</text:p>
          </table:table-cell>
          <table:table-cell office:value-type="float" office:value="0.235961347818375" calcext:value-type="float">
            <text:p>0.235961347818375</text:p>
          </table:table-cell>
          <table:table-cell office:value-type="float" office:value="0.246455833315849" calcext:value-type="float">
            <text:p>0.246455833315849</text:p>
          </table:table-cell>
          <table:table-cell office:value-type="float" office:value="0.0602413564920425" calcext:value-type="float">
            <text:p>0.0602413564920425</text:p>
          </table:table-cell>
          <table:table-cell office:value-type="float" office:value="2.22495865821838" calcext:value-type="float">
            <text:p>2.22495865821838</text:p>
          </table:table-cell>
          <table:table-cell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27" calcext:value-type="float">
            <text:p>127</text:p>
          </table:table-cell>
          <table:table-cell office:value-type="float" office:value="4.19000005722046" calcext:value-type="float">
            <text:p>4.19000005722046</text:p>
          </table:table-cell>
          <table:table-cell office:value-type="float" office:value="0.476180493831635" calcext:value-type="float">
            <text:p>0.476180493831635</text:p>
          </table:table-cell>
          <table:table-cell office:value-type="float" office:value="1.28147339820862" calcext:value-type="float">
            <text:p>1.28147339820862</text:p>
          </table:table-cell>
          <table:table-cell office:value-type="float" office:value="0.169365674257278" calcext:value-type="float">
            <text:p>0.169365674257278</text:p>
          </table:table-cell>
          <table:table-cell office:value-type="float" office:value="0.306613743305206" calcext:value-type="float">
            <text:p>0.306613743305206</text:p>
          </table:table-cell>
          <table:table-cell office:value-type="float" office:value="0.183354198932648" calcext:value-type="float">
            <text:p>0.183354198932648</text:p>
          </table:table-cell>
          <table:table-cell office:value-type="float" office:value="0.104970246553421" calcext:value-type="float">
            <text:p>0.104970246553421</text:p>
          </table:table-cell>
          <table:table-cell office:value-type="float" office:value="1.66819095611572" calcext:value-type="float">
            <text:p>1.66819095611572</text:p>
          </table:table-cell>
          <table:table-cell/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float" office:value="128" calcext:value-type="float">
            <text:p>128</text:p>
          </table:table-cell>
          <table:table-cell office:value-type="float" office:value="4.17999982833862" calcext:value-type="float">
            <text:p>4.17999982833862</text:p>
          </table:table-cell>
          <table:table-cell office:value-type="float" office:value="0.603048920631409" calcext:value-type="float">
            <text:p>0.603048920631409</text:p>
          </table:table-cell>
          <table:table-cell office:value-type="float" office:value="0.904780030250549" calcext:value-type="float">
            <text:p>0.904780030250549</text:p>
          </table:table-cell>
          <table:table-cell office:value-type="float" office:value="0.0486421696841717" calcext:value-type="float">
            <text:p>0.0486421696841717</text:p>
          </table:table-cell>
          <table:table-cell office:value-type="float" office:value="0.447706192731857" calcext:value-type="float">
            <text:p>0.447706192731857</text:p>
          </table:table-cell>
          <table:table-cell office:value-type="float" office:value="0.201237469911575" calcext:value-type="float">
            <text:p>0.201237469911575</text:p>
          </table:table-cell>
          <table:table-cell office:value-type="float" office:value="0.130061775445938" calcext:value-type="float">
            <text:p>0.130061775445938</text:p>
          </table:table-cell>
          <table:table-cell office:value-type="float" office:value="1.84496426582336" calcext:value-type="float">
            <text:p>1.84496426582336</text:p>
          </table:table-cell>
          <table:table-cell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29" calcext:value-type="float">
            <text:p>129</text:p>
          </table:table-cell>
          <table:table-cell office:value-type="float" office:value="4.16800022125244" calcext:value-type="float">
            <text:p>4.16800022125244</text:p>
          </table:table-cell>
          <table:table-cell office:value-type="float" office:value="0.601765096187592" calcext:value-type="float">
            <text:p>0.601765096187592</text:p>
          </table:table-cell>
          <table:table-cell office:value-type="float" office:value="1.00623834133148" calcext:value-type="float">
            <text:p>1.00623834133148</text:p>
          </table:table-cell>
          <table:table-cell office:value-type="float" office:value="0.429783403873444" calcext:value-type="float">
            <text:p>0.429783403873444</text:p>
          </table:table-cell>
          <table:table-cell office:value-type="float" office:value="0.633375823497772" calcext:value-type="float">
            <text:p>0.633375823497772</text:p>
          </table:table-cell>
          <table:table-cell office:value-type="float" office:value="0.385922968387604" calcext:value-type="float">
            <text:p>0.385922968387604</text:p>
          </table:table-cell>
          <table:table-cell office:value-type="float" office:value="0.0681059509515762" calcext:value-type="float">
            <text:p>0.0681059509515762</text:p>
          </table:table-cell>
          <table:table-cell office:value-type="float" office:value="1.04294109344482" calcext:value-type="float">
            <text:p>1.04294109344482</text:p>
          </table:table-cell>
          <table:table-cell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30" calcext:value-type="float">
            <text:p>130</text:p>
          </table:table-cell>
          <table:table-cell office:value-type="float" office:value="4.13899993896484" calcext:value-type="float">
            <text:p>4.13899993896484</text:p>
          </table:table-cell>
          <table:table-cell office:value-type="float" office:value="0.65951669216156" calcext:value-type="float">
            <text:p>0.65951669216156</text:p>
          </table:table-cell>
          <table:table-cell office:value-type="float" office:value="1.21400856971741" calcext:value-type="float">
            <text:p>1.21400856971741</text:p>
          </table:table-cell>
          <table:table-cell office:value-type="float" office:value="0.290920823812485" calcext:value-type="float">
            <text:p>0.290920823812485</text:p>
          </table:table-cell>
          <table:table-cell office:value-type="float" office:value="0.0149958552792668" calcext:value-type="float">
            <text:p>0.0149958552792668</text:p>
          </table:table-cell>
          <table:table-cell office:value-type="float" office:value="0.182317450642586" calcext:value-type="float">
            <text:p>0.182317450642586</text:p>
          </table:table-cell>
          <table:table-cell office:value-type="float" office:value="0.089847519993782" calcext:value-type="float">
            <text:p>0.089847519993782</text:p>
          </table:table-cell>
          <table:table-cell office:value-type="float" office:value="1.68706583976746" calcext:value-type="float">
            <text:p>1.68706583976746</text:p>
          </table:table-cell>
          <table:table-cell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31" calcext:value-type="float">
            <text:p>131</text:p>
          </table:table-cell>
          <table:table-cell office:value-type="float" office:value="4.11999988555908" calcext:value-type="float">
            <text:p>4.11999988555908</text:p>
          </table:table-cell>
          <table:table-cell office:value-type="float" office:value="0.667224824428558" calcext:value-type="float">
            <text:p>0.667224824428558</text:p>
          </table:table-cell>
          <table:table-cell office:value-type="float" office:value="0.873664736747742" calcext:value-type="float">
            <text:p>0.873664736747742</text:p>
          </table:table-cell>
          <table:table-cell office:value-type="float" office:value="0.295637726783752" calcext:value-type="float">
            <text:p>0.295637726783752</text:p>
          </table:table-cell>
          <table:table-cell office:value-type="float" office:value="0.423026293516159" calcext:value-type="float">
            <text:p>0.423026293516159</text:p>
          </table:table-cell>
          <table:table-cell office:value-type="float" office:value="0.256923943758011" calcext:value-type="float">
            <text:p>0.256923943758011</text:p>
          </table:table-cell>
          <table:table-cell office:value-type="float" office:value="0.0253363698720932" calcext:value-type="float">
            <text:p>0.0253363698720932</text:p>
          </table:table-cell>
          <table:table-cell office:value-type="float" office:value="1.57786750793457" calcext:value-type="float">
            <text:p>1.57786750793457</text:p>
          </table:table-cell>
          <table:table-cell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32" calcext:value-type="float">
            <text:p>132</text:p>
          </table:table-cell>
          <table:table-cell office:value-type="float" office:value="4.09600019454956" calcext:value-type="float">
            <text:p>4.09600019454956</text:p>
          </table:table-cell>
          <table:table-cell office:value-type="float" office:value="0.89465194940567" calcext:value-type="float">
            <text:p>0.89465194940567</text:p>
          </table:table-cell>
          <table:table-cell office:value-type="float" office:value="1.39453756809235" calcext:value-type="float">
            <text:p>1.39453756809235</text:p>
          </table:table-cell>
          <table:table-cell office:value-type="float" office:value="0.575903952121735" calcext:value-type="float">
            <text:p>0.575903952121735</text:p>
          </table:table-cell>
          <table:table-cell office:value-type="float" office:value="0.122974775731564" calcext:value-type="float">
            <text:p>0.122974775731564</text:p>
          </table:table-cell>
          <table:table-cell office:value-type="float" office:value="0.270061463117599" calcext:value-type="float">
            <text:p>0.270061463117599</text:p>
          </table:table-cell>
          <table:table-cell office:value-type="float" office:value="0.0230294708162546" calcext:value-type="float">
            <text:p>0.0230294708162546</text:p>
          </table:table-cell>
          <table:table-cell office:value-type="float" office:value="0.814382314682007" calcext:value-type="float">
            <text:p>0.814382314682007</text:p>
          </table:table-cell>
          <table:table-cell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33" calcext:value-type="float">
            <text:p>133</text:p>
          </table:table-cell>
          <table:table-cell office:value-type="float" office:value="4.08099985122681" calcext:value-type="float">
            <text:p>4.08099985122681</text:p>
          </table:table-cell>
          <table:table-cell office:value-type="float" office:value="0.381430715322495" calcext:value-type="float">
            <text:p>0.381430715322495</text:p>
          </table:table-cell>
          <table:table-cell office:value-type="float" office:value="1.12982773780823" calcext:value-type="float">
            <text:p>1.12982773780823</text:p>
          </table:table-cell>
          <table:table-cell office:value-type="float" office:value="0.217632606625557" calcext:value-type="float">
            <text:p>0.217632606625557</text:p>
          </table:table-cell>
          <table:table-cell office:value-type="float" office:value="0.443185955286026" calcext:value-type="float">
            <text:p>0.443185955286026</text:p>
          </table:table-cell>
          <table:table-cell office:value-type="float" office:value="0.325766056776047" calcext:value-type="float">
            <text:p>0.325766056776047</text:p>
          </table:table-cell>
          <table:table-cell office:value-type="float" office:value="0.057069718837738" calcext:value-type="float">
            <text:p>0.057069718837738</text:p>
          </table:table-cell>
          <table:table-cell office:value-type="float" office:value="1.526362657547" calcext:value-type="float">
            <text:p>1.526362657547</text:p>
          </table:table-cell>
          <table:table-cell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34" calcext:value-type="float">
            <text:p>134</text:p>
          </table:table-cell>
          <table:table-cell office:value-type="float" office:value="4.03200006484985" calcext:value-type="float">
            <text:p>4.03200006484985</text:p>
          </table:table-cell>
          <table:table-cell office:value-type="float" office:value="0.3502277135849" calcext:value-type="float">
            <text:p>0.3502277135849</text:p>
          </table:table-cell>
          <table:table-cell office:value-type="float" office:value="1.04328000545502" calcext:value-type="float">
            <text:p>1.04328000545502</text:p>
          </table:table-cell>
          <table:table-cell office:value-type="float" office:value="0.215844258666039" calcext:value-type="float">
            <text:p>0.215844258666039</text:p>
          </table:table-cell>
          <table:table-cell office:value-type="float" office:value="0.324367851018906" calcext:value-type="float">
            <text:p>0.324367851018906</text:p>
          </table:table-cell>
          <table:table-cell office:value-type="float" office:value="0.250864684581757" calcext:value-type="float">
            <text:p>0.250864684581757</text:p>
          </table:table-cell>
          <table:table-cell office:value-type="float" office:value="0.120328105986118" calcext:value-type="float">
            <text:p>0.120328105986118</text:p>
          </table:table-cell>
          <table:table-cell office:value-type="float" office:value="1.72721290588379" calcext:value-type="float">
            <text:p>1.72721290588379</text:p>
          </table:table-cell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35" calcext:value-type="float">
            <text:p>135</text:p>
          </table:table-cell>
          <table:table-cell office:value-type="float" office:value="4.02799987792969" calcext:value-type="float">
            <text:p>4.02799987792969</text:p>
          </table:table-cell>
          <table:table-cell office:value-type="float" office:value="0.161925330758095" calcext:value-type="float">
            <text:p>0.161925330758095</text:p>
          </table:table-cell>
          <table:table-cell office:value-type="float" office:value="0.993025004863739" calcext:value-type="float">
            <text:p>0.993025004863739</text:p>
          </table:table-cell>
          <table:table-cell office:value-type="float" office:value="0.26850500702858" calcext:value-type="float">
            <text:p>0.26850500702858</text:p>
          </table:table-cell>
          <table:table-cell office:value-type="float" office:value="0.36365869641304" calcext:value-type="float">
            <text:p>0.36365869641304</text:p>
          </table:table-cell>
          <table:table-cell office:value-type="float" office:value="0.228673845529556" calcext:value-type="float">
            <text:p>0.228673845529556</text:p>
          </table:table-cell>
          <table:table-cell office:value-type="float" office:value="0.138572946190834" calcext:value-type="float">
            <text:p>0.138572946190834</text:p>
          </table:table-cell>
          <table:table-cell office:value-type="float" office:value="1.87398338317871" calcext:value-type="float">
            <text:p>1.87398338317871</text:p>
          </table:table-cell>
          <table:table-cell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36" calcext:value-type="float">
            <text:p>136</text:p>
          </table:table-cell>
          <table:table-cell office:value-type="float" office:value="3.97000002861023" calcext:value-type="float">
            <text:p>3.97000002861023</text:p>
          </table:table-cell>
          <table:table-cell office:value-type="float" office:value="0.233442038297653" calcext:value-type="float">
            <text:p>0.233442038297653</text:p>
          </table:table-cell>
          <table:table-cell office:value-type="float" office:value="0.512568831443787" calcext:value-type="float">
            <text:p>0.512568831443787</text:p>
          </table:table-cell>
          <table:table-cell office:value-type="float" office:value="0.315089583396912" calcext:value-type="float">
            <text:p>0.315089583396912</text:p>
          </table:table-cell>
          <table:table-cell office:value-type="float" office:value="0.466914653778076" calcext:value-type="float">
            <text:p>0.466914653778076</text:p>
          </table:table-cell>
          <table:table-cell office:value-type="float" office:value="0.287170469760895" calcext:value-type="float">
            <text:p>0.287170469760895</text:p>
          </table:table-cell>
          <table:table-cell office:value-type="float" office:value="0.0727116540074348" calcext:value-type="float">
            <text:p>0.0727116540074348</text:p>
          </table:table-cell>
          <table:table-cell office:value-type="float" office:value="2.08178615570068" calcext:value-type="float">
            <text:p>2.08178615570068</text:p>
          </table:table-cell>
          <table:table-cell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37" calcext:value-type="float">
            <text:p>137</text:p>
          </table:table-cell>
          <table:table-cell office:value-type="float" office:value="3.93600010871887" calcext:value-type="float">
            <text:p>3.93600010871887</text:p>
          </table:table-cell>
          <table:table-cell office:value-type="float" office:value="0.438012987375259" calcext:value-type="float">
            <text:p>0.438012987375259</text:p>
          </table:table-cell>
          <table:table-cell office:value-type="float" office:value="0.953855872154236" calcext:value-type="float">
            <text:p>0.953855872154236</text:p>
          </table:table-cell>
          <table:table-cell office:value-type="float" office:value="0.0411347150802612" calcext:value-type="float">
            <text:p>0.0411347150802612</text:p>
          </table:table-cell>
          <table:table-cell office:value-type="float" office:value="0.16234202682972" calcext:value-type="float">
            <text:p>0.16234202682972</text:p>
          </table:table-cell>
          <table:table-cell office:value-type="float" office:value="0.216113850474358" calcext:value-type="float">
            <text:p>0.216113850474358</text:p>
          </table:table-cell>
          <table:table-cell office:value-type="float" office:value="0.0535818822681904" calcext:value-type="float">
            <text:p>0.0535818822681904</text:p>
          </table:table-cell>
          <table:table-cell office:value-type="float" office:value="2.07123804092407" calcext:value-type="float">
            <text:p>2.07123804092407</text:p>
          </table:table-cell>
          <table:table-cell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38" calcext:value-type="float">
            <text:p>138</text:p>
          </table:table-cell>
          <table:table-cell office:value-type="float" office:value="3.875" calcext:value-type="float">
            <text:p>3.875</text:p>
          </table:table-cell>
          <table:table-cell office:value-type="float" office:value="0.375846534967422" calcext:value-type="float">
            <text:p>0.375846534967422</text:p>
          </table:table-cell>
          <table:table-cell office:value-type="float" office:value="1.08309590816498" calcext:value-type="float">
            <text:p>1.08309590816498</text:p>
          </table:table-cell>
          <table:table-cell office:value-type="float" office:value="0.196763753890991" calcext:value-type="float">
            <text:p>0.196763753890991</text:p>
          </table:table-cell>
          <table:table-cell office:value-type="float" office:value="0.336384207010269" calcext:value-type="float">
            <text:p>0.336384207010269</text:p>
          </table:table-cell>
          <table:table-cell office:value-type="float" office:value="0.189143493771553" calcext:value-type="float">
            <text:p>0.189143493771553</text:p>
          </table:table-cell>
          <table:table-cell office:value-type="float" office:value="0.0953753814101219" calcext:value-type="float">
            <text:p>0.0953753814101219</text:p>
          </table:table-cell>
          <table:table-cell office:value-type="float" office:value="1.59797024726868" calcext:value-type="float">
            <text:p>1.59797024726868</text:p>
          </table:table-cell>
          <table:table-cell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139" calcext:value-type="float">
            <text:p>139</text:p>
          </table:table-cell>
          <table:table-cell office:value-type="float" office:value="3.80800008773804" calcext:value-type="float">
            <text:p>3.80800008773804</text:p>
          </table:table-cell>
          <table:table-cell office:value-type="float" office:value="0.521021246910095" calcext:value-type="float">
            <text:p>0.521021246910095</text:p>
          </table:table-cell>
          <table:table-cell office:value-type="float" office:value="1.19009518623352" calcext:value-type="float">
            <text:p>1.19009518623352</text:p>
          </table:table-cell>
          <table:table-cell office:value-type="float" office:value="0" calcext:value-type="float">
            <text:p>0</text:p>
          </table:table-cell>
          <table:table-cell office:value-type="float" office:value="0.390661299228668" calcext:value-type="float">
            <text:p>0.390661299228668</text:p>
          </table:table-cell>
          <table:table-cell office:value-type="float" office:value="0.157497271895409" calcext:value-type="float">
            <text:p>0.157497271895409</text:p>
          </table:table-cell>
          <table:table-cell office:value-type="float" office:value="0.119094640016556" calcext:value-type="float">
            <text:p>0.119094640016556</text:p>
          </table:table-cell>
          <table:table-cell office:value-type="float" office:value="1.42983531951904" calcext:value-type="float">
            <text:p>1.42983531951904</text:p>
          </table:table-cell>
          <table:table-cell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40" calcext:value-type="float">
            <text:p>140</text:p>
          </table:table-cell>
          <table:table-cell office:value-type="float" office:value="3.79500007629395" calcext:value-type="float">
            <text:p>3.79500007629395</text:p>
          </table:table-cell>
          <table:table-cell office:value-type="float" office:value="0.858428180217743" calcext:value-type="float">
            <text:p>0.858428180217743</text:p>
          </table:table-cell>
          <table:table-cell office:value-type="float" office:value="1.10441195964813" calcext:value-type="float">
            <text:p>1.10441195964813</text:p>
          </table:table-cell>
          <table:table-cell office:value-type="float" office:value="0.0498686656355858" calcext:value-type="float">
            <text:p>0.0498686656355858</text:p>
          </table:table-cell>
          <table:table-cell office:value-type="float" office:value="0" calcext:value-type="float">
            <text:p>0</text:p>
          </table:table-cell>
          <table:table-cell office:value-type="float" office:value="0.097926490008831" calcext:value-type="float">
            <text:p>0.097926490008831</text:p>
          </table:table-cell>
          <table:table-cell office:value-type="float" office:value="0.0697203353047371" calcext:value-type="float">
            <text:p>0.0697203353047371</text:p>
          </table:table-cell>
          <table:table-cell office:value-type="float" office:value="1.61448240280151" calcext:value-type="float">
            <text:p>1.61448240280151</text:p>
          </table:table-cell>
          <table:table-cell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41" calcext:value-type="float">
            <text:p>141</text:p>
          </table:table-cell>
          <table:table-cell office:value-type="float" office:value="3.79399991035461" calcext:value-type="float">
            <text:p>3.79399991035461</text:p>
          </table:table-cell>
          <table:table-cell office:value-type="float" office:value="0.401477217674255" calcext:value-type="float">
            <text:p>0.401477217674255</text:p>
          </table:table-cell>
          <table:table-cell office:value-type="float" office:value="0.581543326377869" calcext:value-type="float">
            <text:p>0.581543326377869</text:p>
          </table:table-cell>
          <table:table-cell office:value-type="float" office:value="0.180746778845787" calcext:value-type="float">
            <text:p>0.180746778845787</text:p>
          </table:table-cell>
          <table:table-cell office:value-type="float" office:value="0.106179520487785" calcext:value-type="float">
            <text:p>0.106179520487785</text:p>
          </table:table-cell>
          <table:table-cell office:value-type="float" office:value="0.311870932579041" calcext:value-type="float">
            <text:p>0.311870932579041</text:p>
          </table:table-cell>
          <table:table-cell office:value-type="float" office:value="0.0611578300595284" calcext:value-type="float">
            <text:p>0.0611578300595284</text:p>
          </table:table-cell>
          <table:table-cell office:value-type="float" office:value="2.15080118179321" calcext:value-type="float">
            <text:p>2.15080118179321</text:p>
          </table:table-cell>
          <table:table-cell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42" calcext:value-type="float">
            <text:p>142</text:p>
          </table:table-cell>
          <table:table-cell office:value-type="float" office:value="3.76600003242493" calcext:value-type="float">
            <text:p>3.76600003242493</text:p>
          </table:table-cell>
          <table:table-cell office:value-type="float" office:value="1.12209415435791" calcext:value-type="float">
            <text:p>1.12209415435791</text:p>
          </table:table-cell>
          <table:table-cell office:value-type="float" office:value="1.22155499458313" calcext:value-type="float">
            <text:p>1.22155499458313</text:p>
          </table:table-cell>
          <table:table-cell office:value-type="float" office:value="0.341755509376526" calcext:value-type="float">
            <text:p>0.341755509376526</text:p>
          </table:table-cell>
          <table:table-cell office:value-type="float" office:value="0.505196332931519" calcext:value-type="float">
            <text:p>0.505196332931519</text:p>
          </table:table-cell>
          <table:table-cell office:value-type="float" office:value="0.0993484482169151" calcext:value-type="float">
            <text:p>0.0993484482169151</text:p>
          </table:table-cell>
          <table:table-cell office:value-type="float" office:value="0.0985831990838051" calcext:value-type="float">
            <text:p>0.0985831990838051</text:p>
          </table:table-cell>
          <table:table-cell office:value-type="float" office:value="0.3779137134552" calcext:value-type="float">
            <text:p>0.3779137134552</text:p>
          </table:table-cell>
          <table:table-cell/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43" calcext:value-type="float">
            <text:p>143</text:p>
          </table:table-cell>
          <table:table-cell office:value-type="float" office:value="3.65700006484985" calcext:value-type="float">
            <text:p>3.65700006484985</text:p>
          </table:table-cell>
          <table:table-cell office:value-type="float" office:value="0.431085407733917" calcext:value-type="float">
            <text:p>0.431085407733917</text:p>
          </table:table-cell>
          <table:table-cell office:value-type="float" office:value="0.435299843549728" calcext:value-type="float">
            <text:p>0.435299843549728</text:p>
          </table:table-cell>
          <table:table-cell office:value-type="float" office:value="0.209930211305618" calcext:value-type="float">
            <text:p>0.209930211305618</text:p>
          </table:table-cell>
          <table:table-cell office:value-type="float" office:value="0.425962775945663" calcext:value-type="float">
            <text:p>0.425962775945663</text:p>
          </table:table-cell>
          <table:table-cell office:value-type="float" office:value="0.207948461174965" calcext:value-type="float">
            <text:p>0.207948461174965</text:p>
          </table:table-cell>
          <table:table-cell office:value-type="float" office:value="0.0609290152788162" calcext:value-type="float">
            <text:p>0.0609290152788162</text:p>
          </table:table-cell>
          <table:table-cell office:value-type="float" office:value="1.88563096523285" calcext:value-type="float">
            <text:p>1.88563096523285</text:p>
          </table:table-cell>
          <table:table-cell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44" calcext:value-type="float">
            <text:p>144</text:p>
          </table:table-cell>
          <table:table-cell office:value-type="float" office:value="3.64400005340576" calcext:value-type="float">
            <text:p>3.64400005340576</text:p>
          </table:table-cell>
          <table:table-cell office:value-type="float" office:value="0.305808693170547" calcext:value-type="float">
            <text:p>0.305808693170547</text:p>
          </table:table-cell>
          <table:table-cell office:value-type="float" office:value="0.913020372390747" calcext:value-type="float">
            <text:p>0.913020372390747</text:p>
          </table:table-cell>
          <table:table-cell office:value-type="float" office:value="0.375223308801651" calcext:value-type="float">
            <text:p>0.375223308801651</text:p>
          </table:table-cell>
          <table:table-cell office:value-type="float" office:value="0.189196765422821" calcext:value-type="float">
            <text:p>0.189196765422821</text:p>
          </table:table-cell>
          <table:table-cell office:value-type="float" office:value="0.208732530474663" calcext:value-type="float">
            <text:p>0.208732530474663</text:p>
          </table:table-cell>
          <table:table-cell office:value-type="float" office:value="0.0672319754958153" calcext:value-type="float">
            <text:p>0.0672319754958153</text:p>
          </table:table-cell>
          <table:table-cell office:value-type="float" office:value="1.58461260795593" calcext:value-type="float">
            <text:p>1.58461260795593</text:p>
          </table:table-cell>
          <table:table-cell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45" calcext:value-type="float">
            <text:p>145</text:p>
          </table:table-cell>
          <table:table-cell office:value-type="float" office:value="3.6029999256134" calcext:value-type="float">
            <text:p>3.6029999256134</text:p>
          </table:table-cell>
          <table:table-cell office:value-type="float" office:value="0.368610262870789" calcext:value-type="float">
            <text:p>0.368610262870789</text:p>
          </table:table-cell>
          <table:table-cell office:value-type="float" office:value="0.640449821949005" calcext:value-type="float">
            <text:p>0.640449821949005</text:p>
          </table:table-cell>
          <table:table-cell office:value-type="float" office:value="0.277321130037308" calcext:value-type="float">
            <text:p>0.277321130037308</text:p>
          </table:table-cell>
          <table:table-cell office:value-type="float" office:value="0.0303698573261499" calcext:value-type="float">
            <text:p>0.0303698573261499</text:p>
          </table:table-cell>
          <table:table-cell office:value-type="float" office:value="0.489203780889511" calcext:value-type="float">
            <text:p>0.489203780889511</text:p>
          </table:table-cell>
          <table:table-cell office:value-type="float" office:value="0.0998721495270729" calcext:value-type="float">
            <text:p>0.0998721495270729</text:p>
          </table:table-cell>
          <table:table-cell office:value-type="float" office:value="1.69716763496399" calcext:value-type="float">
            <text:p>1.69716763496399</text:p>
          </table:table-cell>
          <table:table-cell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146" calcext:value-type="float">
            <text:p>146</text:p>
          </table:table-cell>
          <table:table-cell office:value-type="float" office:value="3.59299993515015" calcext:value-type="float">
            <text:p>3.59299993515015</text:p>
          </table:table-cell>
          <table:table-cell office:value-type="float" office:value="0.591683447360992" calcext:value-type="float">
            <text:p>0.591683447360992</text:p>
          </table:table-cell>
          <table:table-cell office:value-type="float" office:value="0.93538224697113" calcext:value-type="float">
            <text:p>0.93538224697113</text:p>
          </table:table-cell>
          <table:table-cell office:value-type="float" office:value="0.310080915689468" calcext:value-type="float">
            <text:p>0.310080915689468</text:p>
          </table:table-cell>
          <table:table-cell office:value-type="float" office:value="0.249463722109795" calcext:value-type="float">
            <text:p>0.249463722109795</text:p>
          </table:table-cell>
          <table:table-cell office:value-type="float" office:value="0.104125209152699" calcext:value-type="float">
            <text:p>0.104125209152699</text:p>
          </table:table-cell>
          <table:table-cell office:value-type="float" office:value="0.0567674227058887" calcext:value-type="float">
            <text:p>0.0567674227058887</text:p>
          </table:table-cell>
          <table:table-cell office:value-type="float" office:value="1.34560060501099" calcext:value-type="float">
            <text:p>1.34560060501099</text:p>
          </table:table-cell>
          <table:table-cell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147" calcext:value-type="float">
            <text:p>147</text:p>
          </table:table-cell>
          <table:table-cell office:value-type="float" office:value="3.59100008010864" calcext:value-type="float">
            <text:p>3.59100008010864</text:p>
          </table:table-cell>
          <table:table-cell office:value-type="float" office:value="0.39724862575531" calcext:value-type="float">
            <text:p>0.39724862575531</text:p>
          </table:table-cell>
          <table:table-cell office:value-type="float" office:value="0.601323127746582" calcext:value-type="float">
            <text:p>0.601323127746582</text:p>
          </table:table-cell>
          <table:table-cell office:value-type="float" office:value="0.163486003875732" calcext:value-type="float">
            <text:p>0.163486003875732</text:p>
          </table:table-cell>
          <table:table-cell office:value-type="float" office:value="0.147062435746193" calcext:value-type="float">
            <text:p>0.147062435746193</text:p>
          </table:table-cell>
          <table:table-cell office:value-type="float" office:value="0.285670816898346" calcext:value-type="float">
            <text:p>0.285670816898346</text:p>
          </table:table-cell>
          <table:table-cell office:value-type="float" office:value="0.116793513298035" calcext:value-type="float">
            <text:p>0.116793513298035</text:p>
          </table:table-cell>
          <table:table-cell office:value-type="float" office:value="1.87956738471985" calcext:value-type="float">
            <text:p>1.87956738471985</text:p>
          </table:table-cell>
          <table:table-cell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48" calcext:value-type="float">
            <text:p>148</text:p>
          </table:table-cell>
          <table:table-cell office:value-type="float" office:value="3.53299999237061" calcext:value-type="float">
            <text:p>3.53299999237061</text:p>
          </table:table-cell>
          <table:table-cell office:value-type="float" office:value="0.119041793048382" calcext:value-type="float">
            <text:p>0.119041793048382</text:p>
          </table:table-cell>
          <table:table-cell office:value-type="float" office:value="0.872117936611176" calcext:value-type="float">
            <text:p>0.872117936611176</text:p>
          </table:table-cell>
          <table:table-cell office:value-type="float" office:value="0.229918196797371" calcext:value-type="float">
            <text:p>0.229918196797371</text:p>
          </table:table-cell>
          <table:table-cell office:value-type="float" office:value="0.332881182432175" calcext:value-type="float">
            <text:p>0.332881182432175</text:p>
          </table:table-cell>
          <table:table-cell office:value-type="float" office:value="0.26654988527298" calcext:value-type="float">
            <text:p>0.26654988527298</text:p>
          </table:table-cell>
          <table:table-cell office:value-type="float" office:value="0.0389482490718365" calcext:value-type="float">
            <text:p>0.0389482490718365</text:p>
          </table:table-cell>
          <table:table-cell office:value-type="float" office:value="1.67328596115112" calcext:value-type="float">
            <text:p>1.67328596115112</text:p>
          </table:table-cell>
          <table:table-cell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49" calcext:value-type="float">
            <text:p>149</text:p>
          </table:table-cell>
          <table:table-cell office:value-type="float" office:value="3.50699996948242" calcext:value-type="float">
            <text:p>3.50699996948242</text:p>
          </table:table-cell>
          <table:table-cell office:value-type="float" office:value="0.244549930095673" calcext:value-type="float">
            <text:p>0.244549930095673</text:p>
          </table:table-cell>
          <table:table-cell office:value-type="float" office:value="0.791244685649872" calcext:value-type="float">
            <text:p>0.791244685649872</text:p>
          </table:table-cell>
          <table:table-cell office:value-type="float" office:value="0.194129139184952" calcext:value-type="float">
            <text:p>0.194129139184952</text:p>
          </table:table-cell>
          <table:table-cell office:value-type="float" office:value="0.348587512969971" calcext:value-type="float">
            <text:p>0.348587512969971</text:p>
          </table:table-cell>
          <table:table-cell office:value-type="float" office:value="0.264815092086792" calcext:value-type="float">
            <text:p>0.264815092086792</text:p>
          </table:table-cell>
          <table:table-cell office:value-type="float" office:value="0.110937617719173" calcext:value-type="float">
            <text:p>0.110937617719173</text:p>
          </table:table-cell>
          <table:table-cell office:value-type="float" office:value="1.55231189727783" calcext:value-type="float">
            <text:p>1.55231189727783</text:p>
          </table:table-cell>
          <table:table-cell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50" calcext:value-type="float">
            <text:p>150</text:p>
          </table:table-cell>
          <table:table-cell office:value-type="float" office:value="3.49499988555908" calcext:value-type="float">
            <text:p>3.49499988555908</text:p>
          </table:table-cell>
          <table:table-cell office:value-type="float" office:value="0.305444717407227" calcext:value-type="float">
            <text:p>0.305444717407227</text:p>
          </table:table-cell>
          <table:table-cell office:value-type="float" office:value="0.431882530450821" calcext:value-type="float">
            <text:p>0.431882530450821</text:p>
          </table:table-cell>
          <table:table-cell office:value-type="float" office:value="0.247105568647385" calcext:value-type="float">
            <text:p>0.247105568647385</text:p>
          </table:table-cell>
          <table:table-cell office:value-type="float" office:value="0.38042613863945" calcext:value-type="float">
            <text:p>0.38042613863945</text:p>
          </table:table-cell>
          <table:table-cell office:value-type="float" office:value="0.196896150708199" calcext:value-type="float">
            <text:p>0.196896150708199</text:p>
          </table:table-cell>
          <table:table-cell office:value-type="float" office:value="0.0956650152802467" calcext:value-type="float">
            <text:p>0.0956650152802467</text:p>
          </table:table-cell>
          <table:table-cell office:value-type="float" office:value="1.83722925186157" calcext:value-type="float">
            <text:p>1.83722925186157</text:p>
          </table:table-cell>
          <table:table-cell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51" calcext:value-type="float">
            <text:p>151</text:p>
          </table:table-cell>
          <table:table-cell office:value-type="float" office:value="3.47099995613098" calcext:value-type="float">
            <text:p>3.47099995613098</text:p>
          </table:table-cell>
          <table:table-cell office:value-type="float" office:value="0.368745893239975" calcext:value-type="float">
            <text:p>0.368745893239975</text:p>
          </table:table-cell>
          <table:table-cell office:value-type="float" office:value="0.945707023143768" calcext:value-type="float">
            <text:p>0.945707023143768</text:p>
          </table:table-cell>
          <table:table-cell office:value-type="float" office:value="0.326424807310104" calcext:value-type="float">
            <text:p>0.326424807310104</text:p>
          </table:table-cell>
          <table:table-cell office:value-type="float" office:value="0.581843852996826" calcext:value-type="float">
            <text:p>0.581843852996826</text:p>
          </table:table-cell>
          <table:table-cell office:value-type="float" office:value="0.252756029367447" calcext:value-type="float">
            <text:p>0.252756029367447</text:p>
          </table:table-cell>
          <table:table-cell office:value-type="float" office:value="0.455220013856888" calcext:value-type="float">
            <text:p>0.455220013856888</text:p>
          </table:table-cell>
          <table:table-cell office:value-type="float" office:value="0.540061235427856" calcext:value-type="float">
            <text:p>0.540061235427856</text:p>
          </table:table-cell>
          <table:table-cell/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52" calcext:value-type="float">
            <text:p>152</text:p>
          </table:table-cell>
          <table:table-cell office:value-type="float" office:value="3.46199989318848" calcext:value-type="float">
            <text:p>3.46199989318848</text:p>
          </table:table-cell>
          <table:table-cell office:value-type="float" office:value="0.777153134346008" calcext:value-type="float">
            <text:p>0.777153134346008</text:p>
          </table:table-cell>
          <table:table-cell office:value-type="float" office:value="0.396102607250214" calcext:value-type="float">
            <text:p>0.396102607250214</text:p>
          </table:table-cell>
          <table:table-cell office:value-type="float" office:value="0.50053334236145" calcext:value-type="float">
            <text:p>0.50053334236145</text:p>
          </table:table-cell>
          <table:table-cell office:value-type="float" office:value="0.0815394446253777" calcext:value-type="float">
            <text:p>0.0815394446253777</text:p>
          </table:table-cell>
          <table:table-cell office:value-type="float" office:value="0.493663728237152" calcext:value-type="float">
            <text:p>0.493663728237152</text:p>
          </table:table-cell>
          <table:table-cell office:value-type="float" office:value="0.151347130537033" calcext:value-type="float">
            <text:p>0.151347130537033</text:p>
          </table:table-cell>
          <table:table-cell office:value-type="float" office:value="1.06157350540161" calcext:value-type="float">
            <text:p>1.06157350540161</text:p>
          </table:table-cell>
          <table:table-cell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153" calcext:value-type="float">
            <text:p>153</text:p>
          </table:table-cell>
          <table:table-cell office:value-type="float" office:value="3.34899997711182" calcext:value-type="float">
            <text:p>3.34899997711182</text:p>
          </table:table-cell>
          <table:table-cell office:value-type="float" office:value="0.511135876178741" calcext:value-type="float">
            <text:p>0.511135876178741</text:p>
          </table:table-cell>
          <table:table-cell office:value-type="float" office:value="1.04198980331421" calcext:value-type="float">
            <text:p>1.04198980331421</text:p>
          </table:table-cell>
          <table:table-cell office:value-type="float" office:value="0.364509284496307" calcext:value-type="float">
            <text:p>0.364509284496307</text:p>
          </table:table-cell>
          <table:table-cell office:value-type="float" office:value="0.390017777681351" calcext:value-type="float">
            <text:p>0.390017777681351</text:p>
          </table:table-cell>
          <table:table-cell office:value-type="float" office:value="0.354256361722946" calcext:value-type="float">
            <text:p>0.354256361722946</text:p>
          </table:table-cell>
          <table:table-cell office:value-type="float" office:value="0.0660351067781448" calcext:value-type="float">
            <text:p>0.0660351067781448</text:p>
          </table:table-cell>
          <table:table-cell office:value-type="float" office:value="0.621130466461182" calcext:value-type="float">
            <text:p>0.621130466461182</text:p>
          </table:table-cell>
          <table:table-cell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54" calcext:value-type="float">
            <text:p>154</text:p>
          </table:table-cell>
          <table:table-cell office:value-type="float" office:value="2.90499997138977" calcext:value-type="float">
            <text:p>2.90499997138977</text:p>
          </table:table-cell>
          <table:table-cell office:value-type="float" office:value="0.091622568666935" calcext:value-type="float">
            <text:p>0.091622568666935</text:p>
          </table:table-cell>
          <table:table-cell office:value-type="float" office:value="0.629793584346771" calcext:value-type="float">
            <text:p>0.629793584346771</text:p>
          </table:table-cell>
          <table:table-cell office:value-type="float" office:value="0.151610791683197" calcext:value-type="float">
            <text:p>0.151610791683197</text:p>
          </table:table-cell>
          <table:table-cell office:value-type="float" office:value="0.0599007532000542" calcext:value-type="float">
            <text:p>0.0599007532000542</text:p>
          </table:table-cell>
          <table:table-cell office:value-type="float" office:value="0.204435184597969" calcext:value-type="float">
            <text:p>0.204435184597969</text:p>
          </table:table-cell>
          <table:table-cell office:value-type="float" office:value="0.0841479450464249" calcext:value-type="float">
            <text:p>0.0841479450464249</text:p>
          </table:table-cell>
          <table:table-cell office:value-type="float" office:value="1.68302416801453" calcext:value-type="float">
            <text:p>1.68302416801453</text:p>
          </table:table-cell>
          <table:table-cell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55" calcext:value-type="float">
            <text:p>155</text:p>
          </table:table-cell>
          <table:table-cell office:value-type="float" office:value="2.69300007820129" calcext:value-type="float">
            <text:p>2.69300007820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7726859003305" calcext:value-type="float">
            <text:p>0.0187726859003305</text:p>
          </table:table-cell>
          <table:table-cell office:value-type="float" office:value="0.270842045545578" calcext:value-type="float">
            <text:p>0.270842045545578</text:p>
          </table:table-cell>
          <table:table-cell office:value-type="float" office:value="0.280876487493515" calcext:value-type="float">
            <text:p>0.280876487493515</text:p>
          </table:table-cell>
          <table:table-cell office:value-type="float" office:value="0.0565650761127472" calcext:value-type="float">
            <text:p>0.0565650761127472</text:p>
          </table:table-cell>
          <table:table-cell office:value-type="float" office:value="2.06600475311279" calcext:value-type="float">
            <text:p>2.06600475311279</text:p>
          </table:table-cell>
          <table:table-cell/>
        </table:table-row>
      </table:table>
      <table:table table:name="Europe" table:style-name="ta1"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Norway</text:p>
          </table:table-cell>
          <table:table-cell office:value-type="float" office:value="1" calcext:value-type="float">
            <text:p>1</text:p>
          </table:table-cell>
          <table:table-cell office:value-type="float" office:value="7.53700017929077" calcext:value-type="float">
            <text:p>7.53700017929077</text:p>
          </table:table-cell>
          <table:table-cell office:value-type="float" office:value="1.61646318435669" calcext:value-type="float">
            <text:p>1.61646318435669</text:p>
          </table:table-cell>
          <table:table-cell office:value-type="float" office:value="1.53352355957031" calcext:value-type="float">
            <text:p>1.53352355957031</text:p>
          </table:table-cell>
          <table:table-cell office:value-type="float" office:value="0.796666502952576" calcext:value-type="float">
            <text:p>0.796666502952576</text:p>
          </table:table-cell>
          <table:table-cell office:value-type="float" office:value="0.635422587394714" calcext:value-type="float">
            <text:p>0.635422587394714</text:p>
          </table:table-cell>
          <table:table-cell office:value-type="float" office:value="0.36201223731041" calcext:value-type="float">
            <text:p>0.36201223731041</text:p>
          </table:table-cell>
          <table:table-cell office:value-type="float" office:value="0.315963834524155" calcext:value-type="float">
            <text:p>0.315963834524155</text:p>
          </table:table-cell>
          <table:table-cell office:value-type="float" office:value="2.27702665328979" calcext:value-type="float">
            <text:p>2.27702665328979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" calcext:value-type="float">
            <text:p>2</text:p>
          </table:table-cell>
          <table:table-cell office:value-type="float" office:value="7.52199983596802" calcext:value-type="float">
            <text:p>7.52199983596802</text:p>
          </table:table-cell>
          <table:table-cell office:value-type="float" office:value="1.48238301277161" calcext:value-type="float">
            <text:p>1.48238301277161</text:p>
          </table:table-cell>
          <table:table-cell office:value-type="float" office:value="1.55112159252167" calcext:value-type="float">
            <text:p>1.55112159252167</text:p>
          </table:table-cell>
          <table:table-cell office:value-type="float" office:value="0.792565524578094" calcext:value-type="float">
            <text:p>0.792565524578094</text:p>
          </table:table-cell>
          <table:table-cell office:value-type="float" office:value="0.626006722450256" calcext:value-type="float">
            <text:p>0.626006722450256</text:p>
          </table:table-cell>
          <table:table-cell office:value-type="float" office:value="0.355280488729477" calcext:value-type="float">
            <text:p>0.355280488729477</text:p>
          </table:table-cell>
          <table:table-cell office:value-type="float" office:value="0.40077006816864" calcext:value-type="float">
            <text:p>0.40077006816864</text:p>
          </table:table-cell>
          <table:table-cell office:value-type="float" office:value="2.31370735168457" calcext:value-type="float">
            <text:p>2.31370735168457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" calcext:value-type="float">
            <text:p>3</text:p>
          </table:table-cell>
          <table:table-cell office:value-type="float" office:value="7.50400018692017" calcext:value-type="float">
            <text:p>7.50400018692017</text:p>
          </table:table-cell>
          <table:table-cell office:value-type="float" office:value="1.480633020401" calcext:value-type="float">
            <text:p>1.480633020401</text:p>
          </table:table-cell>
          <table:table-cell office:value-type="float" office:value="1.6105740070343" calcext:value-type="float">
            <text:p>1.6105740070343</text:p>
          </table:table-cell>
          <table:table-cell office:value-type="float" office:value="0.833552122116089" calcext:value-type="float">
            <text:p>0.833552122116089</text:p>
          </table:table-cell>
          <table:table-cell office:value-type="float" office:value="0.627162635326385" calcext:value-type="float">
            <text:p>0.627162635326385</text:p>
          </table:table-cell>
          <table:table-cell office:value-type="float" office:value="0.475540220737457" calcext:value-type="float">
            <text:p>0.475540220737457</text:p>
          </table:table-cell>
          <table:table-cell office:value-type="float" office:value="0.153526559472084" calcext:value-type="float">
            <text:p>0.153526559472084</text:p>
          </table:table-cell>
          <table:table-cell office:value-type="float" office:value="2.32271528244019" calcext:value-type="float">
            <text:p>2.32271528244019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4" calcext:value-type="float">
            <text:p>4</text:p>
          </table:table-cell>
          <table:table-cell office:value-type="float" office:value="7.49399995803833" calcext:value-type="float">
            <text:p>7.49399995803833</text:p>
          </table:table-cell>
          <table:table-cell office:value-type="float" office:value="1.56497955322266" calcext:value-type="float">
            <text:p>1.56497955322266</text:p>
          </table:table-cell>
          <table:table-cell office:value-type="float" office:value="1.51691174507141" calcext:value-type="float">
            <text:p>1.51691174507141</text:p>
          </table:table-cell>
          <table:table-cell office:value-type="float" office:value="0.858131289482117" calcext:value-type="float">
            <text:p>0.858131289482117</text:p>
          </table:table-cell>
          <table:table-cell office:value-type="float" office:value="0.620070576667786" calcext:value-type="float">
            <text:p>0.620070576667786</text:p>
          </table:table-cell>
          <table:table-cell office:value-type="float" office:value="0.290549278259277" calcext:value-type="float">
            <text:p>0.290549278259277</text:p>
          </table:table-cell>
          <table:table-cell office:value-type="float" office:value="0.367007285356522" calcext:value-type="float">
            <text:p>0.367007285356522</text:p>
          </table:table-cell>
          <table:table-cell office:value-type="float" office:value="2.2767162322998" calcext:value-type="float">
            <text:p>2.2767162322998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" calcext:value-type="float">
            <text:p>5</text:p>
          </table:table-cell>
          <table:table-cell office:value-type="float" office:value="7.4689998626709" calcext:value-type="float">
            <text:p>7.4689998626709</text:p>
          </table:table-cell>
          <table:table-cell office:value-type="float" office:value="1.44357192516327" calcext:value-type="float">
            <text:p>1.44357192516327</text:p>
          </table:table-cell>
          <table:table-cell office:value-type="float" office:value="1.5402467250824" calcext:value-type="float">
            <text:p>1.5402467250824</text:p>
          </table:table-cell>
          <table:table-cell office:value-type="float" office:value="0.80915766954422" calcext:value-type="float">
            <text:p>0.80915766954422</text:p>
          </table:table-cell>
          <table:table-cell office:value-type="float" office:value="0.617950856685638" calcext:value-type="float">
            <text:p>0.617950856685638</text:p>
          </table:table-cell>
          <table:table-cell office:value-type="float" office:value="0.24548277258873" calcext:value-type="float">
            <text:p>0.24548277258873</text:p>
          </table:table-cell>
          <table:table-cell office:value-type="float" office:value="0.38261154294014" calcext:value-type="float">
            <text:p>0.38261154294014</text:p>
          </table:table-cell>
          <table:table-cell office:value-type="float" office:value="2.4301815032959" calcext:value-type="float">
            <text:p>2.4301815032959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6" calcext:value-type="float">
            <text:p>6</text:p>
          </table:table-cell>
          <table:table-cell office:value-type="float" office:value="7.3769998550415" calcext:value-type="float">
            <text:p>7.3769998550415</text:p>
          </table:table-cell>
          <table:table-cell office:value-type="float" office:value="1.50394463539124" calcext:value-type="float">
            <text:p>1.50394463539124</text:p>
          </table:table-cell>
          <table:table-cell office:value-type="float" office:value="1.42893922328949" calcext:value-type="float">
            <text:p>1.42893922328949</text:p>
          </table:table-cell>
          <table:table-cell office:value-type="float" office:value="0.810696125030518" calcext:value-type="float">
            <text:p>0.810696125030518</text:p>
          </table:table-cell>
          <table:table-cell office:value-type="float" office:value="0.585384488105774" calcext:value-type="float">
            <text:p>0.585384488105774</text:p>
          </table:table-cell>
          <table:table-cell office:value-type="float" office:value="0.470489829778671" calcext:value-type="float">
            <text:p>0.470489829778671</text:p>
          </table:table-cell>
          <table:table-cell office:value-type="float" office:value="0.282661825418472" calcext:value-type="float">
            <text:p>0.282661825418472</text:p>
          </table:table-cell>
          <table:table-cell office:value-type="float" office:value="2.29480409622192" calcext:value-type="float">
            <text:p>2.29480409622192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7" calcext:value-type="float">
            <text:p>7</text:p>
          </table:table-cell>
          <table:table-cell office:value-type="float" office:value="7.28399991989136" calcext:value-type="float">
            <text:p>7.28399991989136</text:p>
          </table:table-cell>
          <table:table-cell office:value-type="float" office:value="1.49438726902008" calcext:value-type="float">
            <text:p>1.49438726902008</text:p>
          </table:table-cell>
          <table:table-cell office:value-type="float" office:value="1.47816216945648" calcext:value-type="float">
            <text:p>1.47816216945648</text:p>
          </table:table-cell>
          <table:table-cell office:value-type="float" office:value="0.830875158309937" calcext:value-type="float">
            <text:p>0.830875158309937</text:p>
          </table:table-cell>
          <table:table-cell office:value-type="float" office:value="0.612924098968506" calcext:value-type="float">
            <text:p>0.612924098968506</text:p>
          </table:table-cell>
          <table:table-cell office:value-type="float" office:value="0.385399252176285" calcext:value-type="float">
            <text:p>0.385399252176285</text:p>
          </table:table-cell>
          <table:table-cell office:value-type="float" office:value="0.384398728609085" calcext:value-type="float">
            <text:p>0.384398728609085</text:p>
          </table:table-cell>
          <table:table-cell office:value-type="float" office:value="2.09753799438477" calcext:value-type="float">
            <text:p>2.09753799438477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" calcext:value-type="float">
            <text:p>8</text:p>
          </table:table-cell>
          <table:table-cell office:value-type="float" office:value="7.00600004196167" calcext:value-type="float">
            <text:p>7.00600004196167</text:p>
          </table:table-cell>
          <table:table-cell office:value-type="float" office:value="1.48709726333618" calcext:value-type="float">
            <text:p>1.48709726333618</text:p>
          </table:table-cell>
          <table:table-cell office:value-type="float" office:value="1.4599449634552" calcext:value-type="float">
            <text:p>1.4599449634552</text:p>
          </table:table-cell>
          <table:table-cell office:value-type="float" office:value="0.815328419208527" calcext:value-type="float">
            <text:p>0.815328419208527</text:p>
          </table:table-cell>
          <table:table-cell office:value-type="float" office:value="0.567766189575195" calcext:value-type="float">
            <text:p>0.567766189575195</text:p>
          </table:table-cell>
          <table:table-cell office:value-type="float" office:value="0.316472321748734" calcext:value-type="float">
            <text:p>0.316472321748734</text:p>
          </table:table-cell>
          <table:table-cell office:value-type="float" office:value="0.221060365438461" calcext:value-type="float">
            <text:p>0.221060365438461</text:p>
          </table:table-cell>
          <table:table-cell office:value-type="float" office:value="2.1385064125061" calcext:value-type="float">
            <text:p>2.1385064125061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" calcext:value-type="float">
            <text:p>9</text:p>
          </table:table-cell>
          <table:table-cell office:value-type="float" office:value="6.97700023651123" calcext:value-type="float">
            <text:p>6.97700023651123</text:p>
          </table:table-cell>
          <table:table-cell office:value-type="float" office:value="1.53570663928986" calcext:value-type="float">
            <text:p>1.53570663928986</text:p>
          </table:table-cell>
          <table:table-cell office:value-type="float" office:value="1.55823111534119" calcext:value-type="float">
            <text:p>1.55823111534119</text:p>
          </table:table-cell>
          <table:table-cell office:value-type="float" office:value="0.80978262424469" calcext:value-type="float">
            <text:p>0.80978262424469</text:p>
          </table:table-cell>
          <table:table-cell office:value-type="float" office:value="0.573110342025757" calcext:value-type="float">
            <text:p>0.573110342025757</text:p>
          </table:table-cell>
          <table:table-cell office:value-type="float" office:value="0.42785832285881" calcext:value-type="float">
            <text:p>0.42785832285881</text:p>
          </table:table-cell>
          <table:table-cell office:value-type="float" office:value="0.29838815331459" calcext:value-type="float">
            <text:p>0.29838815331459</text:p>
          </table:table-cell>
          <table:table-cell office:value-type="float" office:value="1.77386903762817" calcext:value-type="float">
            <text:p>1.77386903762817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0" calcext:value-type="float">
            <text:p>10</text:p>
          </table:table-cell>
          <table:table-cell office:value-type="float" office:value="6.95100021362305" calcext:value-type="float">
            <text:p>6.95100021362305</text:p>
          </table:table-cell>
          <table:table-cell office:value-type="float" office:value="1.48792338371277" calcext:value-type="float">
            <text:p>1.48792338371277</text:p>
          </table:table-cell>
          <table:table-cell office:value-type="float" office:value="1.47252035140991" calcext:value-type="float">
            <text:p>1.47252035140991</text:p>
          </table:table-cell>
          <table:table-cell office:value-type="float" office:value="0.798950731754303" calcext:value-type="float">
            <text:p>0.798950731754303</text:p>
          </table:table-cell>
          <table:table-cell office:value-type="float" office:value="0.562511384487152" calcext:value-type="float">
            <text:p>0.562511384487152</text:p>
          </table:table-cell>
          <table:table-cell office:value-type="float" office:value="0.336269170045853" calcext:value-type="float">
            <text:p>0.336269170045853</text:p>
          </table:table-cell>
          <table:table-cell office:value-type="float" office:value="0.276731938123703" calcext:value-type="float">
            <text:p>0.276731938123703</text:p>
          </table:table-cell>
          <table:table-cell office:value-type="float" office:value="2.01576995849609" calcext:value-type="float">
            <text:p>2.01576995849609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1" calcext:value-type="float">
            <text:p>11</text:p>
          </table:table-cell>
          <table:table-cell office:value-type="float" office:value="6.89099979400635" calcext:value-type="float">
            <text:p>6.89099979400635</text:p>
          </table:table-cell>
          <table:table-cell office:value-type="float" office:value="1.46378076076508" calcext:value-type="float">
            <text:p>1.46378076076508</text:p>
          </table:table-cell>
          <table:table-cell office:value-type="float" office:value="1.46231269836426" calcext:value-type="float">
            <text:p>1.46231269836426</text:p>
          </table:table-cell>
          <table:table-cell office:value-type="float" office:value="0.818091869354248" calcext:value-type="float">
            <text:p>0.818091869354248</text:p>
          </table:table-cell>
          <table:table-cell office:value-type="float" office:value="0.539770722389221" calcext:value-type="float">
            <text:p>0.539770722389221</text:p>
          </table:table-cell>
          <table:table-cell office:value-type="float" office:value="0.231503337621689" calcext:value-type="float">
            <text:p>0.231503337621689</text:p>
          </table:table-cell>
          <table:table-cell office:value-type="float" office:value="0.251343131065369" calcext:value-type="float">
            <text:p>0.251343131065369</text:p>
          </table:table-cell>
          <table:table-cell office:value-type="float" office:value="2.12421035766602" calcext:value-type="float">
            <text:p>2.12421035766602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12" calcext:value-type="float">
            <text:p>12</text:p>
          </table:table-cell>
          <table:table-cell office:value-type="float" office:value="6.86299991607666" calcext:value-type="float">
            <text:p>6.86299991607666</text:p>
          </table:table-cell>
          <table:table-cell office:value-type="float" office:value="1.74194359779358" calcext:value-type="float">
            <text:p>1.74194359779358</text:p>
          </table:table-cell>
          <table:table-cell office:value-type="float" office:value="1.45758366584778" calcext:value-type="float">
            <text:p>1.45758366584778</text:p>
          </table:table-cell>
          <table:table-cell office:value-type="float" office:value="0.845089495182037" calcext:value-type="float">
            <text:p>0.845089495182037</text:p>
          </table:table-cell>
          <table:table-cell office:value-type="float" office:value="0.59662789106369" calcext:value-type="float">
            <text:p>0.59662789106369</text:p>
          </table:table-cell>
          <table:table-cell office:value-type="float" office:value="0.283180981874466" calcext:value-type="float">
            <text:p>0.283180981874466</text:p>
          </table:table-cell>
          <table:table-cell office:value-type="float" office:value="0.31883442401886" calcext:value-type="float">
            <text:p>0.31883442401886</text:p>
          </table:table-cell>
          <table:table-cell office:value-type="float" office:value="1.61951208114624" calcext:value-type="float">
            <text:p>1.6195120811462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3" calcext:value-type="float">
            <text:p>13</text:p>
          </table:table-cell>
          <table:table-cell office:value-type="float" office:value="6.71400022506714" calcext:value-type="float">
            <text:p>6.71400022506714</text:p>
          </table:table-cell>
          <table:table-cell office:value-type="float" office:value="1.44163393974304" calcext:value-type="float">
            <text:p>1.44163393974304</text:p>
          </table:table-cell>
          <table:table-cell office:value-type="float" office:value="1.49646008014679" calcext:value-type="float">
            <text:p>1.49646008014679</text:p>
          </table:table-cell>
          <table:table-cell office:value-type="float" office:value="0.805335938930511" calcext:value-type="float">
            <text:p>0.805335938930511</text:p>
          </table:table-cell>
          <table:table-cell office:value-type="float" office:value="0.508190035820007" calcext:value-type="float">
            <text:p>0.508190035820007</text:p>
          </table:table-cell>
          <table:table-cell office:value-type="float" office:value="0.492774158716202" calcext:value-type="float">
            <text:p>0.492774158716202</text:p>
          </table:table-cell>
          <table:table-cell office:value-type="float" office:value="0.265428066253662" calcext:value-type="float">
            <text:p>0.265428066253662</text:p>
          </table:table-cell>
          <table:table-cell office:value-type="float" office:value="1.70414352416992" calcext:value-type="float">
            <text:p>1.70414352416992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4" calcext:value-type="float">
            <text:p>14</text:p>
          </table:table-cell>
          <table:table-cell office:value-type="float" office:value="6.60900020599365" calcext:value-type="float">
            <text:p>6.60900020599365</text:p>
          </table:table-cell>
          <table:table-cell office:value-type="float" office:value="1.35268235206604" calcext:value-type="float">
            <text:p>1.35268235206604</text:p>
          </table:table-cell>
          <table:table-cell office:value-type="float" office:value="1.43388521671295" calcext:value-type="float">
            <text:p>1.43388521671295</text:p>
          </table:table-cell>
          <table:table-cell office:value-type="float" office:value="0.754444003105164" calcext:value-type="float">
            <text:p>0.754444003105164</text:p>
          </table:table-cell>
          <table:table-cell office:value-type="float" office:value="0.490946173667908" calcext:value-type="float">
            <text:p>0.490946173667908</text:p>
          </table:table-cell>
          <table:table-cell office:value-type="float" office:value="0.0881067588925362" calcext:value-type="float">
            <text:p>0.0881067588925362</text:p>
          </table:table-cell>
          <table:table-cell office:value-type="float" office:value="0.0368729270994663" calcext:value-type="float">
            <text:p>0.0368729270994663</text:p>
          </table:table-cell>
          <table:table-cell office:value-type="float" office:value="2.45186185836792" calcext:value-type="float">
            <text:p>2.45186185836792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15" calcext:value-type="float">
            <text:p>15</text:p>
          </table:table-cell>
          <table:table-cell office:value-type="float" office:value="6.52699995040894" calcext:value-type="float">
            <text:p>6.52699995040894</text:p>
          </table:table-cell>
          <table:table-cell office:value-type="float" office:value="1.34327983856201" calcext:value-type="float">
            <text:p>1.34327983856201</text:p>
          </table:table-cell>
          <table:table-cell office:value-type="float" office:value="1.48841166496277" calcext:value-type="float">
            <text:p>1.48841166496277</text:p>
          </table:table-cell>
          <table:table-cell office:value-type="float" office:value="0.821944236755371" calcext:value-type="float">
            <text:p>0.821944236755371</text:p>
          </table:table-cell>
          <table:table-cell office:value-type="float" office:value="0.588767051696777" calcext:value-type="float">
            <text:p>0.588767051696777</text:p>
          </table:table-cell>
          <table:table-cell office:value-type="float" office:value="0.574730575084686" calcext:value-type="float">
            <text:p>0.574730575084686</text:p>
          </table:table-cell>
          <table:table-cell office:value-type="float" office:value="0.153066068887711" calcext:value-type="float">
            <text:p>0.153066068887711</text:p>
          </table:table-cell>
          <table:table-cell office:value-type="float" office:value="1.55686283111572" calcext:value-type="float">
            <text:p>1.55686283111572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6" calcext:value-type="float">
            <text:p>16</text:p>
          </table:table-cell>
          <table:table-cell office:value-type="float" office:value="6.44199991226196" calcext:value-type="float">
            <text:p>6.44199991226196</text:p>
          </table:table-cell>
          <table:table-cell office:value-type="float" office:value="1.43092346191406" calcext:value-type="float">
            <text:p>1.43092346191406</text:p>
          </table:table-cell>
          <table:table-cell office:value-type="float" office:value="1.38777685165405" calcext:value-type="float">
            <text:p>1.38777685165405</text:p>
          </table:table-cell>
          <table:table-cell office:value-type="float" office:value="0.844465851783752" calcext:value-type="float">
            <text:p>0.844465851783752</text:p>
          </table:table-cell>
          <table:table-cell office:value-type="float" office:value="0.470222115516663" calcext:value-type="float">
            <text:p>0.470222115516663</text:p>
          </table:table-cell>
          <table:table-cell office:value-type="float" office:value="0.129762306809425" calcext:value-type="float">
            <text:p>0.129762306809425</text:p>
          </table:table-cell>
          <table:table-cell office:value-type="float" office:value="0.172502428293228" calcext:value-type="float">
            <text:p>0.172502428293228</text:p>
          </table:table-cell>
          <table:table-cell office:value-type="float" office:value="2.00595474243164" calcext:value-type="float">
            <text:p>2.0059547424316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7" calcext:value-type="float">
            <text:p>17</text:p>
          </table:table-cell>
          <table:table-cell office:value-type="float" office:value="6.40299987792969" calcext:value-type="float">
            <text:p>6.40299987792969</text:p>
          </table:table-cell>
          <table:table-cell office:value-type="float" office:value="1.38439786434174" calcext:value-type="float">
            <text:p>1.38439786434174</text:p>
          </table:table-cell>
          <table:table-cell office:value-type="float" office:value="1.53209090232849" calcext:value-type="float">
            <text:p>1.53209090232849</text:p>
          </table:table-cell>
          <table:table-cell office:value-type="float" office:value="0.888960599899292" calcext:value-type="float">
            <text:p>0.888960599899292</text:p>
          </table:table-cell>
          <table:table-cell office:value-type="float" office:value="0.408781230449677" calcext:value-type="float">
            <text:p>0.408781230449677</text:p>
          </table:table-cell>
          <table:table-cell office:value-type="float" office:value="0.190133571624756" calcext:value-type="float">
            <text:p>0.190133571624756</text:p>
          </table:table-cell>
          <table:table-cell office:value-type="float" office:value="0.0709140971302986" calcext:value-type="float">
            <text:p>0.0709140971302986</text:p>
          </table:table-cell>
          <table:table-cell office:value-type="float" office:value="1.92775774002075" calcext:value-type="float">
            <text:p>1.92775774002075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18" calcext:value-type="float">
            <text:p>18</text:p>
          </table:table-cell>
          <table:table-cell office:value-type="float" office:value="6.09800004959106" calcext:value-type="float">
            <text:p>6.09800004959106</text:p>
          </table:table-cell>
          <table:table-cell office:value-type="float" office:value="1.32539355754852" calcext:value-type="float">
            <text:p>1.32539355754852</text:p>
          </table:table-cell>
          <table:table-cell office:value-type="float" office:value="1.50505924224854" calcext:value-type="float">
            <text:p>1.50505924224854</text:p>
          </table:table-cell>
          <table:table-cell office:value-type="float" office:value="0.712732911109924" calcext:value-type="float">
            <text:p>0.712732911109924</text:p>
          </table:table-cell>
          <table:table-cell office:value-type="float" office:value="0.295817464590073" calcext:value-type="float">
            <text:p>0.295817464590073</text:p>
          </table:table-cell>
          <table:table-cell office:value-type="float" office:value="0.136544480919838" calcext:value-type="float">
            <text:p>0.136544480919838</text:p>
          </table:table-cell>
          <table:table-cell office:value-type="float" office:value="0.0242108516395092" calcext:value-type="float">
            <text:p>0.0242108516395092</text:p>
          </table:table-cell>
          <table:table-cell office:value-type="float" office:value="2.09777665138245" calcext:value-type="float">
            <text:p>2.09777665138245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9" calcext:value-type="float">
            <text:p>19</text:p>
          </table:table-cell>
          <table:table-cell office:value-type="float" office:value="5.97300004959106" calcext:value-type="float">
            <text:p>5.97300004959106</text:p>
          </table:table-cell>
          <table:table-cell office:value-type="float" office:value="1.29178786277771" calcext:value-type="float">
            <text:p>1.29178786277771</text:p>
          </table:table-cell>
          <table:table-cell office:value-type="float" office:value="1.44571197032928" calcext:value-type="float">
            <text:p>1.44571197032928</text:p>
          </table:table-cell>
          <table:table-cell office:value-type="float" office:value="0.699475347995758" calcext:value-type="float">
            <text:p>0.699475347995758</text:p>
          </table:table-cell>
          <table:table-cell office:value-type="float" office:value="0.520342111587524" calcext:value-type="float">
            <text:p>0.520342111587524</text:p>
          </table:table-cell>
          <table:table-cell office:value-type="float" office:value="0.158465966582298" calcext:value-type="float">
            <text:p>0.158465966582298</text:p>
          </table:table-cell>
          <table:table-cell office:value-type="float" office:value="0.0593078061938286" calcext:value-type="float">
            <text:p>0.0593078061938286</text:p>
          </table:table-cell>
          <table:table-cell office:value-type="float" office:value="1.79772281646729" calcext:value-type="float">
            <text:p>1.79772281646729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" calcext:value-type="float">
            <text:p>20</text:p>
          </table:table-cell>
          <table:table-cell office:value-type="float" office:value="5.96400022506714" calcext:value-type="float">
            <text:p>5.96400022506714</text:p>
          </table:table-cell>
          <table:table-cell office:value-type="float" office:value="1.39506661891937" calcext:value-type="float">
            <text:p>1.39506661891937</text:p>
          </table:table-cell>
          <table:table-cell office:value-type="float" office:value="1.44492328166962" calcext:value-type="float">
            <text:p>1.44492328166962</text:p>
          </table:table-cell>
          <table:table-cell office:value-type="float" office:value="0.853144347667694" calcext:value-type="float">
            <text:p>0.853144347667694</text:p>
          </table:table-cell>
          <table:table-cell office:value-type="float" office:value="0.256450712680817" calcext:value-type="float">
            <text:p>0.256450712680817</text:p>
          </table:table-cell>
          <table:table-cell office:value-type="float" office:value="0.17278964817524" calcext:value-type="float">
            <text:p>0.17278964817524</text:p>
          </table:table-cell>
          <table:table-cell office:value-type="float" office:value="0.0280280914157629" calcext:value-type="float">
            <text:p>0.0280280914157629</text:p>
          </table:table-cell>
          <table:table-cell office:value-type="float" office:value="1.81331205368042" calcext:value-type="float">
            <text:p>1.81331205368042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1" calcext:value-type="float">
            <text:p>21</text:p>
          </table:table-cell>
          <table:table-cell office:value-type="float" office:value="5.90199995040894" calcext:value-type="float">
            <text:p>5.90199995040894</text:p>
          </table:table-cell>
          <table:table-cell office:value-type="float" office:value="1.31458234786987" calcext:value-type="float">
            <text:p>1.31458234786987</text:p>
          </table:table-cell>
          <table:table-cell office:value-type="float" office:value="1.47351610660553" calcext:value-type="float">
            <text:p>1.47351610660553</text:p>
          </table:table-cell>
          <table:table-cell office:value-type="float" office:value="0.62894994020462" calcext:value-type="float">
            <text:p>0.62894994020462</text:p>
          </table:table-cell>
          <table:table-cell office:value-type="float" office:value="0.234231784939766" calcext:value-type="float">
            <text:p>0.234231784939766</text:p>
          </table:table-cell>
          <table:table-cell office:value-type="float" office:value="0.010164656676352" calcext:value-type="float">
            <text:p>0.010164656676352</text:p>
          </table:table-cell>
          <table:table-cell office:value-type="float" office:value="0.0118656428530812" calcext:value-type="float">
            <text:p>0.0118656428530812</text:p>
          </table:table-cell>
          <table:table-cell office:value-type="float" office:value="2.22844052314758" calcext:value-type="float">
            <text:p>2.22844052314758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2" calcext:value-type="float">
            <text:p>22</text:p>
          </table:table-cell>
          <table:table-cell office:value-type="float" office:value="5.84999990463257" calcext:value-type="float">
            <text:p>5.84999990463257</text:p>
          </table:table-cell>
          <table:table-cell office:value-type="float" office:value="1.26074862480164" calcext:value-type="float">
            <text:p>1.26074862480164</text:p>
          </table:table-cell>
          <table:table-cell office:value-type="float" office:value="1.40471494197845" calcext:value-type="float">
            <text:p>1.40471494197845</text:p>
          </table:table-cell>
          <table:table-cell office:value-type="float" office:value="0.638566970825195" calcext:value-type="float">
            <text:p>0.638566970825195</text:p>
          </table:table-cell>
          <table:table-cell office:value-type="float" office:value="0.325707912445068" calcext:value-type="float">
            <text:p>0.325707912445068</text:p>
          </table:table-cell>
          <table:table-cell office:value-type="float" office:value="0.153074786067009" calcext:value-type="float">
            <text:p>0.153074786067009</text:p>
          </table:table-cell>
          <table:table-cell office:value-type="float" office:value="0.0738427266478539" calcext:value-type="float">
            <text:p>0.0738427266478539</text:p>
          </table:table-cell>
          <table:table-cell office:value-type="float" office:value="1.99365520477295" calcext:value-type="float">
            <text:p>1.99365520477295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3" calcext:value-type="float">
            <text:p>23</text:p>
          </table:table-cell>
          <table:table-cell office:value-type="float" office:value="5.83799982070923" calcext:value-type="float">
            <text:p>5.83799982070923</text:p>
          </table:table-cell>
          <table:table-cell office:value-type="float" office:value="0.728870630264282" calcext:value-type="float">
            <text:p>0.728870630264282</text:p>
          </table:table-cell>
          <table:table-cell office:value-type="float" office:value="1.25182557106018" calcext:value-type="float">
            <text:p>1.25182557106018</text:p>
          </table:table-cell>
          <table:table-cell office:value-type="float" office:value="0.589465200901031" calcext:value-type="float">
            <text:p>0.589465200901031</text:p>
          </table:table-cell>
          <table:table-cell office:value-type="float" office:value="0.240729048848152" calcext:value-type="float">
            <text:p>0.240729048848152</text:p>
          </table:table-cell>
          <table:table-cell office:value-type="float" office:value="0.208779126405716" calcext:value-type="float">
            <text:p>0.208779126405716</text:p>
          </table:table-cell>
          <table:table-cell office:value-type="float" office:value="0.0100912861526012" calcext:value-type="float">
            <text:p>0.0100912861526012</text:p>
          </table:table-cell>
          <table:table-cell office:value-type="float" office:value="2.80780839920044" calcext:value-type="float">
            <text:p>2.80780839920044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4" calcext:value-type="float">
            <text:p>24</text:p>
          </table:table-cell>
          <table:table-cell office:value-type="float" office:value="5.82499980926514" calcext:value-type="float">
            <text:p>5.82499980926514</text:p>
          </table:table-cell>
          <table:table-cell office:value-type="float" office:value="1.21768391132355" calcext:value-type="float">
            <text:p>1.21768391132355</text:p>
          </table:table-cell>
          <table:table-cell office:value-type="float" office:value="1.15009129047394" calcext:value-type="float">
            <text:p>1.15009129047394</text:p>
          </table:table-cell>
          <table:table-cell office:value-type="float" office:value="0.685158312320709" calcext:value-type="float">
            <text:p>0.685158312320709</text:p>
          </table:table-cell>
          <table:table-cell office:value-type="float" office:value="0.457003742456436" calcext:value-type="float">
            <text:p>0.457003742456436</text:p>
          </table:table-cell>
          <table:table-cell office:value-type="float" office:value="0.133519917726517" calcext:value-type="float">
            <text:p>0.133519917726517</text:p>
          </table:table-cell>
          <table:table-cell office:value-type="float" office:value="0.00438790069893003" calcext:value-type="float">
            <text:p>0.00438790069893003</text:p>
          </table:table-cell>
          <table:table-cell office:value-type="float" office:value="2.17683148384094" calcext:value-type="float">
            <text:p>2.17683148384094</text:p>
          </table:table-cell>
        </table:table-row>
        <table:table-row table:style-name="ro1">
          <table:table-cell office:value-type="string" calcext:value-type="string">
            <text:p>North Cyprus</text:p>
          </table:table-cell>
          <table:table-cell office:value-type="float" office:value="25" calcext:value-type="float">
            <text:p>25</text:p>
          </table:table-cell>
          <table:table-cell office:value-type="float" office:value="5.80999994277954" calcext:value-type="float">
            <text:p>5.80999994277954</text:p>
          </table:table-cell>
          <table:table-cell office:value-type="float" office:value="1.3469113111496" calcext:value-type="float">
            <text:p>1.3469113111496</text:p>
          </table:table-cell>
          <table:table-cell office:value-type="float" office:value="1.18630337715149" calcext:value-type="float">
            <text:p>1.18630337715149</text:p>
          </table:table-cell>
          <table:table-cell office:value-type="float" office:value="0.834647238254547" calcext:value-type="float">
            <text:p>0.834647238254547</text:p>
          </table:table-cell>
          <table:table-cell office:value-type="float" office:value="0.471203625202179" calcext:value-type="float">
            <text:p>0.471203625202179</text:p>
          </table:table-cell>
          <table:table-cell office:value-type="float" office:value="0.266845703125" calcext:value-type="float">
            <text:p>0.266845703125</text:p>
          </table:table-cell>
          <table:table-cell office:value-type="float" office:value="0.155353352427483" calcext:value-type="float">
            <text:p>0.155353352427483</text:p>
          </table:table-cell>
          <table:table-cell office:value-type="float" office:value="1.54915761947632" calcext:value-type="float">
            <text:p>1.54915761947632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6" calcext:value-type="float">
            <text:p>26</text:p>
          </table:table-cell>
          <table:table-cell office:value-type="float" office:value="5.75799989700317" calcext:value-type="float">
            <text:p>5.75799989700317</text:p>
          </table:table-cell>
          <table:table-cell office:value-type="float" office:value="1.3412059545517" calcext:value-type="float">
            <text:p>1.3412059545517</text:p>
          </table:table-cell>
          <table:table-cell office:value-type="float" office:value="1.45251882076263" calcext:value-type="float">
            <text:p>1.45251882076263</text:p>
          </table:table-cell>
          <table:table-cell office:value-type="float" office:value="0.790828227996826" calcext:value-type="float">
            <text:p>0.790828227996826</text:p>
          </table:table-cell>
          <table:table-cell office:value-type="float" office:value="0.572575807571411" calcext:value-type="float">
            <text:p>0.572575807571411</text:p>
          </table:table-cell>
          <table:table-cell office:value-type="float" office:value="0.242649093270302" calcext:value-type="float">
            <text:p>0.242649093270302</text:p>
          </table:table-cell>
          <table:table-cell office:value-type="float" office:value="0.0451289787888527" calcext:value-type="float">
            <text:p>0.0451289787888527</text:p>
          </table:table-cell>
          <table:table-cell office:value-type="float" office:value="1.31331729888916" calcext:value-type="float">
            <text:p>1.31331729888916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27" calcext:value-type="float">
            <text:p>27</text:p>
          </table:table-cell>
          <table:table-cell office:value-type="float" office:value="5.62099981307983" calcext:value-type="float">
            <text:p>5.62099981307983</text:p>
          </table:table-cell>
          <table:table-cell office:value-type="float" office:value="1.35593807697296" calcext:value-type="float">
            <text:p>1.35593807697296</text:p>
          </table:table-cell>
          <table:table-cell office:value-type="float" office:value="1.13136327266693" calcext:value-type="float">
            <text:p>1.13136327266693</text:p>
          </table:table-cell>
          <table:table-cell office:value-type="float" office:value="0.84471470117569" calcext:value-type="float">
            <text:p>0.84471470117569</text:p>
          </table:table-cell>
          <table:table-cell office:value-type="float" office:value="0.355111539363861" calcext:value-type="float">
            <text:p>0.355111539363861</text:p>
          </table:table-cell>
          <table:table-cell office:value-type="float" office:value="0.271254301071167" calcext:value-type="float">
            <text:p>0.271254301071167</text:p>
          </table:table-cell>
          <table:table-cell office:value-type="float" office:value="0.0412379764020443" calcext:value-type="float">
            <text:p>0.0412379764020443</text:p>
          </table:table-cell>
          <table:table-cell office:value-type="float" office:value="1.62124919891357" calcext:value-type="float">
            <text:p>1.62124919891357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8" calcext:value-type="float">
            <text:p>28</text:p>
          </table:table-cell>
          <table:table-cell office:value-type="float" office:value="5.61100006103516" calcext:value-type="float">
            <text:p>5.61100006103516</text:p>
          </table:table-cell>
          <table:table-cell office:value-type="float" office:value="1.32087934017181" calcext:value-type="float">
            <text:p>1.32087934017181</text:p>
          </table:table-cell>
          <table:table-cell office:value-type="float" office:value="1.47667109966278" calcext:value-type="float">
            <text:p>1.47667109966278</text:p>
          </table:table-cell>
          <table:table-cell office:value-type="float" office:value="0.695168316364288" calcext:value-type="float">
            <text:p>0.695168316364288</text:p>
          </table:table-cell>
          <table:table-cell office:value-type="float" office:value="0.479131430387497" calcext:value-type="float">
            <text:p>0.479131430387497</text:p>
          </table:table-cell>
          <table:table-cell office:value-type="float" office:value="0.0988908112049103" calcext:value-type="float">
            <text:p>0.0988908112049103</text:p>
          </table:table-cell>
          <table:table-cell office:value-type="float" office:value="0.183248922228813" calcext:value-type="float">
            <text:p>0.183248922228813</text:p>
          </table:table-cell>
          <table:table-cell office:value-type="float" office:value="1.35750865936279" calcext:value-type="float">
            <text:p>1.35750865936279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9" calcext:value-type="float">
            <text:p>29</text:p>
          </table:table-cell>
          <table:table-cell office:value-type="float" office:value="5.56899976730347" calcext:value-type="float">
            <text:p>5.56899976730347</text:p>
          </table:table-cell>
          <table:table-cell office:value-type="float" office:value="1.15655755996704" calcext:value-type="float">
            <text:p>1.15655755996704</text:p>
          </table:table-cell>
          <table:table-cell office:value-type="float" office:value="1.44494521617889" calcext:value-type="float">
            <text:p>1.44494521617889</text:p>
          </table:table-cell>
          <table:table-cell office:value-type="float" office:value="0.637714266777039" calcext:value-type="float">
            <text:p>0.637714266777039</text:p>
          </table:table-cell>
          <table:table-cell office:value-type="float" office:value="0.295400261878967" calcext:value-type="float">
            <text:p>0.295400261878967</text:p>
          </table:table-cell>
          <table:table-cell office:value-type="float" office:value="0.15513750910759" calcext:value-type="float">
            <text:p>0.15513750910759</text:p>
          </table:table-cell>
          <table:table-cell office:value-type="float" office:value="0.156313821673393" calcext:value-type="float">
            <text:p>0.156313821673393</text:p>
          </table:table-cell>
          <table:table-cell office:value-type="float" office:value="1.72323298454285" calcext:value-type="float">
            <text:p>1.72323298454285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30" calcext:value-type="float">
            <text:p>30</text:p>
          </table:table-cell>
          <table:table-cell office:value-type="float" office:value="5.39499998092651" calcext:value-type="float">
            <text:p>5.39499998092651</text:p>
          </table:table-cell>
          <table:table-cell office:value-type="float" office:value="1.06931757926941" calcext:value-type="float">
            <text:p>1.06931757926941</text:p>
          </table:table-cell>
          <table:table-cell office:value-type="float" office:value="1.25818979740143" calcext:value-type="float">
            <text:p>1.25818979740143</text:p>
          </table:table-cell>
          <table:table-cell office:value-type="float" office:value="0.65078467130661" calcext:value-type="float">
            <text:p>0.65078467130661</text:p>
          </table:table-cell>
          <table:table-cell office:value-type="float" office:value="0.208715528249741" calcext:value-type="float">
            <text:p>0.208715528249741</text:p>
          </table:table-cell>
          <table:table-cell office:value-type="float" office:value="0.220125883817673" calcext:value-type="float">
            <text:p>0.220125883817673</text:p>
          </table:table-cell>
          <table:table-cell office:value-type="float" office:value="0.0409037806093693" calcext:value-type="float">
            <text:p>0.0409037806093693</text:p>
          </table:table-cell>
          <table:table-cell office:value-type="float" office:value="1.94708442687988" calcext:value-type="float">
            <text:p>1.94708442687988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31" calcext:value-type="float">
            <text:p>31</text:p>
          </table:table-cell>
          <table:table-cell office:value-type="float" office:value="5.32399988174438" calcext:value-type="float">
            <text:p>5.32399988174438</text:p>
          </table:table-cell>
          <table:table-cell office:value-type="float" office:value="1.2860119342804" calcext:value-type="float">
            <text:p>1.2860119342804</text:p>
          </table:table-cell>
          <table:table-cell office:value-type="float" office:value="1.34313309192657" calcext:value-type="float">
            <text:p>1.34313309192657</text:p>
          </table:table-cell>
          <table:table-cell office:value-type="float" office:value="0.687763452529907" calcext:value-type="float">
            <text:p>0.687763452529907</text:p>
          </table:table-cell>
          <table:table-cell office:value-type="float" office:value="0.175863519310951" calcext:value-type="float">
            <text:p>0.175863519310951</text:p>
          </table:table-cell>
          <table:table-cell office:value-type="float" office:value="0.0784016624093056" calcext:value-type="float">
            <text:p>0.0784016624093056</text:p>
          </table:table-cell>
          <table:table-cell office:value-type="float" office:value="0.0366369374096394" calcext:value-type="float">
            <text:p>0.0366369374096394</text:p>
          </table:table-cell>
          <table:table-cell office:value-type="float" office:value="1.71645927429199" calcext:value-type="float">
            <text:p>1.71645927429199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32" calcext:value-type="float">
            <text:p>32</text:p>
          </table:table-cell>
          <table:table-cell office:value-type="float" office:value="5.29300022125244" calcext:value-type="float">
            <text:p>5.29300022125244</text:p>
          </table:table-cell>
          <table:table-cell office:value-type="float" office:value="1.22255623340607" calcext:value-type="float">
            <text:p>1.22255623340607</text:p>
          </table:table-cell>
          <table:table-cell office:value-type="float" office:value="0.96798300743103" calcext:value-type="float">
            <text:p>0.96798300743103</text:p>
          </table:table-cell>
          <table:table-cell office:value-type="float" office:value="0.701288521289825" calcext:value-type="float">
            <text:p>0.701288521289825</text:p>
          </table:table-cell>
          <table:table-cell office:value-type="float" office:value="0.255772292613983" calcext:value-type="float">
            <text:p>0.255772292613983</text:p>
          </table:table-cell>
          <table:table-cell office:value-type="float" office:value="0.248002976179123" calcext:value-type="float">
            <text:p>0.248002976179123</text:p>
          </table:table-cell>
          <table:table-cell office:value-type="float" office:value="0.0431031100451946" calcext:value-type="float">
            <text:p>0.0431031100451946</text:p>
          </table:table-cell>
          <table:table-cell office:value-type="float" office:value="1.85449242591858" calcext:value-type="float">
            <text:p>1.85449242591858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33" calcext:value-type="float">
            <text:p>33</text:p>
          </table:table-cell>
          <table:table-cell office:value-type="float" office:value="5.27899980545044" calcext:value-type="float">
            <text:p>5.27899980545044</text:p>
          </table:table-cell>
          <table:table-cell office:value-type="float" office:value="0.951484382152557" calcext:value-type="float">
            <text:p>0.951484382152557</text:p>
          </table:table-cell>
          <table:table-cell office:value-type="float" office:value="1.13785350322723" calcext:value-type="float">
            <text:p>1.13785350322723</text:p>
          </table:table-cell>
          <table:table-cell office:value-type="float" office:value="0.541452050209045" calcext:value-type="float">
            <text:p>0.541452050209045</text:p>
          </table:table-cell>
          <table:table-cell office:value-type="float" office:value="0.260287940502167" calcext:value-type="float">
            <text:p>0.260287940502167</text:p>
          </table:table-cell>
          <table:table-cell office:value-type="float" office:value="0.319931447505951" calcext:value-type="float">
            <text:p>0.319931447505951</text:p>
          </table:table-cell>
          <table:table-cell office:value-type="float" office:value="0.0574716180562973" calcext:value-type="float">
            <text:p>0.0574716180562973</text:p>
          </table:table-cell>
          <table:table-cell office:value-type="float" office:value="2.01054072380066" calcext:value-type="float">
            <text:p>2.01054072380066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34" calcext:value-type="float">
            <text:p>34</text:p>
          </table:table-cell>
          <table:table-cell office:value-type="float" office:value="5.23699998855591" calcext:value-type="float">
            <text:p>5.23699998855591</text:p>
          </table:table-cell>
          <table:table-cell office:value-type="float" office:value="1.12112903594971" calcext:value-type="float">
            <text:p>1.12112903594971</text:p>
          </table:table-cell>
          <table:table-cell office:value-type="float" office:value="1.23837649822235" calcext:value-type="float">
            <text:p>1.23837649822235</text:p>
          </table:table-cell>
          <table:table-cell office:value-type="float" office:value="0.667464673519135" calcext:value-type="float">
            <text:p>0.667464673519135</text:p>
          </table:table-cell>
          <table:table-cell office:value-type="float" office:value="0.194989055395126" calcext:value-type="float">
            <text:p>0.194989055395126</text:p>
          </table:table-cell>
          <table:table-cell office:value-type="float" office:value="0.197911024093628" calcext:value-type="float">
            <text:p>0.197911024093628</text:p>
          </table:table-cell>
          <table:table-cell office:value-type="float" office:value="0.0881741940975189" calcext:value-type="float">
            <text:p>0.0881741940975189</text:p>
          </table:table-cell>
          <table:table-cell office:value-type="float" office:value="1.72919154167175" calcext:value-type="float">
            <text:p>1.72919154167175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35" calcext:value-type="float">
            <text:p>35</text:p>
          </table:table-cell>
          <table:table-cell office:value-type="float" office:value="5.22700023651123" calcext:value-type="float">
            <text:p>5.22700023651123</text:p>
          </table:table-cell>
          <table:table-cell office:value-type="float" office:value="1.28948748111725" calcext:value-type="float">
            <text:p>1.28948748111725</text:p>
          </table:table-cell>
          <table:table-cell office:value-type="float" office:value="1.23941457271576" calcext:value-type="float">
            <text:p>1.23941457271576</text:p>
          </table:table-cell>
          <table:table-cell office:value-type="float" office:value="0.810198903083801" calcext:value-type="float">
            <text:p>0.810198903083801</text:p>
          </table:table-cell>
          <table:table-cell office:value-type="float" office:value="0.0957312509417534" calcext:value-type="float">
            <text:p>0.0957312509417534</text:p>
          </table:table-cell>
          <table:table-cell office:value-type="float" office:value="0" calcext:value-type="float">
            <text:p>0</text:p>
          </table:table-cell>
          <table:table-cell office:value-type="float" office:value="0.04328977689147" calcext:value-type="float">
            <text:p>0.04328977689147</text:p>
          </table:table-cell>
          <table:table-cell office:value-type="float" office:value="1.74922156333923" calcext:value-type="float">
            <text:p>1.74922156333923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36" calcext:value-type="float">
            <text:p>36</text:p>
          </table:table-cell>
          <table:table-cell office:value-type="float" office:value="5.19500017166138" calcext:value-type="float">
            <text:p>5.19500017166138</text:p>
          </table:table-cell>
          <table:table-cell office:value-type="float" office:value="1.3151752948761" calcext:value-type="float">
            <text:p>1.3151752948761</text:p>
          </table:table-cell>
          <table:table-cell office:value-type="float" office:value="1.36704301834106" calcext:value-type="float">
            <text:p>1.36704301834106</text:p>
          </table:table-cell>
          <table:table-cell office:value-type="float" office:value="0.795843541622162" calcext:value-type="float">
            <text:p>0.795843541622162</text:p>
          </table:table-cell>
          <table:table-cell office:value-type="float" office:value="0.498465299606323" calcext:value-type="float">
            <text:p>0.498465299606323</text:p>
          </table:table-cell>
          <table:table-cell office:value-type="float" office:value="0.0951027125120163" calcext:value-type="float">
            <text:p>0.0951027125120163</text:p>
          </table:table-cell>
          <table:table-cell office:value-type="float" office:value="0.0158694516867399" calcext:value-type="float">
            <text:p>0.0158694516867399</text:p>
          </table:table-cell>
          <table:table-cell office:value-type="float" office:value="1.10768270492554" calcext:value-type="float">
            <text:p>1.10768270492554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37" calcext:value-type="float">
            <text:p>37</text:p>
          </table:table-cell>
          <table:table-cell office:value-type="float" office:value="5.18200016021729" calcext:value-type="float">
            <text:p>5.18200016021729</text:p>
          </table:table-cell>
          <table:table-cell office:value-type="float" office:value="0.982409417629242" calcext:value-type="float">
            <text:p>0.982409417629242</text:p>
          </table:table-cell>
          <table:table-cell office:value-type="float" office:value="1.0693359375" calcext:value-type="float">
            <text:p>1.0693359375</text:p>
          </table:table-cell>
          <table:table-cell office:value-type="float" office:value="0.705186307430267" calcext:value-type="float">
            <text:p>0.705186307430267</text:p>
          </table:table-cell>
          <table:table-cell office:value-type="float" office:value="0.204403176903725" calcext:value-type="float">
            <text:p>0.204403176903725</text:p>
          </table:table-cell>
          <table:table-cell office:value-type="float" office:value="0.328867495059967" calcext:value-type="float">
            <text:p>0.328867495059967</text:p>
          </table:table-cell>
          <table:table-cell office:value-type="float" office:value="0" calcext:value-type="float">
            <text:p>0</text:p>
          </table:table-cell>
          <table:table-cell office:value-type="float" office:value="1.89217257499695" calcext:value-type="float">
            <text:p>1.89217257499695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38" calcext:value-type="float">
            <text:p>38</text:p>
          </table:table-cell>
          <table:table-cell office:value-type="float" office:value="5.17500019073486" calcext:value-type="float">
            <text:p>5.17500019073486</text:p>
          </table:table-cell>
          <table:table-cell office:value-type="float" office:value="1.06457793712616" calcext:value-type="float">
            <text:p>1.06457793712616</text:p>
          </table:table-cell>
          <table:table-cell office:value-type="float" office:value="1.20789301395416" calcext:value-type="float">
            <text:p>1.20789301395416</text:p>
          </table:table-cell>
          <table:table-cell office:value-type="float" office:value="0.644948184490204" calcext:value-type="float">
            <text:p>0.644948184490204</text:p>
          </table:table-cell>
          <table:table-cell office:value-type="float" office:value="0.325905978679657" calcext:value-type="float">
            <text:p>0.325905978679657</text:p>
          </table:table-cell>
          <table:table-cell office:value-type="float" office:value="0.25376096367836" calcext:value-type="float">
            <text:p>0.25376096367836</text:p>
          </table:table-cell>
          <table:table-cell office:value-type="float" office:value="0.0602777935564518" calcext:value-type="float">
            <text:p>0.0602777935564518</text:p>
          </table:table-cell>
          <table:table-cell office:value-type="float" office:value="1.6174693107605" calcext:value-type="float">
            <text:p>1.6174693107605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39" calcext:value-type="float">
            <text:p>39</text:p>
          </table:table-cell>
          <table:table-cell office:value-type="float" office:value="4.71400022506714" calcext:value-type="float">
            <text:p>4.71400022506714</text:p>
          </table:table-cell>
          <table:table-cell office:value-type="float" office:value="1.1614590883255" calcext:value-type="float">
            <text:p>1.1614590883255</text:p>
          </table:table-cell>
          <table:table-cell office:value-type="float" office:value="1.43437945842743" calcext:value-type="float">
            <text:p>1.43437945842743</text:p>
          </table:table-cell>
          <table:table-cell office:value-type="float" office:value="0.708217680454254" calcext:value-type="float">
            <text:p>0.708217680454254</text:p>
          </table:table-cell>
          <table:table-cell office:value-type="float" office:value="0.289231717586517" calcext:value-type="float">
            <text:p>0.289231717586517</text:p>
          </table:table-cell>
          <table:table-cell office:value-type="float" office:value="0.113177694380283" calcext:value-type="float">
            <text:p>0.113177694380283</text:p>
          </table:table-cell>
          <table:table-cell office:value-type="float" office:value="0.0110515309497714" calcext:value-type="float">
            <text:p>0.0110515309497714</text:p>
          </table:table-cell>
          <table:table-cell office:value-type="float" office:value="0.996139287948608" calcext:value-type="float">
            <text:p>0.996139287948608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40" calcext:value-type="float">
            <text:p>40</text:p>
          </table:table-cell>
          <table:table-cell office:value-type="float" office:value="4.64400005340576" calcext:value-type="float">
            <text:p>4.64400005340576</text:p>
          </table:table-cell>
          <table:table-cell office:value-type="float" office:value="0.996192753314972" calcext:value-type="float">
            <text:p>0.996192753314972</text:p>
          </table:table-cell>
          <table:table-cell office:value-type="float" office:value="0.803685247898102" calcext:value-type="float">
            <text:p>0.803685247898102</text:p>
          </table:table-cell>
          <table:table-cell office:value-type="float" office:value="0.731159746646881" calcext:value-type="float">
            <text:p>0.731159746646881</text:p>
          </table:table-cell>
          <table:table-cell office:value-type="float" office:value="0.381498634815216" calcext:value-type="float">
            <text:p>0.381498634815216</text:p>
          </table:table-cell>
          <table:table-cell office:value-type="float" office:value="0.201312944293022" calcext:value-type="float">
            <text:p>0.201312944293022</text:p>
          </table:table-cell>
          <table:table-cell office:value-type="float" office:value="0.0398642159998417" calcext:value-type="float">
            <text:p>0.0398642159998417</text:p>
          </table:table-cell>
          <table:table-cell office:value-type="float" office:value="1.49044156074524" calcext:value-type="float">
            <text:p>1.49044156074524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41" calcext:value-type="float">
            <text:p>41</text:p>
          </table:table-cell>
          <table:table-cell office:value-type="float" office:value="4.09600019454956" calcext:value-type="float">
            <text:p>4.09600019454956</text:p>
          </table:table-cell>
          <table:table-cell office:value-type="float" office:value="0.89465194940567" calcext:value-type="float">
            <text:p>0.89465194940567</text:p>
          </table:table-cell>
          <table:table-cell office:value-type="float" office:value="1.39453756809235" calcext:value-type="float">
            <text:p>1.39453756809235</text:p>
          </table:table-cell>
          <table:table-cell office:value-type="float" office:value="0.575903952121735" calcext:value-type="float">
            <text:p>0.575903952121735</text:p>
          </table:table-cell>
          <table:table-cell office:value-type="float" office:value="0.122974775731564" calcext:value-type="float">
            <text:p>0.122974775731564</text:p>
          </table:table-cell>
          <table:table-cell office:value-type="float" office:value="0.270061463117599" calcext:value-type="float">
            <text:p>0.270061463117599</text:p>
          </table:table-cell>
          <table:table-cell office:value-type="float" office:value="0.0230294708162546" calcext:value-type="float">
            <text:p>0.0230294708162546</text:p>
          </table:table-cell>
          <table:table-cell office:value-type="float" office:value="0.814382314682007" calcext:value-type="float">
            <text:p>0.814382314682007</text:p>
          </table:table-cell>
        </table:table-row>
      </table:table>
      <table:table table:name="Asia" table:style-name="ta1"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7.21299982070923" calcext:value-type="float">
            <text:p>7.21299982070923</text:p>
          </table:table-cell>
          <table:table-cell office:value-type="float" office:value="1.37538242340088" calcext:value-type="float">
            <text:p>1.37538242340088</text:p>
          </table:table-cell>
          <table:table-cell office:value-type="float" office:value="1.37628996372223" calcext:value-type="float">
            <text:p>1.37628996372223</text:p>
          </table:table-cell>
          <table:table-cell office:value-type="float" office:value="0.83840399980545" calcext:value-type="float">
            <text:p>0.83840399980545</text:p>
          </table:table-cell>
          <table:table-cell office:value-type="float" office:value="0.405988603830338" calcext:value-type="float">
            <text:p>0.405988603830338</text:p>
          </table:table-cell>
          <table:table-cell office:value-type="float" office:value="0.330082654953003" calcext:value-type="float">
            <text:p>0.330082654953003</text:p>
          </table:table-cell>
          <table:table-cell office:value-type="float" office:value="0.0852421000599861" calcext:value-type="float">
            <text:p>0.0852421000599861</text:p>
          </table:table-cell>
          <table:table-cell office:value-type="float" office:value="2.80175733566284" calcext:value-type="float">
            <text:p>2.80175733566284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2" calcext:value-type="float">
            <text:p>2</text:p>
          </table:table-cell>
          <table:table-cell office:value-type="float" office:value="6.64799976348877" calcext:value-type="float">
            <text:p>6.64799976348877</text:p>
          </table:table-cell>
          <table:table-cell office:value-type="float" office:value="1.62634336948395" calcext:value-type="float">
            <text:p>1.62634336948395</text:p>
          </table:table-cell>
          <table:table-cell office:value-type="float" office:value="1.26641023159027" calcext:value-type="float">
            <text:p>1.26641023159027</text:p>
          </table:table-cell>
          <table:table-cell office:value-type="float" office:value="0.726798236370087" calcext:value-type="float">
            <text:p>0.726798236370087</text:p>
          </table:table-cell>
          <table:table-cell office:value-type="float" office:value="0.60834527015686" calcext:value-type="float">
            <text:p>0.60834527015686</text:p>
          </table:table-cell>
          <table:table-cell office:value-type="float" office:value="0.3609419465065" calcext:value-type="float">
            <text:p>0.3609419465065</text:p>
          </table:table-cell>
          <table:table-cell office:value-type="float" office:value="0.324489563703537" calcext:value-type="float">
            <text:p>0.324489563703537</text:p>
          </table:table-cell>
          <table:table-cell office:value-type="float" office:value="1.734703540802" calcext:value-type="float">
            <text:p>1.73470354080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" calcext:value-type="float">
            <text:p>3</text:p>
          </table:table-cell>
          <table:table-cell office:value-type="float" office:value="6.57200002670288" calcext:value-type="float">
            <text:p>6.57200002670288</text:p>
          </table:table-cell>
          <table:table-cell office:value-type="float" office:value="1.69227766990662" calcext:value-type="float">
            <text:p>1.69227766990662</text:p>
          </table:table-cell>
          <table:table-cell office:value-type="float" office:value="1.35381436347961" calcext:value-type="float">
            <text:p>1.35381436347961</text:p>
          </table:table-cell>
          <table:table-cell office:value-type="float" office:value="0.949492394924164" calcext:value-type="float">
            <text:p>0.949492394924164</text:p>
          </table:table-cell>
          <table:table-cell office:value-type="float" office:value="0.549840569496155" calcext:value-type="float">
            <text:p>0.549840569496155</text:p>
          </table:table-cell>
          <table:table-cell office:value-type="float" office:value="0.345965981483459" calcext:value-type="float">
            <text:p>0.345965981483459</text:p>
          </table:table-cell>
          <table:table-cell office:value-type="float" office:value="0.46430778503418" calcext:value-type="float">
            <text:p>0.46430778503418</text:p>
          </table:table-cell>
          <table:table-cell office:value-type="float" office:value="1.21636199951172" calcext:value-type="float">
            <text:p>1.21636199951172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4" calcext:value-type="float">
            <text:p>4</text:p>
          </table:table-cell>
          <table:table-cell office:value-type="float" office:value="6.42399978637695" calcext:value-type="float">
            <text:p>6.42399978637695</text:p>
          </table:table-cell>
          <table:table-cell office:value-type="float" office:value="1.12786877155304" calcext:value-type="float">
            <text:p>1.12786877155304</text:p>
          </table:table-cell>
          <table:table-cell office:value-type="float" office:value="1.42579245567322" calcext:value-type="float">
            <text:p>1.42579245567322</text:p>
          </table:table-cell>
          <table:table-cell office:value-type="float" office:value="0.647239029407501" calcext:value-type="float">
            <text:p>0.647239029407501</text:p>
          </table:table-cell>
          <table:table-cell office:value-type="float" office:value="0.580200731754303" calcext:value-type="float">
            <text:p>0.580200731754303</text:p>
          </table:table-cell>
          <table:table-cell office:value-type="float" office:value="0.572123110294342" calcext:value-type="float">
            <text:p>0.572123110294342</text:p>
          </table:table-cell>
          <table:table-cell office:value-type="float" office:value="0.0316127352416515" calcext:value-type="float">
            <text:p>0.0316127352416515</text:p>
          </table:table-cell>
          <table:table-cell office:value-type="float" office:value="2.03950834274292" calcext:value-type="float">
            <text:p>2.03950834274292</text:p>
          </table:table-cell>
        </table:table-row>
        <table:table-row table:style-name="ro1">
          <table:table-cell office:value-type="string" calcext:value-type="string">
            <text:p>Taiwan Province of China</text:p>
          </table:table-cell>
          <table:table-cell office:value-type="float" office:value="5" calcext:value-type="float">
            <text:p>5</text:p>
          </table:table-cell>
          <table:table-cell office:value-type="float" office:value="6.42199993133545" calcext:value-type="float">
            <text:p>6.42199993133545</text:p>
          </table:table-cell>
          <table:table-cell office:value-type="float" office:value="1.43362653255463" calcext:value-type="float">
            <text:p>1.43362653255463</text:p>
          </table:table-cell>
          <table:table-cell office:value-type="float" office:value="1.38456535339355" calcext:value-type="float">
            <text:p>1.38456535339355</text:p>
          </table:table-cell>
          <table:table-cell office:value-type="float" office:value="0.793984234333038" calcext:value-type="float">
            <text:p>0.793984234333038</text:p>
          </table:table-cell>
          <table:table-cell office:value-type="float" office:value="0.361466586589813" calcext:value-type="float">
            <text:p>0.361466586589813</text:p>
          </table:table-cell>
          <table:table-cell office:value-type="float" office:value="0.258360475301743" calcext:value-type="float">
            <text:p>0.258360475301743</text:p>
          </table:table-cell>
          <table:table-cell office:value-type="float" office:value="0.0638292357325554" calcext:value-type="float">
            <text:p>0.0638292357325554</text:p>
          </table:table-cell>
          <table:table-cell office:value-type="float" office:value="2.1266074180603" calcext:value-type="float">
            <text:p>2.1266074180603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6" calcext:value-type="float">
            <text:p>6</text:p>
          </table:table-cell>
          <table:table-cell office:value-type="float" office:value="6.375" calcext:value-type="float">
            <text:p>6.375</text:p>
          </table:table-cell>
          <table:table-cell office:value-type="float" office:value="1.87076568603516" calcext:value-type="float">
            <text:p>1.87076568603516</text:p>
          </table:table-cell>
          <table:table-cell office:value-type="float" office:value="1.27429687976837" calcext:value-type="float">
            <text:p>1.27429687976837</text:p>
          </table:table-cell>
          <table:table-cell office:value-type="float" office:value="0.710098087787628" calcext:value-type="float">
            <text:p>0.710098087787628</text:p>
          </table:table-cell>
          <table:table-cell office:value-type="float" office:value="0.604130983352661" calcext:value-type="float">
            <text:p>0.604130983352661</text:p>
          </table:table-cell>
          <table:table-cell office:value-type="float" office:value="0.330473870038986" calcext:value-type="float">
            <text:p>0.330473870038986</text:p>
          </table:table-cell>
          <table:table-cell office:value-type="float" office:value="0.439299255609512" calcext:value-type="float">
            <text:p>0.439299255609512</text:p>
          </table:table-cell>
          <table:table-cell office:value-type="float" office:value="1.1454644203186" calcext:value-type="float">
            <text:p>1.1454644203186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7" calcext:value-type="float">
            <text:p>7</text:p>
          </table:table-cell>
          <table:table-cell office:value-type="float" office:value="6.3439998626709" calcext:value-type="float">
            <text:p>6.3439998626709</text:p>
          </table:table-cell>
          <table:table-cell office:value-type="float" office:value="1.53062355518341" calcext:value-type="float">
            <text:p>1.53062355518341</text:p>
          </table:table-cell>
          <table:table-cell office:value-type="float" office:value="1.28667759895325" calcext:value-type="float">
            <text:p>1.28667759895325</text:p>
          </table:table-cell>
          <table:table-cell office:value-type="float" office:value="0.590148329734802" calcext:value-type="float">
            <text:p>0.590148329734802</text:p>
          </table:table-cell>
          <table:table-cell office:value-type="float" office:value="0.449750572443008" calcext:value-type="float">
            <text:p>0.449750572443008</text:p>
          </table:table-cell>
          <table:table-cell office:value-type="float" office:value="0.147616013884544" calcext:value-type="float">
            <text:p>0.147616013884544</text:p>
          </table:table-cell>
          <table:table-cell office:value-type="float" office:value="0.27343225479126" calcext:value-type="float">
            <text:p>0.27343225479126</text:p>
          </table:table-cell>
          <table:table-cell office:value-type="float" office:value="2.0654296875" calcext:value-type="float">
            <text:p>2.0654296875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8" calcext:value-type="float">
            <text:p>8</text:p>
          </table:table-cell>
          <table:table-cell office:value-type="float" office:value="6.10500001907349" calcext:value-type="float">
            <text:p>6.10500001907349</text:p>
          </table:table-cell>
          <table:table-cell office:value-type="float" office:value="1.63295245170593" calcext:value-type="float">
            <text:p>1.63295245170593</text:p>
          </table:table-cell>
          <table:table-cell office:value-type="float" office:value="1.25969874858856" calcext:value-type="float">
            <text:p>1.25969874858856</text:p>
          </table:table-cell>
          <table:table-cell office:value-type="float" office:value="0.632105708122253" calcext:value-type="float">
            <text:p>0.632105708122253</text:p>
          </table:table-cell>
          <table:table-cell office:value-type="float" office:value="0.496337592601776" calcext:value-type="float">
            <text:p>0.496337592601776</text:p>
          </table:table-cell>
          <table:table-cell office:value-type="float" office:value="0.228289797902107" calcext:value-type="float">
            <text:p>0.228289797902107</text:p>
          </table:table-cell>
          <table:table-cell office:value-type="float" office:value="0.215159550309181" calcext:value-type="float">
            <text:p>0.215159550309181</text:p>
          </table:table-cell>
          <table:table-cell office:value-type="float" office:value="1.64042520523071" calcext:value-type="float">
            <text:p>1.64042520523071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9" calcext:value-type="float">
            <text:p>9</text:p>
          </table:table-cell>
          <table:table-cell office:value-type="float" office:value="6.08699989318848" calcext:value-type="float">
            <text:p>6.08699989318848</text:p>
          </table:table-cell>
          <table:table-cell office:value-type="float" office:value="1.48841226100922" calcext:value-type="float">
            <text:p>1.48841226100922</text:p>
          </table:table-cell>
          <table:table-cell office:value-type="float" office:value="1.32311046123505" calcext:value-type="float">
            <text:p>1.32311046123505</text:p>
          </table:table-cell>
          <table:table-cell office:value-type="float" office:value="0.653133034706116" calcext:value-type="float">
            <text:p>0.653133034706116</text:p>
          </table:table-cell>
          <table:table-cell office:value-type="float" office:value="0.536746919155121" calcext:value-type="float">
            <text:p>0.536746919155121</text:p>
          </table:table-cell>
          <table:table-cell office:value-type="float" office:value="0.172668486833572" calcext:value-type="float">
            <text:p>0.172668486833572</text:p>
          </table:table-cell>
          <table:table-cell office:value-type="float" office:value="0.257042169570923" calcext:value-type="float">
            <text:p>0.257042169570923</text:p>
          </table:table-cell>
          <table:table-cell office:value-type="float" office:value="1.65614938735962" calcext:value-type="float">
            <text:p>1.65614938735962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0" calcext:value-type="float">
            <text:p>10</text:p>
          </table:table-cell>
          <table:table-cell office:value-type="float" office:value="6.08400011062622" calcext:value-type="float">
            <text:p>6.08400011062622</text:p>
          </table:table-cell>
          <table:table-cell office:value-type="float" office:value="1.29121541976929" calcext:value-type="float">
            <text:p>1.29121541976929</text:p>
          </table:table-cell>
          <table:table-cell office:value-type="float" office:value="1.28464603424072" calcext:value-type="float">
            <text:p>1.28464603424072</text:p>
          </table:table-cell>
          <table:table-cell office:value-type="float" office:value="0.618784427642822" calcext:value-type="float">
            <text:p>0.618784427642822</text:p>
          </table:table-cell>
          <table:table-cell office:value-type="float" office:value="0.402264982461929" calcext:value-type="float">
            <text:p>0.402264982461929</text:p>
          </table:table-cell>
          <table:table-cell office:value-type="float" office:value="0.416608929634094" calcext:value-type="float">
            <text:p>0.416608929634094</text:p>
          </table:table-cell>
          <table:table-cell office:value-type="float" office:value="0.0656007081270218" calcext:value-type="float">
            <text:p>0.0656007081270218</text:p>
          </table:table-cell>
          <table:table-cell office:value-type="float" office:value="2.00444889068604" calcext:value-type="float">
            <text:p>2.00444889068604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11" calcext:value-type="float">
            <text:p>11</text:p>
          </table:table-cell>
          <table:table-cell office:value-type="float" office:value="5.97100019454956" calcext:value-type="float">
            <text:p>5.97100019454956</text:p>
          </table:table-cell>
          <table:table-cell office:value-type="float" office:value="0.786441087722778" calcext:value-type="float">
            <text:p>0.786441087722778</text:p>
          </table:table-cell>
          <table:table-cell office:value-type="float" office:value="1.54896914958954" calcext:value-type="float">
            <text:p>1.54896914958954</text:p>
          </table:table-cell>
          <table:table-cell office:value-type="float" office:value="0.498272627592087" calcext:value-type="float">
            <text:p>0.498272627592087</text:p>
          </table:table-cell>
          <table:table-cell office:value-type="float" office:value="0.658248662948608" calcext:value-type="float">
            <text:p>0.658248662948608</text:p>
          </table:table-cell>
          <table:table-cell office:value-type="float" office:value="0.415983647108078" calcext:value-type="float">
            <text:p>0.415983647108078</text:p>
          </table:table-cell>
          <table:table-cell office:value-type="float" office:value="0.246528223156929" calcext:value-type="float">
            <text:p>0.246528223156929</text:p>
          </table:table-cell>
          <table:table-cell office:value-type="float" office:value="1.81691360473633" calcext:value-type="float">
            <text:p>1.81691360473633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2" calcext:value-type="float">
            <text:p>12</text:p>
          </table:table-cell>
          <table:table-cell office:value-type="float" office:value="5.96299982070923" calcext:value-type="float">
            <text:p>5.96299982070923</text:p>
          </table:table-cell>
          <table:table-cell office:value-type="float" office:value="1.28177809715271" calcext:value-type="float">
            <text:p>1.28177809715271</text:p>
          </table:table-cell>
          <table:table-cell office:value-type="float" office:value="1.46928238868713" calcext:value-type="float">
            <text:p>1.46928238868713</text:p>
          </table:table-cell>
          <table:table-cell office:value-type="float" office:value="0.547349333763123" calcext:value-type="float">
            <text:p>0.547349333763123</text:p>
          </table:table-cell>
          <table:table-cell office:value-type="float" office:value="0.373783111572266" calcext:value-type="float">
            <text:p>0.373783111572266</text:p>
          </table:table-cell>
          <table:table-cell office:value-type="float" office:value="0.0522638224065304" calcext:value-type="float">
            <text:p>0.0522638224065304</text:p>
          </table:table-cell>
          <table:table-cell office:value-type="float" office:value="0.0329628810286522" calcext:value-type="float">
            <text:p>0.0329628810286522</text:p>
          </table:table-cell>
          <table:table-cell office:value-type="float" office:value="2.20560741424561" calcext:value-type="float">
            <text:p>2.20560741424561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3" calcext:value-type="float">
            <text:p>13</text:p>
          </table:table-cell>
          <table:table-cell office:value-type="float" office:value="5.92000007629395" calcext:value-type="float">
            <text:p>5.92000007629395</text:p>
          </table:table-cell>
          <table:table-cell office:value-type="float" office:value="1.41691517829895" calcext:value-type="float">
            <text:p>1.41691517829895</text:p>
          </table:table-cell>
          <table:table-cell office:value-type="float" office:value="1.43633782863617" calcext:value-type="float">
            <text:p>1.43633782863617</text:p>
          </table:table-cell>
          <table:table-cell office:value-type="float" office:value="0.913475871086121" calcext:value-type="float">
            <text:p>0.913475871086121</text:p>
          </table:table-cell>
          <table:table-cell office:value-type="float" office:value="0.505625545978546" calcext:value-type="float">
            <text:p>0.505625545978546</text:p>
          </table:table-cell>
          <table:table-cell office:value-type="float" office:value="0.12057276815176" calcext:value-type="float">
            <text:p>0.12057276815176</text:p>
          </table:table-cell>
          <table:table-cell office:value-type="float" office:value="0.163760736584663" calcext:value-type="float">
            <text:p>0.163760736584663</text:p>
          </table:table-cell>
          <table:table-cell office:value-type="float" office:value="1.36322355270386" calcext:value-type="float">
            <text:p>1.36322355270386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14" calcext:value-type="float">
            <text:p>14</text:p>
          </table:table-cell>
          <table:table-cell office:value-type="float" office:value="5.83799982070923" calcext:value-type="float">
            <text:p>5.83799982070923</text:p>
          </table:table-cell>
          <table:table-cell office:value-type="float" office:value="1.40167844295502" calcext:value-type="float">
            <text:p>1.40167844295502</text:p>
          </table:table-cell>
          <table:table-cell office:value-type="float" office:value="1.12827444076538" calcext:value-type="float">
            <text:p>1.12827444076538</text:p>
          </table:table-cell>
          <table:table-cell office:value-type="float" office:value="0.900214076042175" calcext:value-type="float">
            <text:p>0.900214076042175</text:p>
          </table:table-cell>
          <table:table-cell office:value-type="float" office:value="0.257921665906906" calcext:value-type="float">
            <text:p>0.257921665906906</text:p>
          </table:table-cell>
          <table:table-cell office:value-type="float" office:value="0.206674367189407" calcext:value-type="float">
            <text:p>0.206674367189407</text:p>
          </table:table-cell>
          <table:table-cell office:value-type="float" office:value="0.0632826685905457" calcext:value-type="float">
            <text:p>0.0632826685905457</text:p>
          </table:table-cell>
          <table:table-cell office:value-type="float" office:value="1.88037800788879" calcext:value-type="float">
            <text:p>1.88037800788879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15" calcext:value-type="float">
            <text:p>15</text:p>
          </table:table-cell>
          <table:table-cell office:value-type="float" office:value="5.82200002670288" calcext:value-type="float">
            <text:p>5.82200002670288</text:p>
          </table:table-cell>
          <table:table-cell office:value-type="float" office:value="1.13077676296234" calcext:value-type="float">
            <text:p>1.13077676296234</text:p>
          </table:table-cell>
          <table:table-cell office:value-type="float" office:value="1.49314916133881" calcext:value-type="float">
            <text:p>1.49314916133881</text:p>
          </table:table-cell>
          <table:table-cell office:value-type="float" office:value="0.437726080417633" calcext:value-type="float">
            <text:p>0.437726080417633</text:p>
          </table:table-cell>
          <table:table-cell office:value-type="float" office:value="0.41827192902565" calcext:value-type="float">
            <text:p>0.41827192902565</text:p>
          </table:table-cell>
          <table:table-cell office:value-type="float" office:value="0.24992498755455" calcext:value-type="float">
            <text:p>0.24992498755455</text:p>
          </table:table-cell>
          <table:table-cell office:value-type="float" office:value="0.259270340204239" calcext:value-type="float">
            <text:p>0.259270340204239</text:p>
          </table:table-cell>
          <table:table-cell office:value-type="float" office:value="1.83290982246399" calcext:value-type="float">
            <text:p>1.83290982246399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6" calcext:value-type="float">
            <text:p>16</text:p>
          </table:table-cell>
          <table:table-cell office:value-type="float" office:value="5.81899976730347" calcext:value-type="float">
            <text:p>5.81899976730347</text:p>
          </table:table-cell>
          <table:table-cell office:value-type="float" office:value="1.28455626964569" calcext:value-type="float">
            <text:p>1.28455626964569</text:p>
          </table:table-cell>
          <table:table-cell office:value-type="float" office:value="1.38436901569366" calcext:value-type="float">
            <text:p>1.38436901569366</text:p>
          </table:table-cell>
          <table:table-cell office:value-type="float" office:value="0.606041550636292" calcext:value-type="float">
            <text:p>0.606041550636292</text:p>
          </table:table-cell>
          <table:table-cell office:value-type="float" office:value="0.437454283237457" calcext:value-type="float">
            <text:p>0.437454283237457</text:p>
          </table:table-cell>
          <table:table-cell office:value-type="float" office:value="0.201964423060417" calcext:value-type="float">
            <text:p>0.201964423060417</text:p>
          </table:table-cell>
          <table:table-cell office:value-type="float" office:value="0.119282886385918" calcext:value-type="float">
            <text:p>0.119282886385918</text:p>
          </table:table-cell>
          <table:table-cell office:value-type="float" office:value="1.78489255905151" calcext:value-type="float">
            <text:p>1.78489255905151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7" calcext:value-type="float">
            <text:p>17</text:p>
          </table:table-cell>
          <table:table-cell office:value-type="float" office:value="5.5" calcext:value-type="float">
            <text:p>5.5</text:p>
          </table:table-cell>
          <table:table-cell office:value-type="float" office:value="1.19827437400818" calcext:value-type="float">
            <text:p>1.19827437400818</text:p>
          </table:table-cell>
          <table:table-cell office:value-type="float" office:value="1.33775317668915" calcext:value-type="float">
            <text:p>1.33775317668915</text:p>
          </table:table-cell>
          <table:table-cell office:value-type="float" office:value="0.637605607509613" calcext:value-type="float">
            <text:p>0.637605607509613</text:p>
          </table:table-cell>
          <table:table-cell office:value-type="float" office:value="0.300740599632263" calcext:value-type="float">
            <text:p>0.300740599632263</text:p>
          </table:table-cell>
          <table:table-cell office:value-type="float" office:value="0.0466930419206619" calcext:value-type="float">
            <text:p>0.0466930419206619</text:p>
          </table:table-cell>
          <table:table-cell office:value-type="float" office:value="0.0996715798974037" calcext:value-type="float">
            <text:p>0.0996715798974037</text:p>
          </table:table-cell>
          <table:table-cell office:value-type="float" office:value="1.87927794456482" calcext:value-type="float">
            <text:p>1.87927794456482</text:p>
          </table:table-cell>
        </table:table-row>
        <table:table-row table:style-name="ro1">
          <table:table-cell office:value-type="string" calcext:value-type="string">
            <text:p>Hong Kong S.A.R.</text:p>
          </table:table-cell>
          <table:table-cell office:value-type="float" office:value="18" calcext:value-type="float">
            <text:p>18</text:p>
          </table:table-cell>
          <table:table-cell office:value-type="float" office:value="5.39440607100725" calcext:value-type="float">
            <text:p>5.39440607100725</text:p>
          </table:table-cell>
          <table:table-cell office:value-type="float" office:value="1.55167484283447" calcext:value-type="float">
            <text:p>1.55167484283447</text:p>
          </table:table-cell>
          <table:table-cell office:value-type="float" office:value="1.26279091835022" calcext:value-type="float">
            <text:p>1.26279091835022</text:p>
          </table:table-cell>
          <table:table-cell office:value-type="float" office:value="0.943062424659729" calcext:value-type="float">
            <text:p>0.943062424659729</text:p>
          </table:table-cell>
          <table:table-cell office:value-type="float" office:value="0.490968644618988" calcext:value-type="float">
            <text:p>0.490968644618988</text:p>
          </table:table-cell>
          <table:table-cell office:value-type="float" office:value="0.374465793371201" calcext:value-type="float">
            <text:p>0.374465793371201</text:p>
          </table:table-cell>
          <table:table-cell office:value-type="float" office:value="0.293933749198914" calcext:value-type="float">
            <text:p>0.293933749198914</text:p>
          </table:table-cell>
          <table:table-cell office:value-type="float" office:value="0.554633140563965" calcext:value-type="float">
            <text:p>0.554633140563965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9" calcext:value-type="float">
            <text:p>19</text:p>
          </table:table-cell>
          <table:table-cell office:value-type="float" office:value="5.42999982833862" calcext:value-type="float">
            <text:p>5.42999982833862</text:p>
          </table:table-cell>
          <table:table-cell office:value-type="float" office:value="0.85769921541214" calcext:value-type="float">
            <text:p>0.85769921541214</text:p>
          </table:table-cell>
          <table:table-cell office:value-type="float" office:value="1.25391757488251" calcext:value-type="float">
            <text:p>1.25391757488251</text:p>
          </table:table-cell>
          <table:table-cell office:value-type="float" office:value="0.468009054660797" calcext:value-type="float">
            <text:p>0.468009054660797</text:p>
          </table:table-cell>
          <table:table-cell office:value-type="float" office:value="0.585214674472809" calcext:value-type="float">
            <text:p>0.585214674472809</text:p>
          </table:table-cell>
          <table:table-cell office:value-type="float" office:value="0.193513423204422" calcext:value-type="float">
            <text:p>0.193513423204422</text:p>
          </table:table-cell>
          <table:table-cell office:value-type="float" office:value="0.0993318930268288" calcext:value-type="float">
            <text:p>0.0993318930268288</text:p>
          </table:table-cell>
          <table:table-cell office:value-type="float" office:value="1.97260475158691" calcext:value-type="float">
            <text:p>1.97260475158691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" calcext:value-type="float">
            <text:p>20</text:p>
          </table:table-cell>
          <table:table-cell office:value-type="float" office:value="5.33599996566772" calcext:value-type="float">
            <text:p>5.33599996566772</text:p>
          </table:table-cell>
          <table:table-cell office:value-type="float" office:value="0.991012394428253" calcext:value-type="float">
            <text:p>0.991012394428253</text:p>
          </table:table-cell>
          <table:table-cell office:value-type="float" office:value="1.23908889293671" calcext:value-type="float">
            <text:p>1.23908889293671</text:p>
          </table:table-cell>
          <table:table-cell office:value-type="float" office:value="0.604590058326721" calcext:value-type="float">
            <text:p>0.604590058326721</text:p>
          </table:table-cell>
          <table:table-cell office:value-type="float" office:value="0.418421149253845" calcext:value-type="float">
            <text:p>0.418421149253845</text:p>
          </table:table-cell>
          <table:table-cell office:value-type="float" office:value="0.172170460224152" calcext:value-type="float">
            <text:p>0.172170460224152</text:p>
          </table:table-cell>
          <table:table-cell office:value-type="float" office:value="0.11980327218771" calcext:value-type="float">
            <text:p>0.11980327218771</text:p>
          </table:table-cell>
          <table:table-cell office:value-type="float" office:value="1.79117655754089" calcext:value-type="float">
            <text:p>1.79117655754089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1" calcext:value-type="float">
            <text:p>21</text:p>
          </table:table-cell>
          <table:table-cell office:value-type="float" office:value="5.27299976348877" calcext:value-type="float">
            <text:p>5.27299976348877</text:p>
          </table:table-cell>
          <table:table-cell office:value-type="float" office:value="1.08116579055786" calcext:value-type="float">
            <text:p>1.08116579055786</text:p>
          </table:table-cell>
          <table:table-cell office:value-type="float" office:value="1.16083741188049" calcext:value-type="float">
            <text:p>1.16083741188049</text:p>
          </table:table-cell>
          <table:table-cell office:value-type="float" office:value="0.741415500640869" calcext:value-type="float">
            <text:p>0.741415500640869</text:p>
          </table:table-cell>
          <table:table-cell office:value-type="float" office:value="0.472787708044052" calcext:value-type="float">
            <text:p>0.472787708044052</text:p>
          </table:table-cell>
          <table:table-cell office:value-type="float" office:value="0.0288068410009146" calcext:value-type="float">
            <text:p>0.0288068410009146</text:p>
          </table:table-cell>
          <table:table-cell office:value-type="float" office:value="0.0227942746132612" calcext:value-type="float">
            <text:p>0.0227942746132612</text:p>
          </table:table-cell>
          <table:table-cell office:value-type="float" office:value="1.76493859291077" calcext:value-type="float">
            <text:p>1.76493859291077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2" calcext:value-type="float">
            <text:p>22</text:p>
          </table:table-cell>
          <table:table-cell office:value-type="float" office:value="5.26900005340576" calcext:value-type="float">
            <text:p>5.26900005340576</text:p>
          </table:table-cell>
          <table:table-cell office:value-type="float" office:value="0.72688353061676" calcext:value-type="float">
            <text:p>0.72688353061676</text:p>
          </table:table-cell>
          <table:table-cell office:value-type="float" office:value="0.672690689563751" calcext:value-type="float">
            <text:p>0.672690689563751</text:p>
          </table:table-cell>
          <table:table-cell office:value-type="float" office:value="0.402047783136368" calcext:value-type="float">
            <text:p>0.402047783136368</text:p>
          </table:table-cell>
          <table:table-cell office:value-type="float" office:value="0.23521526157856" calcext:value-type="float">
            <text:p>0.23521526157856</text:p>
          </table:table-cell>
          <table:table-cell office:value-type="float" office:value="0.315446019172668" calcext:value-type="float">
            <text:p>0.315446019172668</text:p>
          </table:table-cell>
          <table:table-cell office:value-type="float" office:value="0.124348066747189" calcext:value-type="float">
            <text:p>0.124348066747189</text:p>
          </table:table-cell>
          <table:table-cell office:value-type="float" office:value="2.79248929023743" calcext:value-type="float">
            <text:p>2.79248929023743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3" calcext:value-type="float">
            <text:p>23</text:p>
          </table:table-cell>
          <table:table-cell office:value-type="float" office:value="5.26200008392334" calcext:value-type="float">
            <text:p>5.26200008392334</text:p>
          </table:table-cell>
          <table:table-cell office:value-type="float" office:value="0.995538592338562" calcext:value-type="float">
            <text:p>0.995538592338562</text:p>
          </table:table-cell>
          <table:table-cell office:value-type="float" office:value="1.27444469928741" calcext:value-type="float">
            <text:p>1.27444469928741</text:p>
          </table:table-cell>
          <table:table-cell office:value-type="float" office:value="0.492345720529556" calcext:value-type="float">
            <text:p>0.492345720529556</text:p>
          </table:table-cell>
          <table:table-cell office:value-type="float" office:value="0.443323463201523" calcext:value-type="float">
            <text:p>0.443323463201523</text:p>
          </table:table-cell>
          <table:table-cell office:value-type="float" office:value="0.611704587936401" calcext:value-type="float">
            <text:p>0.611704587936401</text:p>
          </table:table-cell>
          <table:table-cell office:value-type="float" office:value="0.0153171354904771" calcext:value-type="float">
            <text:p>0.0153171354904771</text:p>
          </table:table-cell>
          <table:table-cell office:value-type="float" office:value="1.42947697639465" calcext:value-type="float">
            <text:p>1.42947697639465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4" calcext:value-type="float">
            <text:p>24</text:p>
          </table:table-cell>
          <table:table-cell office:value-type="float" office:value="5.23400020599365" calcext:value-type="float">
            <text:p>5.23400020599365</text:p>
          </table:table-cell>
          <table:table-cell office:value-type="float" office:value="1.15360176563263" calcext:value-type="float">
            <text:p>1.15360176563263</text:p>
          </table:table-cell>
          <table:table-cell office:value-type="float" office:value="1.15240025520325" calcext:value-type="float">
            <text:p>1.15240025520325</text:p>
          </table:table-cell>
          <table:table-cell office:value-type="float" office:value="0.540775775909424" calcext:value-type="float">
            <text:p>0.540775775909424</text:p>
          </table:table-cell>
          <table:table-cell office:value-type="float" office:value="0.398155838251114" calcext:value-type="float">
            <text:p>0.398155838251114</text:p>
          </table:table-cell>
          <table:table-cell office:value-type="float" office:value="0.0452693402767181" calcext:value-type="float">
            <text:p>0.0452693402767181</text:p>
          </table:table-cell>
          <table:table-cell office:value-type="float" office:value="0.180987507104874" calcext:value-type="float">
            <text:p>0.180987507104874</text:p>
          </table:table-cell>
          <table:table-cell office:value-type="float" office:value="1.76248168945312" calcext:value-type="float">
            <text:p>1.76248168945312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5" calcext:value-type="float">
            <text:p>25</text:p>
          </table:table-cell>
          <table:table-cell office:value-type="float" office:value="5.22499990463257" calcext:value-type="float">
            <text:p>5.22499990463257</text:p>
          </table:table-cell>
          <table:table-cell office:value-type="float" office:value="1.07498753070831" calcext:value-type="float">
            <text:p>1.07498753070831</text:p>
          </table:table-cell>
          <table:table-cell office:value-type="float" office:value="1.12962424755096" calcext:value-type="float">
            <text:p>1.12962424755096</text:p>
          </table:table-cell>
          <table:table-cell office:value-type="float" office:value="0.735081076622009" calcext:value-type="float">
            <text:p>0.735081076622009</text:p>
          </table:table-cell>
          <table:table-cell office:value-type="float" office:value="0.288515985012054" calcext:value-type="float">
            <text:p>0.288515985012054</text:p>
          </table:table-cell>
          <table:table-cell office:value-type="float" office:value="0.264450758695602" calcext:value-type="float">
            <text:p>0.264450758695602</text:p>
          </table:table-cell>
          <table:table-cell office:value-type="float" office:value="0.037513829767704" calcext:value-type="float">
            <text:p>0.037513829767704</text:p>
          </table:table-cell>
          <table:table-cell office:value-type="float" office:value="1.69507384300232" calcext:value-type="float">
            <text:p>1.69507384300232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6" calcext:value-type="float">
            <text:p>26</text:p>
          </table:table-cell>
          <table:table-cell office:value-type="float" office:value="5.07399988174438" calcext:value-type="float">
            <text:p>5.07399988174438</text:p>
          </table:table-cell>
          <table:table-cell office:value-type="float" office:value="0.788547575473785" calcext:value-type="float">
            <text:p>0.788547575473785</text:p>
          </table:table-cell>
          <table:table-cell office:value-type="float" office:value="1.27749133110046" calcext:value-type="float">
            <text:p>1.27749133110046</text:p>
          </table:table-cell>
          <table:table-cell office:value-type="float" office:value="0.652168989181519" calcext:value-type="float">
            <text:p>0.652168989181519</text:p>
          </table:table-cell>
          <table:table-cell office:value-type="float" office:value="0.571055591106415" calcext:value-type="float">
            <text:p>0.571055591106415</text:p>
          </table:table-cell>
          <table:table-cell office:value-type="float" office:value="0.234968051314354" calcext:value-type="float">
            <text:p>0.234968051314354</text:p>
          </table:table-cell>
          <table:table-cell office:value-type="float" office:value="0.0876332372426987" calcext:value-type="float">
            <text:p>0.0876332372426987</text:p>
          </table:table-cell>
          <table:table-cell office:value-type="float" office:value="1.46231865882874" calcext:value-type="float">
            <text:p>1.46231865882874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7" calcext:value-type="float">
            <text:p>27</text:p>
          </table:table-cell>
          <table:table-cell office:value-type="float" office:value="5.04099988937378" calcext:value-type="float">
            <text:p>5.04099988937378</text:p>
          </table:table-cell>
          <table:table-cell office:value-type="float" office:value="0.524713635444641" calcext:value-type="float">
            <text:p>0.524713635444641</text:p>
          </table:table-cell>
          <table:table-cell office:value-type="float" office:value="1.27146327495575" calcext:value-type="float">
            <text:p>1.27146327495575</text:p>
          </table:table-cell>
          <table:table-cell office:value-type="float" office:value="0.529235124588013" calcext:value-type="float">
            <text:p>0.529235124588013</text:p>
          </table:table-cell>
          <table:table-cell office:value-type="float" office:value="0.471566706895828" calcext:value-type="float">
            <text:p>0.471566706895828</text:p>
          </table:table-cell>
          <table:table-cell office:value-type="float" office:value="0.248997643589973" calcext:value-type="float">
            <text:p>0.248997643589973</text:p>
          </table:table-cell>
          <table:table-cell office:value-type="float" office:value="0.146377146244049" calcext:value-type="float">
            <text:p>0.146377146244049</text:p>
          </table:table-cell>
          <table:table-cell office:value-type="float" office:value="1.84904932975769" calcext:value-type="float">
            <text:p>1.84904932975769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8" calcext:value-type="float">
            <text:p>28</text:p>
          </table:table-cell>
          <table:table-cell office:value-type="float" office:value="5.01100015640259" calcext:value-type="float">
            <text:p>5.01100015640259</text:p>
          </table:table-cell>
          <table:table-cell office:value-type="float" office:value="0.885416388511658" calcext:value-type="float">
            <text:p>0.885416388511658</text:p>
          </table:table-cell>
          <table:table-cell office:value-type="float" office:value="1.34012651443481" calcext:value-type="float">
            <text:p>1.34012651443481</text:p>
          </table:table-cell>
          <table:table-cell office:value-type="float" office:value="0.495879292488098" calcext:value-type="float">
            <text:p>0.495879292488098</text:p>
          </table:table-cell>
          <table:table-cell office:value-type="float" office:value="0.501537680625916" calcext:value-type="float">
            <text:p>0.501537680625916</text:p>
          </table:table-cell>
          <table:table-cell office:value-type="float" office:value="0.474054545164108" calcext:value-type="float">
            <text:p>0.474054545164108</text:p>
          </table:table-cell>
          <table:table-cell office:value-type="float" office:value="0.173380389809608" calcext:value-type="float">
            <text:p>0.173380389809608</text:p>
          </table:table-cell>
          <table:table-cell office:value-type="float" office:value="1.14018440246582" calcext:value-type="float">
            <text:p>1.14018440246582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29" calcext:value-type="float">
            <text:p>29</text:p>
          </table:table-cell>
          <table:table-cell office:value-type="float" office:value="5.00400018692017" calcext:value-type="float">
            <text:p>5.00400018692017</text:p>
          </table:table-cell>
          <table:table-cell office:value-type="float" office:value="0.596220076084137" calcext:value-type="float">
            <text:p>0.596220076084137</text:p>
          </table:table-cell>
          <table:table-cell office:value-type="float" office:value="1.39423859119415" calcext:value-type="float">
            <text:p>1.39423859119415</text:p>
          </table:table-cell>
          <table:table-cell office:value-type="float" office:value="0.553457796573639" calcext:value-type="float">
            <text:p>0.553457796573639</text:p>
          </table:table-cell>
          <table:table-cell office:value-type="float" office:value="0.454943388700485" calcext:value-type="float">
            <text:p>0.454943388700485</text:p>
          </table:table-cell>
          <table:table-cell office:value-type="float" office:value="0.42858037352562" calcext:value-type="float">
            <text:p>0.42858037352562</text:p>
          </table:table-cell>
          <table:table-cell office:value-type="float" office:value="0.0394391790032387" calcext:value-type="float">
            <text:p>0.0394391790032387</text:p>
          </table:table-cell>
          <table:table-cell office:value-type="float" office:value="1.53672313690186" calcext:value-type="float">
            <text:p>1.53672313690186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30" calcext:value-type="float">
            <text:p>30</text:p>
          </table:table-cell>
          <table:table-cell office:value-type="float" office:value="4.96199989318848" calcext:value-type="float">
            <text:p>4.96199989318848</text:p>
          </table:table-cell>
          <table:table-cell office:value-type="float" office:value="0.479820191860199" calcext:value-type="float">
            <text:p>0.479820191860199</text:p>
          </table:table-cell>
          <table:table-cell office:value-type="float" office:value="1.17928326129913" calcext:value-type="float">
            <text:p>1.17928326129913</text:p>
          </table:table-cell>
          <table:table-cell office:value-type="float" office:value="0.504130780696869" calcext:value-type="float">
            <text:p>0.504130780696869</text:p>
          </table:table-cell>
          <table:table-cell office:value-type="float" office:value="0.440305948257446" calcext:value-type="float">
            <text:p>0.440305948257446</text:p>
          </table:table-cell>
          <table:table-cell office:value-type="float" office:value="0.394096165895462" calcext:value-type="float">
            <text:p>0.394096165895462</text:p>
          </table:table-cell>
          <table:table-cell office:value-type="float" office:value="0.0729755461215973" calcext:value-type="float">
            <text:p>0.0729755461215973</text:p>
          </table:table-cell>
          <table:table-cell office:value-type="float" office:value="1.8912410736084" calcext:value-type="float">
            <text:p>1.8912410736084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31" calcext:value-type="float">
            <text:p>31</text:p>
          </table:table-cell>
          <table:table-cell office:value-type="float" office:value="4.95499992370605" calcext:value-type="float">
            <text:p>4.95499992370605</text:p>
          </table:table-cell>
          <table:table-cell office:value-type="float" office:value="1.02723586559296" calcext:value-type="float">
            <text:p>1.02723586559296</text:p>
          </table:table-cell>
          <table:table-cell office:value-type="float" office:value="1.4930112361908" calcext:value-type="float">
            <text:p>1.4930112361908</text:p>
          </table:table-cell>
          <table:table-cell office:value-type="float" office:value="0.557783484458923" calcext:value-type="float">
            <text:p>0.557783484458923</text:p>
          </table:table-cell>
          <table:table-cell office:value-type="float" office:value="0.394143968820572" calcext:value-type="float">
            <text:p>0.394143968820572</text:p>
          </table:table-cell>
          <table:table-cell office:value-type="float" office:value="0.338464230298996" calcext:value-type="float">
            <text:p>0.338464230298996</text:p>
          </table:table-cell>
          <table:table-cell office:value-type="float" office:value="0.0329022891819477" calcext:value-type="float">
            <text:p>0.0329022891819477</text:p>
          </table:table-cell>
          <table:table-cell office:value-type="float" office:value="1.11129236221313" calcext:value-type="float">
            <text:p>1.11129236221313</text:p>
          </table:table-cell>
        </table:table-row>
        <table:table-row table:style-name="ro1">
          <table:table-cell office:value-type="string" calcext:value-type="string">
            <text:p>Palestinian Territories</text:p>
          </table:table-cell>
          <table:table-cell office:value-type="float" office:value="32" calcext:value-type="float">
            <text:p>32</text:p>
          </table:table-cell>
          <table:table-cell office:value-type="float" office:value="4.77500009536743" calcext:value-type="float">
            <text:p>4.77500009536743</text:p>
          </table:table-cell>
          <table:table-cell office:value-type="float" office:value="0.716249227523804" calcext:value-type="float">
            <text:p>0.716249227523804</text:p>
          </table:table-cell>
          <table:table-cell office:value-type="float" office:value="1.15564715862274" calcext:value-type="float">
            <text:p>1.15564715862274</text:p>
          </table:table-cell>
          <table:table-cell office:value-type="float" office:value="0.565666973590851" calcext:value-type="float">
            <text:p>0.565666973590851</text:p>
          </table:table-cell>
          <table:table-cell office:value-type="float" office:value="0.25471106171608" calcext:value-type="float">
            <text:p>0.25471106171608</text:p>
          </table:table-cell>
          <table:table-cell office:value-type="float" office:value="0.114173173904419" calcext:value-type="float">
            <text:p>0.114173173904419</text:p>
          </table:table-cell>
          <table:table-cell office:value-type="float" office:value="0.0892826020717621" calcext:value-type="float">
            <text:p>0.0892826020717621</text:p>
          </table:table-cell>
          <table:table-cell office:value-type="float" office:value="1.8788902759552" calcext:value-type="float">
            <text:p>1.8788902759552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33" calcext:value-type="float">
            <text:p>33</text:p>
          </table:table-cell>
          <table:table-cell office:value-type="float" office:value="4.69199991226196" calcext:value-type="float">
            <text:p>4.69199991226196</text:p>
          </table:table-cell>
          <table:table-cell office:value-type="float" office:value="1.15687310695648" calcext:value-type="float">
            <text:p>1.15687310695648</text:p>
          </table:table-cell>
          <table:table-cell office:value-type="float" office:value="0.711551249027252" calcext:value-type="float">
            <text:p>0.711551249027252</text:p>
          </table:table-cell>
          <table:table-cell office:value-type="float" office:value="0.639333188533783" calcext:value-type="float">
            <text:p>0.639333188533783</text:p>
          </table:table-cell>
          <table:table-cell office:value-type="float" office:value="0.249322608113289" calcext:value-type="float">
            <text:p>0.249322608113289</text:p>
          </table:table-cell>
          <table:table-cell office:value-type="float" office:value="0.387242913246155" calcext:value-type="float">
            <text:p>0.387242913246155</text:p>
          </table:table-cell>
          <table:table-cell office:value-type="float" office:value="0.048761073499918" calcext:value-type="float">
            <text:p>0.048761073499918</text:p>
          </table:table-cell>
          <table:table-cell office:value-type="float" office:value="1.49873495101929" calcext:value-type="float">
            <text:p>1.4987349510192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34" calcext:value-type="float">
            <text:p>34</text:p>
          </table:table-cell>
          <table:table-cell office:value-type="float" office:value="4.60799980163574" calcext:value-type="float">
            <text:p>4.60799980163574</text:p>
          </table:table-cell>
          <table:table-cell office:value-type="float" office:value="0.586682975292206" calcext:value-type="float">
            <text:p>0.586682975292206</text:p>
          </table:table-cell>
          <table:table-cell office:value-type="float" office:value="0.735131740570068" calcext:value-type="float">
            <text:p>0.735131740570068</text:p>
          </table:table-cell>
          <table:table-cell office:value-type="float" office:value="0.533241033554077" calcext:value-type="float">
            <text:p>0.533241033554077</text:p>
          </table:table-cell>
          <table:table-cell office:value-type="float" office:value="0.478356659412384" calcext:value-type="float">
            <text:p>0.478356659412384</text:p>
          </table:table-cell>
          <table:table-cell office:value-type="float" office:value="0.172255352139473" calcext:value-type="float">
            <text:p>0.172255352139473</text:p>
          </table:table-cell>
          <table:table-cell office:value-type="float" office:value="0.123717859387398" calcext:value-type="float">
            <text:p>0.123717859387398</text:p>
          </table:table-cell>
          <table:table-cell office:value-type="float" office:value="1.97873616218567" calcext:value-type="float">
            <text:p>1.97873616218567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35" calcext:value-type="float">
            <text:p>35</text:p>
          </table:table-cell>
          <table:table-cell office:value-type="float" office:value="4.54500007629395" calcext:value-type="float">
            <text:p>4.54500007629395</text:p>
          </table:table-cell>
          <table:table-cell office:value-type="float" office:value="0.367110550403595" calcext:value-type="float">
            <text:p>0.367110550403595</text:p>
          </table:table-cell>
          <table:table-cell office:value-type="float" office:value="1.12323594093323" calcext:value-type="float">
            <text:p>1.12323594093323</text:p>
          </table:table-cell>
          <table:table-cell office:value-type="float" office:value="0.397522568702698" calcext:value-type="float">
            <text:p>0.397522568702698</text:p>
          </table:table-cell>
          <table:table-cell office:value-type="float" office:value="0.514492034912109" calcext:value-type="float">
            <text:p>0.514492034912109</text:p>
          </table:table-cell>
          <table:table-cell office:value-type="float" office:value="0.838075160980225" calcext:value-type="float">
            <text:p>0.838075160980225</text:p>
          </table:table-cell>
          <table:table-cell office:value-type="float" office:value="0.188816204667091" calcext:value-type="float">
            <text:p>0.188816204667091</text:p>
          </table:table-cell>
          <table:table-cell office:value-type="float" office:value="1.11529040336609" calcext:value-type="float">
            <text:p>1.11529040336609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36" calcext:value-type="float">
            <text:p>36</text:p>
          </table:table-cell>
          <table:table-cell office:value-type="float" office:value="4.49700021743774" calcext:value-type="float">
            <text:p>4.49700021743774</text:p>
          </table:table-cell>
          <table:table-cell office:value-type="float" office:value="1.10271048545837" calcext:value-type="float">
            <text:p>1.10271048545837</text:p>
          </table:table-cell>
          <table:table-cell office:value-type="float" office:value="0.978613197803497" calcext:value-type="float">
            <text:p>0.978613197803497</text:p>
          </table:table-cell>
          <table:table-cell office:value-type="float" office:value="0.501180469989777" calcext:value-type="float">
            <text:p>0.501180469989777</text:p>
          </table:table-cell>
          <table:table-cell office:value-type="float" office:value="0.288555532693863" calcext:value-type="float">
            <text:p>0.288555532693863</text:p>
          </table:table-cell>
          <table:table-cell office:value-type="float" office:value="0.19963726401329" calcext:value-type="float">
            <text:p>0.19963726401329</text:p>
          </table:table-cell>
          <table:table-cell office:value-type="float" office:value="0.107215754687786" calcext:value-type="float">
            <text:p>0.107215754687786</text:p>
          </table:table-cell>
          <table:table-cell office:value-type="float" office:value="1.31890726089478" calcext:value-type="float">
            <text:p>1.31890726089478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37" calcext:value-type="float">
            <text:p>37</text:p>
          </table:table-cell>
          <table:table-cell office:value-type="float" office:value="4.44000005722046" calcext:value-type="float">
            <text:p>4.44000005722046</text:p>
          </table:table-cell>
          <table:table-cell office:value-type="float" office:value="1.00985014438629" calcext:value-type="float">
            <text:p>1.00985014438629</text:p>
          </table:table-cell>
          <table:table-cell office:value-type="float" office:value="1.25997638702393" calcext:value-type="float">
            <text:p>1.25997638702393</text:p>
          </table:table-cell>
          <table:table-cell office:value-type="float" office:value="0.625130832195282" calcext:value-type="float">
            <text:p>0.625130832195282</text:p>
          </table:table-cell>
          <table:table-cell office:value-type="float" office:value="0.561213254928589" calcext:value-type="float">
            <text:p>0.561213254928589</text:p>
          </table:table-cell>
          <table:table-cell office:value-type="float" office:value="0.490863561630249" calcext:value-type="float">
            <text:p>0.490863561630249</text:p>
          </table:table-cell>
          <table:table-cell office:value-type="float" office:value="0.0736539661884308" calcext:value-type="float">
            <text:p>0.0736539661884308</text:p>
          </table:table-cell>
          <table:table-cell office:value-type="float" office:value="0.419389247894287" calcext:value-type="float">
            <text:p>0.419389247894287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38" calcext:value-type="float">
            <text:p>38</text:p>
          </table:table-cell>
          <table:table-cell office:value-type="float" office:value="4.37599992752075" calcext:value-type="float">
            <text:p>4.37599992752075</text:p>
          </table:table-cell>
          <table:table-cell office:value-type="float" office:value="0.900596737861633" calcext:value-type="float">
            <text:p>0.900596737861633</text:p>
          </table:table-cell>
          <table:table-cell office:value-type="float" office:value="1.00748372077942" calcext:value-type="float">
            <text:p>1.00748372077942</text:p>
          </table:table-cell>
          <table:table-cell office:value-type="float" office:value="0.637524425983429" calcext:value-type="float">
            <text:p>0.637524425983429</text:p>
          </table:table-cell>
          <table:table-cell office:value-type="float" office:value="0.198303267359734" calcext:value-type="float">
            <text:p>0.198303267359734</text:p>
          </table:table-cell>
          <table:table-cell office:value-type="float" office:value="0.0834880918264389" calcext:value-type="float">
            <text:p>0.0834880918264389</text:p>
          </table:table-cell>
          <table:table-cell office:value-type="float" office:value="0.0266744215041399" calcext:value-type="float">
            <text:p>0.0266744215041399</text:p>
          </table:table-cell>
          <table:table-cell office:value-type="float" office:value="1.5214991569519" calcext:value-type="float">
            <text:p>1.521499156951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39" calcext:value-type="float">
            <text:p>39</text:p>
          </table:table-cell>
          <table:table-cell office:value-type="float" office:value="4.31500005722046" calcext:value-type="float">
            <text:p>4.31500005722046</text:p>
          </table:table-cell>
          <table:table-cell office:value-type="float" office:value="0.792221248149872" calcext:value-type="float">
            <text:p>0.792221248149872</text:p>
          </table:table-cell>
          <table:table-cell office:value-type="float" office:value="0.754372596740723" calcext:value-type="float">
            <text:p>0.754372596740723</text:p>
          </table:table-cell>
          <table:table-cell office:value-type="float" office:value="0.455427616834641" calcext:value-type="float">
            <text:p>0.455427616834641</text:p>
          </table:table-cell>
          <table:table-cell office:value-type="float" office:value="0.469987004995346" calcext:value-type="float">
            <text:p>0.469987004995346</text:p>
          </table:table-cell>
          <table:table-cell office:value-type="float" office:value="0.231538489460945" calcext:value-type="float">
            <text:p>0.231538489460945</text:p>
          </table:table-cell>
          <table:table-cell office:value-type="float" office:value="0.0922268852591515" calcext:value-type="float">
            <text:p>0.0922268852591515</text:p>
          </table:table-cell>
          <table:table-cell office:value-type="float" office:value="1.5191171169281" calcext:value-type="float">
            <text:p>1.5191171169281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40" calcext:value-type="float">
            <text:p>40</text:p>
          </table:table-cell>
          <table:table-cell office:value-type="float" office:value="4.28599977493286" calcext:value-type="float">
            <text:p>4.28599977493286</text:p>
          </table:table-cell>
          <table:table-cell office:value-type="float" office:value="0.950612664222717" calcext:value-type="float">
            <text:p>0.950612664222717</text:p>
          </table:table-cell>
          <table:table-cell office:value-type="float" office:value="0.57061493396759" calcext:value-type="float">
            <text:p>0.57061493396759</text:p>
          </table:table-cell>
          <table:table-cell office:value-type="float" office:value="0.649546980857849" calcext:value-type="float">
            <text:p>0.649546980857849</text:p>
          </table:table-cell>
          <table:table-cell office:value-type="float" office:value="0.309410035610199" calcext:value-type="float">
            <text:p>0.309410035610199</text:p>
          </table:table-cell>
          <table:table-cell office:value-type="float" office:value="0.0540088154375553" calcext:value-type="float">
            <text:p>0.0540088154375553</text:p>
          </table:table-cell>
          <table:table-cell office:value-type="float" office:value="0.251666635274887" calcext:value-type="float">
            <text:p>0.251666635274887</text:p>
          </table:table-cell>
          <table:table-cell office:value-type="float" office:value="1.50013780593872" calcext:value-type="float">
            <text:p>1.50013780593872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41" calcext:value-type="float">
            <text:p>41</text:p>
          </table:table-cell>
          <table:table-cell office:value-type="float" office:value="4.16800022125244" calcext:value-type="float">
            <text:p>4.16800022125244</text:p>
          </table:table-cell>
          <table:table-cell office:value-type="float" office:value="0.601765096187592" calcext:value-type="float">
            <text:p>0.601765096187592</text:p>
          </table:table-cell>
          <table:table-cell office:value-type="float" office:value="1.00623834133148" calcext:value-type="float">
            <text:p>1.00623834133148</text:p>
          </table:table-cell>
          <table:table-cell office:value-type="float" office:value="0.429783403873444" calcext:value-type="float">
            <text:p>0.429783403873444</text:p>
          </table:table-cell>
          <table:table-cell office:value-type="float" office:value="0.633375823497772" calcext:value-type="float">
            <text:p>0.633375823497772</text:p>
          </table:table-cell>
          <table:table-cell office:value-type="float" office:value="0.385922968387604" calcext:value-type="float">
            <text:p>0.385922968387604</text:p>
          </table:table-cell>
          <table:table-cell office:value-type="float" office:value="0.0681059509515762" calcext:value-type="float">
            <text:p>0.0681059509515762</text:p>
          </table:table-cell>
          <table:table-cell office:value-type="float" office:value="1.04294109344482" calcext:value-type="float">
            <text:p>1.04294109344482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42" calcext:value-type="float">
            <text:p>42</text:p>
          </table:table-cell>
          <table:table-cell office:value-type="float" office:value="3.79399991035461" calcext:value-type="float">
            <text:p>3.79399991035461</text:p>
          </table:table-cell>
          <table:table-cell office:value-type="float" office:value="0.401477217674255" calcext:value-type="float">
            <text:p>0.401477217674255</text:p>
          </table:table-cell>
          <table:table-cell office:value-type="float" office:value="0.581543326377869" calcext:value-type="float">
            <text:p>0.581543326377869</text:p>
          </table:table-cell>
          <table:table-cell office:value-type="float" office:value="0.180746778845787" calcext:value-type="float">
            <text:p>0.180746778845787</text:p>
          </table:table-cell>
          <table:table-cell office:value-type="float" office:value="0.106179520487785" calcext:value-type="float">
            <text:p>0.106179520487785</text:p>
          </table:table-cell>
          <table:table-cell office:value-type="float" office:value="0.311870932579041" calcext:value-type="float">
            <text:p>0.311870932579041</text:p>
          </table:table-cell>
          <table:table-cell office:value-type="float" office:value="0.0611578300595284" calcext:value-type="float">
            <text:p>0.0611578300595284</text:p>
          </table:table-cell>
          <table:table-cell office:value-type="float" office:value="2.15080118179321" calcext:value-type="float">
            <text:p>2.15080118179321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43" calcext:value-type="float">
            <text:p>43</text:p>
          </table:table-cell>
          <table:table-cell office:value-type="float" office:value="3.59299993515015" calcext:value-type="float">
            <text:p>3.59299993515015</text:p>
          </table:table-cell>
          <table:table-cell office:value-type="float" office:value="0.591683447360992" calcext:value-type="float">
            <text:p>0.591683447360992</text:p>
          </table:table-cell>
          <table:table-cell office:value-type="float" office:value="0.93538224697113" calcext:value-type="float">
            <text:p>0.93538224697113</text:p>
          </table:table-cell>
          <table:table-cell office:value-type="float" office:value="0.310080915689468" calcext:value-type="float">
            <text:p>0.310080915689468</text:p>
          </table:table-cell>
          <table:table-cell office:value-type="float" office:value="0.249463722109795" calcext:value-type="float">
            <text:p>0.249463722109795</text:p>
          </table:table-cell>
          <table:table-cell office:value-type="float" office:value="0.104125209152699" calcext:value-type="float">
            <text:p>0.104125209152699</text:p>
          </table:table-cell>
          <table:table-cell office:value-type="float" office:value="0.0567674227058887" calcext:value-type="float">
            <text:p>0.0567674227058887</text:p>
          </table:table-cell>
          <table:table-cell office:value-type="float" office:value="1.34560060501099" calcext:value-type="float">
            <text:p>1.34560060501099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44" calcext:value-type="float">
            <text:p>44</text:p>
          </table:table-cell>
          <table:table-cell office:value-type="float" office:value="3.46199989318848" calcext:value-type="float">
            <text:p>3.46199989318848</text:p>
          </table:table-cell>
          <table:table-cell office:value-type="float" office:value="0.777153134346008" calcext:value-type="float">
            <text:p>0.777153134346008</text:p>
          </table:table-cell>
          <table:table-cell office:value-type="float" office:value="0.396102607250214" calcext:value-type="float">
            <text:p>0.396102607250214</text:p>
          </table:table-cell>
          <table:table-cell office:value-type="float" office:value="0.50053334236145" calcext:value-type="float">
            <text:p>0.50053334236145</text:p>
          </table:table-cell>
          <table:table-cell office:value-type="float" office:value="0.0815394446253777" calcext:value-type="float">
            <text:p>0.0815394446253777</text:p>
          </table:table-cell>
          <table:table-cell office:value-type="float" office:value="0.493663728237152" calcext:value-type="float">
            <text:p>0.493663728237152</text:p>
          </table:table-cell>
          <table:table-cell office:value-type="float" office:value="0.151347130537033" calcext:value-type="float">
            <text:p>0.151347130537033</text:p>
          </table:table-cell>
          <table:table-cell office:value-type="float" office:value="1.06157350540161" calcext:value-type="float">
            <text:p>1.06157350540161</text:p>
          </table:table-cell>
        </table:table-row>
      </table:table>
      <table:table table:name="Africa" table:style-name="ta1"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Algeria</text:p>
          </table:table-cell>
          <table:table-cell office:value-type="float" office:value="1" calcext:value-type="float">
            <text:p>1</text:p>
          </table:table-cell>
          <table:table-cell office:value-type="float" office:value="5.87200021743774" calcext:value-type="float">
            <text:p>5.87200021743774</text:p>
          </table:table-cell>
          <table:table-cell office:value-type="float" office:value="1.09186446666718" calcext:value-type="float">
            <text:p>1.09186446666718</text:p>
          </table:table-cell>
          <table:table-cell office:value-type="float" office:value="1.1462174654007" calcext:value-type="float">
            <text:p>1.1462174654007</text:p>
          </table:table-cell>
          <table:table-cell office:value-type="float" office:value="0.617584645748138" calcext:value-type="float">
            <text:p>0.617584645748138</text:p>
          </table:table-cell>
          <table:table-cell office:value-type="float" office:value="0.233335807919502" calcext:value-type="float">
            <text:p>0.233335807919502</text:p>
          </table:table-cell>
          <table:table-cell office:value-type="float" office:value="0.0694366469979286" calcext:value-type="float">
            <text:p>0.0694366469979286</text:p>
          </table:table-cell>
          <table:table-cell office:value-type="float" office:value="0.146096110343933" calcext:value-type="float">
            <text:p>0.146096110343933</text:p>
          </table:table-cell>
          <table:table-cell office:value-type="float" office:value="2.56760382652283" calcext:value-type="float">
            <text:p>2.56760382652283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" calcext:value-type="float">
            <text:p>2</text:p>
          </table:table-cell>
          <table:table-cell office:value-type="float" office:value="5.62900018692017" calcext:value-type="float">
            <text:p>5.62900018692017</text:p>
          </table:table-cell>
          <table:table-cell office:value-type="float" office:value="1.18939554691315" calcext:value-type="float">
            <text:p>1.18939554691315</text:p>
          </table:table-cell>
          <table:table-cell office:value-type="float" office:value="1.20956099033356" calcext:value-type="float">
            <text:p>1.20956099033356</text:p>
          </table:table-cell>
          <table:table-cell office:value-type="float" office:value="0.638007462024689" calcext:value-type="float">
            <text:p>0.638007462024689</text:p>
          </table:table-cell>
          <table:table-cell office:value-type="float" office:value="0.491247326135635" calcext:value-type="float">
            <text:p>0.491247326135635</text:p>
          </table:table-cell>
          <table:table-cell office:value-type="float" office:value="0.360933750867844" calcext:value-type="float">
            <text:p>0.360933750867844</text:p>
          </table:table-cell>
          <table:table-cell office:value-type="float" office:value="0.0421815551817417" calcext:value-type="float">
            <text:p>0.0421815551817417</text:p>
          </table:table-cell>
          <table:table-cell office:value-type="float" office:value="1.6975839138031" calcext:value-type="float">
            <text:p>1.6975839138031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3" calcext:value-type="float">
            <text:p>3</text:p>
          </table:table-cell>
          <table:table-cell office:value-type="float" office:value="5.52500009536743" calcext:value-type="float">
            <text:p>5.52500009536743</text:p>
          </table:table-cell>
          <table:table-cell office:value-type="float" office:value="1.10180306434631" calcext:value-type="float">
            <text:p>1.10180306434631</text:p>
          </table:table-cell>
          <table:table-cell office:value-type="float" office:value="1.35756433010101" calcext:value-type="float">
            <text:p>1.35756433010101</text:p>
          </table:table-cell>
          <table:table-cell office:value-type="float" office:value="0.520169019699097" calcext:value-type="float">
            <text:p>0.520169019699097</text:p>
          </table:table-cell>
          <table:table-cell office:value-type="float" office:value="0.465733230113983" calcext:value-type="float">
            <text:p>0.465733230113983</text:p>
          </table:table-cell>
          <table:table-cell office:value-type="float" office:value="0.152073666453362" calcext:value-type="float">
            <text:p>0.152073666453362</text:p>
          </table:table-cell>
          <table:table-cell office:value-type="float" office:value="0.0926102101802826" calcext:value-type="float">
            <text:p>0.0926102101802826</text:p>
          </table:table-cell>
          <table:table-cell office:value-type="float" office:value="1.83501124382019" calcext:value-type="float">
            <text:p>1.83501124382019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4" calcext:value-type="float">
            <text:p>4</text:p>
          </table:table-cell>
          <table:table-cell office:value-type="float" office:value="5.2350001335144" calcext:value-type="float">
            <text:p>5.2350001335144</text:p>
          </table:table-cell>
          <table:table-cell office:value-type="float" office:value="0.878114581108093" calcext:value-type="float">
            <text:p>0.878114581108093</text:p>
          </table:table-cell>
          <table:table-cell office:value-type="float" office:value="0.774864435195923" calcext:value-type="float">
            <text:p>0.774864435195923</text:p>
          </table:table-cell>
          <table:table-cell office:value-type="float" office:value="0.59771066904068" calcext:value-type="float">
            <text:p>0.59771066904068</text:p>
          </table:table-cell>
          <table:table-cell office:value-type="float" office:value="0.408158332109451" calcext:value-type="float">
            <text:p>0.408158332109451</text:p>
          </table:table-cell>
          <table:table-cell office:value-type="float" office:value="0.0322099551558495" calcext:value-type="float">
            <text:p>0.0322099551558495</text:p>
          </table:table-cell>
          <table:table-cell office:value-type="float" office:value="0.0877631828188896" calcext:value-type="float">
            <text:p>0.0877631828188896</text:p>
          </table:table-cell>
          <table:table-cell office:value-type="float" office:value="2.45618939399719" calcext:value-type="float">
            <text:p>2.45618939399719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5" calcext:value-type="float">
            <text:p>5</text:p>
          </table:table-cell>
          <table:table-cell office:value-type="float" office:value="5.15100002288818" calcext:value-type="float">
            <text:p>5.15100002288818</text:p>
          </table:table-cell>
          <table:table-cell office:value-type="float" office:value="0.0226431842893362" calcext:value-type="float">
            <text:p>0.0226431842893362</text:p>
          </table:table-cell>
          <table:table-cell office:value-type="float" office:value="0.721151351928711" calcext:value-type="float">
            <text:p>0.721151351928711</text:p>
          </table:table-cell>
          <table:table-cell office:value-type="float" office:value="0.113989137113094" calcext:value-type="float">
            <text:p>0.113989137113094</text:p>
          </table:table-cell>
          <table:table-cell office:value-type="float" office:value="0.602126955986023" calcext:value-type="float">
            <text:p>0.602126955986023</text:p>
          </table:table-cell>
          <table:table-cell office:value-type="float" office:value="0.291631311178207" calcext:value-type="float">
            <text:p>0.291631311178207</text:p>
          </table:table-cell>
          <table:table-cell office:value-type="float" office:value="0.282410323619843" calcext:value-type="float">
            <text:p>0.282410323619843</text:p>
          </table:table-cell>
          <table:table-cell office:value-type="float" office:value="3.11748456954956" calcext:value-type="float">
            <text:p>3.11748456954956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6" calcext:value-type="float">
            <text:p>6</text:p>
          </table:table-cell>
          <table:table-cell office:value-type="float" office:value="5.07399988174438" calcext:value-type="float">
            <text:p>5.07399988174438</text:p>
          </table:table-cell>
          <table:table-cell office:value-type="float" office:value="0.783756256103516" calcext:value-type="float">
            <text:p>0.783756256103516</text:p>
          </table:table-cell>
          <table:table-cell office:value-type="float" office:value="1.21577048301697" calcext:value-type="float">
            <text:p>1.21577048301697</text:p>
          </table:table-cell>
          <table:table-cell office:value-type="float" office:value="0.0569157302379608" calcext:value-type="float">
            <text:p>0.0569157302379608</text:p>
          </table:table-cell>
          <table:table-cell office:value-type="float" office:value="0.394952565431595" calcext:value-type="float">
            <text:p>0.394952565431595</text:p>
          </table:table-cell>
          <table:table-cell office:value-type="float" office:value="0.230947196483612" calcext:value-type="float">
            <text:p>0.230947196483612</text:p>
          </table:table-cell>
          <table:table-cell office:value-type="float" office:value="0.0261215660721064" calcext:value-type="float">
            <text:p>0.0261215660721064</text:p>
          </table:table-cell>
          <table:table-cell office:value-type="float" office:value="2.36539053916931" calcext:value-type="float">
            <text:p>2.36539053916931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7" calcext:value-type="float">
            <text:p>7</text:p>
          </table:table-cell>
          <table:table-cell office:value-type="float" office:value="4.8289999961853" calcext:value-type="float">
            <text:p>4.8289999961853</text:p>
          </table:table-cell>
          <table:table-cell office:value-type="float" office:value="1.05469870567322" calcext:value-type="float">
            <text:p>1.05469870567322</text:p>
          </table:table-cell>
          <table:table-cell office:value-type="float" office:value="1.38478863239288" calcext:value-type="float">
            <text:p>1.38478863239288</text:p>
          </table:table-cell>
          <table:table-cell office:value-type="float" office:value="0.187080070376396" calcext:value-type="float">
            <text:p>0.187080070376396</text:p>
          </table:table-cell>
          <table:table-cell office:value-type="float" office:value="0.479246735572815" calcext:value-type="float">
            <text:p>0.479246735572815</text:p>
          </table:table-cell>
          <table:table-cell office:value-type="float" office:value="0.139362379908562" calcext:value-type="float">
            <text:p>0.139362379908562</text:p>
          </table:table-cell>
          <table:table-cell office:value-type="float" office:value="0.0725094974040985" calcext:value-type="float">
            <text:p>0.0725094974040985</text:p>
          </table:table-cell>
          <table:table-cell office:value-type="float" office:value="1.51090860366821" calcext:value-type="float">
            <text:p>1.51090860366821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8" calcext:value-type="float">
            <text:p>8</text:p>
          </table:table-cell>
          <table:table-cell office:value-type="float" office:value="4.80499982833862" calcext:value-type="float">
            <text:p>4.80499982833862</text:p>
          </table:table-cell>
          <table:table-cell office:value-type="float" office:value="1.00726580619812" calcext:value-type="float">
            <text:p>1.00726580619812</text:p>
          </table:table-cell>
          <table:table-cell office:value-type="float" office:value="0.868351459503174" calcext:value-type="float">
            <text:p>0.868351459503174</text:p>
          </table:table-cell>
          <table:table-cell office:value-type="float" office:value="0.613212049007416" calcext:value-type="float">
            <text:p>0.613212049007416</text:p>
          </table:table-cell>
          <table:table-cell office:value-type="float" office:value="0.289680689573288" calcext:value-type="float">
            <text:p>0.289680689573288</text:p>
          </table:table-cell>
          <table:table-cell office:value-type="float" office:value="0.0496933571994305" calcext:value-type="float">
            <text:p>0.0496933571994305</text:p>
          </table:table-cell>
          <table:table-cell office:value-type="float" office:value="0.0867231488227844" calcext:value-type="float">
            <text:p>0.0867231488227844</text:p>
          </table:table-cell>
          <table:table-cell office:value-type="float" office:value="1.89025115966797" calcext:value-type="float">
            <text:p>1.89025115966797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9" calcext:value-type="float">
            <text:p>9</text:p>
          </table:table-cell>
          <table:table-cell office:value-type="float" office:value="4.7350001335144" calcext:value-type="float">
            <text:p>4.7350001335144</text:p>
          </table:table-cell>
          <table:table-cell office:value-type="float" office:value="0.989701807498932" calcext:value-type="float">
            <text:p>0.989701807498932</text:p>
          </table:table-cell>
          <table:table-cell office:value-type="float" office:value="0.997471392154694" calcext:value-type="float">
            <text:p>0.997471392154694</text:p>
          </table:table-cell>
          <table:table-cell office:value-type="float" office:value="0.520187258720398" calcext:value-type="float">
            <text:p>0.520187258720398</text:p>
          </table:table-cell>
          <table:table-cell office:value-type="float" office:value="0.282110154628754" calcext:value-type="float">
            <text:p>0.282110154628754</text:p>
          </table:table-cell>
          <table:table-cell office:value-type="float" office:value="0.128631442785263" calcext:value-type="float">
            <text:p>0.128631442785263</text:p>
          </table:table-cell>
          <table:table-cell office:value-type="float" office:value="0.114381365478039" calcext:value-type="float">
            <text:p>0.114381365478039</text:p>
          </table:table-cell>
          <table:table-cell office:value-type="float" office:value="1.70216107368469" calcext:value-type="float">
            <text:p>1.70216107368469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0" calcext:value-type="float">
            <text:p>10</text:p>
          </table:table-cell>
          <table:table-cell office:value-type="float" office:value="4.70900011062622" calcext:value-type="float">
            <text:p>4.70900011062622</text:p>
          </table:table-cell>
          <table:table-cell office:value-type="float" office:value="0.36842092871666" calcext:value-type="float">
            <text:p>0.36842092871666</text:p>
          </table:table-cell>
          <table:table-cell office:value-type="float" office:value="0.984136044979095" calcext:value-type="float">
            <text:p>0.984136044979095</text:p>
          </table:table-cell>
          <table:table-cell office:value-type="float" office:value="0.00556475389748812" calcext:value-type="float">
            <text:p>0.00556475389748812</text:p>
          </table:table-cell>
          <table:table-cell office:value-type="float" office:value="0.318697690963745" calcext:value-type="float">
            <text:p>0.318697690963745</text:p>
          </table:table-cell>
          <table:table-cell office:value-type="float" office:value="0.293040901422501" calcext:value-type="float">
            <text:p>0.293040901422501</text:p>
          </table:table-cell>
          <table:table-cell office:value-type="float" office:value="0.0710951760411263" calcext:value-type="float">
            <text:p>0.0710951760411263</text:p>
          </table:table-cell>
          <table:table-cell office:value-type="float" office:value="2.66845989227295" calcext:value-type="float">
            <text:p>2.66845989227295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1" calcext:value-type="float">
            <text:p>11</text:p>
          </table:table-cell>
          <table:table-cell office:value-type="float" office:value="4.69500017166138" calcext:value-type="float">
            <text:p>4.69500017166138</text:p>
          </table:table-cell>
          <table:table-cell office:value-type="float" office:value="0.564305365085602" calcext:value-type="float">
            <text:p>0.564305365085602</text:p>
          </table:table-cell>
          <table:table-cell office:value-type="float" office:value="0.946018218994141" calcext:value-type="float">
            <text:p>0.946018218994141</text:p>
          </table:table-cell>
          <table:table-cell office:value-type="float" office:value="0.132892116904259" calcext:value-type="float">
            <text:p>0.132892116904259</text:p>
          </table:table-cell>
          <table:table-cell office:value-type="float" office:value="0.430388748645782" calcext:value-type="float">
            <text:p>0.430388748645782</text:p>
          </table:table-cell>
          <table:table-cell office:value-type="float" office:value="0.236298456788063" calcext:value-type="float">
            <text:p>0.236298456788063</text:p>
          </table:table-cell>
          <table:table-cell office:value-type="float" office:value="0.0513066314160824" calcext:value-type="float">
            <text:p>0.0513066314160824</text:p>
          </table:table-cell>
          <table:table-cell office:value-type="float" office:value="2.3336455821991" calcext:value-type="float">
            <text:p>2.3336455821991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2" calcext:value-type="float">
            <text:p>12</text:p>
          </table:table-cell>
          <table:table-cell office:value-type="float" office:value="4.57399988174438" calcext:value-type="float">
            <text:p>4.57399988174438</text:p>
          </table:table-cell>
          <table:table-cell office:value-type="float" office:value="0.964434325695038" calcext:value-type="float">
            <text:p>0.964434325695038</text:p>
          </table:table-cell>
          <table:table-cell office:value-type="float" office:value="1.0984708070755" calcext:value-type="float">
            <text:p>1.0984708070755</text:p>
          </table:table-cell>
          <table:table-cell office:value-type="float" office:value="0.33861181139946" calcext:value-type="float">
            <text:p>0.33861181139946</text:p>
          </table:table-cell>
          <table:table-cell office:value-type="float" office:value="0.520303547382355" calcext:value-type="float">
            <text:p>0.520303547382355</text:p>
          </table:table-cell>
          <table:table-cell office:value-type="float" office:value="0.0771337449550629" calcext:value-type="float">
            <text:p>0.0771337449550629</text:p>
          </table:table-cell>
          <table:table-cell office:value-type="float" office:value="0.0931469723582268" calcext:value-type="float">
            <text:p>0.0931469723582268</text:p>
          </table:table-cell>
          <table:table-cell office:value-type="float" office:value="1.4818902015686" calcext:value-type="float">
            <text:p>1.4818902015686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3" calcext:value-type="float">
            <text:p>13</text:p>
          </table:table-cell>
          <table:table-cell office:value-type="float" office:value="4.55299997329712" calcext:value-type="float">
            <text:p>4.55299997329712</text:p>
          </table:table-cell>
          <table:table-cell office:value-type="float" office:value="0.560479462146759" calcext:value-type="float">
            <text:p>0.560479462146759</text:p>
          </table:table-cell>
          <table:table-cell office:value-type="float" office:value="1.06795072555542" calcext:value-type="float">
            <text:p>1.06795072555542</text:p>
          </table:table-cell>
          <table:table-cell office:value-type="float" office:value="0.309988349676132" calcext:value-type="float">
            <text:p>0.309988349676132</text:p>
          </table:table-cell>
          <table:table-cell office:value-type="float" office:value="0.452763766050339" calcext:value-type="float">
            <text:p>0.452763766050339</text:p>
          </table:table-cell>
          <table:table-cell office:value-type="float" office:value="0.444860309362411" calcext:value-type="float">
            <text:p>0.444860309362411</text:p>
          </table:table-cell>
          <table:table-cell office:value-type="float" office:value="0.0646413192152977" calcext:value-type="float">
            <text:p>0.0646413192152977</text:p>
          </table:table-cell>
          <table:table-cell office:value-type="float" office:value="1.6519021987915" calcext:value-type="float">
            <text:p>1.6519021987915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4" calcext:value-type="float">
            <text:p>14</text:p>
          </table:table-cell>
          <table:table-cell office:value-type="float" office:value="4.55000019073486" calcext:value-type="float">
            <text:p>4.55000019073486</text:p>
          </table:table-cell>
          <table:table-cell office:value-type="float" office:value="0.234305649995804" calcext:value-type="float">
            <text:p>0.234305649995804</text:p>
          </table:table-cell>
          <table:table-cell office:value-type="float" office:value="0.870701014995575" calcext:value-type="float">
            <text:p>0.870701014995575</text:p>
          </table:table-cell>
          <table:table-cell office:value-type="float" office:value="0.106654435396194" calcext:value-type="float">
            <text:p>0.106654435396194</text:p>
          </table:table-cell>
          <table:table-cell office:value-type="float" office:value="0.480791091918945" calcext:value-type="float">
            <text:p>0.480791091918945</text:p>
          </table:table-cell>
          <table:table-cell office:value-type="float" office:value="0.322228103876114" calcext:value-type="float">
            <text:p>0.322228103876114</text:p>
          </table:table-cell>
          <table:table-cell office:value-type="float" office:value="0.179436385631561" calcext:value-type="float">
            <text:p>0.179436385631561</text:p>
          </table:table-cell>
          <table:table-cell office:value-type="float" office:value="2.35565090179443" calcext:value-type="float">
            <text:p>2.35565090179443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5" calcext:value-type="float">
            <text:p>15</text:p>
          </table:table-cell>
          <table:table-cell office:value-type="float" office:value="4.53499984741211" calcext:value-type="float">
            <text:p>4.53499984741211</text:p>
          </table:table-cell>
          <table:table-cell office:value-type="float" office:value="0.479309022426605" calcext:value-type="float">
            <text:p>0.479309022426605</text:p>
          </table:table-cell>
          <table:table-cell office:value-type="float" office:value="1.17969191074371" calcext:value-type="float">
            <text:p>1.17969191074371</text:p>
          </table:table-cell>
          <table:table-cell office:value-type="float" office:value="0.409362852573395" calcext:value-type="float">
            <text:p>0.409362852573395</text:p>
          </table:table-cell>
          <table:table-cell office:value-type="float" office:value="0.377922266721725" calcext:value-type="float">
            <text:p>0.377922266721725</text:p>
          </table:table-cell>
          <table:table-cell office:value-type="float" office:value="0.183468893170357" calcext:value-type="float">
            <text:p>0.183468893170357</text:p>
          </table:table-cell>
          <table:table-cell office:value-type="float" office:value="0.115460447967052" calcext:value-type="float">
            <text:p>0.115460447967052</text:p>
          </table:table-cell>
          <table:table-cell office:value-type="float" office:value="1.78964614868164" calcext:value-type="float">
            <text:p>1.78964614868164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6" calcext:value-type="float">
            <text:p>16</text:p>
          </table:table-cell>
          <table:table-cell office:value-type="float" office:value="4.51399993896484" calcext:value-type="float">
            <text:p>4.51399993896484</text:p>
          </table:table-cell>
          <table:table-cell office:value-type="float" office:value="0.636406779289246" calcext:value-type="float">
            <text:p>0.636406779289246</text:p>
          </table:table-cell>
          <table:table-cell office:value-type="float" office:value="1.00318729877472" calcext:value-type="float">
            <text:p>1.00318729877472</text:p>
          </table:table-cell>
          <table:table-cell office:value-type="float" office:value="0.257835894823074" calcext:value-type="float">
            <text:p>0.257835894823074</text:p>
          </table:table-cell>
          <table:table-cell office:value-type="float" office:value="0.461603492498398" calcext:value-type="float">
            <text:p>0.461603492498398</text:p>
          </table:table-cell>
          <table:table-cell office:value-type="float" office:value="0.249580144882202" calcext:value-type="float">
            <text:p>0.249580144882202</text:p>
          </table:table-cell>
          <table:table-cell office:value-type="float" office:value="0.0782135501503944" calcext:value-type="float">
            <text:p>0.0782135501503944</text:p>
          </table:table-cell>
          <table:table-cell office:value-type="float" office:value="1.82670545578003" calcext:value-type="float">
            <text:p>1.82670545578003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17" calcext:value-type="float">
            <text:p>17</text:p>
          </table:table-cell>
          <table:table-cell office:value-type="float" office:value="4.46500015258789" calcext:value-type="float">
            <text:p>4.46500015258789</text:p>
          </table:table-cell>
          <table:table-cell office:value-type="float" office:value="1.1982102394104" calcext:value-type="float">
            <text:p>1.1982102394104</text:p>
          </table:table-cell>
          <table:table-cell office:value-type="float" office:value="1.1556202173233" calcext:value-type="float">
            <text:p>1.1556202173233</text:p>
          </table:table-cell>
          <table:table-cell office:value-type="float" office:value="0.356578588485718" calcext:value-type="float">
            <text:p>0.356578588485718</text:p>
          </table:table-cell>
          <table:table-cell office:value-type="float" office:value="0.312328577041626" calcext:value-type="float">
            <text:p>0.312328577041626</text:p>
          </table:table-cell>
          <table:table-cell office:value-type="float" office:value="0.0437853783369064" calcext:value-type="float">
            <text:p>0.0437853783369064</text:p>
          </table:table-cell>
          <table:table-cell office:value-type="float" office:value="0.0760467872023582" calcext:value-type="float">
            <text:p>0.0760467872023582</text:p>
          </table:table-cell>
          <table:table-cell office:value-type="float" office:value="1.32291626930237" calcext:value-type="float">
            <text:p>1.32291626930237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8" calcext:value-type="float">
            <text:p>18</text:p>
          </table:table-cell>
          <table:table-cell office:value-type="float" office:value="4.46000003814697" calcext:value-type="float">
            <text:p>4.46000003814697</text:p>
          </table:table-cell>
          <table:table-cell office:value-type="float" office:value="0.339233845472336" calcext:value-type="float">
            <text:p>0.339233845472336</text:p>
          </table:table-cell>
          <table:table-cell office:value-type="float" office:value="0.86466920375824" calcext:value-type="float">
            <text:p>0.86466920375824</text:p>
          </table:table-cell>
          <table:table-cell office:value-type="float" office:value="0.353409707546234" calcext:value-type="float">
            <text:p>0.353409707546234</text:p>
          </table:table-cell>
          <table:table-cell office:value-type="float" office:value="0.408842742443085" calcext:value-type="float">
            <text:p>0.408842742443085</text:p>
          </table:table-cell>
          <table:table-cell office:value-type="float" office:value="0.312650740146637" calcext:value-type="float">
            <text:p>0.312650740146637</text:p>
          </table:table-cell>
          <table:table-cell office:value-type="float" office:value="0.165455713868141" calcext:value-type="float">
            <text:p>0.165455713868141</text:p>
          </table:table-cell>
          <table:table-cell office:value-type="float" office:value="2.01574373245239" calcext:value-type="float">
            <text:p>2.01574373245239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19" calcext:value-type="float">
            <text:p>19</text:p>
          </table:table-cell>
          <table:table-cell office:value-type="float" office:value="4.29199981689453" calcext:value-type="float">
            <text:p>4.29199981689453</text:p>
          </table:table-cell>
          <table:table-cell office:value-type="float" office:value="0.648457288742065" calcext:value-type="float">
            <text:p>0.648457288742065</text:p>
          </table:table-cell>
          <table:table-cell office:value-type="float" office:value="1.2720308303833" calcext:value-type="float">
            <text:p>1.2720308303833</text:p>
          </table:table-cell>
          <table:table-cell office:value-type="float" office:value="0.285349279642105" calcext:value-type="float">
            <text:p>0.285349279642105</text:p>
          </table:table-cell>
          <table:table-cell office:value-type="float" office:value="0.0960980430245399" calcext:value-type="float">
            <text:p>0.0960980430245399</text:p>
          </table:table-cell>
          <table:table-cell office:value-type="float" office:value="0.201870024204254" calcext:value-type="float">
            <text:p>0.201870024204254</text:p>
          </table:table-cell>
          <table:table-cell office:value-type="float" office:value="0.136957004666328" calcext:value-type="float">
            <text:p>0.136957004666328</text:p>
          </table:table-cell>
          <table:table-cell office:value-type="float" office:value="1.65163731575012" calcext:value-type="float">
            <text:p>1.65163731575012</text:p>
          </table:table-cell>
        </table:table-row>
        <table:table-row table:style-name="ro1">
          <table:table-cell office:value-type="string" calcext:value-type="string">
            <text:p>Congo (Brazzaville)</text:p>
          </table:table-cell>
          <table:table-cell office:value-type="float" office:value="20" calcext:value-type="float">
            <text:p>20</text:p>
          </table:table-cell>
          <table:table-cell office:value-type="float" office:value="4.29099988937378" calcext:value-type="float">
            <text:p>4.29099988937378</text:p>
          </table:table-cell>
          <table:table-cell office:value-type="float" office:value="0.808964252471924" calcext:value-type="float">
            <text:p>0.808964252471924</text:p>
          </table:table-cell>
          <table:table-cell office:value-type="float" office:value="0.832044363021851" calcext:value-type="float">
            <text:p>0.832044363021851</text:p>
          </table:table-cell>
          <table:table-cell office:value-type="float" office:value="0.28995743393898" calcext:value-type="float">
            <text:p>0.28995743393898</text:p>
          </table:table-cell>
          <table:table-cell office:value-type="float" office:value="0.435025870800018" calcext:value-type="float">
            <text:p>0.435025870800018</text:p>
          </table:table-cell>
          <table:table-cell office:value-type="float" office:value="0.120852127671242" calcext:value-type="float">
            <text:p>0.120852127671242</text:p>
          </table:table-cell>
          <table:table-cell office:value-type="float" office:value="0.0796181336045265" calcext:value-type="float">
            <text:p>0.0796181336045265</text:p>
          </table:table-cell>
          <table:table-cell office:value-type="float" office:value="1.72413563728333" calcext:value-type="float">
            <text:p>1.72413563728333</text:p>
          </table:table-cell>
        </table:table-row>
        <table:table-row table:style-name="ro1">
          <table:table-cell office:value-type="string" calcext:value-type="string">
            <text:p>Congo (Kinshasa)</text:p>
          </table:table-cell>
          <table:table-cell office:value-type="float" office:value="21" calcext:value-type="float">
            <text:p>21</text:p>
          </table:table-cell>
          <table:table-cell office:value-type="float" office:value="4.28000020980835" calcext:value-type="float">
            <text:p>4.28000020980835</text:p>
          </table:table-cell>
          <table:table-cell office:value-type="float" office:value="0.0921023488044739" calcext:value-type="float">
            <text:p>0.0921023488044739</text:p>
          </table:table-cell>
          <table:table-cell office:value-type="float" office:value="1.22902345657349" calcext:value-type="float">
            <text:p>1.22902345657349</text:p>
          </table:table-cell>
          <table:table-cell office:value-type="float" office:value="0.191407024860382" calcext:value-type="float">
            <text:p>0.191407024860382</text:p>
          </table:table-cell>
          <table:table-cell office:value-type="float" office:value="0.235961347818375" calcext:value-type="float">
            <text:p>0.235961347818375</text:p>
          </table:table-cell>
          <table:table-cell office:value-type="float" office:value="0.246455833315849" calcext:value-type="float">
            <text:p>0.246455833315849</text:p>
          </table:table-cell>
          <table:table-cell office:value-type="float" office:value="0.0602413564920425" calcext:value-type="float">
            <text:p>0.0602413564920425</text:p>
          </table:table-cell>
          <table:table-cell office:value-type="float" office:value="2.22495865821838" calcext:value-type="float">
            <text:p>2.22495865821838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2" calcext:value-type="float">
            <text:p>22</text:p>
          </table:table-cell>
          <table:table-cell office:value-type="float" office:value="4.19000005722046" calcext:value-type="float">
            <text:p>4.19000005722046</text:p>
          </table:table-cell>
          <table:table-cell office:value-type="float" office:value="0.476180493831635" calcext:value-type="float">
            <text:p>0.476180493831635</text:p>
          </table:table-cell>
          <table:table-cell office:value-type="float" office:value="1.28147339820862" calcext:value-type="float">
            <text:p>1.28147339820862</text:p>
          </table:table-cell>
          <table:table-cell office:value-type="float" office:value="0.169365674257278" calcext:value-type="float">
            <text:p>0.169365674257278</text:p>
          </table:table-cell>
          <table:table-cell office:value-type="float" office:value="0.306613743305206" calcext:value-type="float">
            <text:p>0.306613743305206</text:p>
          </table:table-cell>
          <table:table-cell office:value-type="float" office:value="0.183354198932648" calcext:value-type="float">
            <text:p>0.183354198932648</text:p>
          </table:table-cell>
          <table:table-cell office:value-type="float" office:value="0.104970246553421" calcext:value-type="float">
            <text:p>0.104970246553421</text:p>
          </table:table-cell>
          <table:table-cell office:value-type="float" office:value="1.66819095611572" calcext:value-type="float">
            <text:p>1.66819095611572</text:p>
          </table:table-cell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float" office:value="23" calcext:value-type="float">
            <text:p>23</text:p>
          </table:table-cell>
          <table:table-cell office:value-type="float" office:value="4.17999982833862" calcext:value-type="float">
            <text:p>4.17999982833862</text:p>
          </table:table-cell>
          <table:table-cell office:value-type="float" office:value="0.603048920631409" calcext:value-type="float">
            <text:p>0.603048920631409</text:p>
          </table:table-cell>
          <table:table-cell office:value-type="float" office:value="0.904780030250549" calcext:value-type="float">
            <text:p>0.904780030250549</text:p>
          </table:table-cell>
          <table:table-cell office:value-type="float" office:value="0.0486421696841717" calcext:value-type="float">
            <text:p>0.0486421696841717</text:p>
          </table:table-cell>
          <table:table-cell office:value-type="float" office:value="0.447706192731857" calcext:value-type="float">
            <text:p>0.447706192731857</text:p>
          </table:table-cell>
          <table:table-cell office:value-type="float" office:value="0.201237469911575" calcext:value-type="float">
            <text:p>0.201237469911575</text:p>
          </table:table-cell>
          <table:table-cell office:value-type="float" office:value="0.130061775445938" calcext:value-type="float">
            <text:p>0.130061775445938</text:p>
          </table:table-cell>
          <table:table-cell office:value-type="float" office:value="1.84496426582336" calcext:value-type="float">
            <text:p>1.84496426582336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4" calcext:value-type="float">
            <text:p>24</text:p>
          </table:table-cell>
          <table:table-cell office:value-type="float" office:value="4.13899993896484" calcext:value-type="float">
            <text:p>4.13899993896484</text:p>
          </table:table-cell>
          <table:table-cell office:value-type="float" office:value="0.65951669216156" calcext:value-type="float">
            <text:p>0.65951669216156</text:p>
          </table:table-cell>
          <table:table-cell office:value-type="float" office:value="1.21400856971741" calcext:value-type="float">
            <text:p>1.21400856971741</text:p>
          </table:table-cell>
          <table:table-cell office:value-type="float" office:value="0.290920823812485" calcext:value-type="float">
            <text:p>0.290920823812485</text:p>
          </table:table-cell>
          <table:table-cell office:value-type="float" office:value="0.0149958552792668" calcext:value-type="float">
            <text:p>0.0149958552792668</text:p>
          </table:table-cell>
          <table:table-cell office:value-type="float" office:value="0.182317450642586" calcext:value-type="float">
            <text:p>0.182317450642586</text:p>
          </table:table-cell>
          <table:table-cell office:value-type="float" office:value="0.089847519993782" calcext:value-type="float">
            <text:p>0.089847519993782</text:p>
          </table:table-cell>
          <table:table-cell office:value-type="float" office:value="1.68706583976746" calcext:value-type="float">
            <text:p>1.6870658397674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5" calcext:value-type="float">
            <text:p>25</text:p>
          </table:table-cell>
          <table:table-cell office:value-type="float" office:value="4.11999988555908" calcext:value-type="float">
            <text:p>4.11999988555908</text:p>
          </table:table-cell>
          <table:table-cell office:value-type="float" office:value="0.667224824428558" calcext:value-type="float">
            <text:p>0.667224824428558</text:p>
          </table:table-cell>
          <table:table-cell office:value-type="float" office:value="0.873664736747742" calcext:value-type="float">
            <text:p>0.873664736747742</text:p>
          </table:table-cell>
          <table:table-cell office:value-type="float" office:value="0.295637726783752" calcext:value-type="float">
            <text:p>0.295637726783752</text:p>
          </table:table-cell>
          <table:table-cell office:value-type="float" office:value="0.423026293516159" calcext:value-type="float">
            <text:p>0.423026293516159</text:p>
          </table:table-cell>
          <table:table-cell office:value-type="float" office:value="0.256923943758011" calcext:value-type="float">
            <text:p>0.256923943758011</text:p>
          </table:table-cell>
          <table:table-cell office:value-type="float" office:value="0.0253363698720932" calcext:value-type="float">
            <text:p>0.0253363698720932</text:p>
          </table:table-cell>
          <table:table-cell office:value-type="float" office:value="1.57786750793457" calcext:value-type="float">
            <text:p>1.57786750793457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6" calcext:value-type="float">
            <text:p>26</text:p>
          </table:table-cell>
          <table:table-cell office:value-type="float" office:value="4.08099985122681" calcext:value-type="float">
            <text:p>4.08099985122681</text:p>
          </table:table-cell>
          <table:table-cell office:value-type="float" office:value="0.381430715322495" calcext:value-type="float">
            <text:p>0.381430715322495</text:p>
          </table:table-cell>
          <table:table-cell office:value-type="float" office:value="1.12982773780823" calcext:value-type="float">
            <text:p>1.12982773780823</text:p>
          </table:table-cell>
          <table:table-cell office:value-type="float" office:value="0.217632606625557" calcext:value-type="float">
            <text:p>0.217632606625557</text:p>
          </table:table-cell>
          <table:table-cell office:value-type="float" office:value="0.443185955286026" calcext:value-type="float">
            <text:p>0.443185955286026</text:p>
          </table:table-cell>
          <table:table-cell office:value-type="float" office:value="0.325766056776047" calcext:value-type="float">
            <text:p>0.325766056776047</text:p>
          </table:table-cell>
          <table:table-cell office:value-type="float" office:value="0.057069718837738" calcext:value-type="float">
            <text:p>0.057069718837738</text:p>
          </table:table-cell>
          <table:table-cell office:value-type="float" office:value="1.526362657547" calcext:value-type="float">
            <text:p>1.526362657547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7" calcext:value-type="float">
            <text:p>27</text:p>
          </table:table-cell>
          <table:table-cell office:value-type="float" office:value="4.03200006484985" calcext:value-type="float">
            <text:p>4.03200006484985</text:p>
          </table:table-cell>
          <table:table-cell office:value-type="float" office:value="0.3502277135849" calcext:value-type="float">
            <text:p>0.3502277135849</text:p>
          </table:table-cell>
          <table:table-cell office:value-type="float" office:value="1.04328000545502" calcext:value-type="float">
            <text:p>1.04328000545502</text:p>
          </table:table-cell>
          <table:table-cell office:value-type="float" office:value="0.215844258666039" calcext:value-type="float">
            <text:p>0.215844258666039</text:p>
          </table:table-cell>
          <table:table-cell office:value-type="float" office:value="0.324367851018906" calcext:value-type="float">
            <text:p>0.324367851018906</text:p>
          </table:table-cell>
          <table:table-cell office:value-type="float" office:value="0.250864684581757" calcext:value-type="float">
            <text:p>0.250864684581757</text:p>
          </table:table-cell>
          <table:table-cell office:value-type="float" office:value="0.120328105986118" calcext:value-type="float">
            <text:p>0.120328105986118</text:p>
          </table:table-cell>
          <table:table-cell office:value-type="float" office:value="1.72721290588379" calcext:value-type="float">
            <text:p>1.72721290588379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8" calcext:value-type="float">
            <text:p>28</text:p>
          </table:table-cell>
          <table:table-cell office:value-type="float" office:value="4.02799987792969" calcext:value-type="float">
            <text:p>4.02799987792969</text:p>
          </table:table-cell>
          <table:table-cell office:value-type="float" office:value="0.161925330758095" calcext:value-type="float">
            <text:p>0.161925330758095</text:p>
          </table:table-cell>
          <table:table-cell office:value-type="float" office:value="0.993025004863739" calcext:value-type="float">
            <text:p>0.993025004863739</text:p>
          </table:table-cell>
          <table:table-cell office:value-type="float" office:value="0.26850500702858" calcext:value-type="float">
            <text:p>0.26850500702858</text:p>
          </table:table-cell>
          <table:table-cell office:value-type="float" office:value="0.36365869641304" calcext:value-type="float">
            <text:p>0.36365869641304</text:p>
          </table:table-cell>
          <table:table-cell office:value-type="float" office:value="0.228673845529556" calcext:value-type="float">
            <text:p>0.228673845529556</text:p>
          </table:table-cell>
          <table:table-cell office:value-type="float" office:value="0.138572946190834" calcext:value-type="float">
            <text:p>0.138572946190834</text:p>
          </table:table-cell>
          <table:table-cell office:value-type="float" office:value="1.87398338317871" calcext:value-type="float">
            <text:p>1.87398338317871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9" calcext:value-type="float">
            <text:p>29</text:p>
          </table:table-cell>
          <table:table-cell office:value-type="float" office:value="3.97000002861023" calcext:value-type="float">
            <text:p>3.97000002861023</text:p>
          </table:table-cell>
          <table:table-cell office:value-type="float" office:value="0.233442038297653" calcext:value-type="float">
            <text:p>0.233442038297653</text:p>
          </table:table-cell>
          <table:table-cell office:value-type="float" office:value="0.512568831443787" calcext:value-type="float">
            <text:p>0.512568831443787</text:p>
          </table:table-cell>
          <table:table-cell office:value-type="float" office:value="0.315089583396912" calcext:value-type="float">
            <text:p>0.315089583396912</text:p>
          </table:table-cell>
          <table:table-cell office:value-type="float" office:value="0.466914653778076" calcext:value-type="float">
            <text:p>0.466914653778076</text:p>
          </table:table-cell>
          <table:table-cell office:value-type="float" office:value="0.287170469760895" calcext:value-type="float">
            <text:p>0.287170469760895</text:p>
          </table:table-cell>
          <table:table-cell office:value-type="float" office:value="0.0727116540074348" calcext:value-type="float">
            <text:p>0.0727116540074348</text:p>
          </table:table-cell>
          <table:table-cell office:value-type="float" office:value="2.08178615570068" calcext:value-type="float">
            <text:p>2.08178615570068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30" calcext:value-type="float">
            <text:p>30</text:p>
          </table:table-cell>
          <table:table-cell office:value-type="float" office:value="3.93600010871887" calcext:value-type="float">
            <text:p>3.93600010871887</text:p>
          </table:table-cell>
          <table:table-cell office:value-type="float" office:value="0.438012987375259" calcext:value-type="float">
            <text:p>0.438012987375259</text:p>
          </table:table-cell>
          <table:table-cell office:value-type="float" office:value="0.953855872154236" calcext:value-type="float">
            <text:p>0.953855872154236</text:p>
          </table:table-cell>
          <table:table-cell office:value-type="float" office:value="0.0411347150802612" calcext:value-type="float">
            <text:p>0.0411347150802612</text:p>
          </table:table-cell>
          <table:table-cell office:value-type="float" office:value="0.16234202682972" calcext:value-type="float">
            <text:p>0.16234202682972</text:p>
          </table:table-cell>
          <table:table-cell office:value-type="float" office:value="0.216113850474358" calcext:value-type="float">
            <text:p>0.216113850474358</text:p>
          </table:table-cell>
          <table:table-cell office:value-type="float" office:value="0.0535818822681904" calcext:value-type="float">
            <text:p>0.0535818822681904</text:p>
          </table:table-cell>
          <table:table-cell office:value-type="float" office:value="2.07123804092407" calcext:value-type="float">
            <text:p>2.07123804092407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31" calcext:value-type="float">
            <text:p>31</text:p>
          </table:table-cell>
          <table:table-cell office:value-type="float" office:value="3.875" calcext:value-type="float">
            <text:p>3.875</text:p>
          </table:table-cell>
          <table:table-cell office:value-type="float" office:value="0.375846534967422" calcext:value-type="float">
            <text:p>0.375846534967422</text:p>
          </table:table-cell>
          <table:table-cell office:value-type="float" office:value="1.08309590816498" calcext:value-type="float">
            <text:p>1.08309590816498</text:p>
          </table:table-cell>
          <table:table-cell office:value-type="float" office:value="0.196763753890991" calcext:value-type="float">
            <text:p>0.196763753890991</text:p>
          </table:table-cell>
          <table:table-cell office:value-type="float" office:value="0.336384207010269" calcext:value-type="float">
            <text:p>0.336384207010269</text:p>
          </table:table-cell>
          <table:table-cell office:value-type="float" office:value="0.189143493771553" calcext:value-type="float">
            <text:p>0.189143493771553</text:p>
          </table:table-cell>
          <table:table-cell office:value-type="float" office:value="0.0953753814101219" calcext:value-type="float">
            <text:p>0.0953753814101219</text:p>
          </table:table-cell>
          <table:table-cell office:value-type="float" office:value="1.59797024726868" calcext:value-type="float">
            <text:p>1.59797024726868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32" calcext:value-type="float">
            <text:p>32</text:p>
          </table:table-cell>
          <table:table-cell office:value-type="float" office:value="3.80800008773804" calcext:value-type="float">
            <text:p>3.80800008773804</text:p>
          </table:table-cell>
          <table:table-cell office:value-type="float" office:value="0.521021246910095" calcext:value-type="float">
            <text:p>0.521021246910095</text:p>
          </table:table-cell>
          <table:table-cell office:value-type="float" office:value="1.19009518623352" calcext:value-type="float">
            <text:p>1.19009518623352</text:p>
          </table:table-cell>
          <table:table-cell office:value-type="float" office:value="0" calcext:value-type="float">
            <text:p>0</text:p>
          </table:table-cell>
          <table:table-cell office:value-type="float" office:value="0.390661299228668" calcext:value-type="float">
            <text:p>0.390661299228668</text:p>
          </table:table-cell>
          <table:table-cell office:value-type="float" office:value="0.157497271895409" calcext:value-type="float">
            <text:p>0.157497271895409</text:p>
          </table:table-cell>
          <table:table-cell office:value-type="float" office:value="0.119094640016556" calcext:value-type="float">
            <text:p>0.119094640016556</text:p>
          </table:table-cell>
          <table:table-cell office:value-type="float" office:value="1.42983531951904" calcext:value-type="float">
            <text:p>1.4298353195190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33" calcext:value-type="float">
            <text:p>33</text:p>
          </table:table-cell>
          <table:table-cell office:value-type="float" office:value="3.79500007629395" calcext:value-type="float">
            <text:p>3.79500007629395</text:p>
          </table:table-cell>
          <table:table-cell office:value-type="float" office:value="0.858428180217743" calcext:value-type="float">
            <text:p>0.858428180217743</text:p>
          </table:table-cell>
          <table:table-cell office:value-type="float" office:value="1.10441195964813" calcext:value-type="float">
            <text:p>1.10441195964813</text:p>
          </table:table-cell>
          <table:table-cell office:value-type="float" office:value="0.0498686656355858" calcext:value-type="float">
            <text:p>0.0498686656355858</text:p>
          </table:table-cell>
          <table:table-cell office:value-type="float" office:value="0" calcext:value-type="float">
            <text:p>0</text:p>
          </table:table-cell>
          <table:table-cell office:value-type="float" office:value="0.097926490008831" calcext:value-type="float">
            <text:p>0.097926490008831</text:p>
          </table:table-cell>
          <table:table-cell office:value-type="float" office:value="0.0697203353047371" calcext:value-type="float">
            <text:p>0.0697203353047371</text:p>
          </table:table-cell>
          <table:table-cell office:value-type="float" office:value="1.61448240280151" calcext:value-type="float">
            <text:p>1.61448240280151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34" calcext:value-type="float">
            <text:p>34</text:p>
          </table:table-cell>
          <table:table-cell office:value-type="float" office:value="3.76600003242493" calcext:value-type="float">
            <text:p>3.76600003242493</text:p>
          </table:table-cell>
          <table:table-cell office:value-type="float" office:value="1.12209415435791" calcext:value-type="float">
            <text:p>1.12209415435791</text:p>
          </table:table-cell>
          <table:table-cell office:value-type="float" office:value="1.22155499458313" calcext:value-type="float">
            <text:p>1.22155499458313</text:p>
          </table:table-cell>
          <table:table-cell office:value-type="float" office:value="0.341755509376526" calcext:value-type="float">
            <text:p>0.341755509376526</text:p>
          </table:table-cell>
          <table:table-cell office:value-type="float" office:value="0.505196332931519" calcext:value-type="float">
            <text:p>0.505196332931519</text:p>
          </table:table-cell>
          <table:table-cell office:value-type="float" office:value="0.0993484482169151" calcext:value-type="float">
            <text:p>0.0993484482169151</text:p>
          </table:table-cell>
          <table:table-cell office:value-type="float" office:value="0.0985831990838051" calcext:value-type="float">
            <text:p>0.0985831990838051</text:p>
          </table:table-cell>
          <table:table-cell office:value-type="float" office:value="0.3779137134552" calcext:value-type="float">
            <text:p>0.3779137134552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35" calcext:value-type="float">
            <text:p>35</text:p>
          </table:table-cell>
          <table:table-cell office:value-type="float" office:value="3.65700006484985" calcext:value-type="float">
            <text:p>3.65700006484985</text:p>
          </table:table-cell>
          <table:table-cell office:value-type="float" office:value="0.431085407733917" calcext:value-type="float">
            <text:p>0.431085407733917</text:p>
          </table:table-cell>
          <table:table-cell office:value-type="float" office:value="0.435299843549728" calcext:value-type="float">
            <text:p>0.435299843549728</text:p>
          </table:table-cell>
          <table:table-cell office:value-type="float" office:value="0.209930211305618" calcext:value-type="float">
            <text:p>0.209930211305618</text:p>
          </table:table-cell>
          <table:table-cell office:value-type="float" office:value="0.425962775945663" calcext:value-type="float">
            <text:p>0.425962775945663</text:p>
          </table:table-cell>
          <table:table-cell office:value-type="float" office:value="0.207948461174965" calcext:value-type="float">
            <text:p>0.207948461174965</text:p>
          </table:table-cell>
          <table:table-cell office:value-type="float" office:value="0.0609290152788162" calcext:value-type="float">
            <text:p>0.0609290152788162</text:p>
          </table:table-cell>
          <table:table-cell office:value-type="float" office:value="1.88563096523285" calcext:value-type="float">
            <text:p>1.88563096523285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36" calcext:value-type="float">
            <text:p>36</text:p>
          </table:table-cell>
          <table:table-cell office:value-type="float" office:value="3.64400005340576" calcext:value-type="float">
            <text:p>3.64400005340576</text:p>
          </table:table-cell>
          <table:table-cell office:value-type="float" office:value="0.305808693170547" calcext:value-type="float">
            <text:p>0.305808693170547</text:p>
          </table:table-cell>
          <table:table-cell office:value-type="float" office:value="0.913020372390747" calcext:value-type="float">
            <text:p>0.913020372390747</text:p>
          </table:table-cell>
          <table:table-cell office:value-type="float" office:value="0.375223308801651" calcext:value-type="float">
            <text:p>0.375223308801651</text:p>
          </table:table-cell>
          <table:table-cell office:value-type="float" office:value="0.189196765422821" calcext:value-type="float">
            <text:p>0.189196765422821</text:p>
          </table:table-cell>
          <table:table-cell office:value-type="float" office:value="0.208732530474663" calcext:value-type="float">
            <text:p>0.208732530474663</text:p>
          </table:table-cell>
          <table:table-cell office:value-type="float" office:value="0.0672319754958153" calcext:value-type="float">
            <text:p>0.0672319754958153</text:p>
          </table:table-cell>
          <table:table-cell office:value-type="float" office:value="1.58461260795593" calcext:value-type="float">
            <text:p>1.58461260795593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37" calcext:value-type="float">
            <text:p>37</text:p>
          </table:table-cell>
          <table:table-cell office:value-type="float" office:value="3.59100008010864" calcext:value-type="float">
            <text:p>3.59100008010864</text:p>
          </table:table-cell>
          <table:table-cell office:value-type="float" office:value="0.39724862575531" calcext:value-type="float">
            <text:p>0.39724862575531</text:p>
          </table:table-cell>
          <table:table-cell office:value-type="float" office:value="0.601323127746582" calcext:value-type="float">
            <text:p>0.601323127746582</text:p>
          </table:table-cell>
          <table:table-cell office:value-type="float" office:value="0.163486003875732" calcext:value-type="float">
            <text:p>0.163486003875732</text:p>
          </table:table-cell>
          <table:table-cell office:value-type="float" office:value="0.147062435746193" calcext:value-type="float">
            <text:p>0.147062435746193</text:p>
          </table:table-cell>
          <table:table-cell office:value-type="float" office:value="0.285670816898346" calcext:value-type="float">
            <text:p>0.285670816898346</text:p>
          </table:table-cell>
          <table:table-cell office:value-type="float" office:value="0.116793513298035" calcext:value-type="float">
            <text:p>0.116793513298035</text:p>
          </table:table-cell>
          <table:table-cell office:value-type="float" office:value="1.87956738471985" calcext:value-type="float">
            <text:p>1.87956738471985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38" calcext:value-type="float">
            <text:p>38</text:p>
          </table:table-cell>
          <table:table-cell office:value-type="float" office:value="3.53299999237061" calcext:value-type="float">
            <text:p>3.53299999237061</text:p>
          </table:table-cell>
          <table:table-cell office:value-type="float" office:value="0.119041793048382" calcext:value-type="float">
            <text:p>0.119041793048382</text:p>
          </table:table-cell>
          <table:table-cell office:value-type="float" office:value="0.872117936611176" calcext:value-type="float">
            <text:p>0.872117936611176</text:p>
          </table:table-cell>
          <table:table-cell office:value-type="float" office:value="0.229918196797371" calcext:value-type="float">
            <text:p>0.229918196797371</text:p>
          </table:table-cell>
          <table:table-cell office:value-type="float" office:value="0.332881182432175" calcext:value-type="float">
            <text:p>0.332881182432175</text:p>
          </table:table-cell>
          <table:table-cell office:value-type="float" office:value="0.26654988527298" calcext:value-type="float">
            <text:p>0.26654988527298</text:p>
          </table:table-cell>
          <table:table-cell office:value-type="float" office:value="0.0389482490718365" calcext:value-type="float">
            <text:p>0.0389482490718365</text:p>
          </table:table-cell>
          <table:table-cell office:value-type="float" office:value="1.67328596115112" calcext:value-type="float">
            <text:p>1.67328596115112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39" calcext:value-type="float">
            <text:p>39</text:p>
          </table:table-cell>
          <table:table-cell office:value-type="float" office:value="3.50699996948242" calcext:value-type="float">
            <text:p>3.50699996948242</text:p>
          </table:table-cell>
          <table:table-cell office:value-type="float" office:value="0.244549930095673" calcext:value-type="float">
            <text:p>0.244549930095673</text:p>
          </table:table-cell>
          <table:table-cell office:value-type="float" office:value="0.791244685649872" calcext:value-type="float">
            <text:p>0.791244685649872</text:p>
          </table:table-cell>
          <table:table-cell office:value-type="float" office:value="0.194129139184952" calcext:value-type="float">
            <text:p>0.194129139184952</text:p>
          </table:table-cell>
          <table:table-cell office:value-type="float" office:value="0.348587512969971" calcext:value-type="float">
            <text:p>0.348587512969971</text:p>
          </table:table-cell>
          <table:table-cell office:value-type="float" office:value="0.264815092086792" calcext:value-type="float">
            <text:p>0.264815092086792</text:p>
          </table:table-cell>
          <table:table-cell office:value-type="float" office:value="0.110937617719173" calcext:value-type="float">
            <text:p>0.110937617719173</text:p>
          </table:table-cell>
          <table:table-cell office:value-type="float" office:value="1.55231189727783" calcext:value-type="float">
            <text:p>1.55231189727783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40" calcext:value-type="float">
            <text:p>40</text:p>
          </table:table-cell>
          <table:table-cell office:value-type="float" office:value="3.49499988555908" calcext:value-type="float">
            <text:p>3.49499988555908</text:p>
          </table:table-cell>
          <table:table-cell office:value-type="float" office:value="0.305444717407227" calcext:value-type="float">
            <text:p>0.305444717407227</text:p>
          </table:table-cell>
          <table:table-cell office:value-type="float" office:value="0.431882530450821" calcext:value-type="float">
            <text:p>0.431882530450821</text:p>
          </table:table-cell>
          <table:table-cell office:value-type="float" office:value="0.247105568647385" calcext:value-type="float">
            <text:p>0.247105568647385</text:p>
          </table:table-cell>
          <table:table-cell office:value-type="float" office:value="0.38042613863945" calcext:value-type="float">
            <text:p>0.38042613863945</text:p>
          </table:table-cell>
          <table:table-cell office:value-type="float" office:value="0.196896150708199" calcext:value-type="float">
            <text:p>0.196896150708199</text:p>
          </table:table-cell>
          <table:table-cell office:value-type="float" office:value="0.0956650152802467" calcext:value-type="float">
            <text:p>0.0956650152802467</text:p>
          </table:table-cell>
          <table:table-cell office:value-type="float" office:value="1.83722925186157" calcext:value-type="float">
            <text:p>1.83722925186157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41" calcext:value-type="float">
            <text:p>41</text:p>
          </table:table-cell>
          <table:table-cell office:value-type="float" office:value="3.47099995613098" calcext:value-type="float">
            <text:p>3.47099995613098</text:p>
          </table:table-cell>
          <table:table-cell office:value-type="float" office:value="0.368745893239975" calcext:value-type="float">
            <text:p>0.368745893239975</text:p>
          </table:table-cell>
          <table:table-cell office:value-type="float" office:value="0.945707023143768" calcext:value-type="float">
            <text:p>0.945707023143768</text:p>
          </table:table-cell>
          <table:table-cell office:value-type="float" office:value="0.326424807310104" calcext:value-type="float">
            <text:p>0.326424807310104</text:p>
          </table:table-cell>
          <table:table-cell office:value-type="float" office:value="0.581843852996826" calcext:value-type="float">
            <text:p>0.581843852996826</text:p>
          </table:table-cell>
          <table:table-cell office:value-type="float" office:value="0.252756029367447" calcext:value-type="float">
            <text:p>0.252756029367447</text:p>
          </table:table-cell>
          <table:table-cell office:value-type="float" office:value="0.455220013856888" calcext:value-type="float">
            <text:p>0.455220013856888</text:p>
          </table:table-cell>
          <table:table-cell office:value-type="float" office:value="0.540061235427856" calcext:value-type="float">
            <text:p>0.540061235427856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42" calcext:value-type="float">
            <text:p>42</text:p>
          </table:table-cell>
          <table:table-cell office:value-type="float" office:value="3.34899997711182" calcext:value-type="float">
            <text:p>3.34899997711182</text:p>
          </table:table-cell>
          <table:table-cell office:value-type="float" office:value="0.511135876178741" calcext:value-type="float">
            <text:p>0.511135876178741</text:p>
          </table:table-cell>
          <table:table-cell office:value-type="float" office:value="1.04198980331421" calcext:value-type="float">
            <text:p>1.04198980331421</text:p>
          </table:table-cell>
          <table:table-cell office:value-type="float" office:value="0.364509284496307" calcext:value-type="float">
            <text:p>0.364509284496307</text:p>
          </table:table-cell>
          <table:table-cell office:value-type="float" office:value="0.390017777681351" calcext:value-type="float">
            <text:p>0.390017777681351</text:p>
          </table:table-cell>
          <table:table-cell office:value-type="float" office:value="0.354256361722946" calcext:value-type="float">
            <text:p>0.354256361722946</text:p>
          </table:table-cell>
          <table:table-cell office:value-type="float" office:value="0.0660351067781448" calcext:value-type="float">
            <text:p>0.0660351067781448</text:p>
          </table:table-cell>
          <table:table-cell office:value-type="float" office:value="0.621130466461182" calcext:value-type="float">
            <text:p>0.621130466461182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43" calcext:value-type="float">
            <text:p>43</text:p>
          </table:table-cell>
          <table:table-cell office:value-type="float" office:value="2.90499997138977" calcext:value-type="float">
            <text:p>2.90499997138977</text:p>
          </table:table-cell>
          <table:table-cell office:value-type="float" office:value="0.091622568666935" calcext:value-type="float">
            <text:p>0.091622568666935</text:p>
          </table:table-cell>
          <table:table-cell office:value-type="float" office:value="0.629793584346771" calcext:value-type="float">
            <text:p>0.629793584346771</text:p>
          </table:table-cell>
          <table:table-cell office:value-type="float" office:value="0.151610791683197" calcext:value-type="float">
            <text:p>0.151610791683197</text:p>
          </table:table-cell>
          <table:table-cell office:value-type="float" office:value="0.0599007532000542" calcext:value-type="float">
            <text:p>0.0599007532000542</text:p>
          </table:table-cell>
          <table:table-cell office:value-type="float" office:value="0.204435184597969" calcext:value-type="float">
            <text:p>0.204435184597969</text:p>
          </table:table-cell>
          <table:table-cell office:value-type="float" office:value="0.0841479450464249" calcext:value-type="float">
            <text:p>0.0841479450464249</text:p>
          </table:table-cell>
          <table:table-cell office:value-type="float" office:value="1.68302416801453" calcext:value-type="float">
            <text:p>1.68302416801453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44" calcext:value-type="float">
            <text:p>44</text:p>
          </table:table-cell>
          <table:table-cell office:value-type="float" office:value="2.69300007820129" calcext:value-type="float">
            <text:p>2.69300007820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7726859003305" calcext:value-type="float">
            <text:p>0.0187726859003305</text:p>
          </table:table-cell>
          <table:table-cell office:value-type="float" office:value="0.270842045545578" calcext:value-type="float">
            <text:p>0.270842045545578</text:p>
          </table:table-cell>
          <table:table-cell office:value-type="float" office:value="0.280876487493515" calcext:value-type="float">
            <text:p>0.280876487493515</text:p>
          </table:table-cell>
          <table:table-cell office:value-type="float" office:value="0.0565650761127472" calcext:value-type="float">
            <text:p>0.0565650761127472</text:p>
          </table:table-cell>
          <table:table-cell office:value-type="float" office:value="2.06600475311279" calcext:value-type="float">
            <text:p>2.06600475311279</text:p>
          </table:table-cell>
        </table:table-row>
      </table:table>
      <table:table table:name="South America" table:style-name="ta1"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Chile</text:p>
          </table:table-cell>
          <table:table-cell office:value-type="float" office:value="1" calcext:value-type="float">
            <text:p>1</text:p>
          </table:table-cell>
          <table:table-cell office:value-type="float" office:value="6.65199995040894" calcext:value-type="float">
            <text:p>6.65199995040894</text:p>
          </table:table-cell>
          <table:table-cell office:value-type="float" office:value="1.25278460979462" calcext:value-type="float">
            <text:p>1.25278460979462</text:p>
          </table:table-cell>
          <table:table-cell office:value-type="float" office:value="1.28402495384216" calcext:value-type="float">
            <text:p>1.28402495384216</text:p>
          </table:table-cell>
          <table:table-cell office:value-type="float" office:value="0.819479703903198" calcext:value-type="float">
            <text:p>0.819479703903198</text:p>
          </table:table-cell>
          <table:table-cell office:value-type="float" office:value="0.376895278692245" calcext:value-type="float">
            <text:p>0.376895278692245</text:p>
          </table:table-cell>
          <table:table-cell office:value-type="float" office:value="0.326662421226501" calcext:value-type="float">
            <text:p>0.326662421226501</text:p>
          </table:table-cell>
          <table:table-cell office:value-type="float" office:value="0.0822879821062088" calcext:value-type="float">
            <text:p>0.0822879821062088</text:p>
          </table:table-cell>
          <table:table-cell office:value-type="float" office:value="2.50958585739136" calcext:value-type="float">
            <text:p>2.50958585739136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" calcext:value-type="float">
            <text:p>2</text:p>
          </table:table-cell>
          <table:table-cell office:value-type="float" office:value="6.63500022888184" calcext:value-type="float">
            <text:p>6.63500022888184</text:p>
          </table:table-cell>
          <table:table-cell office:value-type="float" office:value="1.10735321044922" calcext:value-type="float">
            <text:p>1.10735321044922</text:p>
          </table:table-cell>
          <table:table-cell office:value-type="float" office:value="1.43130600452423" calcext:value-type="float">
            <text:p>1.43130600452423</text:p>
          </table:table-cell>
          <table:table-cell office:value-type="float" office:value="0.616552352905273" calcext:value-type="float">
            <text:p>0.616552352905273</text:p>
          </table:table-cell>
          <table:table-cell office:value-type="float" office:value="0.437453746795654" calcext:value-type="float">
            <text:p>0.437453746795654</text:p>
          </table:table-cell>
          <table:table-cell office:value-type="float" office:value="0.16234989464283" calcext:value-type="float">
            <text:p>0.16234989464283</text:p>
          </table:table-cell>
          <table:table-cell office:value-type="float" office:value="0.111092761158943" calcext:value-type="float">
            <text:p>0.111092761158943</text:p>
          </table:table-cell>
          <table:table-cell office:value-type="float" office:value="2.76926708221436" calcext:value-type="float">
            <text:p>2.76926708221436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3" calcext:value-type="float">
            <text:p>3</text:p>
          </table:table-cell>
          <table:table-cell office:value-type="float" office:value="6.59899997711182" calcext:value-type="float">
            <text:p>6.59899997711182</text:p>
          </table:table-cell>
          <table:table-cell office:value-type="float" office:value="1.18529546260834" calcext:value-type="float">
            <text:p>1.18529546260834</text:p>
          </table:table-cell>
          <table:table-cell office:value-type="float" office:value="1.44045114517212" calcext:value-type="float">
            <text:p>1.44045114517212</text:p>
          </table:table-cell>
          <table:table-cell office:value-type="float" office:value="0.695137083530426" calcext:value-type="float">
            <text:p>0.695137083530426</text:p>
          </table:table-cell>
          <table:table-cell office:value-type="float" office:value="0.494519203901291" calcext:value-type="float">
            <text:p>0.494519203901291</text:p>
          </table:table-cell>
          <table:table-cell office:value-type="float" office:value="0.109457060694695" calcext:value-type="float">
            <text:p>0.109457060694695</text:p>
          </table:table-cell>
          <table:table-cell office:value-type="float" office:value="0.059739887714386" calcext:value-type="float">
            <text:p>0.059739887714386</text:p>
          </table:table-cell>
          <table:table-cell office:value-type="float" office:value="2.61400532722473" calcext:value-type="float">
            <text:p>2.61400532722473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4" calcext:value-type="float">
            <text:p>4</text:p>
          </table:table-cell>
          <table:table-cell office:value-type="float" office:value="6.4539999961853" calcext:value-type="float">
            <text:p>6.4539999961853</text:p>
          </table:table-cell>
          <table:table-cell office:value-type="float" office:value="1.21755969524384" calcext:value-type="float">
            <text:p>1.21755969524384</text:p>
          </table:table-cell>
          <table:table-cell office:value-type="float" office:value="1.41222786903381" calcext:value-type="float">
            <text:p>1.41222786903381</text:p>
          </table:table-cell>
          <table:table-cell office:value-type="float" office:value="0.719216823577881" calcext:value-type="float">
            <text:p>0.719216823577881</text:p>
          </table:table-cell>
          <table:table-cell office:value-type="float" office:value="0.57939225435257" calcext:value-type="float">
            <text:p>0.57939225435257</text:p>
          </table:table-cell>
          <table:table-cell office:value-type="float" office:value="0.175096929073334" calcext:value-type="float">
            <text:p>0.175096929073334</text:p>
          </table:table-cell>
          <table:table-cell office:value-type="float" office:value="0.178061872720718" calcext:value-type="float">
            <text:p>0.178061872720718</text:p>
          </table:table-cell>
          <table:table-cell office:value-type="float" office:value="2.17240953445435" calcext:value-type="float">
            <text:p>2.17240953445435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" calcext:value-type="float">
            <text:p>5</text:p>
          </table:table-cell>
          <table:table-cell office:value-type="float" office:value="6.35699987411499" calcext:value-type="float">
            <text:p>6.35699987411499</text:p>
          </table:table-cell>
          <table:table-cell office:value-type="float" office:value="1.07062232494354" calcext:value-type="float">
            <text:p>1.07062232494354</text:p>
          </table:table-cell>
          <table:table-cell office:value-type="float" office:value="1.4021829366684" calcext:value-type="float">
            <text:p>1.4021829366684</text:p>
          </table:table-cell>
          <table:table-cell office:value-type="float" office:value="0.595027923583984" calcext:value-type="float">
            <text:p>0.595027923583984</text:p>
          </table:table-cell>
          <table:table-cell office:value-type="float" office:value="0.477487415075302" calcext:value-type="float">
            <text:p>0.477487415075302</text:p>
          </table:table-cell>
          <table:table-cell office:value-type="float" office:value="0.149014472961426" calcext:value-type="float">
            <text:p>0.149014472961426</text:p>
          </table:table-cell>
          <table:table-cell office:value-type="float" office:value="0.0466687418520451" calcext:value-type="float">
            <text:p>0.0466687418520451</text:p>
          </table:table-cell>
          <table:table-cell office:value-type="float" office:value="2.61606812477112" calcext:value-type="float">
            <text:p>2.61606812477112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6" calcext:value-type="float">
            <text:p>6</text:p>
          </table:table-cell>
          <table:table-cell office:value-type="float" office:value="6.16800022125244" calcext:value-type="float">
            <text:p>6.16800022125244</text:p>
          </table:table-cell>
          <table:table-cell office:value-type="float" office:value="1.36135590076447" calcext:value-type="float">
            <text:p>1.36135590076447</text:p>
          </table:table-cell>
          <table:table-cell office:value-type="float" office:value="1.3802285194397" calcext:value-type="float">
            <text:p>1.3802285194397</text:p>
          </table:table-cell>
          <table:table-cell office:value-type="float" office:value="0.519983291625977" calcext:value-type="float">
            <text:p>0.519983291625977</text:p>
          </table:table-cell>
          <table:table-cell office:value-type="float" office:value="0.518630743026733" calcext:value-type="float">
            <text:p>0.518630743026733</text:p>
          </table:table-cell>
          <table:table-cell office:value-type="float" office:value="0.325296461582184" calcext:value-type="float">
            <text:p>0.325296461582184</text:p>
          </table:table-cell>
          <table:table-cell office:value-type="float" office:value="0.00896481610834599" calcext:value-type="float">
            <text:p>0.00896481610834599</text:p>
          </table:table-cell>
          <table:table-cell office:value-type="float" office:value="2.05324745178223" calcext:value-type="float">
            <text:p>2.0532474517822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7" calcext:value-type="float">
            <text:p>7</text:p>
          </table:table-cell>
          <table:table-cell office:value-type="float" office:value="6.00799989700317" calcext:value-type="float">
            <text:p>6.00799989700317</text:p>
          </table:table-cell>
          <table:table-cell office:value-type="float" office:value="1.00082039833069" calcext:value-type="float">
            <text:p>1.00082039833069</text:p>
          </table:table-cell>
          <table:table-cell office:value-type="float" office:value="1.28616881370544" calcext:value-type="float">
            <text:p>1.28616881370544</text:p>
          </table:table-cell>
          <table:table-cell office:value-type="float" office:value="0.685636222362518" calcext:value-type="float">
            <text:p>0.685636222362518</text:p>
          </table:table-cell>
          <table:table-cell office:value-type="float" office:value="0.4551981985569" calcext:value-type="float">
            <text:p>0.4551981985569</text:p>
          </table:table-cell>
          <table:table-cell office:value-type="float" office:value="0.150112465023994" calcext:value-type="float">
            <text:p>0.150112465023994</text:p>
          </table:table-cell>
          <table:table-cell office:value-type="float" office:value="0.140134647488594" calcext:value-type="float">
            <text:p>0.140134647488594</text:p>
          </table:table-cell>
          <table:table-cell office:value-type="float" office:value="2.29035258293152" calcext:value-type="float">
            <text:p>2.29035258293152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8" calcext:value-type="float">
            <text:p>8</text:p>
          </table:table-cell>
          <table:table-cell office:value-type="float" office:value="5.82299995422363" calcext:value-type="float">
            <text:p>5.82299995422363</text:p>
          </table:table-cell>
          <table:table-cell office:value-type="float" office:value="0.833756566047668" calcext:value-type="float">
            <text:p>0.833756566047668</text:p>
          </table:table-cell>
          <table:table-cell office:value-type="float" office:value="1.22761905193329" calcext:value-type="float">
            <text:p>1.22761905193329</text:p>
          </table:table-cell>
          <table:table-cell office:value-type="float" office:value="0.473630249500275" calcext:value-type="float">
            <text:p>0.473630249500275</text:p>
          </table:table-cell>
          <table:table-cell office:value-type="float" office:value="0.558732926845551" calcext:value-type="float">
            <text:p>0.558732926845551</text:p>
          </table:table-cell>
          <table:table-cell office:value-type="float" office:value="0.22556072473526" calcext:value-type="float">
            <text:p>0.22556072473526</text:p>
          </table:table-cell>
          <table:table-cell office:value-type="float" office:value="0.0604777261614799" calcext:value-type="float">
            <text:p>0.0604777261614799</text:p>
          </table:table-cell>
          <table:table-cell office:value-type="float" office:value="2.44327902793884" calcext:value-type="float">
            <text:p>2.4432790279388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9" calcext:value-type="float">
            <text:p>9</text:p>
          </table:table-cell>
          <table:table-cell office:value-type="float" office:value="5.71500015258789" calcext:value-type="float">
            <text:p>5.71500015258789</text:p>
          </table:table-cell>
          <table:table-cell office:value-type="float" office:value="1.03522527217865" calcext:value-type="float">
            <text:p>1.03522527217865</text:p>
          </table:table-cell>
          <table:table-cell office:value-type="float" office:value="1.21877038478851" calcext:value-type="float">
            <text:p>1.21877038478851</text:p>
          </table:table-cell>
          <table:table-cell office:value-type="float" office:value="0.630166113376617" calcext:value-type="float">
            <text:p>0.630166113376617</text:p>
          </table:table-cell>
          <table:table-cell office:value-type="float" office:value="0.450002878904343" calcext:value-type="float">
            <text:p>0.450002878904343</text:p>
          </table:table-cell>
          <table:table-cell office:value-type="float" office:value="0.126819714903831" calcext:value-type="float">
            <text:p>0.126819714903831</text:p>
          </table:table-cell>
          <table:table-cell office:value-type="float" office:value="0.0470490865409374" calcext:value-type="float">
            <text:p>0.0470490865409374</text:p>
          </table:table-cell>
          <table:table-cell office:value-type="float" office:value="2.20726943016052" calcext:value-type="float">
            <text:p>2.20726943016052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0" calcext:value-type="float">
            <text:p>10</text:p>
          </table:table-cell>
          <table:table-cell office:value-type="float" office:value="5.49300003051758" calcext:value-type="float">
            <text:p>5.49300003051758</text:p>
          </table:table-cell>
          <table:table-cell office:value-type="float" office:value="0.932537317276001" calcext:value-type="float">
            <text:p>0.932537317276001</text:p>
          </table:table-cell>
          <table:table-cell office:value-type="float" office:value="1.50728487968445" calcext:value-type="float">
            <text:p>1.50728487968445</text:p>
          </table:table-cell>
          <table:table-cell office:value-type="float" office:value="0.579250693321228" calcext:value-type="float">
            <text:p>0.579250693321228</text:p>
          </table:table-cell>
          <table:table-cell office:value-type="float" office:value="0.473507791757584" calcext:value-type="float">
            <text:p>0.473507791757584</text:p>
          </table:table-cell>
          <table:table-cell office:value-type="float" office:value="0.224150657653809" calcext:value-type="float">
            <text:p>0.224150657653809</text:p>
          </table:table-cell>
          <table:table-cell office:value-type="float" office:value="0.091065913438797" calcext:value-type="float">
            <text:p>0.091065913438797</text:p>
          </table:table-cell>
          <table:table-cell office:value-type="float" office:value="1.6853334903717" calcext:value-type="float">
            <text:p>1.6853334903717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1" calcext:value-type="float">
            <text:p>11</text:p>
          </table:table-cell>
          <table:table-cell office:value-type="float" office:value="5.25" calcext:value-type="float">
            <text:p>5.25</text:p>
          </table:table-cell>
          <table:table-cell office:value-type="float" office:value="1.12843120098114" calcext:value-type="float">
            <text:p>1.12843120098114</text:p>
          </table:table-cell>
          <table:table-cell office:value-type="float" office:value="1.43133759498596" calcext:value-type="float">
            <text:p>1.43133759498596</text:p>
          </table:table-cell>
          <table:table-cell office:value-type="float" office:value="0.617144227027893" calcext:value-type="float">
            <text:p>0.617144227027893</text:p>
          </table:table-cell>
          <table:table-cell office:value-type="float" office:value="0.153997123241425" calcext:value-type="float">
            <text:p>0.153997123241425</text:p>
          </table:table-cell>
          <table:table-cell office:value-type="float" office:value="0.0650196298956871" calcext:value-type="float">
            <text:p>0.0650196298956871</text:p>
          </table:table-cell>
          <table:table-cell office:value-type="float" office:value="0.0644911229610443" calcext:value-type="float">
            <text:p>0.0644911229610443</text:p>
          </table:table-cell>
          <table:table-cell office:value-type="float" office:value="1.78946375846863" calcext:value-type="float">
            <text:p>1.78946375846863</text:p>
          </table:table-cell>
        </table:table-row>
      </table:table>
      <table:table table:name="North America" table:style-name="ta1"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float" office:value="7.31599998474121" calcext:value-type="float">
            <text:p>7.31599998474121</text:p>
          </table:table-cell>
          <table:table-cell office:value-type="float" office:value="1.47920441627502" calcext:value-type="float">
            <text:p>1.47920441627502</text:p>
          </table:table-cell>
          <table:table-cell office:value-type="float" office:value="1.48134899139404" calcext:value-type="float">
            <text:p>1.48134899139404</text:p>
          </table:table-cell>
          <table:table-cell office:value-type="float" office:value="0.83455765247345" calcext:value-type="float">
            <text:p>0.83455765247345</text:p>
          </table:table-cell>
          <table:table-cell office:value-type="float" office:value="0.611100912094116" calcext:value-type="float">
            <text:p>0.611100912094116</text:p>
          </table:table-cell>
          <table:table-cell office:value-type="float" office:value="0.435539722442627" calcext:value-type="float">
            <text:p>0.435539722442627</text:p>
          </table:table-cell>
          <table:table-cell office:value-type="float" office:value="0.287371516227722" calcext:value-type="float">
            <text:p>0.287371516227722</text:p>
          </table:table-cell>
          <table:table-cell office:value-type="float" office:value="2.18726444244385" calcext:value-type="float">
            <text:p>2.18726444244385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" calcext:value-type="float">
            <text:p>2</text:p>
          </table:table-cell>
          <table:table-cell office:value-type="float" office:value="7.0789999961853" calcext:value-type="float">
            <text:p>7.0789999961853</text:p>
          </table:table-cell>
          <table:table-cell office:value-type="float" office:value="1.10970628261566" calcext:value-type="float">
            <text:p>1.10970628261566</text:p>
          </table:table-cell>
          <table:table-cell office:value-type="float" office:value="1.41640365123749" calcext:value-type="float">
            <text:p>1.41640365123749</text:p>
          </table:table-cell>
          <table:table-cell office:value-type="float" office:value="0.759509265422821" calcext:value-type="float">
            <text:p>0.759509265422821</text:p>
          </table:table-cell>
          <table:table-cell office:value-type="float" office:value="0.580131649971008" calcext:value-type="float">
            <text:p>0.580131649971008</text:p>
          </table:table-cell>
          <table:table-cell office:value-type="float" office:value="0.214613229036331" calcext:value-type="float">
            <text:p>0.214613229036331</text:p>
          </table:table-cell>
          <table:table-cell office:value-type="float" office:value="0.100106589496136" calcext:value-type="float">
            <text:p>0.100106589496136</text:p>
          </table:table-cell>
          <table:table-cell office:value-type="float" office:value="2.89863920211792" calcext:value-type="float">
            <text:p>2.89863920211792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" calcext:value-type="float">
            <text:p>3</text:p>
          </table:table-cell>
          <table:table-cell office:value-type="float" office:value="6.99300003051758" calcext:value-type="float">
            <text:p>6.99300003051758</text:p>
          </table:table-cell>
          <table:table-cell office:value-type="float" office:value="1.54625928401947" calcext:value-type="float">
            <text:p>1.54625928401947</text:p>
          </table:table-cell>
          <table:table-cell office:value-type="float" office:value="1.41992056369781" calcext:value-type="float">
            <text:p>1.41992056369781</text:p>
          </table:table-cell>
          <table:table-cell office:value-type="float" office:value="0.77428662776947" calcext:value-type="float">
            <text:p>0.77428662776947</text:p>
          </table:table-cell>
          <table:table-cell office:value-type="float" office:value="0.505740523338318" calcext:value-type="float">
            <text:p>0.505740523338318</text:p>
          </table:table-cell>
          <table:table-cell office:value-type="float" office:value="0.392578780651093" calcext:value-type="float">
            <text:p>0.392578780651093</text:p>
          </table:table-cell>
          <table:table-cell office:value-type="float" office:value="0.135638788342476" calcext:value-type="float">
            <text:p>0.135638788342476</text:p>
          </table:table-cell>
          <table:table-cell office:value-type="float" office:value="2.2181134223938" calcext:value-type="float">
            <text:p>2.2181134223938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" calcext:value-type="float">
            <text:p>4</text:p>
          </table:table-cell>
          <table:table-cell office:value-type="float" office:value="6.57800006866455" calcext:value-type="float">
            <text:p>6.57800006866455</text:p>
          </table:table-cell>
          <table:table-cell office:value-type="float" office:value="1.15318381786346" calcext:value-type="float">
            <text:p>1.15318381786346</text:p>
          </table:table-cell>
          <table:table-cell office:value-type="float" office:value="1.210862159729" calcext:value-type="float">
            <text:p>1.210862159729</text:p>
          </table:table-cell>
          <table:table-cell office:value-type="float" office:value="0.709978997707367" calcext:value-type="float">
            <text:p>0.709978997707367</text:p>
          </table:table-cell>
          <table:table-cell office:value-type="float" office:value="0.412730008363724" calcext:value-type="float">
            <text:p>0.412730008363724</text:p>
          </table:table-cell>
          <table:table-cell office:value-type="float" office:value="0.120990432798862" calcext:value-type="float">
            <text:p>0.120990432798862</text:p>
          </table:table-cell>
          <table:table-cell office:value-type="float" office:value="0.132774114608765" calcext:value-type="float">
            <text:p>0.132774114608765</text:p>
          </table:table-cell>
          <table:table-cell office:value-type="float" office:value="2.83715486526489" calcext:value-type="float">
            <text:p>2.83715486526489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5" calcext:value-type="float">
            <text:p>5</text:p>
          </table:table-cell>
          <table:table-cell office:value-type="float" office:value="6.4539999961853" calcext:value-type="float">
            <text:p>6.4539999961853</text:p>
          </table:table-cell>
          <table:table-cell office:value-type="float" office:value="0.872001945972443" calcext:value-type="float">
            <text:p>0.872001945972443</text:p>
          </table:table-cell>
          <table:table-cell office:value-type="float" office:value="1.25558519363403" calcext:value-type="float">
            <text:p>1.25558519363403</text:p>
          </table:table-cell>
          <table:table-cell office:value-type="float" office:value="0.540239989757538" calcext:value-type="float">
            <text:p>0.540239989757538</text:p>
          </table:table-cell>
          <table:table-cell office:value-type="float" office:value="0.531310617923737" calcext:value-type="float">
            <text:p>0.531310617923737</text:p>
          </table:table-cell>
          <table:table-cell office:value-type="float" office:value="0.283488392829895" calcext:value-type="float">
            <text:p>0.283488392829895</text:p>
          </table:table-cell>
          <table:table-cell office:value-type="float" office:value="0.0772232785820961" calcext:value-type="float">
            <text:p>0.0772232785820961</text:p>
          </table:table-cell>
          <table:table-cell office:value-type="float" office:value="2.89389109611511" calcext:value-type="float">
            <text:p>2.89389109611511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6" calcext:value-type="float">
            <text:p>6</text:p>
          </table:table-cell>
          <table:table-cell office:value-type="float" office:value="6.4520001411438" calcext:value-type="float">
            <text:p>6.4520001411438</text:p>
          </table:table-cell>
          <table:table-cell office:value-type="float" office:value="1.23374843597412" calcext:value-type="float">
            <text:p>1.23374843597412</text:p>
          </table:table-cell>
          <table:table-cell office:value-type="float" office:value="1.37319254875183" calcext:value-type="float">
            <text:p>1.37319254875183</text:p>
          </table:table-cell>
          <table:table-cell office:value-type="float" office:value="0.706156134605408" calcext:value-type="float">
            <text:p>0.706156134605408</text:p>
          </table:table-cell>
          <table:table-cell office:value-type="float" office:value="0.550026834011078" calcext:value-type="float">
            <text:p>0.550026834011078</text:p>
          </table:table-cell>
          <table:table-cell office:value-type="float" office:value="0.21055693924427" calcext:value-type="float">
            <text:p>0.21055693924427</text:p>
          </table:table-cell>
          <table:table-cell office:value-type="float" office:value="0.070983923971653" calcext:value-type="float">
            <text:p>0.070983923971653</text:p>
          </table:table-cell>
          <table:table-cell office:value-type="float" office:value="2.30719995498657" calcext:value-type="float">
            <text:p>2.30719995498657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7" calcext:value-type="float">
            <text:p>7</text:p>
          </table:table-cell>
          <table:table-cell office:value-type="float" office:value="6.07100009918213" calcext:value-type="float">
            <text:p>6.07100009918213</text:p>
          </table:table-cell>
          <table:table-cell office:value-type="float" office:value="0.737299203872681" calcext:value-type="float">
            <text:p>0.737299203872681</text:p>
          </table:table-cell>
          <table:table-cell office:value-type="float" office:value="1.28721570968628" calcext:value-type="float">
            <text:p>1.28721570968628</text:p>
          </table:table-cell>
          <table:table-cell office:value-type="float" office:value="0.653095960617065" calcext:value-type="float">
            <text:p>0.653095960617065</text:p>
          </table:table-cell>
          <table:table-cell office:value-type="float" office:value="0.447551846504211" calcext:value-type="float">
            <text:p>0.447551846504211</text:p>
          </table:table-cell>
          <table:table-cell office:value-type="float" office:value="0.301674216985703" calcext:value-type="float">
            <text:p>0.301674216985703</text:p>
          </table:table-cell>
          <table:table-cell office:value-type="float" office:value="0.130687981843948" calcext:value-type="float">
            <text:p>0.130687981843948</text:p>
          </table:table-cell>
          <table:table-cell office:value-type="float" office:value="2.51393055915833" calcext:value-type="float">
            <text:p>2.51393055915833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8" calcext:value-type="float">
            <text:p>8</text:p>
          </table:table-cell>
          <table:table-cell office:value-type="float" office:value="6.00299978256226" calcext:value-type="float">
            <text:p>6.00299978256226</text:p>
          </table:table-cell>
          <table:table-cell office:value-type="float" office:value="0.909784495830536" calcext:value-type="float">
            <text:p>0.909784495830536</text:p>
          </table:table-cell>
          <table:table-cell office:value-type="float" office:value="1.18212509155273" calcext:value-type="float">
            <text:p>1.18212509155273</text:p>
          </table:table-cell>
          <table:table-cell office:value-type="float" office:value="0.596018552780151" calcext:value-type="float">
            <text:p>0.596018552780151</text:p>
          </table:table-cell>
          <table:table-cell office:value-type="float" office:value="0.432452529668808" calcext:value-type="float">
            <text:p>0.432452529668808</text:p>
          </table:table-cell>
          <table:table-cell office:value-type="float" office:value="0.0782579854130745" calcext:value-type="float">
            <text:p>0.0782579854130745</text:p>
          </table:table-cell>
          <table:table-cell office:value-type="float" office:value="0.0899809598922729" calcext:value-type="float">
            <text:p>0.0899809598922729</text:p>
          </table:table-cell>
          <table:table-cell office:value-type="float" office:value="2.7145938873291" calcext:value-type="float">
            <text:p>2.7145938873291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9" calcext:value-type="float">
            <text:p>9</text:p>
          </table:table-cell>
          <table:table-cell office:value-type="float" office:value="5.95599985122681" calcext:value-type="float">
            <text:p>5.95599985122681</text:p>
          </table:table-cell>
          <table:table-cell office:value-type="float" office:value="0.907975316047668" calcext:value-type="float">
            <text:p>0.907975316047668</text:p>
          </table:table-cell>
          <table:table-cell office:value-type="float" office:value="1.08141779899597" calcext:value-type="float">
            <text:p>1.08141779899597</text:p>
          </table:table-cell>
          <table:table-cell office:value-type="float" office:value="0.450191766023636" calcext:value-type="float">
            <text:p>0.450191766023636</text:p>
          </table:table-cell>
          <table:table-cell office:value-type="float" office:value="0.547509372234344" calcext:value-type="float">
            <text:p>0.547509372234344</text:p>
          </table:table-cell>
          <table:table-cell office:value-type="float" office:value="0.240015640854836" calcext:value-type="float">
            <text:p>0.240015640854836</text:p>
          </table:table-cell>
          <table:table-cell office:value-type="float" office:value="0.0965810716152191" calcext:value-type="float">
            <text:p>0.0965810716152191</text:p>
          </table:table-cell>
          <table:table-cell office:value-type="float" office:value="2.63195562362671" calcext:value-type="float">
            <text:p>2.63195562362671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10" calcext:value-type="float">
            <text:p>10</text:p>
          </table:table-cell>
          <table:table-cell office:value-type="float" office:value="5.31099987030029" calcext:value-type="float">
            <text:p>5.31099987030029</text:p>
          </table:table-cell>
          <table:table-cell office:value-type="float" office:value="0.925579309463501" calcext:value-type="float">
            <text:p>0.925579309463501</text:p>
          </table:table-cell>
          <table:table-cell office:value-type="float" office:value="1.36821806430817" calcext:value-type="float">
            <text:p>1.36821806430817</text:p>
          </table:table-cell>
          <table:table-cell office:value-type="float" office:value="0.641022384166718" calcext:value-type="float">
            <text:p>0.641022384166718</text:p>
          </table:table-cell>
          <table:table-cell office:value-type="float" office:value="0.474307239055634" calcext:value-type="float">
            <text:p>0.474307239055634</text:p>
          </table:table-cell>
          <table:table-cell office:value-type="float" office:value="0.233818337321281" calcext:value-type="float">
            <text:p>0.233818337321281</text:p>
          </table:table-cell>
          <table:table-cell office:value-type="float" office:value="0.0552677810192108" calcext:value-type="float">
            <text:p>0.0552677810192108</text:p>
          </table:table-cell>
          <table:table-cell office:value-type="float" office:value="1.61232566833496" calcext:value-type="float">
            <text:p>1.61232566833496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1" calcext:value-type="float">
            <text:p>11</text:p>
          </table:table-cell>
          <table:table-cell office:value-type="float" office:value="5.23000001907349" calcext:value-type="float">
            <text:p>5.23000001907349</text:p>
          </table:table-cell>
          <table:table-cell office:value-type="float" office:value="1.07937383651733" calcext:value-type="float">
            <text:p>1.07937383651733</text:p>
          </table:table-cell>
          <table:table-cell office:value-type="float" office:value="1.40241670608521" calcext:value-type="float">
            <text:p>1.40241670608521</text:p>
          </table:table-cell>
          <table:table-cell office:value-type="float" office:value="0.574873745441437" calcext:value-type="float">
            <text:p>0.574873745441437</text:p>
          </table:table-cell>
          <table:table-cell office:value-type="float" office:value="0.55258983373642" calcext:value-type="float">
            <text:p>0.55258983373642</text:p>
          </table:table-cell>
          <table:table-cell office:value-type="float" office:value="0.186967849731445" calcext:value-type="float">
            <text:p>0.186967849731445</text:p>
          </table:table-cell>
          <table:table-cell office:value-type="float" office:value="0.113945253193378" calcext:value-type="float">
            <text:p>0.113945253193378</text:p>
          </table:table-cell>
          <table:table-cell office:value-type="float" office:value="1.31946516036987" calcext:value-type="float">
            <text:p>1.31946516036987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2" calcext:value-type="float">
            <text:p>12</text:p>
          </table:table-cell>
          <table:table-cell office:value-type="float" office:value="5.18100023269653" calcext:value-type="float">
            <text:p>5.18100023269653</text:p>
          </table:table-cell>
          <table:table-cell office:value-type="float" office:value="0.730573117733002" calcext:value-type="float">
            <text:p>0.730573117733002</text:p>
          </table:table-cell>
          <table:table-cell office:value-type="float" office:value="1.14394497871399" calcext:value-type="float">
            <text:p>1.14394497871399</text:p>
          </table:table-cell>
          <table:table-cell office:value-type="float" office:value="0.582569479942322" calcext:value-type="float">
            <text:p>0.582569479942322</text:p>
          </table:table-cell>
          <table:table-cell office:value-type="float" office:value="0.348079860210419" calcext:value-type="float">
            <text:p>0.348079860210419</text:p>
          </table:table-cell>
          <table:table-cell office:value-type="float" office:value="0.236188873648643" calcext:value-type="float">
            <text:p>0.236188873648643</text:p>
          </table:table-cell>
          <table:table-cell office:value-type="float" office:value="0.0733454525470734" calcext:value-type="float">
            <text:p>0.0733454525470734</text:p>
          </table:table-cell>
          <table:table-cell office:value-type="float" office:value="2.06581115722656" calcext:value-type="float">
            <text:p>2.06581115722656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3" calcext:value-type="float">
            <text:p>13</text:p>
          </table:table-cell>
          <table:table-cell office:value-type="float" office:value="3.6029999256134" calcext:value-type="float">
            <text:p>3.6029999256134</text:p>
          </table:table-cell>
          <table:table-cell office:value-type="float" office:value="0.368610262870789" calcext:value-type="float">
            <text:p>0.368610262870789</text:p>
          </table:table-cell>
          <table:table-cell office:value-type="float" office:value="0.640449821949005" calcext:value-type="float">
            <text:p>0.640449821949005</text:p>
          </table:table-cell>
          <table:table-cell office:value-type="float" office:value="0.277321130037308" calcext:value-type="float">
            <text:p>0.277321130037308</text:p>
          </table:table-cell>
          <table:table-cell office:value-type="float" office:value="0.0303698573261499" calcext:value-type="float">
            <text:p>0.0303698573261499</text:p>
          </table:table-cell>
          <table:table-cell office:value-type="float" office:value="0.489203780889511" calcext:value-type="float">
            <text:p>0.489203780889511</text:p>
          </table:table-cell>
          <table:table-cell office:value-type="float" office:value="0.0998721495270729" calcext:value-type="float">
            <text:p>0.0998721495270729</text:p>
          </table:table-cell>
          <table:table-cell office:value-type="float" office:value="1.69716763496399" calcext:value-type="float">
            <text:p>1.69716763496399</text:p>
          </table:table-cell>
        </table:table-row>
      </table:table>
      <table:table table:name="Australia" table:style-name="ta1"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New Zealand</text:p>
          </table:table-cell>
          <table:table-cell office:value-type="float" office:value="1" calcext:value-type="float">
            <text:p>1</text:p>
          </table:table-cell>
          <table:table-cell office:value-type="float" office:value="7.31400012969971" calcext:value-type="float">
            <text:p>7.31400012969971</text:p>
          </table:table-cell>
          <table:table-cell office:value-type="float" office:value="1.40570604801178" calcext:value-type="float">
            <text:p>1.40570604801178</text:p>
          </table:table-cell>
          <table:table-cell office:value-type="float" office:value="1.54819512367249" calcext:value-type="float">
            <text:p>1.54819512367249</text:p>
          </table:table-cell>
          <table:table-cell office:value-type="float" office:value="0.816759705543518" calcext:value-type="float">
            <text:p>0.816759705543518</text:p>
          </table:table-cell>
          <table:table-cell office:value-type="float" office:value="0.614062130451202" calcext:value-type="float">
            <text:p>0.614062130451202</text:p>
          </table:table-cell>
          <table:table-cell office:value-type="float" office:value="0.500005125999451" calcext:value-type="float">
            <text:p>0.500005125999451</text:p>
          </table:table-cell>
          <table:table-cell office:value-type="float" office:value="0.382816702127457" calcext:value-type="float">
            <text:p>0.382816702127457</text:p>
          </table:table-cell>
          <table:table-cell office:value-type="float" office:value="2.0464563369751" calcext:value-type="float">
            <text:p>2.046456336975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" calcext:value-type="float">
            <text:p>2</text:p>
          </table:table-cell>
          <table:table-cell office:value-type="float" office:value="7.28399991989136" calcext:value-type="float">
            <text:p>7.28399991989136</text:p>
          </table:table-cell>
          <table:table-cell office:value-type="float" office:value="1.484414935112" calcext:value-type="float">
            <text:p>1.484414935112</text:p>
          </table:table-cell>
          <table:table-cell office:value-type="float" office:value="1.51004195213318" calcext:value-type="float">
            <text:p>1.51004195213318</text:p>
          </table:table-cell>
          <table:table-cell office:value-type="float" office:value="0.84388679265976" calcext:value-type="float">
            <text:p>0.84388679265976</text:p>
          </table:table-cell>
          <table:table-cell office:value-type="float" office:value="0.601607382297516" calcext:value-type="float">
            <text:p>0.601607382297516</text:p>
          </table:table-cell>
          <table:table-cell office:value-type="float" office:value="0.477699249982834" calcext:value-type="float">
            <text:p>0.477699249982834</text:p>
          </table:table-cell>
          <table:table-cell office:value-type="float" office:value="0.301183730363846" calcext:value-type="float">
            <text:p>0.301183730363846</text:p>
          </table:table-cell>
          <table:table-cell office:value-type="float" office:value="2.06521081924438" calcext:value-type="float">
            <text:p>2.06521081924438</text:p>
          </table:table-cell>
        </table:table-row>
      </table:table>
      <table:table table:name="Antrarctica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15:21:33.22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1T15:32:39.906000000</dc:date>
    <meta:editing-duration>PT11M40S</meta:editing-duration>
    <meta:editing-cycles>2</meta:editing-cycles>
    <meta:generator>LibreOffice/7.2.2.2$Windows_X86_64 LibreOffice_project/02b2acce88a210515b4a5bb2e46cbfb63fe97d56</meta:generator>
    <meta:document-statistic meta:table-count="8" meta:cell-count="3111" meta:object-count="0"/>
  </office:meta>
</office:document-meta>
</file>